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153in"/>
    </style:style>
    <style:style style:name="Dictionary.E" style:family="table-column">
      <style:table-column-properties style:column-width="1.1819in"/>
    </style:style>
    <style:style style:name="Dictionary.F" style:family="table-column">
      <style:table-column-properties style:column-width="0.0271in"/>
    </style:style>
    <style:style style:name="Dictionary.G" style:family="table-column">
      <style:table-column-properties style:column-width="0.5333in"/>
    </style:style>
    <style:style style:name="Dictionary.H" style:family="table-column">
      <style:table-column-properties style:column-width="0.534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E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E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F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E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F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E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E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F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E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F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E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E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F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E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F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E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F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E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F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E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F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E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F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E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E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F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E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F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E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F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E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F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E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F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E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F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E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F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E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F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E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F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E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F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E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E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E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E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F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E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F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E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F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E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F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E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F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E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F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E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E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E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E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F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E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F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E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F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E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F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E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F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E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F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E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F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E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F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E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F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E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E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F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E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F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E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F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E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E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F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E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F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E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F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E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E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E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E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F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E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F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E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F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E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F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E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E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E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F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E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F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E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F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E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F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E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F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E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F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E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E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F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E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F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E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F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E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E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F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E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F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E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F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E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F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E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F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E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F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E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E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F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E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F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E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F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E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F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E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F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E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F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E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F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E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F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E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E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E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F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E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F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E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E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F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E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F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E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E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E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E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E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F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E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E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E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E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E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F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E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F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E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F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E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F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E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F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E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F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E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F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E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F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E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F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E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F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E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F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E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F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E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F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E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F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E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F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E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F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E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F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E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E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F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E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F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E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F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E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F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E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E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E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F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E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F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E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F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E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F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E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F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E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F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E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F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E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F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E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F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E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F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E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F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E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F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E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F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E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F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E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F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E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F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E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F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E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F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E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F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E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E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E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F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E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F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E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F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E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F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E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F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E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F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E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F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E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F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E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F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E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F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E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F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E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F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E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E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F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E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F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E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F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E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F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E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E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F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E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F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E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F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E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F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E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F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E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F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E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F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E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F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E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F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E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F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E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F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E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F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E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E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F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E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F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E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F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E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F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E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F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E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F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E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F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E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F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E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F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E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F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E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F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E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F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E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F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E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F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E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E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F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E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F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E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F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E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E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E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F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E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F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E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F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E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F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E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F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E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F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E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F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E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F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E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F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E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F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E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fo:font-weight="normal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normal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weight="normal" style:font-size-asian="14pt" style:font-style-asian="normal" style:font-weight-asian="normal" style:font-size-complex="14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/>
      <style:text-properties fo:text-transform="uppercas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Standard">
      <style:paragraph-properties fo:line-height="150%"/>
    </style:style>
    <style:style style:name="P30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Heading_20_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4" style:family="paragraph" style:parent-style-name="Heading_20_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Heading_20_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6" style:family="paragraph" style:parent-style-name="Heading_20_2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Heading_20_2">
      <style:paragraph-properties fo:line-height="150%" fo:text-align="start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</style:style>
    <style:style style:name="P50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color="#000000" fo:letter-spacing="normal" fo:language="uk" fo:country="UA" fo:font-style="italic" fo:font-weight="normal" style:font-style-asian="italic"/>
    </style:style>
    <style:style style:name="T2" style:family="text">
      <style:text-properties fo:text-transform="uppercase" fo:color="#000000" fo:letter-spacing="normal" fo:language="uk" fo:country="UA" fo:font-style="normal" fo:font-weight="bold" style:font-weight-asian="bold" style:font-style-complex="italic" style:font-weight-complex="bold"/>
    </style:style>
    <style:style style:name="T3" style:family="text">
      <style:text-properties fo:text-transform="uppercase" fo:language="uk" fo:country="UA"/>
    </style:style>
    <style:style style:name="T4" style:family="text">
      <style:text-properties fo:text-transform="uppercase" fo:language="uk" fo:country="UA" fo:font-weight="bold"/>
    </style:style>
    <style:style style:name="T5" style:family="text">
      <style:text-properties fo:text-transform="uppercase" fo:language="uk" fo:country="UA" fo:font-weight="bold" style:font-weight-asian="bold"/>
    </style:style>
    <style:style style:name="T6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7" style:family="text">
      <style:text-properties fo:text-transform="uppercase" fo:language="uk" fo:country="UA" fo:font-weight="bold" style:font-weight-asian="bold" style:font-weight-complex="bold"/>
    </style:style>
    <style:style style:name="T8" style:family="text">
      <style:text-properties fo:text-transform="uppercase" fo:language="uk" fo:country="UA" fo:font-style="normal" fo:font-weight="bold"/>
    </style:style>
    <style:style style:name="T9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10" style:family="text">
      <style:text-properties fo:text-transform="uppercase" fo:language="uk" fo:country="UA" fo:font-style="normal" fo:font-weight="bold" style:font-weight-asian="bold" style:font-weight-complex="bold"/>
    </style:style>
    <style:style style:name="T11" style:family="text">
      <style:text-properties fo:text-transform="uppercase" fo:language="uk" fo:country="UA" fo:font-style="normal" fo:font-weight="bold" style:font-weight-asian="bold" style:font-style-complex="italic" style:font-weight-complex="bold"/>
    </style:style>
    <style:style style:name="T12" style:family="text">
      <style:text-properties fo:text-transform="uppercase" fo:language="uk" fo:country="UA" fo:font-style="normal" style:font-style-asian="normal" style:font-style-complex="italic"/>
    </style:style>
    <style:style style:name="T13" style:family="text">
      <style:text-properties fo:text-transform="uppercase" fo:language="uk" fo:country="UA" fo:font-style="normal" fo:font-weight="normal" style:font-style-asian="italic"/>
    </style:style>
    <style:style style:name="T14" style:family="text">
      <style:text-properties fo:text-transform="uppercase" fo:language="uk" fo:country="UA" style:font-weight-complex="normal"/>
    </style:style>
    <style:style style:name="T15" style:family="text">
      <style:text-properties fo:text-transform="uppercase" fo:language="uk" fo:country="UA" style:font-weight-asian="bold"/>
    </style:style>
    <style:style style:name="T16" style:family="text">
      <style:text-properties fo:text-transform="uppercase" fo:language="uk" fo:country="UA" style:font-weight-asian="bold" style:font-style-complex="italic" style:font-weight-complex="bold"/>
    </style:style>
    <style:style style:name="T17" style:family="text">
      <style:text-properties fo:text-transform="uppercase" fo:color="#008000" fo:language="uk" fo:country="UA" fo:font-weight="bold" style:font-weight-asian="bold" style:font-style-complex="italic" style:font-weight-complex="bold"/>
    </style:style>
    <style:style style:name="T18" style:family="text">
      <style:text-properties fo:text-transform="uppercase" fo:color="#008000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19" style:family="text">
      <style:text-properties fo:text-transform="uppercase" fo:color="#ff0000" fo:language="uk" fo:country="UA" fo:font-weight="bold" style:font-weight-asian="bold" style:font-style-complex="italic" style:font-weight-complex="bold"/>
    </style:style>
    <style:style style:name="T20" style:family="text">
      <style:text-properties fo:text-transform="uppercase" fo:color="#ff0000" fo:language="uk" fo:country="UA" fo:font-style="italic" fo:font-weight="bold" style:font-weight-asian="bold" style:font-style-complex="italic" style:font-weight-complex="bold"/>
    </style:style>
    <style:style style:name="T21" style:family="text">
      <style:text-properties fo:text-transform="uppercase" fo:color="#ff0000" fo:letter-spacing="normal" fo:language="uk" fo:country="UA" fo:font-style="normal" fo:font-weight="bold" style:font-weight-asian="bold" style:font-style-complex="italic" style:font-weight-complex="bold"/>
    </style:style>
    <style:style style:name="T22" style:family="text">
      <style:text-properties fo:text-transform="uppercase" fo:color="#ff0000" style:font-name="Times New Roman" fo:font-size="14pt" fo:letter-spacing="normal" fo:language="uk" fo:country="UA" fo:font-style="normal" fo:font-weight="bold" style:font-size-asian="14pt" style:font-weight-asian="bold" style:font-size-complex="14pt" style:font-style-complex="italic" style:font-weight-complex="bold"/>
    </style:style>
    <style:style style:name="T23" style:family="text">
      <style:text-properties fo:language="uk" fo:country="UA"/>
    </style:style>
    <style:style style:name="T24" style:family="text">
      <style:text-properties fo:language="uk" fo:country="UA" fo:font-style="italic" style:font-style-asian="italic"/>
    </style:style>
    <style:style style:name="T25" style:family="text">
      <style:text-properties fo:language="uk" fo:country="UA" fo:font-style="italic" style:font-style-asian="italic" style:font-style-complex="italic"/>
    </style:style>
    <style:style style:name="T26" style:family="text">
      <style:text-properties fo:language="uk" fo:country="UA" fo:font-style="italic" style:font-style-asian="italic" style:font-weight-complex="bold"/>
    </style:style>
    <style:style style:name="T27" style:family="text">
      <style:text-properties fo:language="uk" fo:country="UA" fo:font-style="italic" fo:font-weight="bold" style:font-style-asian="italic" style:font-weight-asian="bold"/>
    </style:style>
    <style:style style:name="T28" style:family="text">
      <style:text-properties fo:language="uk" fo:country="UA" fo:font-style="italic" fo:font-weight="bold" style:font-style-asian="italic" style:font-weight-asian="bold" style:font-weight-complex="bold"/>
    </style:style>
    <style:style style:name="T29" style:family="text">
      <style:text-properties fo:language="uk" fo:country="UA" fo:font-style="italic" fo:font-weight="bold" style:font-style-asian="italic" style:font-weight-asian="bold" style:font-style-complex="italic"/>
    </style:style>
    <style:style style:name="T30" style:family="text">
      <style:text-properties fo:language="uk" fo:country="UA" fo:font-style="italic" fo:font-weight="bold" style:font-style-asian="italic" style:font-style-complex="italic"/>
    </style:style>
    <style:style style:name="T31" style:family="text">
      <style:text-properties fo:language="uk" fo:country="UA" fo:font-style="italic" fo:font-weight="normal" style:font-style-asian="italic"/>
    </style:style>
    <style:style style:name="T32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34" style:family="text">
      <style:text-properties fo:language="uk" fo:country="UA" style:font-style-complex="italic"/>
    </style:style>
    <style:style style:name="T35" style:family="text">
      <style:text-properties fo:language="uk" fo:country="UA" fo:font-weight="bold"/>
    </style:style>
    <style:style style:name="T36" style:family="text">
      <style:text-properties fo:language="uk" fo:country="UA" fo:font-weight="bold" style:font-weight-asian="bold"/>
    </style:style>
    <style:style style:name="T37" style:family="text">
      <style:text-properties fo:language="uk" fo:country="UA" fo:font-weight="bold" style:font-weight-asian="bold" style:font-style-complex="italic" style:font-weight-complex="bold"/>
    </style:style>
    <style:style style:name="T38" style:family="text">
      <style:text-properties fo:language="uk" fo:country="UA" fo:font-weight="bold" style:font-weight-asian="bold" style:font-weight-complex="bold"/>
    </style:style>
    <style:style style:name="T39" style:family="text">
      <style:text-properties fo:language="uk" fo:country="UA" fo:font-weight="bold" style:font-weight-asian="normal" style:font-weight-complex="normal"/>
    </style:style>
    <style:style style:name="T40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41" style:family="text">
      <style:text-properties fo:language="uk" fo:country="UA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language="uk" fo:country="UA" fo:font-style="normal"/>
    </style:style>
    <style:style style:name="T43" style:family="text">
      <style:text-properties fo:language="uk" fo:country="UA" fo:font-style="normal" style:font-style-asian="normal" style:font-style-complex="normal"/>
    </style:style>
    <style:style style:name="T44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45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language="uk" fo:country="UA" fo:font-style="normal" fo:font-weight="normal"/>
    </style:style>
    <style:style style:name="T47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language="uk" fo:country="UA" fo:font-style="normal" fo:font-weight="normal" style:font-style-asian="italic"/>
    </style:style>
    <style:style style:name="T49" style:family="text">
      <style:text-properties fo:language="uk" fo:country="UA" fo:font-style="normal" fo:font-weight="normal" style:font-style-asian="italic" style:font-style-complex="italic"/>
    </style:style>
    <style:style style:name="T50" style:family="text">
      <style:text-properties fo:language="uk" fo:country="UA" fo:font-style="normal" fo:font-weight="normal" style:font-style-complex="italic"/>
    </style:style>
    <style:style style:name="T51" style:family="text">
      <style:text-properties fo:language="uk" fo:country="UA" fo:font-style="normal" style:font-style-asian="italic"/>
    </style:style>
    <style:style style:name="T52" style:family="text">
      <style:text-properties fo:language="uk" fo:country="UA" fo:font-weight="normal"/>
    </style:style>
    <style:style style:name="T53" style:family="text">
      <style:text-properties fo:language="uk" fo:country="UA" fo:font-weight="normal" style:font-weight-asian="normal" style:font-weight-complex="normal"/>
    </style:style>
    <style:style style:name="T54" style:family="text">
      <style:text-properties fo:language="uk" fo:country="UA" fo:font-weight="normal" style:font-weight-asian="normal" style:font-style-complex="italic" style:font-weight-complex="normal"/>
    </style:style>
    <style:style style:name="T55" style:family="text">
      <style:text-properties fo:language="uk" fo:country="UA" fo:font-weight="normal" style:font-style-complex="italic"/>
    </style:style>
    <style:style style:name="T56" style:family="text">
      <style:text-properties fo:language="uk" fo:country="UA" style:font-weight-complex="normal"/>
    </style:style>
    <style:style style:name="T57" style:family="text">
      <style:text-properties fo:language="uk" fo:country="UA" style:font-style-asian="italic"/>
    </style:style>
    <style:style style:name="T58" style:family="text">
      <style:text-properties fo:language="uk" fo:country="UA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000000" fo:letter-spacing="normal"/>
    </style:style>
    <style:style style:name="T60" style:family="text">
      <style:text-properties fo:font-variant="normal" fo:text-transform="none" fo:color="#000000" fo:letter-spacing="normal" fo:font-style="normal"/>
    </style:style>
    <style:style style:name="T61" style:family="text">
      <style:text-properties fo:font-variant="normal" fo:text-transform="none" fo:color="#000000" fo:letter-spacing="normal" fo:font-style="normal" fo:font-weight="normal"/>
    </style:style>
    <style:style style:name="T62" style:family="text">
      <style:text-properties fo:font-variant="normal" fo:text-transform="none" fo:color="#000000" fo:letter-spacing="normal" fo:font-style="normal" fo:font-weight="bold"/>
    </style:style>
    <style:style style:name="T6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4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65" style:family="text">
      <style:text-properties fo:font-variant="normal" fo:text-transform="none" fo:color="#000000" fo:letter-spacing="normal" fo:language="uk" fo:country="UA" fo:font-style="normal" fo:font-weight="bold" style:font-weight-asian="bold" style:font-style-complex="italic" style:font-weight-complex="bold"/>
    </style:style>
    <style:style style:name="T66" style:family="text">
      <style:text-properties fo:font-variant="normal" fo:text-transform="none" fo:color="#000000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67" style:family="text">
      <style:text-properties fo:font-variant="normal" fo:text-transform="none" fo:color="#000000" fo:letter-spacing="normal" fo:language="uk" fo:country="UA" fo:font-style="normal" fo:font-weight="normal" style:font-style-complex="italic"/>
    </style:style>
    <style:style style:name="T68" style:family="text">
      <style:text-properties fo:font-variant="normal" fo:text-transform="none" fo:color="#000000" fo:letter-spacing="normal" fo:language="uk" fo:country="UA" fo:font-style="normal" fo:font-weight="normal" style:font-weight-asian="normal" style:font-style-complex="italic" style:font-weight-complex="normal"/>
    </style:style>
    <style:style style:name="T69" style:family="text">
      <style:text-properties fo:font-variant="normal" fo:text-transform="none" fo:color="#000000" fo:letter-spacing="normal" fo:language="uk" fo:country="UA" fo:font-style="normal" fo:font-weight="normal" style:font-style-asian="italic"/>
    </style:style>
    <style:style style:name="T70" style:family="text">
      <style:text-properties fo:font-variant="normal" fo:text-transform="none" fo:color="#000000" fo:letter-spacing="normal" fo:font-style="italic"/>
    </style:style>
    <style:style style:name="T71" style:family="text">
      <style:text-properties fo:font-variant="normal" fo:text-transform="none" fo:color="#000000" fo:letter-spacing="normal" fo:font-style="italic" fo:font-weight="normal"/>
    </style:style>
    <style:style style:name="T7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74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75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76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77" style:family="text">
      <style:text-properties fo:font-variant="normal" fo:text-transform="none" fo:color="#008000" fo:letter-spacing="normal" fo:font-style="italic"/>
    </style:style>
    <style:style style:name="T78" style:family="text">
      <style:text-properties fo:font-variant="normal" fo:text-transform="none" fo:color="#008000" fo:letter-spacing="normal" fo:font-style="italic" fo:font-weight="normal"/>
    </style:style>
    <style:style style:name="T79" style:family="text">
      <style:text-properties fo:font-variant="normal" fo:text-transform="none" fo:color="#008000" fo:letter-spacing="normal" fo:font-style="normal" fo:font-weight="normal"/>
    </style:style>
    <style:style style:name="T80" style:family="text">
      <style:text-properties fo:font-variant="normal" fo:text-transform="none" fo:color="#008000" style:font-name="Times New Roman" fo:font-size="14pt" fo:letter-spacing="normal" fo:font-style="italic" fo:font-weight="normal"/>
    </style:style>
    <style:style style:name="T81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82" style:family="text">
      <style:text-properties fo:font-variant="normal" fo:text-transform="none" fo:color="#008000" style:font-name="Times New Roman" fo:font-size="14pt" fo:letter-spacing="normal" fo:font-style="italic" fo:font-weight="bold"/>
    </style:style>
    <style:style style:name="T83" style:family="text">
      <style:text-properties fo:font-variant="normal" fo:text-transform="none" fo:color="#008000" style:font-name="Times New Roman" fo:font-size="14pt" fo:letter-spacing="normal" fo:font-style="normal" fo:font-weight="normal"/>
    </style:style>
    <style:style style:name="T84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85" style:family="text">
      <style:text-properties fo:font-variant="normal" fo:text-transform="none" fo:color="#008000" style:font-name="Times New Roman" fo:font-size="14pt" fo:letter-spacing="normal" fo:font-style="normal" fo:font-weight="bold"/>
    </style:style>
    <style:style style:name="T86" style:family="text">
      <style:text-properties fo:font-variant="normal" fo:text-transform="none" fo:color="#008000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87" style:family="text">
      <style:text-properties fo:font-variant="normal" fo:text-transform="none" fo:color="#008000" style:font-name="Times New Roman" fo:font-size="14pt" fo:letter-spacing="normal" fo:language="uk" fo:country="UA" fo:font-style="normal" fo:font-weight="bold" style:font-weight-asian="bold" style:font-weight-complex="bold"/>
    </style:style>
    <style:style style:name="T88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89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90" style:family="text">
      <style:text-properties fo:font-variant="normal" fo:text-transform="none" fo:color="#ff0000" fo:letter-spacing="normal" fo:font-style="normal" fo:font-weight="normal"/>
    </style:style>
    <style:style style:name="T91" style:family="text">
      <style:text-properties fo:font-variant="normal" fo:text-transform="none" fo:color="#ff0000" fo:letter-spacing="normal" fo:font-style="normal" fo:font-weight="bold"/>
    </style:style>
    <style:style style:name="T92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93" style:family="text">
      <style:text-properties fo:font-variant="normal" fo:text-transform="none" fo:color="#ff0000" fo:letter-spacing="normal" fo:language="uk" fo:country="UA" fo:font-style="normal" fo:font-weight="bold" style:font-weight-asian="bold" style:font-weight-complex="bold"/>
    </style:style>
    <style:style style:name="T94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95" style:family="text">
      <style:text-properties fo:font-weight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style-complex="italic" style:font-weight-complex="bold"/>
    </style:style>
    <style:style style:name="T98" style:family="text">
      <style:text-properties fo:color="#008000"/>
    </style:style>
    <style:style style:name="T99" style:family="text">
      <style:text-properties fo:color="#008000" fo:font-style="italic"/>
    </style:style>
    <style:style style:name="T100" style:family="text">
      <style:text-properties fo:color="#008000" fo:font-style="italic" fo:font-weight="normal"/>
    </style:style>
    <style:style style:name="T101" style:family="text">
      <style:text-properties fo:language="en" fo:country="US"/>
    </style:style>
    <style:style style:name="T102" style:family="text">
      <style:text-properties fo:language="en" fo:country="US" fo:font-weight="bold" style:font-weight-asian="bold" style:font-weight-complex="bold"/>
    </style:style>
    <style:style style:name="T103" style:family="text">
      <style:text-properties fo:language="en" fo:country="US" fo:font-weight="normal"/>
    </style:style>
    <style:style style:name="T104" style:family="text">
      <style:text-properties fo:language="en" fo:country="US" fo:font-weight="normal" style:font-weight-asian="normal" style:font-weight-complex="normal"/>
    </style:style>
    <style:style style:name="T105" style:family="text">
      <style:text-properties fo:language="en" fo:country="US" fo:font-style="normal"/>
    </style:style>
    <style:style style:name="T10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fo:language="en" fo:country="US" fo:font-style="normal" fo:font-weight="normal"/>
    </style:style>
    <style:style style:name="T10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language="en" fo:country="US" fo:font-style="normal" fo:font-weight="normal" style:font-style-asian="italic"/>
    </style:style>
    <style:style style:name="T110" style:family="text">
      <style:text-properties fo:language="en" fo:country="US" fo:font-style="normal" style:font-style-asian="normal" style:font-style-complex="normal"/>
    </style:style>
    <style:style style:name="T111" style:family="text">
      <style:text-properties fo:color="#ff0000"/>
    </style:style>
    <style:style style:name="T112" style:family="text">
      <style:text-properties fo:color="#ff0000" fo:font-weight="bold"/>
    </style:style>
    <style:style style:name="T113" style:family="text">
      <style:text-properties fo:color="#ff0000" fo:language="uk" fo:country="UA" fo:font-weight="bold" style:font-weight-asian="normal" style:font-weight-complex="normal"/>
    </style:style>
    <style:style style:name="T114" style:family="text">
      <style:text-properties fo:color="#ff0000" fo:language="uk" fo:country="UA" fo:font-weight="bold" style:font-weight-asian="bold" style:font-weight-complex="bold"/>
    </style:style>
    <style:style style:name="T115" style:family="text">
      <style:text-properties fo:color="#ff0000" fo:language="uk" fo:country="UA" fo:font-style="italic" fo:font-weight="bold" style:font-style-asian="italic" style:font-style-complex="italic"/>
    </style:style>
    <style:style style:name="T116" style:family="text">
      <style:text-properties fo:color="#ff0000" fo:language="uk" fo:country="UA" fo:font-style="italic" fo:font-weight="bold" style:font-style-asian="italic" style:font-weight-asian="bold" style:font-weight-complex="bold"/>
    </style:style>
    <style:style style:name="T117" style:family="text">
      <style:text-properties fo:color="#ff0000" fo:language="uk" fo:country="UA"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font-weight="normal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style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fo:font-weight="normal"/>
    </style:style>
    <style:style style:name="T123" style:family="text">
      <style:text-properties fo:language="ru" fo:country="RU"/>
    </style:style>
    <style:style style:name="T124" style:family="text">
      <style:text-properties fo:language="ru" fo:country="RU" fo:font-style="italic" style:font-style-asian="italic"/>
    </style:style>
    <style:style style:name="T125" style:family="text">
      <style:text-properties fo:language="ru" fo:country="RU" fo:font-style="italic" style:font-style-asian="italic" style:font-style-complex="italic"/>
    </style:style>
    <style:style style:name="T126" style:family="text">
      <style:text-properties fo:language="ru" fo:country="RU" fo:font-style="italic" fo:font-weight="bold" style:font-style-asian="italic" style:font-weight-asian="bold" style:font-style-complex="italic"/>
    </style:style>
    <style:style style:name="T127" style:family="text">
      <style:text-properties fo:language="ru" fo:country="RU" style:font-style-complex="italic"/>
    </style:style>
    <style:style style:name="T128" style:family="text">
      <style:text-properties fo:language="ru" fo:country="RU" fo:font-weight="bold" style:font-weight-asian="bold" style:font-style-complex="italic" style:font-weight-complex="bold"/>
    </style:style>
    <style:style style:name="T129" style:family="text">
      <style:text-properties fo:language="ru" fo:country="RU" fo:font-style="normal"/>
    </style:style>
    <style:style style:name="T130" style:family="text">
      <style:text-properties fo:language="ru" fo:country="RU" fo:font-style="normal" fo:font-weight="normal"/>
    </style:style>
    <style:style style:name="T131" style:family="text">
      <style:text-properties fo:language="ru" fo:country="RU" fo:font-style="normal" fo:font-weight="normal" style:font-style-asian="italic"/>
    </style:style>
    <style:style style:name="T132" style:family="text">
      <style:text-properties fo:language="ru" fo:country="RU" fo:font-style="normal" style:font-style-asian="italic" style:font-style-complex="italic"/>
    </style:style>
    <style:style style:name="T133" style:family="text">
      <style:text-properties fo:language="ru" fo:country="RU"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language="ru" fo:country="RU" fo:font-weight="normal"/>
    </style:style>
    <style:style style:name="T135" style:family="text">
      <style:text-properties style:font-weight-asian="bold" style:font-weight-complex="bold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fo:font-style="normal"/>
    </style:style>
    <style:style style:name="T138" style:family="text">
      <style:text-properties fo:font-style="normal" fo:font-weight="normal"/>
    </style:style>
    <style:style style:name="T139" style:family="text">
      <style:text-properties fo:font-style="normal" fo:font-weight="normal" style:font-style-asian="italic" style:font-style-complex="italic"/>
    </style:style>
    <style:style style:name="T140" style:family="text">
      <style:text-properties style:font-name="Times New Roman" fo:font-size="14pt" style:font-size-asian="14pt" style:font-size-complex="14pt"/>
    </style:style>
    <style:style style:name="T141" style:family="text">
      <style:text-properties fo:font-size="14pt" fo:language="uk" fo:country="UA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23">1</text:p>
          </table:table-cell>
          <table:table-cell table:style-name="Dictionary.B1" table:number-columns-spanned="3" office:value-type="string">
            <text:p text:style-name="P5"><text:span text:style-name="T23">БАСАМА</text:span><text:span text:style-name="T23"></text:span><text:span text:style-name="T23">НИТИ</text:span></text:p>
            <text:p text:style-name="P7"><text:span text:style-name="T43">-ню, -ниш,</text:span><text:span text:style-name="T23"> дієсл., недок., перех., інд.-авт.</text:span></text:p>
          </table:table-cell>
          <table:covered-table-cell/>
          <table:covered-table-cell/>
          <table:table-cell table:style-name="Dictionary.E1" table:number-columns-spanned="3" office:value-type="string">
            <text:p text:style-name="P3"><text:span text:style-name="T107">утворене суфіксальним способом, похідне від слова</text:span><text:span text:style-name="T46"> </text:span><text:span text:style-name="T35">басаман</text:span></text:p>
          </table:table-cell>
          <table:covered-table-cell/>
          <table:covered-table-cell/>
          <table:table-cell table:style-name="Dictionary.H1" table:number-columns-spanned="3" office:value-type="string">
            <text:p text:style-name="P11">Гойдається вечора зламана віть,</text:p>
            <text:p text:style-name="P11">і синню тяжкою в осінній пожежі</text:p>
            <text:p text:style-name="P8"><text:span text:style-name="T23">мій дух </text:span><text:span text:style-name="T38">басаманить</text:span><text:span text:style-name="T23">. </text:span><text:span text:style-name="T43">(П‑1, 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p text:style-name="P31"><text:span text:style-name="T62">басам</text:span><text:span text:style-name="T91">а</text:span><text:span text:style-name="T93"></text:span><text:span text:style-name="T62">н</text:span></text:p>
            <text:p text:style-name="P31"><text:span text:style-name="T79">-у, </text:span><text:span text:style-name="T78">ч.</text:span><text:span text:style-name="T79">, </text:span><text:span text:style-name="T78">розм.</text:span></text:p>
            <text:p text:style-name="P30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</text:p>
          </table:table-cell>
          <table:table-cell table:style-name="Dictionary.B3" table:number-columns-spanned="3" office:value-type="string">
            <text:p text:style-name="P25">БІЛЬ-ЖАДА</text:p>
            <text:p text:style-name="P4"><text:span text:style-name="T42">-и</text:span><text:span text:style-name="T10"></text:span><text:span text:style-name="T42">,</text:span><text:span text:style-name="T24"> ім., ж., інд.-авт.</text:span></text:p>
          </table:table-cell>
          <table:covered-table-cell/>
          <table:covered-table-cell/>
          <table:table-cell table:style-name="Dictionary.E3" table:number-columns-spanned="3" office:value-type="string">
            <text:p text:style-name="P4"><text:span text:style-name="T105">утворене способом словоскладання, похідне від слів:</text:span><text:span text:style-name="T34"> </text:span><text:span text:style-name="T37">бі</text:span><text:span text:style-name="T6"></text:span><text:span text:style-name="T37">ль</text:span><text:span text:style-name="T34"> і </text:span><text:span text:style-name="T37">жада</text:span><text:span text:style-name="T6"></text:span></text:p>
          </table:table-cell>
          <table:covered-table-cell/>
          <table:covered-table-cell/>
          <table:table-cell table:style-name="Dictionary.H3" table:number-columns-spanned="3" office:value-type="string">
            <text:p text:style-name="P4"><text:span text:style-name="T64">Рі</text:span><text:span text:style-name="T1"></text:span><text:span text:style-name="T24">чки тепла ковбаня,</text:span></text:p>
            <text:p text:style-name="P9">літеплена вода.</text:p>
            <text:p text:style-name="P9">Ось тобі, сну – смеркання,</text:p>
            <text:p text:style-name="P4"><text:span text:style-name="T24">спогад твій – </text:span><text:span text:style-name="T27">біль-жада</text:span><text:span text:style-name="T24">.</text:span><text:span text:style-name="T23"> (П‑2, 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4" office:value-type="string">
            <text:h text:style-name="P43" text:outline-level="2">біль</text:h>
            <text:p text:style-name="P48"><text:span text:style-name="T74">I </text:span><text:span text:style-name="T83">болю, </text:span><text:span text:style-name="T80">ч.</text:span></text:p>
            <text:p text:style-name="P32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table-cell table:style-name="Dictionary.F4" table:number-columns-spanned="5" office:value-type="string">
            <text:h text:style-name="P46" text:outline-level="2"><text:span text:style-name="T62">жаг</text:span><text:span text:style-name="T91">а</text:span><text:span text:style-name="T93"></text:span><text:span text:style-name="T91"> (жада</text:span><text:span text:style-name="T93"></text:span><text:span text:style-name="T91">)</text:span></text:h>
            <text:p text:style-name="P48"><text:span text:style-name="T83">-и, </text:span><text:span text:style-name="T80">ч.</text:span></text:p>
            <text:p text:style-name="P32">1) Велике бажання пити; спрага.</text:p>
            <text:p text:style-name="P34"><text:span text:style-name="T118">2) </text:span><text:span text:style-name="T100">перен.</text:span><text:span text:style-name="T118"> Велике, нестримне бажання чого-небудь. || </text:span><text:span text:style-name="T122">до чого</text:span><text:span text:style-name="T118">, </text:span><text:span text:style-name="T122">чого</text:span><text:span text:style-name="T118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</text:p>
          </table:table-cell>
          <table:table-cell table:style-name="Dictionary.B5" table:number-columns-spanned="3" office:value-type="string">
            <text:p text:style-name="P25">Біль-самотА</text:p>
            <text:p text:style-name="P4"><text:span text:style-name="T23">-и</text:span><text:span text:style-name="T5"></text:span><text:span text:style-name="T23">, </text:span><text:span text:style-name="T24">ім., ж., інд.-авт.</text:span></text:p>
          </table:table-cell>
          <table:covered-table-cell/>
          <table:covered-table-cell/>
          <table:table-cell table:style-name="Dictionary.E5" table:number-columns-spanned="3" office:value-type="string">
            <text:p text:style-name="P19"><text:span text:style-name="T101">утворене способом словоскладання, похідне від слів:</text:span><text:span text:style-name="T101"> </text:span><text:span text:style-name="T102">бі</text:span><text:span text:style-name="T7"></text:span><text:span text:style-name="T102">ль</text:span><text:span text:style-name="T101"> і </text:span><text:span text:style-name="T102">самота</text:span><text:span text:style-name="T7"></text:span></text:p>
          </table:table-cell>
          <table:covered-table-cell/>
          <table:covered-table-cell/>
          <table:table-cell table:style-name="Dictionary.H5" table:number-columns-spanned="3" office:value-type="string">
            <text:p text:style-name="P9">…і вже ти, як цятка, і вже над пітьмою</text:p>
            <text:p text:style-name="P4"><text:span text:style-name="T24">спалахуєш зойками </text:span><text:span text:style-name="T27">біль-самоти</text:span><text:span text:style-name="T24">.</text:span><text:span text:style-name="T23"> (П‑2, 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4" office:value-type="string">
            <text:p text:style-name="P19"><text:span text:style-name="T102">бі</text:span><text:span text:style-name="T7"></text:span><text:span text:style-name="T102">ль </text:span><text:span text:style-name="T104">(див. 2)</text:span></text:p>
          </table:table-cell>
          <table:covered-table-cell/>
          <table:covered-table-cell/>
          <table:covered-table-cell/>
          <table:table-cell table:style-name="Dictionary.F6" table:number-columns-spanned="5" office:value-type="string">
            <text:h text:style-name="P44" text:outline-level="2"><text:span text:style-name="T95">самот</text:span><text:span text:style-name="T112">а</text:span><text:span text:style-name="T114"></text:span></text:h>
            <text:p text:style-name="P48"><text:soft-page-break/><text:span text:style-name="T83">-и, </text:span><text:span text:style-name="T80">ж.</text:span></text:p>
            <text:p text:style-name="P40"><text:span text:style-name="T73">1) Стан за знач. </text:span><text:a xlink:type="simple" xlink:href="http://www.lingvo.ua/uk/Translate/uk-uk/самітний"><text:span text:style-name="T89">самітний</text:span></text:a><text:span text:style-name="T73">, </text:span><text:a xlink:type="simple" xlink:href="http://www.lingvo.ua/uk/Translate/uk-uk/самотній"><text:span text:style-name="T89">самотній</text:span></text:a><text:span text:style-name="T73">; самотність. || Гостре відчуття відокремленості, ізольованості від кого-, чого-небудь.</text:span></text:p>
            <text:p text:style-name="P35"><text:span text:style-name="T61">2) </text:span><text:span text:style-name="T78">у знач.</text:span><text:span text:style-name="T61"> </text:span><text:span text:style-name="T78">присл.</text:span><text:span text:style-name="T61"> самот</text:span><text:span text:style-name="T90">о</text:span><text:span text:style-name="T61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</text:p>
          </table:table-cell>
          <table:table-cell table:style-name="Dictionary.B7" table:number-columns-spanned="3" office:value-type="string">
            <text:p text:style-name="P25">Вичамрілий</text:p>
            <text:p text:style-name="P4"><text:span text:style-name="T23">-а, -е, </text:span><text:span text:style-name="T25">дієпр. пас. мин. ч., інд.-авт.</text:span></text:p>
          </table:table-cell>
          <table:covered-table-cell/>
          <table:covered-table-cell/>
          <table:table-cell table:style-name="Dictionary.E7" table:number-columns-spanned="3" office:value-type="string">
            <text:p text:style-name="P4"><text:span text:style-name="T48">утворене суфіксальним способом, похідне від слова </text:span><text:span text:style-name="T38">ви</text:span><text:span text:style-name="T6"></text:span><text:span text:style-name="T38">чамріти </text:span></text:p>
          </table:table-cell>
          <table:covered-table-cell/>
          <table:covered-table-cell/>
          <table:table-cell table:style-name="Dictionary.H7" table:number-columns-spanned="3" office:value-type="string">
            <text:p text:style-name="P9">…оце Дніпро, це жайвірна – Софія,</text:p>
            <text:p text:style-name="P4"><text:span text:style-name="T24">а це Ярила </text:span><text:span text:style-name="T27">вичамрілий</text:span><text:span text:style-name="T24"> яр.</text:span><text:span text:style-name="T23"> 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4"><text:span text:style-name="T38">ви</text:span><text:span text:style-name="T6"></text:span><text:span text:style-name="T38">чамріти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</text:p>
          </table:table-cell>
          <table:table-cell table:style-name="Dictionary.B9" table:number-columns-spanned="3" office:value-type="string">
            <text:p text:style-name="P25">ВІДТонкоголóсити</text:p>
            <text:p text:style-name="P4"><text:span text:style-name="T24">-шу, -сиш, дієсл., </text:span><text:span text:style-name="T25">недок., перех., інд.-авт.</text:span></text:p>
          </table:table-cell>
          <table:covered-table-cell/>
          <table:covered-table-cell/>
          <table:table-cell table:style-name="Dictionary.E9" table:number-columns-spanned="3" office:value-type="string">
            <text:p text:style-name="P22"><text:span text:style-name="T132">утворене способом зрощення і префіксальним, похідне від слів:</text:span><text:span text:style-name="T23"> </text:span><text:span text:style-name="T38">тóнко</text:span><text:span text:style-name="T23"> і </text:span><text:span text:style-name="T38">голóсити</text:span></text:p>
          </table:table-cell>
          <table:covered-table-cell/>
          <table:covered-table-cell/>
          <table:table-cell table:style-name="Dictionary.H9" table:number-columns-spanned="3" office:value-type="string">
            <text:p text:style-name="P10">Нехай-но і помру - </text:p>
            <text:p text:style-name="P4"><text:span text:style-name="T25">та він за мене </text:span><text:span text:style-name="T29">відтонкоголосить</text:span></text:p>
            <text:p text:style-name="P4"><text:span text:style-name="T25">три тисячі пропащих вечорів… </text:span><text:span text:style-name="T42">(П‑1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4" office:value-type="string">
            <text:h text:style-name="P44" text:outline-level="2"><text:span text:style-name="T95">т</text:span><text:span text:style-name="T112">о</text:span><text:span text:style-name="T114"></text:span><text:span text:style-name="T95">нко</text:span></text:h>
            <text:p text:style-name="P40"><text:span text:style-name="T73">Присл. до </text:span><text:a xlink:type="simple" xlink:href="http://www.lingvo.ua/uk/Translate/uk-uk/тонкий"><text:span text:style-name="T89">тонкий</text:span></text:a><text:span text:style-name="T73">.</text:span></text:p>
          </table:table-cell>
          <table:covered-table-cell/>
          <table:covered-table-cell/>
          <table:covered-table-cell/>
          <table:table-cell table:style-name="Dictionary.F10" table:number-columns-spanned="5" office:value-type="string">
            <text:h text:style-name="P44" text:outline-level="2"><text:span text:style-name="T95">голос</text:span><text:span text:style-name="T112">и</text:span><text:span text:style-name="T114"></text:span><text:span text:style-name="T95">ти</text:span></text:h>
            <text:p text:style-name="P48"><text:span text:style-name="T74">I </text:span><text:span text:style-name="T83">-ошу, -осиш, </text:span><text:span text:style-name="T80">недок.</text:span></text:p>
            <text:p text:style-name="P32">1) Голосно плакати.</text:p>
            <text:p text:style-name="P35"><text:span text:style-name="T61">3) Кричати, вигукувати що-небудь. </text:span><text:span text:style-name="T71">Ґвалтом голосити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</text:p>
          </table:table-cell>
          <table:table-cell table:style-name="Dictionary.B11" table:number-columns-spanned="3" office:value-type="string">
            <text:p text:style-name="P4"><text:span text:style-name="T5">ВсебезО</text:span><text:span text:style-name="T6"></text:span><text:span text:style-name="T5">дня</text:span>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11" table:number-columns-spanned="3" office:value-type="string">
            <text:p text:style-name="P4"><text:span text:style-name="T109">утворене способом основословосклада</text:span><text:soft-page-break/><text:span text:style-name="T109">ння, похідне від слів:</text:span> <text:span text:style-name="T96">все</text:span><text:span text:style-name="T119"> і</text:span><text:span text:style-name="T96"> безо</text:span><text:span text:style-name="T6"></text:span><text:span text:style-name="T96">дня</text:span></text:p>
          </table:table-cell>
          <table:covered-table-cell/>
          <table:covered-table-cell/>
          <table:table-cell table:style-name="Dictionary.H11" table:number-columns-spanned="3" office:value-type="string">
            <text:p text:style-name="P9">Земля посовгнулась. Пливе</text:p>
            <text:p text:style-name="P4"><text:span text:style-name="T24">розщілиною </text:span><text:span text:style-name="T27">всебезодні</text:span><text:span text:style-name="T23">. </text:span><text:soft-page-break/><text:span text:style-name="T23">(П‑1, 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4" office:value-type="string">
            <text:h text:style-name="P43" text:outline-level="2">весь (все)</text:h>
            <text:p text:style-name="P48"><text:span text:style-name="T74">I </text:span><text:span text:style-name="T83">(ввесь, увесь), всього (усього), </text:span><text:span text:style-name="T80">ч.</text:span><text:span text:style-name="T83">, вся (уся), всієї (усієї), </text:span><text:span text:style-name="T80">ж.</text:span><text:span text:style-name="T83">, все (усе), всього (усього), </text:span><text:span text:style-name="T80">с.</text:span><text:span text:style-name="T83">, </text:span><text:span text:style-name="T80">займ.</text:span><text:span text:style-name="T72"> </text:span><text:span text:style-name="T80">означ.</text:span><text:span text:style-name="T83">,</text:span></text:p>
            <text:p text:style-name="P32">1) Означає щось як ціле, неподільне, взяте повністю. || Означає цілковите охоплення чим-небудь якоїсь особи, предмета, явища. || всі, всіх, <text:span text:style-name="T99">мн.</text:span> Означає цілковите охоплення окремих однорідних осіб, предметів, явищ – кожного у нерозривному зв'язку з іншим. || <text:span text:style-name="T99">у сполуч.</text:span> <text:span text:style-name="T120">з </text:span><text:span text:style-name="T99">абстр.</text:span> <text:span text:style-name="T99">ім.</text:span> Означає вищий ступінь виявлення якості, стану і т. ін.</text:p>
            <text:p text:style-name="P32">2) <text:span text:style-name="T99">у знач.</text:span> <text:span text:style-name="T99">ім.</text:span> все, всьог<text:span text:style-name="T111">о</text:span>, <text:span text:style-name="T99">с.</text:span> Вичерпне охоплення, сукупність предметів, явищ, дій, понять; те, що є, без винятку. || всі, всіх, <text:span text:style-name="T99">мн.</text:span> У повному складі, без винятку. || все, <text:span text:style-name="T99">мн.</text:span> всі. Уживається як узагальнююче слово в переліку.</text:p>
            <text:p text:style-name="P32">3) <text:span text:style-name="T120">при </text:span><text:span text:style-name="T99">ім.</text:span> <text:span text:style-name="T120">з </text:span><text:span text:style-name="T99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table-cell table:style-name="Dictionary.F12" table:number-columns-spanned="5" office:value-type="string">
            <text:h text:style-name="P44" text:outline-level="2"><text:span text:style-name="T95">без</text:span><text:span text:style-name="T112">о</text:span><text:span text:style-name="T114"></text:span><text:span text:style-name="T95">дня</text:span></text:h>
            <text:p text:style-name="P48"><text:span text:style-name="T83">-і, </text:span><text:span text:style-name="T80">ж.</text:span></text:p>
            <text:p text:style-name="P32">1) Глибоке провалля; прірва.</text:p>
            <text:p text:style-name="P32">2) <text:span text:style-name="T120">чого</text:span>, <text:span text:style-name="T99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7</text:p>
          </table:table-cell>
          <table:table-cell table:style-name="Dictionary.B13" table:number-columns-spanned="3" office:value-type="string">
            <text:p text:style-name="P4"><text:span text:style-name="T5">ВсебЕ</text:span><text:span text:style-name="T6"></text:span><text:span text:style-name="T5">зрух</text:span>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13" table:number-columns-spanned="3" office:value-type="string">
            <text:p text:style-name="P4"><text:span text:style-name="T109">утворене способом основоскладання, похідне від слів:</text:span> <text:span text:style-name="T96">все</text:span><text:span text:style-name="T119">,</text:span><text:span text:style-name="T96"> без </text:span><text:span text:style-name="T119">і</text:span><text:span text:style-name="T96"> рух</text:span></text:p>
          </table:table-cell>
          <table:covered-table-cell/>
          <table:covered-table-cell/>
          <table:table-cell table:style-name="Dictionary.H13" table:number-columns-spanned="3" office:value-type="string">
            <text:p text:style-name="P9">У штольнях ночей вертикальних</text:p>
            <text:p text:style-name="P9">іде схарапуджене дляння</text:p>
            <text:p text:style-name="P4"><text:span text:style-name="T27">всебезруху</text:span><text:span text:style-name="T24">…</text:span><text:span text:style-name="T23"> 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h text:style-name="P43" text:outline-level="2">без</text:h>
            <text:p text:style-name="P48"><text:span text:style-name="T74">I </text:span><text:span text:style-name="T80">прийм.</text:span><text:span text:style-name="T83">, </text:span><text:span text:style-name="T80">з род. в.</text:span></text:p>
            <text:p text:style-name="P37"><text:span text:style-name="T60">1) Вказує на відсутність кого-, чого-небудь. || </text:span><text:span text:style-name="T77">у сполуч.</text:span><text:span text:style-name="T60"> </text:span><text:span text:style-name="T70">з </text:span><text:span text:style-name="T77">ім.</text:span><text:span text:style-name="T60"> </text:span><text:span text:style-name="T70">у </text:span><text:span text:style-name="T77">род. в.</text:span><text:span text:style-name="T60">Уживається як означення (предмета або особи). || </text:span><text:span text:style-name="T77">у сполуч.</text:span><text:span text:style-name="T60"> </text:span><text:span text:style-name="T70">з деякими</text:span><text:span text:style-name="T77">ім.</text:span><text:span text:style-name="T60"> Уживається у значенні прислівника від відповідного іменника з префіксом без або не. || </text:span><text:span text:style-name="T77">у сполуч.</text:span><text:span text:style-name="T60"> </text:span><text:span text:style-name="T70">з </text:span><text:span text:style-name="T77">абстр.</text:span><text:span text:style-name="T60"> </text:span><text:span text:style-name="T77">ім.</text:span><text:span text:style-name="T60"> </text:span><text:span text:style-name="T77">перев.</text:span><text:span text:style-name="T60"> </text:span><text:span text:style-name="T70">із </text:span><text:span text:style-name="T77">знач.</text:span><text:span text:style-name="T60"> </text:span><text:span text:style-name="T70">дії або стану</text:span><text:span text:style-name="T60">. Передає заперечення ді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43" text:outline-level="2">рух</text:h>
            <text:p text:style-name="P48"><text:span text:style-name="T83">-у, </text:span><text:span text:style-name="T80">ч.</text:span></text:p>
            <text:p text:style-name="P32">1) <text:span text:style-name="T99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2">6) Зміна в душевному стані, викликана яким-небудь почуттям, переживанням і т. ін. || Розвиток процесу мислення в людини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8</text:p>
          </table:table-cell>
          <table:table-cell table:style-name="Dictionary.B15" table:number-columns-spanned="3" office:value-type="string">
            <text:p text:style-name="P4"><text:span text:style-name="T5">ВсебІ</text:span><text:span text:style-name="T6"></text:span><text:span text:style-name="T5">дий</text:span></text:p>
            <text:p text:style-name="P4"><text:span text:style-name="T23">-а, -е, </text:span><text:span text:style-name="T25">прикм., інд.-авт.</text:span></text:p>
          </table:table-cell>
          <table:covered-table-cell/>
          <table:covered-table-cell/>
          <table:table-cell table:style-name="Dictionary.E15" table:number-columns-spanned="3" office:value-type="string">
            <text:p text:style-name="P19"><text:span text:style-name="T101">утворене складнофлективним способом, похідне від слів:</text:span><text:span text:style-name="T101"> </text:span><text:span text:style-name="T102">все </text:span><text:span text:style-name="T104">і</text:span><text:span text:style-name="T102"> бі</text:span><text:span text:style-name="T7"></text:span><text:span text:style-name="T102">дний</text:span></text:p>
          </table:table-cell>
          <table:covered-table-cell/>
          <table:covered-table-cell/>
          <table:table-cell table:style-name="Dictionary.H15" table:number-columns-spanned="3" office:value-type="string">
            <text:p text:style-name="P14">Тож – в неба провалля в бездоння, бездолий</text:p>
            <text:p text:style-name="P14">нагірний, невірний, западистий рай,</text:p>
            <text:p text:style-name="P22"><text:span text:style-name="T27">всебідий</text:span><text:span text:style-name="T24">, всегнівний, всещедрий, всекволий.</text:span></text:p>
            <text:p text:style-name="P22"><text:soft-page-break/><text:span text:style-name="T24">А що під крилом твоїм? Кара – карай.</text:span><text:span text:style-name="T23"> 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16" table:number-columns-spanned="5" office:value-type="string">
            <text:h text:style-name="P44" text:outline-level="2"><text:span text:style-name="T95">б</text:span><text:span text:style-name="T112">і</text:span><text:span text:style-name="T19"></text:span><text:span text:style-name="T95">дний</text:span></text:h>
            <text:p text:style-name="P48"><text:span text:style-name="T83">-а, -е.</text:span></text:p>
            <text:p text:style-name="P32">1) Який живе в нужді, нестатках; убогий; <text:span text:style-name="T99">прот.</text:span> багатий. || Недостатньо забезпечений матеріально; небагатий, незаможний. || <text:span text:style-name="T99">у знач.</text:span> <text:span text:style-name="T99">ім.</text:span> б<text:span text:style-name="T111">і</text:span>дний, -ного, <text:span text:style-name="T99">ч.</text:span> Убога людина, бідняк.</text:p>
            <text:p text:style-name="P32">2) Такий, як у бідняка, <text:span text:style-name="T99">власт.</text:span> біднякові; недорогий, непишний.</text:p>
            <text:p text:style-name="P32">3) Невеликий кількістю, недостатній.</text:p>
            <text:p text:style-name="P32">4) Який має в незначній кількості потрібні риси, ознаки.</text:p>
            <text:p text:style-name="P32">5) <text:span text:style-name="T120">на що</text:span>, <text:span text:style-name="T120">чим</text:span>. Який має, містить мало, недостатньо чого-небудь.</text:p>
            <text:p text:style-name="P32">6) Який викликає співчуття; нещасний, бідолаш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</text:p>
          </table:table-cell>
          <table:table-cell table:style-name="Dictionary.B17" table:number-columns-spanned="3" office:value-type="string">
            <text:p text:style-name="P4"><text:span text:style-name="T5">ВсевельмО</text:span><text:span text:style-name="T6"></text:span><text:span text:style-name="T5">жний</text:span><text:span text:style-name="T23"> (</text:span><text:span text:style-name="T38">усевельмо</text:span><text:span text:style-name="T23"></text:span><text:span text:style-name="T38">жний</text:span><text:span text:style-name="T23">)</text:span>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7" table:number-columns-spanned="3" office:value-type="string">
            <text:p text:style-name="P4"><text:span text:style-name="T109">утворене способом основоскладання, похідне від слів:</text:span> <text:span text:style-name="T96">все</text:span> і <text:span text:style-name="T96">вельмо</text:span><text:span text:style-name="T6"></text:span><text:span text:style-name="T96">жний</text:span></text:p>
          </table:table-cell>
          <table:covered-table-cell/>
          <table:covered-table-cell/>
          <table:table-cell table:style-name="Dictionary.H17" table:number-columns-spanned="3" office:value-type="string">
            <text:p text:style-name="P9">Розкоше світу, йми мене в полон,</text:p>
            <text:p text:style-name="P9">адже і ти така, як я, порожня.</text:p>
            <text:p text:style-name="P4"><text:span text:style-name="T24">Тож полони мене, </text:span><text:span text:style-name="T27">усевельможна</text:span><text:span text:style-name="T24">,</text:span></text:p>
            <text:p text:style-name="P4"><text:span text:style-name="T24">дай перейти з тобою Рубікон</text:span><text:span text:style-name="T23">. (П‑1, 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18" table:number-columns-spanned="5" office:value-type="string">
            <text:h text:style-name="P44" text:outline-level="2"><text:span text:style-name="T95">вельм</text:span><text:span text:style-name="T112">о</text:span><text:span text:style-name="T19"></text:span><text:span text:style-name="T95">жний</text:span></text:h>
            <text:p text:style-name="P48"><text:span text:style-name="T83">-а, -е, </text:span><text:span text:style-name="T80">заст.</text:span></text:p>
            <text:p text:style-name="P32">1) Родовитий, знатний, багатий, який має значну владу. || <text:span text:style-name="T99">у знач.</text:span> <text:span text:style-name="T99">ім.</text:span>вельм<text:span text:style-name="T111">о</text:span>жний, -ного, <text:span text:style-name="T99">ч.</text:span>; вельм<text:span text:style-name="T111">о</text:span>жна, -ної, <text:span text:style-name="T99">ж.</text:span></text:p>
            <text:p text:style-name="P35"><text:span text:style-name="T61">2) </text:span><text:span text:style-name="T78">у сполуч.</text:span><text:span text:style-name="T61"> </text:span><text:span text:style-name="T71">зі </text:span><text:span text:style-name="T78">сл.</text:span><text:span text:style-name="T61"> пан, пані. Вживалось у звертанні до особи (або в розмові про неї), яка посідала високе суспільне становище, мала </text:span><text:span text:style-name="T61">значну влад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</text:p>
          </table:table-cell>
          <table:table-cell table:style-name="Dictionary.B19" table:number-columns-spanned="3" office:value-type="string">
            <text:p text:style-name="P4"><text:span text:style-name="T5">ВсевідрА</text:span><text:span text:style-name="T6"></text:span><text:span text:style-name="T5">да</text:span></text:p>
            <text:p text:style-name="P4"><text:span text:style-name="T23">-и, </text:span><text:span text:style-name="T24">ім., інд.-авт.</text:span></text:p>
          </table:table-cell>
          <table:covered-table-cell/>
          <table:covered-table-cell/>
          <table:table-cell table:style-name="Dictionary.E19" table:number-columns-spanned="3" office:value-type="string">
            <text:p text:style-name="P4"><text:span text:style-name="T42">утворене способом основословоскладання, похідне від слів:</text:span> <text:span text:style-name="T96">все</text:span> і <text:span text:style-name="T96">відра</text:span><text:span text:style-name="T6"></text:span><text:span text:style-name="T96">да</text:span></text:p>
          </table:table-cell>
          <table:covered-table-cell/>
          <table:covered-table-cell/>
          <table:table-cell table:style-name="Dictionary.H19" table:number-columns-spanned="3" office:value-type="string">
            <text:p text:style-name="P9">Треба щедро – серцем одним, устами</text:p>
            <text:p text:style-name="P9">ледь розпуклими – розпелюстити втіхи гін,</text:p>
            <text:p text:style-name="P4"><text:span text:style-name="T27">всевідради</text:span><text:span text:style-name="T24">! Сонце бо йде – за нами.</text:span><text:span text:style-name="T23"> (П‑1, 106);</text:span></text:p>
            <text:p text:style-name="P9">Снують думок рої,</text:p>
            <text:p text:style-name="P9">котрим немає ради</text:p>
            <text:p text:style-name="P9">(смертельні перепади!),</text:p>
            <text:p text:style-name="P4"><text:span text:style-name="T24">а сонце </text:span><text:span text:style-name="T27">всевідради</text:span></text:p>
            <text:p text:style-name="P4"><text:span text:style-name="T24">всеглядно постає.</text:span><text:span text:style-name="T23"> 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20" table:number-columns-spanned="5" office:value-type="string">
            <text:h text:style-name="P44" text:outline-level="2"><text:span text:style-name="T95">відр</text:span><text:span text:style-name="T112">а</text:span><text:span text:style-name="T19"></text:span><text:span text:style-name="T95">да</text:span></text:h>
            <text:p text:style-name="P48"><text:span text:style-name="T83">-и, </text:span><text:span text:style-name="T80">ж.</text:span></text:p>
            <text:p text:style-name="P32">Те, що заспокоює, сповнює радістю; втіха, задоволе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</text:p>
          </table:table-cell>
          <table:table-cell table:style-name="Dictionary.B21" table:number-columns-spanned="3" office:value-type="string">
            <text:p text:style-name="P4"><text:span text:style-name="T5">Всевіки</text:span><text:span text:style-name="T23"> (</text:span><text:span text:style-name="T38">всеві</text:span><text:span text:style-name="T6"></text:span><text:span text:style-name="T23">к)</text:span></text:p>
            <text:p text:style-name="P9"><text:soft-page-break/>присл., інд.-авт.</text:p>
          </table:table-cell>
          <table:covered-table-cell/>
          <table:covered-table-cell/>
          <table:table-cell table:style-name="Dictionary.E21" table:number-columns-spanned="3" office:value-type="string">
            <text:p text:style-name="P4"><text:span text:style-name="T42">утворене способом </text:span><text:soft-page-break/><text:span text:style-name="T42">основоскладання, похідне від слів:</text:span> <text:span text:style-name="T96">все</text:span> і <text:span text:style-name="T96">віки</text:span><text:span text:style-name="T6"></text:span></text:p>
          </table:table-cell>
          <table:covered-table-cell/>
          <table:covered-table-cell/>
          <table:table-cell table:style-name="Dictionary.H21" table:number-columns-spanned="3" office:value-type="string">
            <text:p text:style-name="P9">Задосить. Приостань. Упився <text:soft-page-break/>гроз?</text:p>
            <text:p text:style-name="P4"><text:span text:style-name="T24">Від правіків на </text:span><text:span text:style-name="T27">всевіки</text:span><text:span text:style-name="T24"> упився?</text:span><text:span text:style-name="T23"> (П‑1, 165);</text:span></text:p>
            <text:p text:style-name="P9">Забарні слова,</text:p>
            <text:p text:style-name="P9">що з тіла мертвого летіли</text:p>
            <text:p text:style-name="P9">і споминами душу гріли,</text:p>
            <text:p text:style-name="P9">що, наче дошка гробова,</text:p>
            <text:p text:style-name="P4"><text:span text:style-name="T24">позаклякала на </text:span><text:span text:style-name="T27">всевік</text:span><text:span text:style-name="T24">.</text:span><text:span text:style-name="T23"> 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22" table:number-columns-spanned="5" office:value-type="string">
            <text:h text:style-name="P43" text:outline-level="2">вік</text:h>
            <text:p text:style-name="P48"><text:span text:style-name="T83">-у, </text:span><text:span text:style-name="T80">ч.</text:span></text:p>
            <text:p text:style-name="P32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40"><text:span text:style-name="T73">2) Те саме, що </text:span><text:a xlink:type="simple" xlink:href="http://www.lingvo.ua/uk/Translate/uk-uk/сторіччя"><text:span text:style-name="T89">сторіччя</text:span></text:a><text:span text:style-name="T73">.</text:span></text:p>
            <text:p text:style-name="P32">3) <text:span text:style-name="T120">з </text:span><text:span text:style-name="T99">означ.</text:span> Період часу, виокремлений за певними ознаками; епоха.<text:span text:style-name="T120">Середні віки</text:span>. || Відрізок часу, який відповідає геологічному ярусові Землі.</text:p>
            <text:p text:style-name="P32">4) <text:span text:style-name="T99">розм.</text:span> Надзвичайно довгий час; вічність.</text:p>
            <text:p text:style-name="P35"><text:span text:style-name="T61">5) </text:span><text:span text:style-name="T78">у знач.</text:span><text:span text:style-name="T61"> </text:span><text:span text:style-name="T78">присл.</text:span><text:span text:style-name="T61"> Надзвичайно довго; завж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</text:p>
          </table:table-cell>
          <table:table-cell table:style-name="Dictionary.B23" table:number-columns-spanned="3" office:value-type="string">
            <text:p text:style-name="P4"><text:span text:style-name="T5">ВсевІ</text:span><text:span text:style-name="T6"></text:span><text:span text:style-name="T5">кна</text:span></text:p>
            <text:p text:style-name="P4"><text:span text:style-name="T23">всеві</text:span><text:span text:style-name="T6"></text:span><text:span text:style-name="T23">кон, </text:span><text:span text:style-name="T24">ім., мн., інд.-</text:span><text:soft-page-break/><text:span text:style-name="T24">авт.</text:span></text:p>
          </table:table-cell>
          <table:covered-table-cell/>
          <table:covered-table-cell/>
          <table:table-cell table:style-name="Dictionary.E23" table:number-columns-spanned="3" office:value-type="string">
            <text:p text:style-name="P4"><text:span text:style-name="T42">утворене способом основоскладання, </text:span><text:soft-page-break/><text:span text:style-name="T42">похідне від слів:</text:span> <text:span text:style-name="T96">все</text:span> і <text:span text:style-name="T96">вікно</text:span><text:span text:style-name="T6"></text:span></text:p>
          </table:table-cell>
          <table:covered-table-cell/>
          <table:covered-table-cell/>
          <table:table-cell table:style-name="Dictionary.H23" table:number-columns-spanned="3" office:value-type="string">
            <text:p text:style-name="P4"><text:span text:style-name="T24">Заплакані вікна. </text:span><text:span text:style-name="T27">Всевікна</text:span><text:span text:style-name="T24"> твої.</text:span></text:p>
            <text:p text:style-name="P4"><text:span text:style-name="T24">Готуйся до злету. Кінець </text:span><text:soft-page-break/><text:span text:style-name="T24">животінню.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24" table:number-columns-spanned="5" office:value-type="string">
            <text:h text:style-name="P44" text:outline-level="2"><text:span text:style-name="T95">вікн</text:span><text:span text:style-name="T112">о</text:span><text:span text:style-name="T19"></text:span></text:h>
            <text:p text:style-name="P48"><text:span text:style-name="T83">-а, </text:span><text:span text:style-name="T80">с.</text:span></text:p>
            <text:p text:style-name="P32">1) Отвір для світла й повітря в стіні приміщення (будинку, вагона тощо), куди вставлено раму з шибками. || Шибки. || Підвіко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</text:p>
          </table:table-cell>
          <table:table-cell table:style-name="Dictionary.B25" table:number-columns-spanned="3" office:value-type="string">
            <text:p text:style-name="P25">Всегíн</text:p>
            <text:p text:style-name="P4"><text:span text:style-name="T23">-гóну, </text:span><text:span text:style-name="T24">ім., ч., інд.-авт.</text:span></text:p>
          </table:table-cell>
          <table:covered-table-cell/>
          <table:covered-table-cell/>
          <table:table-cell table:style-name="Dictionary.E25" table:number-columns-spanned="3" office:value-type="string">
            <text:p text:style-name="P4"><text:span text:style-name="T109">утворене способом основоскладання, похідне від слів:</text:span> <text:span text:style-name="T96">все</text:span> і <text:span text:style-name="T96">гін</text:span></text:p>
          </table:table-cell>
          <table:covered-table-cell/>
          <table:covered-table-cell/>
          <table:table-cell table:style-name="Dictionary.H25" table:number-columns-spanned="3" office:value-type="string">
            <text:p text:style-name="P9">Ця дорога вседороги</text:p>
            <text:p text:style-name="P4"><text:span text:style-name="T24">всенезустрічі – </text:span><text:span text:style-name="T27">всегону</text:span><text:span text:style-name="T24">.</text:span></text:p>
            <text:p text:style-name="P9">Позирай із заквагону</text:p>
            <text:p text:style-name="P4"><text:span text:style-name="T24">за сузір’ям Козерога. </text:span><text:span text:style-name="T42">(П‑1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26" table:number-columns-spanned="5" office:value-type="string">
            <text:h text:style-name="P43" text:outline-level="2">гін</text:h>
            <text:p text:style-name="P48"><text:span text:style-name="T83">гону, </text:span><text:span text:style-name="T80">ч.</text:span></text:p>
            <text:p text:style-name="P40"><text:span text:style-name="T73">1) Дія за знач. </text:span><text:a xlink:type="simple" xlink:href="http://www.lingvo.ua/uk/Translate/uk-uk/гнати"><text:span text:style-name="T89">гнати</text:span></text:a><text:span text:style-name="T73"> і </text:span><text:a xlink:type="simple" xlink:href="http://www.lingvo.ua/uk/Translate/uk-uk/гнатися"><text:span text:style-name="T89">гнатися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</text:p>
          </table:table-cell>
          <table:table-cell table:style-name="Dictionary.B27" table:number-columns-spanned="3" office:value-type="string">
            <text:p text:style-name="P25">Всеглядно</text:p>
            <text:p text:style-name="P12">присл., інд.-авт.</text:p>
          </table:table-cell>
          <table:covered-table-cell/>
          <table:covered-table-cell/>
          <table:table-cell table:style-name="Dictionary.E27" table:number-columns-spanned="3" office:value-type="string">
            <text:p text:style-name="P4"><text:span text:style-name="T46">утворене суфіксальним способом, похідне від слова</text:span><text:span text:style-name="T50"> </text:span><text:span text:style-name="T37">всегля</text:span><text:span text:style-name="T6"></text:span><text:span text:style-name="T37">дний</text:span></text:p>
          </table:table-cell>
          <table:covered-table-cell/>
          <table:covered-table-cell/>
          <table:table-cell table:style-name="Dictionary.H27" table:number-columns-spanned="3" office:value-type="string">
            <text:p text:style-name="P9">Снують думок рої,</text:p>
            <text:p text:style-name="P9">котрим немає ради</text:p>
            <text:p text:style-name="P9">(смертельні перепади!),</text:p>
            <text:p text:style-name="P9">а сонце всевідради</text:p>
            <text:p text:style-name="P4"><text:span text:style-name="T27">всеглядно</text:span><text:span text:style-name="T24"> постає. </text:span><text:span text:style-name="T42">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4"><text:span text:style-name="T37">всегля</text:span><text:span text:style-name="T6"></text:span><text:span text:style-name="T37">дний </text:span><text:span text:style-name="T54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</text:p>
          </table:table-cell>
          <table:table-cell table:style-name="Dictionary.B29" table:number-columns-spanned="3" office:value-type="string">
            <text:p text:style-name="P25">ВсегнІв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29" table:number-columns-spanned="3" office:value-type="string">
            <text:p text:style-name="P4"><text:span text:style-name="T130">утворене складносуфіксальним способом або способом основословоскладання, похідне від </text:span><text:soft-page-break/><text:span text:style-name="T130">слів:</text:span> <text:span text:style-name="T96">все</text:span> і <text:span text:style-name="T96">гні</text:span><text:span text:style-name="T7"></text:span><text:span text:style-name="T96">вний</text:span></text:p>
          </table:table-cell>
          <table:covered-table-cell/>
          <table:covered-table-cell/>
          <table:table-cell table:style-name="Dictionary.H29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30" table:number-columns-spanned="5" office:value-type="string">
            <text:h text:style-name="P44" text:outline-level="2"><text:span text:style-name="T95">гн</text:span><text:span text:style-name="T112">і</text:span><text:span text:style-name="T19"></text:span><text:span text:style-name="T95">вний</text:span></text:h>
            <text:p text:style-name="P48"><text:span text:style-name="T83">-а, -е.</text:span></text:p>
            <text:p text:style-name="P32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</text:p>
          </table:table-cell>
          <table:table-cell table:style-name="Dictionary.B31" table:number-columns-spanned="3" office:value-type="string">
            <text:p text:style-name="P25">ВсеголОд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1" table:number-columns-spanned="3" office:value-type="string">
            <text:p text:style-name="P4"><text:span text:style-name="T130">утворене складносуфіксальним способом або способом основословоскладання, похідне від слів:</text:span> <text:span text:style-name="T96">все </text:span>і <text:span text:style-name="T96">голо</text:span><text:span text:style-name="T7"></text:span><text:span text:style-name="T96">дний</text:span></text:p>
          </table:table-cell>
          <table:covered-table-cell/>
          <table:covered-table-cell/>
          <table:table-cell table:style-name="Dictionary.H31" table:number-columns-spanned="3" office:value-type="string">
            <text:p text:style-name="P9">Народжені мої бажання,</text:p>
            <text:p text:style-name="P4"><text:span text:style-name="T24">усенестерпні, </text:span><text:span text:style-name="T27">всеголодні</text:span><text:span text:style-name="T24">,</text:span></text:p>
            <text:p text:style-name="P9">такі вітри зняли довкола,</text:p>
            <text:p text:style-name="P4"><text:span text:style-name="T24">що все несеться шкереберть. </text:span><text:span text:style-name="T42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32" table:number-columns-spanned="5" office:value-type="string">
            <text:h text:style-name="P44" text:outline-level="2"><text:span text:style-name="T95">гол</text:span><text:span text:style-name="T112">о</text:span><text:span text:style-name="T19"></text:span><text:span text:style-name="T95">дний</text:span></text:h>
            <text:p text:style-name="P48"><text:span text:style-name="T83">-а, -е.</text:span></text:p>
            <text:p text:style-name="P32">1) Який відчуває голод (у 1 <text:span text:style-name="T99">знач.</text:span>). || Який виражає голод. || <text:span text:style-name="T99">у знач.ім.</text:span> гол<text:span text:style-name="T111">о</text:span>дний, -ного, <text:span text:style-name="T99">ч.</text:span> Той, хто відчуває голод, постійно голодує.</text:p>
            <text:p text:style-name="P32">2) Який настає від голоду; викликаний голод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</text:p>
          </table:table-cell>
          <table:table-cell table:style-name="Dictionary.B33" table:number-columns-spanned="3" office:value-type="string">
            <text:p text:style-name="P4"><text:span text:style-name="T5">ВседобрО</text:span><text:span text:style-name="T6"></text:span></text:p>
            <text:p text:style-name="P4"><text:span text:style-name="T23">-а</text:span><text:span text:style-name="T6"></text:span><text:span text:style-name="T23">, </text:span><text:span text:style-name="T24">ім., с., інд.-авт.</text:span></text:p>
          </table:table-cell>
          <table:covered-table-cell/>
          <table:covered-table-cell/>
          <table:table-cell table:style-name="Dictionary.E33" table:number-columns-spanned="3" office:value-type="string">
            <text:p text:style-name="P4"><text:span text:style-name="T42">утворене способом основословоскладання, похідне від слів:</text:span> <text:span text:style-name="T96">все</text:span> і <text:span text:style-name="T96">добро</text:span><text:span text:style-name="T6"></text:span></text:p>
          </table:table-cell>
          <table:covered-table-cell/>
          <table:covered-table-cell/>
          <table:table-cell table:style-name="Dictionary.H33" table:number-columns-spanned="3" office:value-type="string">
            <text:p text:style-name="P9">Спасенної тримайся криги,</text:p>
            <text:p text:style-name="P9">пречистої тримайся туги,</text:p>
            <text:p text:style-name="P9">шаленої тримайся муки</text:p>
            <text:p text:style-name="P4"><text:span text:style-name="T24">і так існуй – на </text:span><text:span text:style-name="T27">вседобро</text:span><text:span text:style-name="T24">. </text:span><text:span text:style-name="T42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34" table:number-columns-spanned="5" office:value-type="string">
            <text:h text:style-name="P44" text:outline-level="2"><text:span text:style-name="T95">добр</text:span><text:span text:style-name="T112">о</text:span><text:span text:style-name="T19"></text:span></text:h>
            <text:p text:style-name="P48"><text:span text:style-name="T83">-а, </text:span><text:span text:style-name="T80">с.</text:span></text:p>
            <text:p text:style-name="P35"><text:span text:style-name="T61">1) Усе позитивне в житті людей, що відповідає їхнім інтересам, бажанням, мріям; благо; </text:span><text:span text:style-name="T78">прот.</text:span><text:span text:style-name="T61"> лихо, зло. || Добра, корисна справа, вчин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</text:p>
          </table:table-cell>
          <table:table-cell table:style-name="Dictionary.B35" table:number-columns-spanned="3" office:value-type="string">
            <text:p text:style-name="P4"><text:span text:style-name="T5">ВседорО</text:span><text:span text:style-name="T6"></text:span><text:span text:style-name="T5">га</text:span></text:p>
            <text:p text:style-name="P4"><text:span text:style-name="T23">-и, </text:span><text:span text:style-name="T24">ім., ж., інд.-авт.</text:span></text:p>
          </table:table-cell>
          <table:covered-table-cell/>
          <table:covered-table-cell/>
          <table:table-cell table:style-name="Dictionary.E35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96">доро</text:span><text:span text:style-name="T6"></text:span><text:span text:style-name="T96">га</text:span></text:p>
          </table:table-cell>
          <table:covered-table-cell/>
          <table:covered-table-cell/>
          <table:table-cell table:style-name="Dictionary.H35" table:number-columns-spanned="3" office:value-type="string">
            <text:p text:style-name="P4"><text:span text:style-name="T24">Ця дорога </text:span><text:span text:style-name="T27">вседороги</text:span></text:p>
            <text:p text:style-name="P9">всенезустрічі – всегону.</text:p>
            <text:p text:style-name="P9">Позирай із заквагону</text:p>
            <text:p text:style-name="P4"><text:span text:style-name="T24">за сузір’ям Козерога. </text:span><text:span text:style-name="T42">(П‑1, 67);</text:span><text:span text:style-name="T24"> Ламка і витка всеспадна </text:span><text:span text:style-name="T27">вседорога</text:span><text:span text:style-name="T24">.</text:span></text:p>
            <text:p text:style-name="P4"><text:span text:style-name="T24">Дорога до Бога – ламка і витка.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36" table:number-columns-spanned="5" office:value-type="string">
            <text:h text:style-name="P44" text:outline-level="2"><text:span text:style-name="T95">дор</text:span><text:span text:style-name="T112">о</text:span><text:span text:style-name="T19"></text:span><text:span text:style-name="T95">га</text:span></text:h>
            <text:p text:style-name="P48"><text:span text:style-name="T83">-и, </text:span><text:span text:style-name="T80">ж.</text:span></text:p>
            <text:p text:style-name="P32">1) Смуга землі, по якій їздять і ходять. || Смуга, що лишається як слід після руху кого-, чого-небудь.</text:p>
            <text:p text:style-name="P32">2) Місце для проходу, проїзду. || <text:span text:style-name="T99">перен.</text:span> Доступ куди-небудь, можливість потрапити куди-небудь.</text:p>
            <text:p text:style-name="P32">3) Перебування в русі (йдучи або їдучи куди-небудь).</text:p>
            <text:p text:style-name="P32">4) <text:span text:style-name="T99">у знач.</text:span> <text:span text:style-name="T99">присл.</text:span> дор<text:span text:style-name="T111">о</text:span>гою. Під час руху, <text:soft-page-break/>подорожування куди-небудь.</text:p>
            <text:p text:style-name="P37"><text:span text:style-name="T60">5) Правильний напрямок для руху кого-небудь. || </text:span><text:span text:style-name="T77">перен.</text:span><text:span text:style-name="T60"> Напрямок діяльності, шлях розвитк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</text:p>
          </table:table-cell>
          <table:table-cell table:style-name="Dictionary.B37" table:number-columns-spanned="3" office:value-type="string">
            <text:p text:style-name="P25">Вседорогий</text:p>
            <text:p text:style-name="P4"><text:span text:style-name="T23">-а, -е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7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96">дороги</text:span><text:span text:style-name="T7"></text:span><text:span text:style-name="T96">й</text:span></text:p>
          </table:table-cell>
          <table:covered-table-cell/>
          <table:covered-table-cell/>
          <table:table-cell table:style-name="Dictionary.H37" table:number-columns-spanned="3" office:value-type="string">
            <text:p text:style-name="P4"><text:span text:style-name="T24">Земля – хитлива і плавка – </text:span><text:span text:style-name="T27">вседорога</text:span><text:span text:style-name="T24"> і всепрощальна - </text:span></text:p>
            <text:p text:style-name="P4"><text:span text:style-name="T24">здоліла стати, щоб благальна помічена була рука. </text:span><text:span text:style-name="T42">(П‑2, 147);</text:span></text:p>
            <text:p text:style-name="P9">Який бо холод довкруги!</text:p>
            <text:p text:style-name="P9">Самотності! Ніде нікого.</text:p>
            <text:p text:style-name="P9">Одна підтримка – голос Бога</text:p>
            <text:p text:style-name="P4"><text:span text:style-name="T27">вседорогий, вседорогий</text:span><text:span text:style-name="T24">. </text:span><text:span text:style-name="T42">(П‑2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38" table:number-columns-spanned="5" office:value-type="string">
            <text:h text:style-name="P44" text:outline-level="2"><text:span text:style-name="T95">дорог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2">1) Який коштує великі гроші; <text:span text:style-name="T99">прот.</text:span> дешевий. || Високий (про ціну).</text:p>
            <text:p text:style-name="P32">2) <text:span text:style-name="T99">перен.</text:span> Який високо ціниться, оберігається, яким дорожать.</text:p>
            <text:p text:style-name="P32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</text:p>
          </table:table-cell>
          <table:table-cell table:style-name="Dictionary.B39" table:number-columns-spanned="3" office:value-type="string">
            <text:p text:style-name="P25">ВсезАдум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39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<text:soft-page-break/>і <text:span text:style-name="T96">заду</text:span><text:span text:style-name="T7"></text:span><text:span text:style-name="T96">ма</text:span></text:p>
          </table:table-cell>
          <table:covered-table-cell/>
          <table:covered-table-cell/>
          <table:table-cell table:style-name="Dictionary.H39" table:number-columns-spanned="3" office:value-type="string">
            <text:p text:style-name="P9">Пірни</text:p>
            <text:p text:style-name="P4"><text:span text:style-name="T24">у </text:span><text:span text:style-name="T27">всезадуму</text:span><text:span text:style-name="T24"> і збавляй безчасся. </text:span><text:span text:style-name="T42">(П‑1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40" table:number-columns-spanned="5" office:value-type="string">
            <text:h text:style-name="P44" text:outline-level="2"><text:span text:style-name="T95">зад</text:span><text:span text:style-name="T112">у</text:span><text:span text:style-name="T19"></text:span><text:span text:style-name="T95">ма</text:span></text:h>
            <text:p text:style-name="P48"><text:span text:style-name="T83">-и, </text:span><text:span text:style-name="T80">ж.</text:span></text:p>
            <text:p text:style-name="P32">Стан того, хто заглибився в думки, роздум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1</text:p>
          </table:table-cell>
          <table:table-cell table:style-name="Dictionary.B41" table:number-columns-spanned="3" office:value-type="string">
            <text:p text:style-name="P4"><text:span text:style-name="T5">ВсеквО</text:span><text:span text:style-name="T9"></text:span><text:span text:style-name="T5">лий</text:span>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1" table:number-columns-spanned="3" office:value-type="string">
            <text:p text:style-name="P4"><text:span text:style-name="T48">утворене способом основословоскладання, похідне від слів:</text:span> <text:span text:style-name="T96">все </text:span>і <text:span text:style-name="T96">кво</text:span><text:span text:style-name="T9"></text:span><text:span text:style-name="T96">лий</text:span></text:p>
          </table:table-cell>
          <table:covered-table-cell/>
          <table:covered-table-cell/>
          <table:table-cell table:style-name="Dictionary.H41" table:number-columns-spanned="3" office:value-type="string">
            <text:p text:style-name="P9">Тож – в неба провалля в бездоння, бездолий</text:p>
            <text:p text:style-name="P9">нагірний, невірний, западистий рай,</text:p>
            <text:p text:style-name="P4"><text:span text:style-name="T24">всебідий, всегнівний, всещедрий, </text:span><text:span text:style-name="T27">всекволий</text:span><text:span text:style-name="T24">.</text:span></text:p>
            <text:p text:style-name="P9">А що під крилом твоїм? Кара – карай. </text:p>
            <text:p text:style-name="P17"/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42" table:number-columns-spanned="5" office:value-type="string">
            <text:h text:style-name="P44" text:outline-level="2"><text:span text:style-name="T95">кв</text:span><text:span text:style-name="T112">о</text:span><text:span text:style-name="T19"></text:span><text:span text:style-name="T95">лий</text:span></text:h>
            <text:p text:style-name="P48"><text:span text:style-name="T83">-а, -е.</text:span></text:p>
            <text:p text:style-name="P32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7"><text:span text:style-name="T60">2) </text:span><text:span text:style-name="T77">перен.</text:span><text:span text:style-name="T60"> Позбавлений душевної </text:span><text:soft-page-break/><text:span text:style-name="T60">стійкості, твердості, сили волі. || Небадьорий, мляв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2</text:p>
          </table:table-cell>
          <table:table-cell table:style-name="Dictionary.B43" table:number-columns-spanned="3" office:value-type="string">
            <text:p text:style-name="P4"><text:span text:style-name="T5">ВсемежА</text:span><text:span text:style-name="T9"></text:span></text:p>
            <text:p text:style-name="P4"><text:span text:style-name="T23">-и, </text:span><text:span text:style-name="T24">ім., ж., інд.-авт.</text:span></text:p>
          </table:table-cell>
          <table:covered-table-cell/>
          <table:covered-table-cell/>
          <table:table-cell table:style-name="Dictionary.E43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96">межа</text:span><text:span text:style-name="T9"></text:span></text:p>
          </table:table-cell>
          <table:covered-table-cell/>
          <table:covered-table-cell/>
          <table:table-cell table:style-name="Dictionary.H43" table:number-columns-spanned="3" office:value-type="string">
            <text:p text:style-name="P9">Ти ще – ось-ось. Допіру-но ступив</text:p>
            <text:p text:style-name="P4"><text:span text:style-name="T24">за </text:span><text:span text:style-name="T27">всемежу</text:span><text:span text:style-name="T24">. </text:span><text:span text:style-name="T42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44" table:number-columns-spanned="5" office:value-type="string">
            <text:h text:style-name="P44" text:outline-level="2"><text:span text:style-name="T95">меж</text:span><text:span text:style-name="T112">а</text:span><text:span text:style-name="T19"></text:span></text:h>
            <text:p text:style-name="P48"><text:span text:style-name="T83">-і, </text:span><text:span text:style-name="T80">ж.</text:span></text:p>
            <text:p text:style-name="P37"><text:span text:style-name="T60">1) Лінія поділу якої-небудь території; границя (у 1 </text:span><text:span text:style-name="T77">знач.</text:span><text:span text:style-name="T60">). || Лінія, що поділяє землі або води суміжних держав; </text:span><text:span text:style-name="T60">кордон. || Лінія (умовна), що розділяє між собою якісь частини поверхні. || Зорова лінія, що відділяє що-небудь від чогось. || </text:span><text:span text:style-name="T77">перен.</text:span><text:span text:style-name="T60"> Уявна точка на сонячній орбіті, що поділяє лінію орбіти на відрізки, відповідні до ранку, дня або вечора. ||</text:span><text:span text:style-name="T70">між чим і чим</text:span><text:span text:style-name="T60">, </text:span><text:span text:style-name="T70">чого і чого</text:span><text:span text:style-name="T60">, </text:span><text:span text:style-name="T77">перен.</text:span><text:span text:style-name="T60"> Границя поділу, розрізнення яких-небудь явищ, предметів тощ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3</text:p>
          </table:table-cell>
          <table:table-cell table:style-name="Dictionary.B45" table:number-columns-spanned="3" office:value-type="string">
            <text:p text:style-name="P25">Всемолодий</text:p>
            <text:p text:style-name="P4"><text:span text:style-name="T23">-а</text:span><text:span text:style-name="T9"></text:span><text:span text:style-name="T23">, -е</text:span><text:span text:style-name="T9"></text:span><text:span text:style-name="T23">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5" table:number-columns-spanned="3" office:value-type="string">
            <text:p text:style-name="P4"><text:span text:style-name="T42">утворене способом основоскладання, похідне від слів:</text:span> <text:span text:style-name="T96">все</text:span> і <text:span text:style-name="T96">молоди</text:span><text:span text:style-name="T7"></text:span><text:span text:style-name="T96">й</text:span></text:p>
          </table:table-cell>
          <table:covered-table-cell/>
          <table:covered-table-cell/>
          <table:table-cell table:style-name="Dictionary.H45" table:number-columns-spanned="3" office:value-type="string">
            <text:p text:style-name="P9">Усесвіту пустеля</text:p>
            <text:p text:style-name="P9">небавом нас огорне,</text:p>
            <text:p text:style-name="P9">і мертва не воскресне</text:p>
            <text:p text:style-name="P4"><text:span text:style-name="T27">всемолода</text:span><text:span text:style-name="T24"> біда. </text:span><text:span text:style-name="T42">(П‑1, 212);</text:span></text:p>
            <text:p text:style-name="P4"><text:span text:style-name="T24">І, хилячи </text:span><text:span text:style-name="T27">всемолоде</text:span><text:span text:style-name="T24"> чоло,</text:span></text:p>
            <text:p text:style-name="P4"><text:span text:style-name="T24">пройти під поглядом, немов під </text:span><text:soft-page-break/><text:span text:style-name="T24">градом… </text:span><text:span text:style-name="T42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46" table:number-columns-spanned="5" office:value-type="string">
            <text:h text:style-name="P44" text:outline-level="2"><text:span text:style-name="T95">молод</text:span><text:span text:style-name="T112">и</text:span><text:span text:style-name="T19"></text:span><text:span text:style-name="T95">й</text:span></text:h>
            <text:p text:style-name="P48"><text:span text:style-name="T83">-а, -е, </text:span><text:span text:style-name="T80">нар.-поет.</text:span></text:p>
            <text:p text:style-name="P40"><text:span text:style-name="T73">1) Який має небагато років, не досяг зрілого віку; юний. || Не старий. || </text:span><text:span text:style-name="T81">у знач.</text:span><text:span text:style-name="T73"> </text:span><text:span text:style-name="T81">ім.</text:span><text:span text:style-name="T73"> молод</text:span><text:span text:style-name="T94">и</text:span><text:span text:style-name="T73">й, -д</text:span><text:span text:style-name="T94">о</text:span><text:span text:style-name="T73">го, </text:span><text:span text:style-name="T81">ч.</text:span><text:span text:style-name="T73">; молод</text:span><text:span text:style-name="T94">а</text:span><text:span text:style-name="T73">, </text:span><text:span text:style-name="T73">-д</text:span><text:span text:style-name="T94">о</text:span><text:span text:style-name="T73">ї, </text:span><text:span text:style-name="T81">ж.</text:span><text:span text:style-name="T73">; молод</text:span><text:span text:style-name="T94">е</text:span><text:span text:style-name="T73">, -д</text:span><text:span text:style-name="T94">о</text:span><text:span text:style-name="T73">го, </text:span><text:span text:style-name="T81">с.</text:span><text:span text:style-name="T73"> Той, хто має небагато років, ще не старий. || З прізвищем, прізвиськом і т. ін. – означає дітей (на відміну від батьків). || </text:span><text:span text:style-name="T81">у знач.</text:span><text:span text:style-name="T73"> </text:span><text:span text:style-name="T81">ім.</text:span><text:span text:style-name="T73"> молод</text:span><text:span text:style-name="T94">і</text:span><text:span text:style-name="T73">, -д</text:span><text:span text:style-name="T94">и</text:span><text:span text:style-name="T73">х,</text:span><text:span text:style-name="T81">мн.</text:span><text:span text:style-name="T73"> Діти (</text:span><text:span text:style-name="T81">див.</text:span><text:span text:style-name="T73"> </text:span><text:a xlink:type="simple" xlink:href="http://www.lingvo.ua/uk/Translate/uk-uk/діти"><text:span text:style-name="T89">діти</text:span></text:a><text:span text:style-name="T73"> I 2)). || Стос. до молодості, належний, </text:span><text:span text:style-name="T81">власт.</text:span><text:span text:style-name="T73"> ї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4</text:p>
          </table:table-cell>
          <table:table-cell table:style-name="Dictionary.B47" table:number-columns-spanned="3" office:value-type="string">
            <text:p text:style-name="P6"><text:span text:style-name="T14">ВсеначувА</text:span><text:span text:style-name="T12"></text:span><text:span text:style-name="T14">нний</text:span></text:p>
            <text:p text:style-name="P6"><text:span text:style-name="T53">-а, -е, </text:span><text:span text:style-name="T32">прикм., </text:span><text:span text:style-name="T33">інд.-авт.</text:span></text:p>
          </table:table-cell>
          <table:covered-table-cell/>
          <table:covered-table-cell/>
          <table:table-cell table:style-name="Dictionary.E47" table:number-columns-spanned="3" office:value-type="string">
            <text:p text:style-name="P4"><text:span text:style-name="T48">утворене складносуфіксальним способом, похідне від слів:</text:span> <text:span text:style-name="T96">все </text:span>і <text:span text:style-name="T96">начува</text:span><text:span text:style-name="T9"></text:span><text:span text:style-name="T96">тися</text:span></text:p>
          </table:table-cell>
          <table:covered-table-cell/>
          <table:covered-table-cell/>
          <table:table-cell table:style-name="Dictionary.H47" table:number-columns-spanned="3" office:value-type="string">
            <text:p text:style-name="P4"><text:span text:style-name="T24">І торопкі </text:span><text:span text:style-name="T27">всеначуванні</text:span><text:span text:style-name="T24"> кроки,</text:span></text:p>
            <text:p text:style-name="P4"><text:span text:style-name="T24">то лис блукає – із хвостом рудим. </text:span><text:span text:style-name="T42">(П‑2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48" table:number-columns-spanned="5" office:value-type="string">
            <text:h text:style-name="P44" text:outline-level="2"><text:span text:style-name="T95">начув</text:span><text:span text:style-name="T112">а</text:span><text:span text:style-name="T19"></text:span><text:span text:style-name="T95">тися</text:span></text:h>
            <text:p text:style-name="P48"><text:span text:style-name="T83">-аюся, -аєшся, </text:span><text:span text:style-name="T80">недок.</text:span></text:p>
            <text:p text:style-name="P35"><text:span text:style-name="T61">Чекати розплати, помсти. || </text:span><text:span text:style-name="T71">чого</text:span><text:span text:style-name="T61">. Чекати чого-небудь неприємног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5</text:p>
          </table:table-cell>
          <table:table-cell table:style-name="Dictionary.B49" table:number-columns-spanned="3" office:value-type="string">
            <text:p text:style-name="P6"><text:span text:style-name="T14">ВсенедочекА</text:span><text:span text:style-name="T12"></text:span><text:span text:style-name="T14">вшися</text:span></text:p>
            <text:p text:style-name="P13">дієприсл., док., інд.-авт.</text:p>
          </table:table-cell>
          <table:covered-table-cell/>
          <table:covered-table-cell/>
          <table:table-cell table:style-name="Dictionary.E49" table:number-columns-spanned="3" office:value-type="string">
            <text:p text:style-name="P4"><text:span text:style-name="T130">утворене способом основоскладання і суфіксально-префіксальним, </text:span><text:soft-page-break/><text:span text:style-name="T130">похідне від слів:</text:span> <text:span text:style-name="T96">все</text:span> і <text:span text:style-name="T96">не дочека</text:span><text:span text:style-name="T11"></text:span><text:span text:style-name="T96">тися</text:span></text:p>
          </table:table-cell>
          <table:covered-table-cell/>
          <table:covered-table-cell/>
          <table:table-cell table:style-name="Dictionary.H49" table:number-columns-spanned="3" office:value-type="string">
            <text:p text:style-name="P9">Ну й долечка! Прождати на життя - </text:p>
            <text:p text:style-name="P4"><text:span text:style-name="T24">і </text:span><text:span text:style-name="T27">всенедочекавшися</text:span><text:span text:style-name="T24"> – померти! </text:span><text:span text:style-name="T42">(П‑1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h text:style-name="P43" text:outline-level="2">не</text:h>
            <text:p text:style-name="P48"><text:span text:style-name="T80">запереч.</text:span><text:span text:style-name="T72"> </text:span><text:span text:style-name="T80">част.</text:span></text:p>
            <text:p text:style-name="P32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44" text:outline-level="2"><text:span text:style-name="T95">дочек</text:span><text:span text:style-name="T112">а</text:span><text:span text:style-name="T19"></text:span><text:span text:style-name="T95">тися</text:span></text:h>
            <text:p text:style-name="P48"><text:span text:style-name="T83">-аюся, -аєшся, </text:span><text:span text:style-name="T80">док.</text:span><text:span text:style-name="T83">, дочікуватися, -уюся, -уєшся, </text:span><text:span text:style-name="T80">недок.</text:span></text:p>
            <text:p text:style-name="P32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26</text:p>
          </table:table-cell>
          <table:table-cell table:style-name="Dictionary.B51" table:number-columns-spanned="3" office:value-type="string">
            <text:p text:style-name="P6"><text:span text:style-name="T14">ВсенеНАждА</text:span><text:span text:style-name="T12"></text:span><text:span text:style-name="T14">н</text:span><text:span text:style-name="T14">ний</text:span></text:p>
            <text:p text:style-name="P6"><text:soft-page-break/><text:span text:style-name="T53">-а, -е, </text:span><text:span text:style-name="T32">прикм., </text:span><text:span text:style-name="T33">інд.-авт.</text:span></text:p>
          </table:table-cell>
          <table:covered-table-cell/>
          <table:covered-table-cell/>
          <table:table-cell table:style-name="Dictionary.E51" table:number-columns-spanned="3" office:value-type="string">
            <text:p text:style-name="P20"><text:span text:style-name="T134">утворене способом </text:span><text:soft-page-break/><text:span text:style-name="T134">основоскладання і суфіксально-префіксальним, похідне від слів:</text:span><text:span text:style-name="T53"> </text:span><text:span text:style-name="T23">все</text:span><text:span text:style-name="T53"> і </text:span><text:span text:style-name="T23">не жда</text:span><text:span text:style-name="T3"></text:span><text:span text:style-name="T23">ти</text:span></text:p>
          </table:table-cell>
          <table:covered-table-cell/>
          <table:covered-table-cell/>
          <table:table-cell table:style-name="Dictionary.H51" table:number-columns-spanned="3" office:value-type="string">
            <text:p text:style-name="P9">я забуваюся, коли цнота</text:p>
            <text:p text:style-name="P9"><text:soft-page-break/>пречистого пребілого паперу</text:p>
            <text:p text:style-name="P9">почне мене, відкривши добру еру</text:p>
            <text:p text:style-name="P9">натхнення в тиші, і коли мета</text:p>
            <text:p text:style-name="P4"><text:span text:style-name="T24">мене в полон імкне, </text:span><text:span text:style-name="T27">всененажданна</text:span><text:span text:style-name="T24">. </text:span><text:span text:style-name="T42">(П‑2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6">не <text:span text:style-name="T118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44" text:outline-level="2"><text:span text:style-name="T95">жд</text:span><text:span text:style-name="T112">а</text:span><text:span text:style-name="T19"></text:span><text:span text:style-name="T95">ти</text:span></text:h>
            <text:p text:style-name="P48"><text:span text:style-name="T83">жду, ждеш, </text:span><text:span text:style-name="T80">недок.</text:span></text:p>
            <text:p text:style-name="P32">1) <text:span text:style-name="T99">перех.</text:span> Перебувати де-небудь, щоб побачити когось, зустрітися з кимось; чекати, очікувати. || <text:span text:style-name="T99">перех.</text:span> <text:span text:style-name="T120">і </text:span><text:span text:style-name="T99">неперех.</text:span>, <text:span text:style-name="T120">кого</text:span>, <text:span text:style-name="T120">чого</text:span>, <text:span text:style-name="T120">на кого </text:span>–<text:span text:style-name="T120">що</text:span>, <text:span text:style-name="T120">зі </text:span><text:span text:style-name="T99">спол.</text:span> Розраховувати на чиє-небудь повернення, на прихід, появу когось, чогось, на здійснення чогось.</text:p>
            <text:p text:style-name="P38"><text:span text:style-name="T61">2) </text:span><text:span text:style-name="T78">перех.</text:span><text:span text:style-name="T61"> </text:span><text:span text:style-name="T71">і </text:span><text:span text:style-name="T78">неперех.</text:span><text:span text:style-name="T61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27</text:p>
          </table:table-cell>
          <table:table-cell table:style-name="Dictionary.B53" table:number-columns-spanned="3" office:value-type="string">
            <text:p text:style-name="P25">Всенезустріч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53" table:number-columns-spanned="3" office:value-type="string">
            <text:p text:style-name="P4"><text:span text:style-name="T48">утворене способом зрощення, похідне від слів:</text:span> <text:span text:style-name="T96">все</text:span> і <text:span text:style-name="T96">незу</text:span><text:span text:style-name="T7"></text:span><text:span text:style-name="T96">стріч</text:span></text:p>
          </table:table-cell>
          <table:covered-table-cell/>
          <table:covered-table-cell/>
          <table:table-cell table:style-name="Dictionary.H53" table:number-columns-spanned="3" office:value-type="string">
            <text:p text:style-name="P9">Ця дорога вседороги</text:p>
            <text:p text:style-name="P4"><text:span text:style-name="T27">всенезустрічі</text:span><text:span text:style-name="T24"> – всегону.</text:span></text:p>
            <text:p text:style-name="P9">Позирай із заквагону</text:p>
            <text:p text:style-name="P4"><text:span text:style-name="T24">за сузір’ям Козерога. </text:span><text:span text:style-name="T42">(П‑1, 67);</text:span></text:p>
            <text:p text:style-name="P9">Що мав – привиділось, <text:soft-page-break/>причулося,</text:p>
            <text:p text:style-name="P4"><text:span text:style-name="T24">на </text:span><text:span text:style-name="T27">всенезустріч</text:span><text:span text:style-name="T24">, всепрощання. </text:span><text:span text:style-name="T42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6">не <text:span text:style-name="T118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44" text:outline-level="2"><text:span text:style-name="T95">з</text:span><text:span text:style-name="T112">у</text:span><text:span text:style-name="T19"></text:span><text:span text:style-name="T95">стріч</text:span></text:h>
            <text:p text:style-name="P48"><text:span text:style-name="T83">-і, </text:span><text:span text:style-name="T80">ж.</text:span><text:span text:style-name="T83">, </text:span><text:span text:style-name="T80">кого</text:span><text:span text:style-name="T83">, </text:span><text:span text:style-name="T80">чого</text:span><text:span text:style-name="T83">, </text:span><text:span text:style-name="T80">з ким </text:span><text:span text:style-name="T83">– </text:span><text:span text:style-name="T80">чим і без додатка</text:span><text:span text:style-name="T83">.</text:span></text:p>
            <text:p text:style-name="P32">1) Зближення з ким-, чим-небудь, хто (що) рухається навпроти.</text:p>
            <text:p text:style-name="P37"><text:span text:style-name="T60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70">рідко</text:span><text:span text:style-name="T60">. Знайомство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28</text:p>
          </table:table-cell>
          <table:table-cell table:style-name="Dictionary.B55" table:number-columns-spanned="3" office:value-type="string">
            <text:p text:style-name="P4"><text:span text:style-name="T5">Всенезустріч</text:span><text:span text:style-name="T3">-</text:span><text:span text:style-name="T5">всегíн</text:span></text:p>
            <text:p text:style-name="P4"><text:span text:style-name="T23">-гону, </text:span><text:span text:style-name="T24">ім., ж., інд.-авт.</text:span></text:p>
          </table:table-cell>
          <table:covered-table-cell/>
          <table:covered-table-cell/>
          <table:table-cell table:style-name="Dictionary.E55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всенезу</text:span><text:span text:style-name="T6"></text:span><text:span text:style-name="T37">стріч</text:span><text:span text:style-name="T34"> і </text:span><text:span text:style-name="T37">всегі</text:span><text:span text:style-name="T6"></text:span><text:span text:style-name="T37">н</text:span></text:p>
          </table:table-cell>
          <table:covered-table-cell/>
          <table:covered-table-cell/>
          <table:table-cell table:style-name="Dictionary.H55" table:number-columns-spanned="3" office:value-type="string">
            <text:p text:style-name="P9">Ця дорога вседороги,</text:p>
            <text:p text:style-name="P4"><text:span text:style-name="T27">всенезустрічі-всегону</text:span><text:span text:style-name="T24">,</text:span></text:p>
            <text:p text:style-name="P9">позирай із зак-вагону</text:p>
            <text:p text:style-name="P4"><text:span text:style-name="T24">за сузір’ям Козерога. </text:span><text:span text:style-name="T42">(П‑1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4" office:value-type="string">
            <text:p text:style-name="P4"><text:span text:style-name="T37">всенезу</text:span><text:span text:style-name="T6"></text:span><text:span text:style-name="T37">стріч </text:span><text:span text:style-name="T54">(див. 27)</text:span></text:p>
          </table:table-cell>
          <table:covered-table-cell/>
          <table:covered-table-cell/>
          <table:covered-table-cell/>
          <table:table-cell table:style-name="Dictionary.F56" table:number-columns-spanned="5" office:value-type="string">
            <text:p text:style-name="P4"><text:span text:style-name="T37">всегі</text:span><text:span text:style-name="T6"></text:span><text:span text:style-name="T37">н </text:span><text:span text:style-name="T54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9</text:p>
          </table:table-cell>
          <table:table-cell table:style-name="Dictionary.B57" table:number-columns-spanned="3" office:value-type="string">
            <text:p text:style-name="P4"><text:span text:style-name="T5">ВсенепІзнани</text:span><text:span text:style-name="T5">й</text:span>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57" table:number-columns-spanned="3" office:value-type="string">
            <text:p text:style-name="P4"><text:span text:style-name="T48">утворене способом основоскладання, </text:span><text:soft-page-break/><text:span text:style-name="T48">похідне від слів:</text:span> <text:span text:style-name="T96">все</text:span> і <text:span text:style-name="T96">непі</text:span><text:span text:style-name="T7"></text:span><text:span text:style-name="T96">знаний</text:span></text:p>
          </table:table-cell>
          <table:covered-table-cell/>
          <table:covered-table-cell/>
          <table:table-cell table:style-name="Dictionary.H57" table:number-columns-spanned="3" office:value-type="string">
            <text:p text:style-name="P9">…попелясті зозулі</text:p>
            <text:p text:style-name="P9">вістили роки: жий однині</text:p>
            <text:p text:style-name="P4"><text:soft-page-break/><text:span text:style-name="T24">на </text:span><text:span text:style-name="T27">всенепізнаній</text:span><text:span text:style-name="T24"> землі. </text:span><text:span text:style-name="T42">(П‑1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4" office:value-type="string">
            <text:p text:style-name="P6">все (див. 6)</text:p>
          </table:table-cell>
          <table:covered-table-cell/>
          <table:covered-table-cell/>
          <table:covered-table-cell/>
          <table:table-cell table:style-name="Dictionary.F58" table:number-columns-spanned="5" office:value-type="string">
            <text:h text:style-name="P44" text:outline-level="2"><text:span text:style-name="T95">неп</text:span><text:span text:style-name="T112">і</text:span><text:span text:style-name="T19"></text:span><text:span text:style-name="T95">знаний</text:span></text:h>
            <text:p text:style-name="P48"><text:span text:style-name="T83">-а, -е.</text:span></text:p>
            <text:p text:style-name="P32">Якого ще не пізнали, не вивчил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0</text:p>
          </table:table-cell>
          <table:table-cell table:style-name="Dictionary.B59" table:number-columns-spanned="3" office:value-type="string">
            <text:p text:style-name="P25">ВсенепогАс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59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96">непога</text:span><text:span text:style-name="T7"></text:span><text:span text:style-name="T96">сний</text:span></text:p>
          </table:table-cell>
          <table:covered-table-cell/>
          <table:covered-table-cell/>
          <table:table-cell table:style-name="Dictionary.H59" table:number-columns-spanned="3" office:value-type="string">
            <text:p text:style-name="P9">оце світіння полохких світань</text:p>
            <text:p text:style-name="P9">світів жертовних, що мене запалює</text:p>
            <text:p text:style-name="P4"><text:span text:style-name="T27">всенепогасним</text:span><text:span text:style-name="T24"> і ламким, як крига,</text:span></text:p>
            <text:p text:style-name="P4"><text:span text:style-name="T24">огнем співучих надторосів – криг. </text:span><text:span text:style-name="T42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60" table:number-columns-spanned="5" office:value-type="string">
            <text:h text:style-name="P44" text:outline-level="2"><text:span text:style-name="T95">непог</text:span><text:span text:style-name="T112">а</text:span><text:span text:style-name="T19"></text:span><text:span text:style-name="T95">сний</text:span></text:h>
            <text:p text:style-name="P48"><text:span text:style-name="T83">-а, -е.</text:span></text:p>
            <text:p text:style-name="P32">1) Який не гасне, якого не можна погасити; невгасимий.</text:p>
            <text:p text:style-name="P35"><text:span text:style-name="T61">2) </text:span><text:span text:style-name="T78">перен.</text:span><text:span text:style-name="T61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1</text:p>
          </table:table-cell>
          <table:table-cell table:style-name="Dictionary.B61" table:number-columns-spanned="3" office:value-type="string">
            <text:p text:style-name="P25">ВсенепокОр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61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96">непоко</text:span><text:span text:style-name="T4"></text:span><text:span text:style-name="T96">ра</text:span></text:p>
          </table:table-cell>
          <table:covered-table-cell/>
          <table:covered-table-cell/>
          <table:table-cell table:style-name="Dictionary.H61" table:number-columns-spanned="3" office:value-type="string">
            <text:p text:style-name="P9">Страшна ковбаня – чорна і масна.</text:p>
            <text:p text:style-name="P9">І дух тяжкий повзе, немов потвора,</text:p>
            <text:p text:style-name="P4"><text:span text:style-name="T24">в лещатах дум твоя </text:span><text:span text:style-name="T27">всенепокора</text:span><text:span text:style-name="T24">,</text:span></text:p>
            <text:p text:style-name="P4"><text:span text:style-name="T24">стою на кладці. Дозираю дна. </text:span><text:soft-page-break/><text:span text:style-name="T42">(П‑1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62" table:number-columns-spanned="5" office:value-type="string">
            <text:h text:style-name="P44" text:outline-level="2"><text:span text:style-name="T95">непок</text:span><text:span text:style-name="T112">о</text:span><text:span text:style-name="T19"></text:span><text:span text:style-name="T95">ра</text:span></text:h>
            <text:p text:style-name="P48"><text:span text:style-name="T83">-и, </text:span><text:span text:style-name="T80">ж.</text:span></text:p>
            <text:p text:style-name="P32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2</text:p>
          </table:table-cell>
          <table:table-cell table:style-name="Dictionary.B63" table:number-columns-spanned="3" office:value-type="string">
            <text:p text:style-name="P4"><text:span text:style-name="T5">ВсенищІ</text:span><text:span text:style-name="T6"></text:span><text:span text:style-name="T5">вність</text:span></text:p>
            <text:p text:style-name="P4"><text:span text:style-name="T23">-ності, </text:span><text:span text:style-name="T24">ім., ж., інд.-авт.</text:span></text:p>
          </table:table-cell>
          <table:covered-table-cell/>
          <table:covered-table-cell/>
          <table:table-cell table:style-name="Dictionary.E63" table:number-columns-spanned="3" office:value-type="string">
            <text:p text:style-name="P4"><text:span text:style-name="T48">утворене складносуфіксальним способом, похідне від слів:</text:span><text:span text:style-name="T34"> </text:span><text:span text:style-name="T37">все </text:span><text:span text:style-name="T54">і </text:span><text:span text:style-name="T37">нищівний</text:span></text:p>
          </table:table-cell>
          <table:covered-table-cell/>
          <table:covered-table-cell/>
          <table:table-cell table:style-name="Dictionary.H63" table:number-columns-spanned="3" office:value-type="string">
            <text:p text:style-name="P9">І ти збагнеш</text:p>
            <text:p text:style-name="P4"><text:span text:style-name="T24">обнавіснілу </text:span><text:span text:style-name="T27">всенищівність</text:span><text:span text:style-name="T24"> роду. </text:span><text:span text:style-name="T42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64" table:number-columns-spanned="5" office:value-type="string">
            <text:h text:style-name="P44" text:outline-level="2"><text:span text:style-name="T95">нищівн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2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3</text:p>
          </table:table-cell>
          <table:table-cell table:style-name="Dictionary.B65" table:number-columns-spanned="3" office:value-type="string">
            <text:p text:style-name="P4"><text:span text:style-name="T5">ВсеО</text:span><text:span text:style-name="T6"></text:span><text:span text:style-name="T5">брій</text:span></text:p>
            <text:p text:style-name="P4"><text:span text:style-name="T23">-ю, </text:span><text:span text:style-name="T24">ім., ч., інд.-авт.</text:span></text:p>
          </table:table-cell>
          <table:covered-table-cell/>
          <table:covered-table-cell/>
          <table:table-cell table:style-name="Dictionary.E65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 </text:span>і <text:span text:style-name="T96">о</text:span><text:span text:style-name="T6"></text:span><text:span text:style-name="T96">брій</text:span></text:p>
          </table:table-cell>
          <table:covered-table-cell/>
          <table:covered-table-cell/>
          <table:table-cell table:style-name="Dictionary.H65" table:number-columns-spanned="3" office:value-type="string">
            <text:p text:style-name="P9">Старечою ходою</text:p>
            <text:p text:style-name="P9">із костуром – іще бриниш мені</text:p>
            <text:p text:style-name="P4"><text:span text:style-name="T27">всеобрієм</text:span><text:span text:style-name="T24">. </text:span><text:span text:style-name="T42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66" table:number-columns-spanned="5" office:value-type="string">
            <text:h text:style-name="P44" text:outline-level="2"><text:span text:style-name="T112">о</text:span><text:span text:style-name="T19"></text:span><text:span text:style-name="T95">брій</text:span></text:h>
            <text:p text:style-name="P48"><text:span text:style-name="T83">-ю, </text:span><text:span text:style-name="T80">ч.</text:span></text:p>
            <text:p text:style-name="P32">1) Лінія позірного зіткнення неба з землею чи водною поверхнею; <text:soft-page-break/>горизонт, небокрай. || Прилегла до землі частина небесного простору; небосхил.</text:p>
            <text:p text:style-name="P32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4</text:p>
          </table:table-cell>
          <table:table-cell table:style-name="Dictionary.B67" table:number-columns-spanned="3" office:value-type="string">
            <text:p text:style-name="P4"><text:span text:style-name="T5">ВсеобрушА</text:span><text:span text:style-name="T6"></text:span><text:span text:style-name="T5">ти</text:span></text:p>
            <text:p text:style-name="P4"><text:span text:style-name="T23">-а</text:span><text:span text:style-name="T6"></text:span><text:span text:style-name="T23">ю, -єш, дієсл., </text:span><text:span text:style-name="T25">недок., перех., інд.-авт.</text:span></text:p>
          </table:table-cell>
          <table:covered-table-cell/>
          <table:covered-table-cell/>
          <table:table-cell table:style-name="Dictionary.E67" table:number-columns-spanned="3" office:value-type="string">
            <text:p text:style-name="P4"><text:span text:style-name="T105">утворене способом основоскладання, похідне від слів:</text:span> <text:span text:style-name="T96">все</text:span> і <text:span text:style-name="T96">обруша</text:span><text:span text:style-name="T6"></text:span><text:span text:style-name="T96">ти</text:span></text:p>
          </table:table-cell>
          <table:covered-table-cell/>
          <table:covered-table-cell/>
          <table:table-cell table:style-name="Dictionary.H67" table:number-columns-spanned="3" office:value-type="string">
            <text:p text:style-name="P4"><text:span text:style-name="T24">Та </text:span><text:span text:style-name="T27">всеобрушає</text:span><text:span text:style-name="T24"> нестерпно</text:span></text:p>
            <text:p text:style-name="P9">двопогляд. У ньому ти сущий,</text:p>
            <text:p text:style-name="P9">померлий, пантруєш живого,</text:p>
            <text:p text:style-name="P4"><text:span text:style-name="T24">зориш за померлим – живий. </text:span><text:span text:style-name="T42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46" text:outline-level="2"><text:span text:style-name="T63">обр</text:span><text:span text:style-name="T92">у</text:span><text:span text:style-name="T21"></text:span><text:span text:style-name="T63">шувати</text:span></text:h>
            <text:p text:style-name="P48"><text:span text:style-name="T83">-ую, -уєш </text:span><text:span text:style-name="T80">і рідко </text:span><text:span text:style-name="T83">обрушати, -аю, -аєш, </text:span><text:span text:style-name="T80">недок.</text:span><text:span text:style-name="T83">, обрушити, -шу, -шиш,</text:span><text:span text:style-name="T80">док.</text:span><text:span text:style-name="T83">, </text:span><text:span text:style-name="T80">перех.</text:span></text:p>
            <text:p text:style-name="P32">3) <text:span text:style-name="T99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5</text:p>
          </table:table-cell>
          <table:table-cell table:style-name="Dictionary.B69" table:number-columns-spanned="3" office:value-type="string">
            <text:p text:style-name="P4"><text:span text:style-name="T5">ВсеО</text:span><text:span text:style-name="T6"></text:span><text:span text:style-name="T5">чі</text:span></text:p>
            <text:p text:style-name="P4"><text:span text:style-name="T23">-чéй, </text:span><text:span text:style-name="T24">ім., мн., інд.-авт.</text:span></text:p>
          </table:table-cell>
          <table:covered-table-cell/>
          <table:covered-table-cell/>
          <table:table-cell table:style-name="Dictionary.E69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96">о</text:span><text:span text:style-name="T6"></text:span><text:span text:style-name="T96">чі</text:span></text:p>
          </table:table-cell>
          <table:covered-table-cell/>
          <table:covered-table-cell/>
          <table:table-cell table:style-name="Dictionary.H69" table:number-columns-spanned="3" office:value-type="string">
            <text:p text:style-name="P9">Узорені, роздумані, прозорі - </text:p>
            <text:p text:style-name="P9">вони – одне високе чудування - </text:p>
            <text:p text:style-name="P9">недоторканна є оця зчужілість</text:p>
            <text:p text:style-name="P4"><text:span text:style-name="T24">і всепрозріння добрих </text:span><text:span text:style-name="T27">всеочей</text:span><text:span text:style-name="T24">. </text:span><text:span text:style-name="T42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46" text:outline-level="2"><text:span text:style-name="T91">О</text:span><text:span text:style-name="T21"></text:span><text:span text:style-name="T62">ко (</text:span><text:span text:style-name="T91">о</text:span><text:span text:style-name="T21"></text:span><text:span text:style-name="T62">чі)</text:span></text:h>
            <text:p text:style-name="P48"><text:span text:style-name="T74">I </text:span><text:span text:style-name="T83">-а, </text:span><text:span text:style-name="T80">с.</text:span><text:span text:style-name="T72"> </text:span><text:span text:style-name="T83">(</text:span><text:span text:style-name="T80">мн.</text:span><text:span text:style-name="T72"> </text:span><text:span text:style-name="T83">очі, </text:span><text:span text:style-name="T80">рідко </text:span><text:span text:style-name="T83">вічі, очей – </text:span><text:span text:style-name="T80">перев.</text:span><text:span text:style-name="T72"> </text:span><text:span text:style-name="T80">з прийм.</text:span><text:span text:style-name="T72"> </text:span><text:span text:style-name="T83">у).</text:span></text:p>
            <text:p text:style-name="P40"><text:span text:style-name="T73">1) Орган зору у людини, всіх хребетних та деяких </text:span><text:soft-page-break/><text:span text:style-name="T73">безхребетних тварин. || Те саме, що </text:span><text:a xlink:type="simple" xlink:href="http://www.lingvo.ua/uk/Translate/uk-uk/погляд"><text:span text:style-name="T89">погляд</text:span></text:a><text:span text:style-name="T73">.</text:span></text:p>
            <text:p text:style-name="P32">2) <text:span text:style-name="T99">розм.</text:span> Здатність бачити; зір. || <text:span text:style-name="T120">тільки </text:span><text:span text:style-name="T99">одн.</text:span> Особлива здатність бачення, властива людині завдяки певній професії, досвіду і т. ін.</text:p>
            <text:p text:style-name="P35"><text:span text:style-name="T61">3) </text:span><text:span text:style-name="T78">перен.</text:span><text:span text:style-name="T61">, </text:span><text:span text:style-name="T78">розм.</text:span><text:span text:style-name="T61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6</text:p>
          </table:table-cell>
          <table:table-cell table:style-name="Dictionary.B71" table:number-columns-spanned="3" office:value-type="string">
            <text:p text:style-name="P25">Всепам’яткий</text:p>
            <text:p text:style-name="P4"><text:span text:style-name="T23">-á, -é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71" table:number-columns-spanned="3" office:value-type="string">
            <text:p text:style-name="P4"><text:span text:style-name="T48">утворене способом основоскладання, похідне від слів:</text:span> <text:span text:style-name="T96">все</text:span> і <text:span text:style-name="T37">пам’яткий</text:span></text:p>
          </table:table-cell>
          <table:covered-table-cell/>
          <table:covered-table-cell/>
          <table:table-cell table:style-name="Dictionary.H71" table:number-columns-spanned="3" office:value-type="string">
            <text:p text:style-name="P9">Володарю своєї смерті, доля - </text:p>
            <text:p text:style-name="P4"><text:span text:style-name="T27">всепам’ятка</text:span><text:span text:style-name="T24">, всечула, всевидюща - </text:span></text:p>
            <text:p text:style-name="P4"><text:span text:style-name="T24">нічого не забуде, не простить. </text:span><text:span text:style-name="T42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46" text:outline-level="2"><text:span text:style-name="T63">Пам’ятл</text:span><text:span text:style-name="T92">и</text:span><text:span text:style-name="T21"></text:span><text:span text:style-name="T63">вий (пам’ятки</text:span><text:span text:style-name="T2"></text:span><text:span text:style-name="T63">й)</text:span></text:h>
            <text:p text:style-name="P48"><text:span text:style-name="T83">-а, -е.</text:span></text:p>
            <text:p text:style-name="P32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7</text:p>
          </table:table-cell>
          <table:table-cell table:style-name="Dictionary.B73" table:number-columns-spanned="3" office:value-type="string">
            <text:p text:style-name="P25">ВсепекЕль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73" table:number-columns-spanned="3" office:value-type="string">
            <text:p text:style-name="P19"><text:span text:style-name="T52">утворене способом основоскладання, похідне від слів:</text:span><text:span text:style-name="T23"> </text:span><text:span text:style-name="T38">все</text:span><text:span text:style-name="T23"> і </text:span><text:span text:style-name="T38">пекéльний</text:span></text:p>
          </table:table-cell>
          <table:covered-table-cell/>
          <table:covered-table-cell/>
          <table:table-cell table:style-name="Dictionary.H73" table:number-columns-spanned="3" office:value-type="string">
            <text:p text:style-name="P9">Сяє срібне серце землі</text:p>
            <text:p text:style-name="P4"><text:span text:style-name="T27">всепекельними </text:span><text:span text:style-name="T24">калюжами. </text:span><text:span text:style-name="T42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74" table:number-columns-spanned="5" office:value-type="string">
            <text:h text:style-name="P44" text:outline-level="2"><text:span text:style-name="T95">пек</text:span><text:span text:style-name="T112">е</text:span><text:span text:style-name="T19"></text:span><text:span text:style-name="T95">льний</text:span></text:h>
            <text:p text:style-name="P48"><text:span text:style-name="T83">-а, -е.</text:span></text:p>
            <text:p text:style-name="P40"><text:span text:style-name="T73">1) Прикм. до </text:span><text:a xlink:type="simple" xlink:href="http://www.lingvo.ua/uk/Translate/uk-uk/пекло"><text:span text:style-name="T89">пекло</text:span></text:a><text:span text:style-name="T73"> 1). || Який уявно спостерігається в пеклі.</text:span></text:p>
            <text:p text:style-name="P32">2) <text:span text:style-name="T99">перен.</text:span> Важкий, жахливий, нестерпний; такий, як у пеклі. || Надзвичайний за ступенем прояву; <text:soft-page-break/>дуже великий.</text:p>
            <text:p text:style-name="P35"><text:span text:style-name="T61">3) </text:span><text:span text:style-name="T78">перен.</text:span><text:span text:style-name="T61"> Злий, підступний. || </text:span><text:span text:style-name="T78">розм.</text:span><text:span text:style-name="T61"> Уживається як лайливе слов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8</text:p>
          </table:table-cell>
          <table:table-cell table:style-name="Dictionary.B75" table:number-columns-spanned="3" office:value-type="string">
            <text:p text:style-name="P25">ВсеперелЕт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75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все</text:span><text:span text:style-name="T34"> і </text:span><text:span text:style-name="T37">перелі</text:span><text:span text:style-name="T6"></text:span><text:span text:style-name="T37">т</text:span></text:p>
          </table:table-cell>
          <table:covered-table-cell/>
          <table:covered-table-cell/>
          <table:table-cell table:style-name="Dictionary.H75" table:number-columns-spanned="3" office:value-type="string">
            <text:p text:style-name="P9">Це божевілля пориву, ця рвань</text:p>
            <text:p text:style-name="P4"><text:span text:style-name="T27">всеперелетів</text:span><text:span text:style-name="T24"> – з пекла і до раю,</text:span></text:p>
            <text:p text:style-name="P4"><text:span text:style-name="T24">це надвисання в смерть… </text:span><text:span text:style-name="T42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76" table:number-columns-spanned="5" office:value-type="string">
            <text:h text:style-name="P44" text:outline-level="2"><text:span text:style-name="T95">перел</text:span><text:span text:style-name="T112">і</text:span><text:span text:style-name="T19"></text:span><text:span text:style-name="T95">т</text:span></text:h>
            <text:p text:style-name="P48"><text:span text:style-name="T83">-льоту, </text:span><text:span text:style-name="T80">ч.</text:span></text:p>
            <text:p text:style-name="P40"><text:span text:style-name="T73">1) Дія і стан за знач. </text:span><text:a xlink:type="simple" xlink:href="http://www.lingvo.ua/uk/Translate/uk-uk/перелетіти"><text:span text:style-name="T89">перелетіти</text:span></text:a><text:span text:style-name="T73"> 1), </text:span><text:a xlink:type="simple" xlink:href="http://www.lingvo.ua/uk/Translate/uk-uk/перелітати"><text:span text:style-name="T89">переліт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39</text:p>
          </table:table-cell>
          <table:table-cell table:style-name="Dictionary.B77" table:number-columns-spanned="3" office:value-type="string">
            <text:p text:style-name="P25">Всепереляк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77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все</text:span><text:span text:style-name="T34"> і </text:span><text:span text:style-name="T37">переляк</text:span></text:p>
          </table:table-cell>
          <table:covered-table-cell/>
          <table:covered-table-cell/>
          <table:table-cell table:style-name="Dictionary.H77" table:number-columns-spanned="3" office:value-type="string">
            <text:p text:style-name="P9">Куди сховатись,</text:p>
            <text:p text:style-name="P9">аби втекти глухонімого болю</text:p>
            <text:p text:style-name="P4"><text:span text:style-name="T24">і таємничого </text:span><text:span text:style-name="T27">Всепереляку</text:span></text:p>
            <text:p text:style-name="P4"><text:span text:style-name="T24">і ницого рятунку Порожнеч? </text:span><text:span text:style-name="T42">(П‑1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78" table:number-columns-spanned="5" office:value-type="string">
            <text:h text:style-name="P44" text:outline-level="2"><text:span text:style-name="T95">перел</text:span><text:span text:style-name="T112">я</text:span><text:span text:style-name="T19"></text:span><text:span text:style-name="T95">к</text:span></text:h>
            <text:p text:style-name="P48"><text:span text:style-name="T83">-у, </text:span><text:span text:style-name="T80">ч.</text:span></text:p>
            <text:p text:style-name="P32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0</text:p>
          </table:table-cell>
          <table:table-cell table:style-name="Dictionary.B79" table:number-columns-spanned="3" office:value-type="string">
            <text:p text:style-name="P25">Всепопéреду</text:p>
            <text:p text:style-name="P12">присл., інд.-авт.</text:p>
          </table:table-cell>
          <table:covered-table-cell/>
          <table:covered-table-cell/>
          <table:table-cell table:style-name="Dictionary.E79" table:number-columns-spanned="3" office:value-type="string">
            <text:p text:style-name="P4"><text:span text:style-name="T46">утворене способом зрощення, похідне від слів:</text:span><text:span text:style-name="T34"> </text:span><text:span text:style-name="T37">все</text:span><text:span text:style-name="T34"> і </text:span><text:span text:style-name="T37">попéреду</text:span></text:p>
          </table:table-cell>
          <table:covered-table-cell/>
          <table:covered-table-cell/>
          <table:table-cell table:style-name="Dictionary.H79" table:number-columns-spanned="3" office:value-type="string">
            <text:p text:style-name="P4"><text:span text:style-name="T24">Іду до вас – ви </text:span><text:span text:style-name="T27">всепопереду</text:span><text:span text:style-name="T24">,</text:span></text:p>
            <text:p text:style-name="P4"><text:span text:style-name="T24">за заримим обрієм моїм. </text:span><text:span text:style-name="T42">(П‑2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80" table:number-columns-spanned="5" office:value-type="string">
            <text:h text:style-name="P44" text:outline-level="2"><text:span text:style-name="T95">поп</text:span><text:span text:style-name="T112">е</text:span><text:span text:style-name="T19"></text:span><text:span text:style-name="T95">реду</text:span><text:soft-page-break/></text:h>
            <text:p text:style-name="P48"><text:span text:style-name="T74">I </text:span><text:span text:style-name="T80">присл.</text:span></text:p>
            <text:p text:style-name="P32">1) Перед ким-, чим-небудь, на чолі когось, чогось; <text:span text:style-name="T99">прот.</text:span> позаду. || У передній частині чого-небудь. || У числі перших, передових, в авангарді.</text:p>
            <text:p text:style-name="P32">2) Раніше від кого-, чого-небудь; спершу. || За якийсь час до чого-небудь; заздалегідь, наперед. || У минулому, раніше.</text:p>
            <text:p text:style-name="P32">3) На деякій відстані перед ким-, чим-небудь. || На значній віддалі на шляху під час пересування.</text:p>
            <text:p text:style-name="P32">4) У майбутньом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1</text:p>
          </table:table-cell>
          <table:table-cell table:style-name="Dictionary.B81" table:number-columns-spanned="3" office:value-type="string">
            <text:p text:style-name="P25">Всепрозрíння</text:p>
            <text:p text:style-name="P12">ім., с., інд.-авт.</text:p>
          </table:table-cell>
          <table:covered-table-cell/>
          <table:covered-table-cell/>
          <table:table-cell table:style-name="Dictionary.E81" table:number-columns-spanned="3" office:value-type="string">
            <text:p text:style-name="P4"><text:span text:style-name="T46">утворене способом основоскладання, похідне від слів:</text:span><text:span text:style-name="T34"> </text:span><text:span text:style-name="T37">все</text:span><text:span text:style-name="T34"> </text:span><text:span text:style-name="T34">і </text:span><text:span text:style-name="T37">прозрíння</text:span></text:p>
          </table:table-cell>
          <table:covered-table-cell/>
          <table:covered-table-cell/>
          <table:table-cell table:style-name="Dictionary.H81" table:number-columns-spanned="3" office:value-type="string">
            <text:p text:style-name="P9">На всерозхресті люті і жаху,</text:p>
            <text:p text:style-name="P4"><text:span text:style-name="T24">на </text:span><text:span text:style-name="T27">всепрозрінні</text:span><text:span text:style-name="T24"> смертного скрику</text:span></text:p>
            <text:p text:style-name="P9">дай мені, Боже, чесного шляху,</text:p>
            <text:p text:style-name="P4"><text:span text:style-name="T24">дай мені, Боже, гордого лику! </text:span><text:span text:style-name="T42">(П‑1, 153);</text:span></text:p>
            <text:p text:style-name="P9">Узорені, роздумані, прозорі - </text:p>
            <text:p text:style-name="P9">вони – одне високе чудування - </text:p>
            <text:p text:style-name="P9">недоторканна є оця зчужілість</text:p>
            <text:p text:style-name="P4"><text:span text:style-name="T24">і </text:span><text:span text:style-name="T27">всепрозріння</text:span><text:span text:style-name="T24"> добрих всеочей. </text:span><text:span text:style-name="T42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82" table:number-columns-spanned="5" office:value-type="string">
            <text:h text:style-name="P44" text:outline-level="2"><text:span text:style-name="T95">прозр</text:span><text:span text:style-name="T112">і</text:span><text:span text:style-name="T19"></text:span><text:span text:style-name="T95">ння</text:span><text:soft-page-break/></text:h>
            <text:p text:style-name="P48"><text:span text:style-name="T83">-я, </text:span><text:span text:style-name="T80">с.</text:span></text:p>
            <text:p text:style-name="P40"><text:span text:style-name="T73">1) Дія і стан за знач. </text:span><text:a xlink:type="simple" xlink:href="http://www.lingvo.ua/uk/Translate/uk-uk/прозріти"><text:span text:style-name="T89">прозрі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2</text:p>
          </table:table-cell>
          <table:table-cell table:style-name="Dictionary.B83" table:number-columns-spanned="3" office:value-type="string">
            <text:p text:style-name="P25">Всепрощáль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83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все</text:span><text:span text:style-name="T34"> і </text:span><text:span text:style-name="T37">прощáльний</text:span></text:p>
          </table:table-cell>
          <table:covered-table-cell/>
          <table:covered-table-cell/>
          <table:table-cell table:style-name="Dictionary.H83" table:number-columns-spanned="3" office:value-type="string">
            <text:p text:style-name="P4"><text:span text:style-name="T24">Земля – хитлива і плавка – вседорога і </text:span><text:span text:style-name="T27">всепрощальна</text:span><text:span text:style-name="T24"> - </text:span></text:p>
            <text:p text:style-name="P4"><text:span text:style-name="T24">здоліла стати, щоб благальна помічена була рука. </text:span><text:span text:style-name="T42">(П‑2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84" table:number-columns-spanned="5" office:value-type="string">
            <text:h text:style-name="P44" text:outline-level="2"><text:span text:style-name="T95">прощ</text:span><text:span text:style-name="T112">а</text:span><text:span text:style-name="T19"></text:span><text:span text:style-name="T95">льний</text:span></text:h>
            <text:p text:style-name="P48"><text:span text:style-name="T83">-а, -е.</text:span></text:p>
            <text:p text:style-name="P32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7"><text:span text:style-name="T60">2) </text:span><text:span text:style-name="T77">перен.</text:span><text:span text:style-name="T60"> Останні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3</text:p>
          </table:table-cell>
          <table:table-cell table:style-name="Dictionary.B85" table:number-columns-spanned="3" office:value-type="string">
            <text:p text:style-name="P25">Всепрощ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85" table:number-columns-spanned="3" office:value-type="string">
            <text:p text:style-name="P4"><text:span text:style-name="T48">утворене способом </text:span><text:span text:style-name="T48">основословоскладання, похідне від слів:</text:span><text:span text:style-name="T34"> </text:span><text:span text:style-name="T37">все</text:span><text:span text:style-name="T34"> і </text:span><text:span text:style-name="T37">прощáння</text:span></text:p>
          </table:table-cell>
          <table:covered-table-cell/>
          <table:covered-table-cell/>
          <table:table-cell table:style-name="Dictionary.H85" table:number-columns-spanned="3" office:value-type="string">
            <text:p text:style-name="P4"><text:span text:style-name="T24">Що мав – привиділось, </text:span><text:span text:style-name="T24">причулося,</text:span></text:p>
            <text:p text:style-name="P4"><text:span text:style-name="T24">на всенезустріч, </text:span><text:span text:style-name="T27">всепрощання</text:span><text:span text:style-name="T24">. </text:span><text:span text:style-name="T42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86" table:number-columns-spanned="5" office:value-type="string">
            <text:h text:style-name="P44" text:outline-level="2"><text:span text:style-name="T95">прощ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1) Дія за знач. </text:span><text:a xlink:type="simple" xlink:href="http://www.lingvo.ua/uk/Translate/uk-uk/прощатися"><text:span text:style-name="T89">прощатися</text:span></text:a><text:span text:style-name="T73"> 1). || Слова, які вимовляються перед розлукою, розставанням. </text:span><text:span text:style-name="T76">Час прощання</text:span><text:span text:style-name="T73">.</text:span></text:p>
            <text:p text:style-name="P35"><text:soft-page-break/><text:span text:style-name="T61">2) </text:span><text:span text:style-name="T78">перен.</text:span><text:span text:style-name="T61"> Розставання з ч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4</text:p>
          </table:table-cell>
          <table:table-cell table:style-name="Dictionary.B87" table:number-columns-spanned="3" office:value-type="string">
            <text:p text:style-name="P25">Всерозлук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87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все</text:span><text:span text:style-name="T34"> і </text:span><text:span text:style-name="T37">розлука</text:span></text:p>
          </table:table-cell>
          <table:covered-table-cell/>
          <table:covered-table-cell/>
          <table:table-cell table:style-name="Dictionary.H87" table:number-columns-spanned="3" office:value-type="string">
            <text:p text:style-name="P9">Сягни рукою – і не досягнеш</text:p>
            <text:p text:style-name="P4"><text:span text:style-name="T24">ні краю </text:span><text:span text:style-name="T27">всерозлук</text:span><text:span text:style-name="T24">, ні муки краю. </text:span><text:span text:style-name="T42">(П‑1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88" table:number-columns-spanned="5" office:value-type="string">
            <text:h text:style-name="P44" text:outline-level="2"><text:span text:style-name="T95">розл</text:span><text:span text:style-name="T112">у</text:span><text:span text:style-name="T19"></text:span><text:span text:style-name="T95">ка</text:span></text:h>
            <text:p text:style-name="P48"><text:span text:style-name="T83">-и, </text:span><text:span text:style-name="T80">ж.</text:span></text:p>
            <text:p text:style-name="P32">1) Розставання, прощання з ким-, чим-небудь близьким, дорогим.</text:p>
            <text:p text:style-name="P32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5</text:p>
          </table:table-cell>
          <table:table-cell table:style-name="Dictionary.B89" table:number-columns-spanned="3" office:value-type="string">
            <text:p text:style-name="P25">Всерозхрéст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89" table:number-columns-spanned="3" office:value-type="string">
            <text:p text:style-name="P4"><text:span text:style-name="T131">утворене способом основоскладання, префіксальним і нульсуфіксальним, </text:span><text:span text:style-name="T131">похідне від слів:</text:span><text:span text:style-name="T34"> </text:span><text:span text:style-name="T37">все</text:span><text:span text:style-name="T34"> і </text:span><text:span text:style-name="T37">хрест</text:span></text:p>
          </table:table-cell>
          <table:covered-table-cell/>
          <table:covered-table-cell/>
          <table:table-cell table:style-name="Dictionary.H89" table:number-columns-spanned="3" office:value-type="string">
            <text:p text:style-name="P4"><text:span text:style-name="T24">На </text:span><text:span text:style-name="T27">всерозхресті</text:span><text:span text:style-name="T24"> люті і жаху,</text:span></text:p>
            <text:p text:style-name="P9">на всепрозрінні смертного скрику</text:p>
            <text:p text:style-name="P9">дай мені, Боже, чесного шляху,</text:p>
            <text:p text:style-name="P4"><text:span text:style-name="T24">дай мені, Боже, гордого лику! </text:span><text:span text:style-name="T42">(П‑1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90" table:number-columns-spanned="5" office:value-type="string">
            <text:h text:style-name="P43" text:outline-level="2">хрест</text:h>
            <text:p text:style-name="P48"><text:span text:style-name="T83">-а, </text:span><text:span text:style-name="T80">ч.</text:span></text:p>
            <text:p text:style-name="P32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<text:soft-page-break/>складених пальців правої руки.</text:p>
            <text:p text:style-name="P35"><text:span text:style-name="T61">5) </text:span><text:span text:style-name="T78">перен.</text:span><text:span text:style-name="T61"> Страждання, випробування, що випали на чиюсь долю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6</text:p>
          </table:table-cell>
          <table:table-cell table:style-name="Dictionary.B91" table:number-columns-spanned="3" office:value-type="string">
            <text:p text:style-name="P25">Всесáдно</text:p>
            <text:p text:style-name="P12">присл., інд.-авт.</text:p>
          </table:table-cell>
          <table:covered-table-cell/>
          <table:covered-table-cell/>
          <table:table-cell table:style-name="Dictionary.E91" table:number-columns-spanned="3" office:value-type="string">
            <text:p text:style-name="P4"><text:span text:style-name="T46">утворене суфіксальним способом, похідне від слова</text:span><text:span text:style-name="T34"> </text:span><text:span text:style-name="T37">всесáдний</text:span></text:p>
          </table:table-cell>
          <table:covered-table-cell/>
          <table:covered-table-cell/>
          <table:table-cell table:style-name="Dictionary.H91" table:number-columns-spanned="3" office:value-type="string">
            <text:p text:style-name="P4"><text:span text:style-name="T24">Меркавий</text:span><text:span text:style-name="T27"> </text:span><text:span text:style-name="T24">місяць був посів</text:span></text:p>
            <text:p text:style-name="P4"><text:span text:style-name="T24">на всю околицю, </text:span><text:span text:style-name="T27">всесадно</text:span></text:p>
            <text:p text:style-name="P9">пишаючись і правив владно,</text:p>
            <text:p text:style-name="P4"><text:span text:style-name="T24">нічний мій сором чемно крив. </text:span><text:span text:style-name="T42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4"><text:span text:style-name="T37">Всесáдний </text:span><text:span text:style-name="T54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7</text:p>
          </table:table-cell>
          <table:table-cell table:style-name="Dictionary.B93" table:number-columns-spanned="3" office:value-type="string">
            <text:p text:style-name="P25">Всеспáле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93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все</text:span><text:span text:style-name="T34"> і </text:span><text:span text:style-name="T37">спáлення</text:span></text:p>
          </table:table-cell>
          <table:covered-table-cell/>
          <table:covered-table-cell/>
          <table:table-cell table:style-name="Dictionary.H93" table:number-columns-spanned="3" office:value-type="string">
            <text:p text:style-name="P4"><text:span text:style-name="T27">Всеспалення</text:span><text:span text:style-name="T24"> Твоє автодафе - </text:span></text:p>
            <text:p text:style-name="P9">перепочинок перед різнім святом,</text:p>
            <text:p text:style-name="P9">як ворогу назвешся рідним братом</text:p>
            <text:p text:style-name="P4"><text:span text:style-name="T24">і смерк розсуне лірою Орфей. </text:span><text:span text:style-name="T42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4" office:value-type="string">
            <text:p text:style-name="P6">все<text:span text:style-name="T118"> (див. 6)</text:span></text:p>
          </table:table-cell>
          <table:covered-table-cell/>
          <table:covered-table-cell/>
          <table:covered-table-cell/>
          <table:table-cell table:style-name="Dictionary.F94" table:number-columns-spanned="5" office:value-type="string">
            <text:h text:style-name="P44" text:outline-level="2"><text:span text:style-name="T95">сп</text:span><text:span text:style-name="T112">а</text:span><text:span text:style-name="T19"></text:span><text:span text:style-name="T95">ле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спалити"><text:span text:style-name="T89">спали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8</text:p>
          </table:table-cell>
          <table:table-cell table:style-name="Dictionary.B95" table:number-columns-spanned="3" office:value-type="string">
            <text:p text:style-name="P25">Всеспогáдувати</text:p>
            <text:p text:style-name="P4"><text:span text:style-name="T23">-ую, -єш, дієсл., </text:span><text:span text:style-name="T24">недок., перех., інд.-авт.</text:span></text:p>
          </table:table-cell>
          <table:covered-table-cell/>
          <table:covered-table-cell/>
          <table:table-cell table:style-name="Dictionary.E95" table:number-columns-spanned="3" office:value-type="string">
            <text:p text:style-name="P19"><text:span text:style-name="T52">утворене способом основоскладання, похідне від слів:</text:span><text:span text:style-name="T23"> </text:span><text:span text:style-name="T38">все</text:span><text:span text:style-name="T23"> і </text:span><text:span text:style-name="T38">спогáдувати</text:span></text:p>
          </table:table-cell>
          <table:covered-table-cell/>
          <table:covered-table-cell/>
          <table:table-cell table:style-name="Dictionary.H95" table:number-columns-spanned="3" office:value-type="string">
            <text:p text:style-name="P9">Як лев, що причаївся в хащах обрію,</text:p>
            <text:p text:style-name="P9">заки й зблудив, отак і я валандаюсь,</text:p>
            <text:p text:style-name="P9">від тебе відмежований навіки,</text:p>
            <text:p text:style-name="P4"><text:span text:style-name="T24">і </text:span><text:span text:style-name="T27">всеспогадую</text:span><text:span text:style-name="T24"> – немов живу. </text:span><text:span text:style-name="T42">(П‑1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96" table:number-columns-spanned="5" office:value-type="string">
            <text:h text:style-name="P44" text:outline-level="2"><text:span text:style-name="T95">спог</text:span><text:span text:style-name="T112">а</text:span><text:span text:style-name="T19"></text:span><text:span text:style-name="T95">дувати</text:span></text:h>
            <text:p text:style-name="P48"><text:soft-page-break/><text:span text:style-name="T83">-ую, -уєш, </text:span><text:span text:style-name="T80">недок.</text:span><text:span text:style-name="T83">, спогадати, -аю, -аєш, </text:span><text:span text:style-name="T80">док.</text:span><text:span text:style-name="T83">, </text:span><text:span text:style-name="T80">перех.</text:span><text:span text:style-name="T83">, </text:span><text:span text:style-name="T80">також із спол.</text:span><text:span text:style-name="T83">що, як, коли, </text:span><text:span text:style-name="T80">неперех.</text:span><text:span text:style-name="T83">, </text:span><text:span text:style-name="T80">про кого </text:span><text:span text:style-name="T83">– </text:span><text:span text:style-name="T80">що</text:span><text:span text:style-name="T83">, </text:span><text:span text:style-name="T80">розм.</text:span><text:span text:style-name="T72"> </text:span><text:span text:style-name="T80">за кого </text:span><text:span text:style-name="T83">– </text:span><text:span text:style-name="T80">що</text:span><text:span text:style-name="T83">, </text:span><text:span text:style-name="T80">розм.</text:span></text:p>
            <text:p text:style-name="P40"><text:span text:style-name="T73">1) Те саме, що </text:span><text:a xlink:type="simple" xlink:href="http://www.lingvo.ua/uk/Translate/uk-uk/згадувати"><text:span text:style-name="T89">згадувати</text:span></text:a><text:span text:style-name="T73">. </text:span><text:span text:style-name="T76">Спогадувати добрим словом</text:span><text:span text:style-name="T73">.</text:span></text:p>
            <text:p text:style-name="P32">2) Думати, уявляти щ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49</text:p>
          </table:table-cell>
          <table:table-cell table:style-name="Dictionary.B97" table:number-columns-spanned="3" office:value-type="string">
            <text:p text:style-name="P25">Всетривóг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97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все</text:span><text:span text:style-name="T34"> і </text:span><text:span text:style-name="T37">тривóга</text:span></text:p>
          </table:table-cell>
          <table:covered-table-cell/>
          <table:covered-table-cell/>
          <table:table-cell table:style-name="Dictionary.H97" table:number-columns-spanned="3" office:value-type="string">
            <text:p text:style-name="P9">Надимляється дорога</text:p>
            <text:p text:style-name="P9">від диявола до Бога,</text:p>
            <text:p text:style-name="P4"><text:span text:style-name="T24">вслід ступає </text:span><text:span text:style-name="T27">всетривога</text:span><text:span text:style-name="T24">,</text:span></text:p>
            <text:p text:style-name="P4"><text:span text:style-name="T24">і спинилась біла смерть. </text:span><text:span text:style-name="T42">(П‑2, 127);</text:span></text:p>
            <text:p text:style-name="P9">О ця займанщина душі!</text:p>
            <text:p text:style-name="P9">Спіши – з дороги і в дорогу.</text:p>
            <text:p text:style-name="P4"><text:span text:style-name="T24">Годуй голодну </text:span><text:span text:style-name="T27">всетривогу</text:span></text:p>
            <text:p text:style-name="P4"><text:span text:style-name="T24">і спогаду не воруши. </text:span><text:span text:style-name="T42">(П‑2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98" table:number-columns-spanned="5" office:value-type="string">
            <text:h text:style-name="P44" text:outline-level="2"><text:span text:style-name="T95">трив</text:span><text:span text:style-name="T112">о</text:span><text:span text:style-name="T19"></text:span><text:span text:style-name="T95">га</text:span></text:h>
            <text:p text:style-name="P48"><text:span text:style-name="T83">-и, </text:span><text:span text:style-name="T80">ж.</text:span></text:p>
            <text:p text:style-name="P32">1) Неспокій, збентеження, викликані якимсь побоюванням, страхом перед чимось, передчуттям неприємного, небезпечного. || <text:span text:style-name="T99">перев.</text:span> <text:span text:style-name="T99">мн.</text:span>Хвилювання, переживання, що порушують душевний спокій.</text:p>
            <text:p text:style-name="P32">2) Метушня, шарпанина, переполох.</text:p>
            <text:p text:style-name="P37"><text:soft-page-break/><text:span text:style-name="T60">3) Стан, що вимагає активних дій; загроза, небезпека. || Умовний сигнал, що сповіщає про небезпеку, загрозу або про битву, бій. </text:span><text:span text:style-name="T70">Бойова тривога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0</text:p>
          </table:table-cell>
          <table:table-cell table:style-name="Dictionary.B99" table:number-columns-spanned="3" office:value-type="string">
            <text:p text:style-name="P25">Всецáрствіє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99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все</text:span><text:span text:style-name="T34"> і </text:span><text:span text:style-name="T37">цáрствіє</text:span></text:p>
          </table:table-cell>
          <table:covered-table-cell/>
          <table:covered-table-cell/>
          <table:table-cell table:style-name="Dictionary.H99" table:number-columns-spanned="3" office:value-type="string">
            <text:p text:style-name="P9">Оце й бо він, твій люд. Оце й бо він, твій край.</text:p>
            <text:p text:style-name="P4"><text:span text:style-name="T27">Всецарствіє</text:span><text:span text:style-name="T24"> паскуд в сто горл реве: тримай. </text:span><text:span text:style-name="T42">(П‑2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6">все <text:span text:style-name="T118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47" text:outline-level="2"><text:span text:style-name="T63">Ц</text:span><text:span text:style-name="T92">а</text:span><text:span text:style-name="T21"></text:span><text:span text:style-name="T63">рство (ц</text:span><text:span text:style-name="T92">а</text:span><text:span text:style-name="T21"></text:span><text:span text:style-name="T63">рствіє)</text:span></text:h>
            <text:p text:style-name="P48"><text:span text:style-name="T83">-а, </text:span><text:span text:style-name="T80">с.</text:span></text:p>
            <text:p text:style-name="P32">1) Держава, якою править цар (у 1 <text:span text:style-name="T99">знач.</text:span>).</text:p>
            <text:p text:style-name="P37"><text:span text:style-name="T60">2) </text:span><text:span text:style-name="T70">рідко</text:span><text:span text:style-name="T60">. Правління царя (у 1 </text:span><text:span text:style-name="T77">знач.</text:span><text:span text:style-name="T60">); царювання. || </text:span><text:span text:style-name="T77">перен.</text:span><text:span text:style-name="T60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1</text:p>
          </table:table-cell>
          <table:table-cell table:style-name="Dictionary.B101" table:number-columns-spanned="3" office:value-type="string">
            <text:p text:style-name="P25">Всечек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101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все</text:span><text:span text:style-name="T34"> і </text:span><text:span text:style-name="T37">чекáння</text:span></text:p>
          </table:table-cell>
          <table:covered-table-cell/>
          <table:covered-table-cell/>
          <table:table-cell table:style-name="Dictionary.H101" table:number-columns-spanned="3" office:value-type="string">
            <text:p text:style-name="P9">Це все юрма. І ніч. І брат мій спить.</text:p>
            <text:p text:style-name="P4"><text:span text:style-name="T24">Росте під стелю </text:span><text:span text:style-name="T27">всечекання</text:span><text:span text:style-name="T24">. </text:span><text:span text:style-name="T42">(П‑1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102" table:number-columns-spanned="5" office:value-type="string">
            <text:h text:style-name="P44" text:outline-level="2"><text:span text:style-name="T95">чек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Стан за знач. </text:span><text:a xlink:type="simple" xlink:href="http://www.lingvo.ua/uk/Translate/uk-uk/чекати"><text:span text:style-name="T89">чека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2</text:p>
          </table:table-cell>
          <table:table-cell table:style-name="Dictionary.B103" table:number-columns-spanned="3" office:value-type="string">
            <text:p text:style-name="P25">Всечулий</text:p>
            <text:p text:style-name="P4"><text:span text:style-name="T23">-а, -е, </text:span><text:span text:style-name="T25">дієпр., </text:span><text:span text:style-name="T24">інд.-авт.</text:span></text:p>
          </table:table-cell>
          <table:covered-table-cell/>
          <table:covered-table-cell/>
          <table:table-cell table:style-name="Dictionary.E103" table:number-columns-spanned="3" office:value-type="string">
            <text:p text:style-name="P4"><text:span text:style-name="T48">утворене складносуфіксальним способом, похідне від слів:</text:span><text:span text:style-name="T34"> </text:span><text:span text:style-name="T37">все</text:span><text:span text:style-name="T34"> і </text:span><text:span text:style-name="T37">чýти</text:span></text:p>
          </table:table-cell>
          <table:covered-table-cell/>
          <table:covered-table-cell/>
          <table:table-cell table:style-name="Dictionary.H103" table:number-columns-spanned="3" office:value-type="string">
            <text:p text:style-name="P9">Володарю своєї смерті, доля - </text:p>
            <text:p text:style-name="P4"><text:span text:style-name="T24">всепам’ятка, </text:span><text:span text:style-name="T27">всечула</text:span><text:span text:style-name="T24">, всевидюща - </text:span></text:p>
            <text:p text:style-name="P4"><text:span text:style-name="T24">нічого не забуде, не простить. </text:span><text:span text:style-name="T42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104" table:number-columns-spanned="5" office:value-type="string">
            <text:h text:style-name="P44" text:outline-level="2"><text:span text:style-name="T95">ч</text:span><text:span text:style-name="T112">у</text:span><text:span text:style-name="T19"></text:span><text:span text:style-name="T95">ти</text:span></text:h>
            <text:p text:style-name="P50"><text:span text:style-name="T83">чую, чуєш, </text:span><text:span text:style-name="T80">недок.</text:span></text:p>
            <text:p text:style-name="P41">1) <text:span text:style-name="T99">перех.</text:span> Сприймати за допомогою органів слуху які-небудь звуки. ||<text:span text:style-name="T99">у знач.</text:span> <text:span text:style-name="T99">вставн. сл.</text:span> Чується.</text:p>
            <text:p text:style-name="P41">2) <text:span text:style-name="T99">неперех.</text:span> Мати слух.</text:p>
            <text:p text:style-name="P42"><text:span text:style-name="T61">3) </text:span><text:span text:style-name="T78">перех.</text:span><text:span text:style-name="T61"> Мати які-небудь дані, відомості про кого-, що-небудь, знати </text:span><text:span text:style-name="T61">про кого-небудь із розмов, чут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3</text:p>
          </table:table-cell>
          <table:table-cell table:style-name="Dictionary.B105" table:number-columns-spanned="3" office:value-type="string">
            <text:p text:style-name="P25">Всещéдр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0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все</text:span><text:span text:style-name="T34"> і </text:span><text:span text:style-name="T37">щéдрий</text:span></text:p>
          </table:table-cell>
          <table:covered-table-cell/>
          <table:covered-table-cell/>
          <table:table-cell table:style-name="Dictionary.H105" table:number-columns-spanned="3" office:value-type="string">
            <text:p text:style-name="P9">Тож – в неба провалля в бездоння, бездолий</text:p>
            <text:p text:style-name="P9">нагірний, невірний, западистий рай,</text:p>
            <text:p text:style-name="P4"><text:span text:style-name="T24">всебідий, всегнівний, </text:span><text:span text:style-name="T27">всещедрий</text:span><text:span text:style-name="T24">, всекволий.</text:span></text:p>
            <text:p text:style-name="P4"><text:span text:style-name="T24">А що під крилом твоїм? Кара – карай.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4" office:value-type="string">
            <text:p text:style-name="P6">все <text:span text:style-name="T118">(див. 6)</text:span></text:p>
          </table:table-cell>
          <table:covered-table-cell/>
          <table:covered-table-cell/>
          <table:covered-table-cell/>
          <table:table-cell table:style-name="Dictionary.F106" table:number-columns-spanned="5" office:value-type="string">
            <text:h text:style-name="P44" text:outline-level="2"><text:span text:style-name="T95">щ</text:span><text:span text:style-name="T112">е</text:span><text:span text:style-name="T19"></text:span><text:span text:style-name="T95">дрий</text:span></text:h>
            <text:p text:style-name="P48"><text:span text:style-name="T83">-а, -е.</text:span></text:p>
            <text:p text:style-name="P35"><text:span text:style-name="T61">1) Який охоче ділиться своїм майном, </text:span><text:span text:style-name="T61">коштами і т. ін., не шкодує витрачати що-небудь. || </text:span><text:span text:style-name="T78">у знач.</text:span><text:span text:style-name="T61"> </text:span><text:span text:style-name="T78">ім.</text:span><text:span text:style-name="T61"> щ</text:span><text:span text:style-name="T90">е</text:span><text:span text:style-name="T61">дрий, -рого, </text:span><text:span text:style-name="T78">ч.</text:span><text:span text:style-name="T61"> Той, хто не шкодує витрачати що-небудь. || </text:span><text:span text:style-name="T78">перен.</text:span><text:span text:style-name="T61">, </text:span><text:span text:style-name="T71">на що</text:span><text:span text:style-name="T61">, </text:span><text:span text:style-name="T71">в чому</text:span><text:span text:style-name="T61">. Який легко, охоче роздає щось, наділяє чимсь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54</text:p>
          </table:table-cell>
          <table:table-cell table:style-name="Dictionary.B107" table:number-columns-spanned="3" office:value-type="string">
            <text:p text:style-name="P25">Втéки</text:p>
            <text:p text:style-name="P12">ім., мн., інд.-авт.</text:p>
          </table:table-cell>
          <table:covered-table-cell/>
          <table:covered-table-cell/>
          <table:table-cell table:style-name="Dictionary.E107" table:number-columns-spanned="3" office:value-type="string">
            <text:p text:style-name="P4"><text:span text:style-name="T46">утворене флективним способом, похідне від слова</text:span><text:span text:style-name="T23"> </text:span><text:span text:style-name="T38">втéча</text:span></text:p>
          </table:table-cell>
          <table:covered-table-cell/>
          <table:covered-table-cell/>
          <table:table-cell table:style-name="Dictionary.H107" table:number-columns-spanned="3" office:value-type="string">
            <text:p text:style-name="P4"><text:span text:style-name="T24">Коли докучили ці </text:span><text:span text:style-name="T27">втеки</text:span><text:span text:style-name="T24"> - </text:span></text:p>
            <text:p text:style-name="P9">в лет, до вогненної пащеки.</text:p>
            <text:p text:style-name="P4"><text:span text:style-name="T24">Як він ощирився, стозмій! </text:span><text:span text:style-name="T42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44" text:outline-level="2"><text:span text:style-name="T95">ут</text:span><text:span text:style-name="T112">е</text:span><text:span text:style-name="T19"></text:span><text:span text:style-name="T95">ча</text:span></text:h>
            <text:p text:style-name="P48"><text:span text:style-name="T83">(втеча), -і, </text:span><text:span text:style-name="T80">ж.</text:span></text:p>
            <text:p text:style-name="P32">1) Швидкий відхід, біг, від'їзд і т. ін. з метою уникнення небезпеки, неприємного становища тощо.</text:p>
            <text:p text:style-name="P32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5</text:p>
          </table:table-cell>
          <table:table-cell table:style-name="Dictionary.B109" table:number-columns-spanned="3" office:value-type="string">
            <text:p text:style-name="P25">Гетьмáнитися</text:p>
            <text:p text:style-name="P9">-нюся, -нишся, дієсл., недок., перех., інд.-авт.</text:p>
          </table:table-cell>
          <table:covered-table-cell/>
          <table:covered-table-cell/>
          <table:table-cell table:style-name="Dictionary.E109" table:number-columns-spanned="3" office:value-type="string">
            <text:p text:style-name="P4"><text:span text:style-name="T48">утворене суфіксально-постфіксальним способом, похідне від слова</text:span> <text:span text:style-name="T96">ге</text:span><text:span text:style-name="T7"></text:span><text:span text:style-name="T96">тьман</text:span><text:span text:style-name="T118">. Вивищуватися</text:span></text:p>
          </table:table-cell>
          <table:covered-table-cell/>
          <table:covered-table-cell/>
          <table:table-cell table:style-name="Dictionary.H109" table:number-columns-spanned="3" office:value-type="string">
            <text:p text:style-name="P9">…той віщий пагорб, на котрому горді</text:p>
            <text:p text:style-name="P4"><text:span text:style-name="T27">гетьманяться</text:span><text:span text:style-name="T24"> дуби – наснився з ночі,</text:span></text:p>
            <text:p text:style-name="P4"><text:span text:style-name="T24">аби розлуку близити мою. </text:span><text:span text:style-name="T42">(П‑2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44" text:outline-level="2"><text:span text:style-name="T95">г</text:span><text:span text:style-name="T112">е</text:span><text:span text:style-name="T19"></text:span><text:span text:style-name="T95">тьман</text:span></text:h>
            <text:p text:style-name="P48"><text:span text:style-name="T80">поет.</text:span></text:p>
            <text:p text:style-name="P35"><text:span text:style-name="T61">гетьм</text:span><text:span text:style-name="T90">а</text:span><text:span text:style-name="T21"></text:span><text:span text:style-name="T61">н, -а, </text:span><text:span text:style-name="T78">ч.</text:span><text:span text:style-name="T61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6</text:p>
          </table:table-cell>
          <table:table-cell table:style-name="Dictionary.B111" table:number-columns-spanned="3" office:value-type="string">
            <text:p text:style-name="P20"><text:span text:style-name="T23">ГЛИ</text:span><text:span text:style-name="T3"></text:span><text:span text:style-name="T23">Б-СИ</text:span><text:span text:style-name="T3"></text:span><text:span text:style-name="T23">НЬ-СЕ</text:span><text:span text:style-name="T3"></text:span><text:span text:style-name="T23">РЦЕ</text:span></text:p>
            <text:p text:style-name="P4">-я, <text:span text:style-name="T121">ім., с. інд.-авт.</text:span></text:p>
          </table:table-cell>
          <table:covered-table-cell/>
          <table:covered-table-cell/>
          <table:table-cell table:style-name="Dictionary.E111" table:number-columns-spanned="3" office:value-type="string">
            <text:p text:style-name="P4"><text:span text:style-name="T139">утворене способом словоскладання, похідне від слів:</text:span> <text:span text:style-name="T96">глиб</text:span>, <text:span text:style-name="T96">синь</text:span> і <text:span text:style-name="T96">се</text:span><text:span text:style-name="T8"></text:span><text:span text:style-name="T96">рце</text:span></text:p>
          </table:table-cell>
          <table:covered-table-cell/>
          <table:covered-table-cell/>
          <table:table-cell table:style-name="Dictionary.H111" table:number-columns-spanned="3" office:value-type="string">
            <text:p text:style-name="P4"><text:span text:style-name="T31">Золотокінва</text:span><text:span text:style-name="T24"> – пади-но,</text:span></text:p>
            <text:p text:style-name="P4"><text:span text:style-name="T24">спади з лиця в </text:span><text:span text:style-name="T28">глиб-синь-серця</text:span><text:span text:style-name="T24">. </text:span><text:span text:style-name="T42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44" text:outline-level="2"><text:span text:style-name="T95">глибин</text:span><text:span text:style-name="T112">а</text:span><text:span text:style-name="T19"></text:span><text:span text:style-name="T112"> (</text:span><text:span text:style-name="T95">глиб</text:span><text:span text:style-name="T112">)</text:span></text:h>
            <text:p text:style-name="P49"><text:soft-page-break/><text:span text:style-name="T84">-и, </text:span><text:span text:style-name="T81">ж.</text:span></text:p>
            <text:p text:style-name="P33">1) Відстань зверху вниз від поверхні, краю чого-небудь.</text:p>
            <text:p text:style-name="P36"><text:span text:style-name="T61">5) </text:span><text:span text:style-name="T71">тільки </text:span><text:span text:style-name="T78">одн.</text:span><text:span text:style-name="T61">, </text:span><text:span text:style-name="T78">перен.</text:span><text:span text:style-name="T61"> Про значущість, змістовність чого-</text:span><text:span text:style-name="T61">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h text:style-name="P44" text:outline-level="2"><text:span text:style-name="T95">с</text:span><text:span text:style-name="T112">и</text:span><text:span text:style-name="T19"></text:span><text:span text:style-name="T95">нява (синь)</text:span></text:h>
            <text:p text:style-name="P49"><text:soft-page-break/><text:span text:style-name="T84">-и, </text:span><text:span text:style-name="T81">ж.</text:span></text:p>
            <text:p text:style-name="P33">1) Синій колір чого-небудь. || Ясне синє небо. || Серпанок. || <text:span text:style-name="T99">поет.</text:span>Сутінки.</text:p>
            <text:p text:style-name="P33">2) Синій простір, синя поверхня (про небо, море).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44" text:outline-level="2"><text:span text:style-name="T95">с</text:span><text:span text:style-name="T112">е</text:span><text:span text:style-name="T19"></text:span><text:span text:style-name="T95">рце</text:span></text:h>
            <text:p text:style-name="P48"><text:soft-page-break/><text:span text:style-name="T83">-я, </text:span><text:span text:style-name="T80">с.</text:span></text:p>
            <text:p text:style-name="P32">2) 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57</text:p>
          </table:table-cell>
          <table:table-cell table:style-name="Dictionary.B113" table:number-columns-spanned="3" office:value-type="string">
            <text:p text:style-name="P25">Горлозгук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13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гóрло </text:span><text:span text:style-name="T34">і </text:span><text:span text:style-name="T37">згýкий (</text:span><text:span text:style-name="T34">від </text:span><text:span text:style-name="T37">звук)</text:span></text:p>
          </table:table-cell>
          <table:covered-table-cell/>
          <table:covered-table-cell/>
          <table:table-cell table:style-name="Dictionary.H113" table:number-columns-spanned="3" office:value-type="string">
            <text:p text:style-name="P9">А обрій утікав. Я надбігав</text:p>
            <text:p text:style-name="P4"><text:span text:style-name="T24">щосил моїх. Та обрій </text:span><text:span text:style-name="T27">горлозгукий</text:span></text:p>
            <text:p text:style-name="P4"><text:span text:style-name="T24">пустився впрост. </text:span><text:span text:style-name="T42">(П‑1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4" office:value-type="string">
            <text:h text:style-name="P44" text:outline-level="2"><text:span text:style-name="T95">г</text:span><text:span text:style-name="T112">о</text:span><text:span text:style-name="T19"></text:span><text:span text:style-name="T95">рло</text:span></text:h>
            <text:p text:style-name="P48"><text:span text:style-name="T83">-а, </text:span><text:span text:style-name="T80">с.</text:span></text:p>
            <text:p text:style-name="P32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table-cell table:style-name="Dictionary.F114" table:number-columns-spanned="5" office:value-type="string">
            <text:h text:style-name="P43" text:outline-level="2">звук</text:h>
            <text:p text:style-name="P48"><text:span text:style-name="T80">ч.</text:span></text:p>
            <text:p text:style-name="P32">1) <text:span text:style-name="T99">род.</text:span> -у.Слухове відчуття, що викликається механічними коливаннями; те, що людина чує, сприймає органом слуху. || Спів, музика. || <text:span text:style-name="T99">перев.</text:span> <text:span text:style-name="T99">мн.</text:span> Мелодія.</text:p>
            <text:p text:style-name="P35"><text:span text:style-name="T61">4) </text:span><text:span text:style-name="T78">род.</text:span><text:span text:style-name="T61"> -а, </text:span><text:span text:style-name="T78">лінгв.</text:span><text:span text:style-name="T61"> Членороздільний елемент людської мови, утворюваний за допомогою органів </text:span><text:soft-page-break/><text:span text:style-name="T61">мовлення. </text:span><text:span text:style-name="T71">Голосні звуки</text:span><text:span text:style-name="T61">.</text:span><text:span text:style-name="T71">Альвеолярні звуки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8</text:p>
          </table:table-cell>
          <table:table-cell table:style-name="Dictionary.B115" table:number-columns-spanned="3" office:value-type="string">
            <text:p text:style-name="P25">Двопóгляд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115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два</text:span><text:span text:style-name="T34"> і </text:span><text:span text:style-name="T37">пóгляд</text:span></text:p>
          </table:table-cell>
          <table:covered-table-cell/>
          <table:covered-table-cell/>
          <table:table-cell table:style-name="Dictionary.H115" table:number-columns-spanned="3" office:value-type="string">
            <text:p text:style-name="P9">Та всеобрушає нестерпно</text:p>
            <text:p text:style-name="P4"><text:span text:style-name="T27">двопогляд</text:span><text:span text:style-name="T24">. У ньому ти сущий,</text:span></text:p>
            <text:p text:style-name="P9">померлий, пантруєш живого,</text:p>
            <text:p text:style-name="P4"><text:span text:style-name="T24">зориш за померлим – живий. </text:span><text:span text:style-name="T42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4" office:value-type="string">
            <text:h text:style-name="P43" text:outline-level="2">два</text:h>
            <text:p text:style-name="P48"><text:span text:style-name="T80">ч.</text:span><text:span text:style-name="T72"> </text:span><text:span text:style-name="T80">і с.</text:span><text:span text:style-name="T83">, дві, </text:span><text:span text:style-name="T80">ж.</text:span><text:span text:style-name="T83">, двох, </text:span><text:span text:style-name="T80">числ.</text:span><text:span text:style-name="T72"> </text:span><text:span text:style-name="T80">кільк.</text:span></text:p>
            <text:p text:style-name="P32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table-cell table:style-name="Dictionary.F116" table:number-columns-spanned="5" office:value-type="string">
            <text:h text:style-name="P44" text:outline-level="2"><text:span text:style-name="T95">п</text:span><text:span text:style-name="T112">о</text:span><text:span text:style-name="T19"></text:span><text:span text:style-name="T95">гляд</text:span></text:h>
            <text:p text:style-name="P48"><text:span text:style-name="T83">-у, </text:span><text:span text:style-name="T80">ч.</text:span></text:p>
            <text:p text:style-name="P32">1) Спрямованість, скерованість зору на кого-, що-небудь. || Вираз очей, манера дивитися. <text:span text:style-name="T120">Відводити погляд</text:span>. <text:span text:style-name="T120">Зустрічатися поглядом</text:span>.</text:p>
            <text:p text:style-name="P35"><text:span text:style-name="T61">2) Думка, судження про що-небудь. || </text:span><text:span text:style-name="T71">тільки </text:span><text:span text:style-name="T78">мн.</text:span><text:span text:style-name="T61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59</text:p>
          </table:table-cell>
          <table:table-cell table:style-name="Dictionary.B117" table:number-columns-spanned="3" office:value-type="string">
            <text:p text:style-name="P25">Дзень-струнá</text:p>
            <text:p text:style-name="P4"><text:span text:style-name="T23">-и, </text:span><text:span text:style-name="T24">ім., ж., інд.-авт.</text:span></text:p>
          </table:table-cell>
          <table:covered-table-cell/>
          <table:covered-table-cell/>
          <table:table-cell table:style-name="Dictionary.E117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дзень</text:span><text:span text:style-name="T34"> і </text:span><text:span text:style-name="T37">струнá</text:span></text:p>
          </table:table-cell>
          <table:covered-table-cell/>
          <table:covered-table-cell/>
          <table:table-cell table:style-name="Dictionary.H117" table:number-columns-spanned="3" office:value-type="string">
            <text:p text:style-name="P9">І думою одною</text:p>
            <text:p text:style-name="P4"><text:span text:style-name="T24">півсну кошлатить ся. І </text:span><text:span text:style-name="T27">дзень-струною</text:span></text:p>
            <text:p text:style-name="P4"><text:span text:style-name="T24">не йде це дивне диво з голови. </text:span><text:span text:style-name="T42">(П‑2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4" office:value-type="string">
            <text:h text:style-name="P43" text:outline-level="2">дзень</text:h>
            <text:p text:style-name="P48"><text:span text:style-name="T80">виг.</text:span></text:p>
            <text:p text:style-name="P40"><text:span text:style-name="T73">Уживається як присудок за </text:span><text:span text:style-name="T81">знач.</text:span><text:span text:style-name="T73"> </text:span><text:a xlink:type="simple" xlink:href="http://www.lingvo.ua/uk/Translate/uk-uk/дзенькати"><text:span text:style-name="T89">дзенькати</text:span></text:a><text:span text:style-name="T73">.</text:span></text:p>
          </table:table-cell>
          <table:covered-table-cell/>
          <table:covered-table-cell/>
          <table:covered-table-cell/>
          <table:table-cell table:style-name="Dictionary.F118" table:number-columns-spanned="5" office:value-type="string">
            <text:h text:style-name="P44" text:outline-level="2"><text:span text:style-name="T95">струн</text:span><text:span text:style-name="T112">а</text:span><text:span text:style-name="T19"></text:span></text:h>
            <text:p text:style-name="P48"><text:span text:style-name="T83">-и</text:span><text:span text:style-name="T18"></text:span><text:span text:style-name="T83">, </text:span><text:span text:style-name="T80">ж.</text:span></text:p>
            <text:p text:style-name="P32">1) Гнучка, пружна, туго натягнена нитка (металева, жильна і т. ін.) в музичних інструментах, що, <text:soft-page-break/>коливаючись, створює звуки. || <text:span text:style-name="T120">тільки</text:span><text:span text:style-name="T99">мн.</text:span>, <text:span text:style-name="T99">перен.</text:span> Про звуки якого-небудь музичного інструмента; взагалі про музику, поезію.</text:p>
            <text:p text:style-name="P35"><text:span text:style-name="T61">2) </text:span><text:span text:style-name="T78">перен.</text:span><text:span text:style-name="T61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0</text:p>
          </table:table-cell>
          <table:table-cell table:style-name="Dictionary.B119" table:number-columns-spanned="3" office:value-type="string">
            <text:p text:style-name="P25">Дивновзíр</text:p>
            <text:p text:style-name="P4"><text:span text:style-name="T23">-зóру, </text:span><text:span text:style-name="T24">ім., ч., інд.-авт.</text:span></text:p>
          </table:table-cell>
          <table:covered-table-cell/>
          <table:covered-table-cell/>
          <table:table-cell table:style-name="Dictionary.E119" table:number-columns-spanned="3" office:value-type="string">
            <text:p text:style-name="P4"><text:span text:style-name="T131">утворене способом основоскладання і нульсуфіксальним, похідне від слів:</text:span><text:span text:style-name="T34"> </text:span><text:span text:style-name="T37">ди</text:span><text:span text:style-name="T6"></text:span><text:span text:style-name="T37">вний</text:span><text:span text:style-name="T34"> і </text:span><text:span text:style-name="T37">взі</text:span><text:span text:style-name="T6"></text:span><text:span text:style-name="T37">р</text:span></text:p>
          </table:table-cell>
          <table:covered-table-cell/>
          <table:covered-table-cell/>
          <table:table-cell table:style-name="Dictionary.H119" table:number-columns-spanned="3" office:value-type="string">
            <text:p text:style-name="P9">Там крила птаства рясно миготіли,</text:p>
            <text:p text:style-name="P4"><text:span text:style-name="T24">мережилася зелень </text:span><text:span text:style-name="T27">дивновзором</text:span><text:span text:style-name="T24">,</text:span></text:p>
            <text:p text:style-name="P9">а душу вже поймав самодоходжень</text:p>
            <text:p text:style-name="P4"><text:span text:style-name="T24">зухвалий холод і зухвалий жах. </text:span><text:span text:style-name="T42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4" office:value-type="string">
            <text:h text:style-name="P44" text:outline-level="2"><text:span text:style-name="T95">д</text:span><text:span text:style-name="T112">и</text:span><text:span text:style-name="T19"></text:span><text:span text:style-name="T95">вний</text:span></text:h>
            <text:p text:style-name="P48"><text:span text:style-name="T83">-а, -е.</text:span></text:p>
            <text:p text:style-name="P32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2">2) Дуже гарний; чудовий, чарівний.</text:p>
          </table:table-cell>
          <table:covered-table-cell/>
          <table:covered-table-cell/>
          <table:covered-table-cell/>
          <table:table-cell table:style-name="Dictionary.F120" table:number-columns-spanned="5" office:value-type="string">
            <text:h text:style-name="P43" text:outline-level="2">взір</text:h>
            <text:p text:style-name="P48"><text:span text:style-name="T83">(узір), взору, </text:span><text:span text:style-name="T80">ч.</text:span><text:span text:style-name="T83">, </text:span><text:span text:style-name="T80">рідко</text:span><text:span text:style-name="T83">.</text:span></text:p>
            <text:p text:style-name="P32">1) Зовнішній вигляд кого-, чого-небудь.</text:p>
            <text:p text:style-name="P35"><text:span text:style-name="T61">3) </text:span><text:span text:style-name="T78">діал.</text:span><text:span text:style-name="T61"> Зір, погляд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1</text:p>
          </table:table-cell>
          <table:table-cell table:style-name="Dictionary.B121" table:number-columns-spanned="3" office:value-type="string">
            <text:p text:style-name="P25">Дляння</text:p>
            <text:p text:style-name="P4"><text:span text:style-name="T3">-</text:span><text:span text:style-name="T23">я, </text:span><text:span text:style-name="T24">ім., с., інд.-авт.</text:span></text:p>
          </table:table-cell>
          <table:covered-table-cell/>
          <table:covered-table-cell/>
          <table:table-cell table:style-name="Dictionary.E121" table:number-columns-spanned="3" office:value-type="string">
            <text:p text:style-name="P4"><text:span text:style-name="T48">утворене суфіксальним способом, похідне від слова</text:span> <text:span text:style-name="T96">для</text:span><text:span text:style-name="T7"></text:span><text:span text:style-name="T96">ти</text:span></text:p>
          </table:table-cell>
          <table:covered-table-cell/>
          <table:covered-table-cell/>
          <table:table-cell table:style-name="Dictionary.H121" table:number-columns-spanned="3" office:value-type="string">
            <text:p text:style-name="P9">У штольнях ночей вертикальних</text:p>
            <text:p text:style-name="P4"><text:span text:style-name="T24">іде схарапуджене </text:span><text:span text:style-name="T27">дляння</text:span></text:p>
            <text:p text:style-name="P4"><text:span text:style-name="T24">всебезруху… </text:span><text:span text:style-name="T42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44" text:outline-level="2"><text:span text:style-name="T95">дл</text:span><text:span text:style-name="T112">я</text:span><text:span text:style-name="T19"></text:span><text:span text:style-name="T95">ти</text:span></text:h>
            <text:p text:style-name="P48"><text:span text:style-name="T83">дляю, дляєш, </text:span><text:span text:style-name="T80">недок.</text:span><text:span text:style-name="T83">, </text:span><text:span text:style-name="T80">розм.</text:span><text:span text:style-name="T83">, </text:span><text:span text:style-name="T80">рідко</text:span><text:span text:style-name="T83">.</text:span></text:p>
            <text:p text:style-name="P32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2</text:p>
          </table:table-cell>
          <table:table-cell table:style-name="Dictionary.B123" table:number-columns-spanned="3" office:value-type="string">
            <text:p text:style-name="P25">Додóсвіт</text:p>
            <text:p text:style-name="P4"><text:span text:style-name="T23">-у, ім., </text:span><text:span text:style-name="T24">ч., інд.-авт.</text:span></text:p>
          </table:table-cell>
          <table:covered-table-cell/>
          <table:covered-table-cell/>
          <table:table-cell table:style-name="Dictionary.E123" table:number-columns-spanned="3" office:value-type="string">
            <text:p text:style-name="P4"><text:span text:style-name="T48">утворене префіксальним способом, похідне від слова</text:span> <text:span text:style-name="T96">до</text:span><text:span text:style-name="T7"></text:span><text:span text:style-name="T96">світ</text:span></text:p>
          </table:table-cell>
          <table:covered-table-cell/>
          <table:covered-table-cell/>
          <table:table-cell table:style-name="Dictionary.H123" table:number-columns-spanned="3" office:value-type="string">
            <text:p text:style-name="P4"><text:span text:style-name="T24">Там ще </text:span><text:span text:style-name="T27">додосвіт</text:span><text:span text:style-name="T24">. Смерком облягло</text:span></text:p>
            <text:p text:style-name="P4"><text:span text:style-name="T24">ледачі верби, сторожкі тополі… </text:span><text:span text:style-name="T42">(П‑2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44" text:outline-level="2"><text:span text:style-name="T95">д</text:span><text:span text:style-name="T112">о</text:span><text:span text:style-name="T19"></text:span><text:span text:style-name="T95">світ</text:span></text:h>
            <text:p text:style-name="P48"><text:span text:style-name="T83">-у, </text:span><text:span text:style-name="T80">ч.</text:span></text:p>
            <text:p text:style-name="P32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3</text:p>
          </table:table-cell>
          <table:table-cell table:style-name="Dictionary.B125" table:number-columns-spanned="3" office:value-type="string">
            <text:p text:style-name="P25">Душекрóн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12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душá</text:span><text:span text:style-name="T34"> і </text:span><text:span text:style-name="T37">крóна</text:span></text:p>
          </table:table-cell>
          <table:covered-table-cell/>
          <table:covered-table-cell/>
          <table:table-cell table:style-name="Dictionary.H125" table:number-columns-spanned="3" office:value-type="string">
            <text:p text:style-name="P9">Ця розлука душ - </text:p>
            <text:p text:style-name="P9">одна загасла, друга спалахнула</text:p>
            <text:p text:style-name="P9">(лиш не твоя, бо смертна павза вже</text:p>
            <text:p text:style-name="P4"><text:span text:style-name="T24">обтяла зароділу </text:span><text:span text:style-name="T27">душекрону</text:span><text:span text:style-name="T24">)… </text:span><text:span text:style-name="T42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4" office:value-type="string">
            <text:h text:style-name="P44" text:outline-level="2"><text:span text:style-name="T95">душ</text:span><text:span text:style-name="T112">а</text:span><text:span text:style-name="T19"></text:span></text:h>
            <text:p text:style-name="P48"><text:span text:style-name="T83">-і, </text:span><text:span text:style-name="T80">ж.</text:span></text:p>
            <text:p text:style-name="P32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<text:soft-page-break/>тварини.</text:p>
            <text:p text:style-name="P32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table-cell table:style-name="Dictionary.F126" table:number-columns-spanned="5" office:value-type="string">
            <text:h text:style-name="P44" text:outline-level="2"><text:span text:style-name="T95">кр</text:span><text:span text:style-name="T112">о</text:span><text:span text:style-name="T19"></text:span><text:span text:style-name="T95">на</text:span></text:h>
            <text:p text:style-name="P48"><text:span text:style-name="T74">I </text:span><text:span text:style-name="T83">-и, </text:span><text:span text:style-name="T80">ж.</text:span></text:p>
            <text:p text:style-name="P32">Верхня частина дерева, що являє собою сукупність його гіл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4</text:p>
          </table:table-cell>
          <table:table-cell table:style-name="Dictionary.B127" table:number-columns-spanned="3" office:value-type="string">
            <text:p text:style-name="P25">Живоднí</text:p>
            <text:p text:style-name="P4"><text:span text:style-name="T23">-íв, </text:span><text:span text:style-name="T24">ім., мн., інд.-авт.</text:span></text:p>
          </table:table-cell>
          <table:covered-table-cell/>
          <table:covered-table-cell/>
          <table:table-cell table:style-name="Dictionary.E127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живий</text:span><text:span text:style-name="T34"> і </text:span><text:span text:style-name="T37">дні</text:span></text:p>
          </table:table-cell>
          <table:covered-table-cell/>
          <table:covered-table-cell/>
          <table:table-cell table:style-name="Dictionary.H127" table:number-columns-spanned="3" office:value-type="string">
            <text:p text:style-name="P4"><text:span text:style-name="T24">Коли протліла згага </text:span><text:span text:style-name="T27">живоднів</text:span></text:p>
            <text:p text:style-name="P9">ураз попустить серце, ніби напад</text:p>
            <text:p text:style-name="P9">нагальної недуги, в смертний запад,</text:p>
            <text:p text:style-name="P4"><text:span text:style-name="T24">у феєричні полиски жалів. </text:span><text:span text:style-name="T42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4" office:value-type="string">
            <text:h text:style-name="P44" text:outline-level="2"><text:span text:style-name="T95">жив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5"><text:span text:style-name="T61">1) Який існує, здійснює обмін речовин із зовнішнім середовищем, здатний рости, розмножуватися; </text:span><text:span text:style-name="T78">прот.</text:span><text:span text:style-name="T61"> мертвий. || Який є невід'ємною ознакою істоти, що живе, існує. || </text:span><text:span text:style-name="T78">у знач.</text:span><text:span text:style-name="T61"> </text:span><text:span text:style-name="T78">ім.</text:span><text:span text:style-name="T61"> жив</text:span><text:span text:style-name="T90">е</text:span><text:span text:style-name="T61">, -в</text:span><text:span text:style-name="T90">о</text:span><text:span text:style-name="T61">го, </text:span><text:span text:style-name="T78">с.</text:span><text:span text:style-name="T61"> Все, що виявляє ознаки </text:span><text:span text:style-name="T61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table-cell table:style-name="Dictionary.F128" table:number-columns-spanned="5" office:value-type="string">
            <text:h text:style-name="P43" text:outline-level="2">день</text:h>
            <text:p text:style-name="P50"><text:span text:style-name="T83">дня, </text:span><text:span text:style-name="T80">ч.</text:span></text:p>
            <text:p text:style-name="P41">1) Частина доби від сходу до заходу сонця, від ранку до вечора. || Про денне світло.</text:p>
            <text:p text:style-name="P42"><text:span text:style-name="T61">4) </text:span><text:span text:style-name="T71">тільки </text:span><text:span text:style-name="T78">мн.</text:span><text:span text:style-name="T61">, </text:span><text:span text:style-name="T71">чого</text:span><text:span text:style-name="T61">, </text:span><text:span text:style-name="T71">які</text:span><text:span text:style-name="T61">. Час, період у житті людини, народу. || </text:span><text:span text:style-name="T71">чиї</text:span><text:span text:style-name="T61">. Жи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5</text:p>
          </table:table-cell>
          <table:table-cell table:style-name="Dictionary.B129" table:number-columns-spanned="3" office:value-type="string">
            <text:p text:style-name="P25">Життєсмéрть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129" table:number-columns-spanned="3" office:value-type="string">
            <text:p text:style-name="P4"><text:span text:style-name="T48">утворене способом основоскладання, </text:span><text:span text:style-name="T48">похідне від слів:</text:span><text:span text:style-name="T34"> </text:span><text:soft-page-break/><text:span text:style-name="T37">життя</text:span><text:span text:style-name="T34"> і </text:span><text:span text:style-name="T37">сме</text:span><text:span text:style-name="T6"></text:span><text:span text:style-name="T37">рть</text:span></text:p>
          </table:table-cell>
          <table:covered-table-cell/>
          <table:covered-table-cell/>
          <table:table-cell table:style-name="Dictionary.H129" table:number-columns-spanned="3" office:value-type="string">
            <text:p text:style-name="P9">Сховати ся од долі – не судилось.</text:p>
            <text:p text:style-name="P9">Ударив грім – і зразу <text:soft-page-break/>шкереберть</text:p>
            <text:p text:style-name="P9">пішло життя. І ость ти – все, що снилось,</text:p>
            <text:p text:style-name="P4"><text:span text:style-name="T24">як смертеіснування й </text:span><text:span text:style-name="T27">життєсмерть</text:span><text:span text:style-name="T24">. </text:span><text:span text:style-name="T42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4" office:value-type="string">
            <text:h text:style-name="P44" text:outline-level="2"><text:span text:style-name="T95">житт</text:span><text:span text:style-name="T112">я</text:span><text:span text:style-name="T19"></text:span></text:h>
            <text:p text:style-name="P48"><text:span text:style-name="T83">-я, </text:span><text:span text:style-name="T80">с.</text:span></text:p>
            <text:p text:style-name="P32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99">прот.</text:span> смерть.</text:p>
            <text:p text:style-name="P32">2) Стан живого організму в стадії розвитку, зросту.</text:p>
            <text:p text:style-name="P32">3) Період існування кого-небудь; вік. || Все пережите, зроблене людиною за час її існування; біографія.</text:p>
            <text:p text:style-name="P32">4) Спосіб існування кого-небудь.</text:p>
          </table:table-cell>
          <table:covered-table-cell/>
          <table:covered-table-cell/>
          <table:covered-table-cell/>
          <table:table-cell table:style-name="Dictionary.F130" table:number-columns-spanned="5" office:value-type="string">
            <text:h text:style-name="P43" text:outline-level="2">смерть</text:h>
            <text:p text:style-name="P48"><text:span text:style-name="T83">-і, </text:span><text:span text:style-name="T80">ж.</text:span></text:p>
            <text:p text:style-name="P32">1) Припинення життєдіяльності організму і загибель його; припинення біологічного обміну речовин в організмі або його частині.<text:span text:style-name="T120">Фізіологічна </text:span><text:span text:style-name="T120">смерть</text:span>.</text:p>
            <text:p text:style-name="P40"><text:span text:style-name="T73">2) Припинення існування людини, тварини; </text:span><text:span text:style-name="T81">прот.</text:span><text:span text:style-name="T73"> життя; кончина, скін. || Те саме, що См</text:span><text:span text:style-name="T94">е</text:span><text:span text:style-name="T73">ртна к</text:span><text:span text:style-name="T94">а</text:span><text:span text:style-name="T73">ра (</text:span><text:span text:style-name="T81">див.</text:span><text:span text:style-name="T73"> </text:span><text:a xlink:type="simple" xlink:href="http://www.lingvo.ua/uk/Translate/uk-uk/смертний"><text:span text:style-name="T89">смертний</text:span></text:a><text:span text:style-name="T73">). || </text:span><text:span text:style-name="T76">кому</text:span><text:span text:style-name="T73">. Уживається як заклик до помсти, відплати. || Персоніфікація кончини – людський скелет, звичайно з косою. || </text:span><text:span text:style-name="T81">перен.</text:span><text:span text:style-name="T73"> Загибель, припинення існування чого-небудь. || </text:span><text:span text:style-name="T81">перен.</text:span><text:span text:style-name="T73"> Занепад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6</text:p>
          </table:table-cell>
          <table:table-cell table:style-name="Dictionary.B131" table:number-columns-spanned="3" office:value-type="string">
            <text:p text:style-name="P25">Життєтóк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131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життя</text:span><text:span text:style-name="T34"> і </text:span><text:span text:style-name="T37">тóки</text:span></text:p>
          </table:table-cell>
          <table:covered-table-cell/>
          <table:covered-table-cell/>
          <table:table-cell table:style-name="Dictionary.H131" table:number-columns-spanned="3" office:value-type="string">
            <text:p text:style-name="P9">Нарешті збір, нарешті збір померлих днів і років,</text:p>
            <text:p text:style-name="P4"><text:span text:style-name="T24">мов ґрати чорних спроневір і </text:span><text:span text:style-name="T24">ярих </text:span><text:span text:style-name="T27">життєтоків</text:span><text:span text:style-name="T24">… </text:span><text:span text:style-name="T42">(П‑2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4" office:value-type="string">
            <text:p text:style-name="P4"><text:span text:style-name="T37">життя</text:span><text:span text:style-name="T34"> (див 63)</text:span></text:p>
          </table:table-cell>
          <table:covered-table-cell/>
          <table:covered-table-cell/>
          <table:covered-table-cell/>
          <table:table-cell table:style-name="Dictionary.F132" table:number-columns-spanned="5" office:value-type="string">
            <text:h text:style-name="P43" text:outline-level="2">тік</text:h>
            <text:p text:style-name="P48"><text:span text:style-name="T83">току, </text:span><text:span text:style-name="T80">ч.</text:span></text:p>
            <text:p text:style-name="P32">1) Розчищене місце, спеціально підготовлений майданчик надворі або в приміщенні для молотьби, очищення і просушування зерна.</text:p>
            <text:p text:style-name="P32">2) Скирти, стіжки, ожереди і т. ін., що стоять на такому місц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7</text:p>
          </table:table-cell>
          <table:table-cell table:style-name="Dictionary.B133" table:number-columns-spanned="3" office:value-type="string">
            <text:p text:style-name="P25">За-світи</text:p>
            <text:p text:style-name="P4"><text:span text:style-name="T23">-ів, </text:span><text:span text:style-name="T24">ім., мн. інд.-авт.</text:span></text:p>
          </table:table-cell>
          <table:covered-table-cell/>
          <table:covered-table-cell/>
          <table:table-cell table:style-name="Dictionary.E133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за</text:span><text:span text:style-name="T34"> і </text:span><text:span text:style-name="T37">світи</text:span></text:p>
          </table:table-cell>
          <table:covered-table-cell/>
          <table:covered-table-cell/>
          <table:table-cell table:style-name="Dictionary.H133" table:number-columns-spanned="3" office:value-type="string">
            <text:p text:style-name="P9">І не держу надії в бозі,</text:p>
            <text:p text:style-name="P4"><text:span text:style-name="T24">коли пірвався в </text:span><text:span text:style-name="T27">за-світи</text:span><text:span text:style-name="T24">. </text:span><text:span text:style-name="T42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4" office:value-type="string">
            <text:h text:style-name="P43" text:outline-level="2">за</text:h>
            <text:p text:style-name="P48"><text:span text:style-name="T74">I </text:span><text:span text:style-name="T80">прийм.</text:span><text:span text:style-name="T83">, </text:span><text:span text:style-name="T80">з род.</text:span><text:span text:style-name="T83">, </text:span><text:span text:style-name="T80">знах.</text:span><text:span text:style-name="T72"> </text:span><text:span text:style-name="T80">і оруд.</text:span><text:span text:style-name="T72"> </text:span><text:span text:style-name="T80">відмінками</text:span><text:span text:style-name="T83">. Сполучення з </text:span><text:span text:style-name="T80">прийм.</text:span><text:span text:style-name="T72"> </text:span><text:span text:style-name="T83">за виражають: Просторові відношення:</text:span></text:p>
            <text:p text:style-name="P35"><text:span text:style-name="T61">1) </text:span><text:span text:style-name="T71">із </text:span><text:span text:style-name="T78">знах.</text:span><text:span text:style-name="T61"> </text:span><text:span text:style-name="T71">і </text:span><text:span text:style-name="T78">оруд. в.</text:span><text:span text:style-name="T61"> Вказує на предмет, місце і т. ін.: а) за межі яких спрямовані дія, рух (</text:span><text:span text:style-name="T78">знах. в.</text:span><text:span text:style-name="T61">); б) позад, по той бік яких хто-, що-небудь знаходиться, міститься, перебуває або щось </text:span><text:span text:style-name="T61">відбувається (</text:span><text:span text:style-name="T78">оруд. в.</text:span><text:span text:style-name="T61">). || </text:span><text:span text:style-name="T79">У </text:span><text:span text:style-name="T78">сполуч.</text:span><text:span text:style-name="T61"> зі </text:span><text:span text:style-name="T78">сл.</text:span><text:span text:style-name="T61"> сідати (сидіти, сісти), </text:span><text:span text:style-name="T61">стояти (стати) і т. ін. вказує на предмет, біля якого хто-небудь розташовується, щоб виконати певну </text:span><text:soft-page-break/><text:span text:style-name="T61">дію, або хтось знаходиться, виконуючи що-небудь.</text:span></text:p>
          </table:table-cell>
          <table:covered-table-cell/>
          <table:covered-table-cell/>
          <table:covered-table-cell/>
          <table:table-cell table:style-name="Dictionary.F134" table:number-columns-spanned="5" office:value-type="string">
            <text:h text:style-name="P43" text:outline-level="2">світ</text:h>
            <text:p text:style-name="P48"><text:span text:style-name="T74">II </text:span><text:span text:style-name="T83">-у </text:span><text:span text:style-name="T80">і заст.</text:span><text:span text:style-name="T72"> </text:span><text:span text:style-name="T83">-а, </text:span><text:span text:style-name="T80">ч.</text:span></text:p>
            <text:p text:style-name="P32">1) Сукупність усіх форм матерії як єдине ціле; всесвіт. <text:span text:style-name="T120">Геоцентрична система світу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8</text:p>
          </table:table-cell>
          <table:table-cell table:style-name="Dictionary.B135" table:number-columns-spanned="3" office:value-type="string">
            <text:p text:style-name="P25">Зимносхíд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135" table:number-columns-spanned="3" office:value-type="string">
            <text:p text:style-name="P4"><text:span text:style-name="T131">утворене способом основоскладання і нульсуфіксальним, похідне від слів:</text:span><text:span text:style-name="T34"> </text:span><text:span text:style-name="T37">зи</text:span><text:span text:style-name="T6"></text:span><text:span text:style-name="T37">мно</text:span><text:span text:style-name="T34"> і </text:span><text:span text:style-name="T37">схо</text:span><text:span text:style-name="T6"></text:span><text:span text:style-name="T37">дити</text:span></text:p>
          </table:table-cell>
          <table:covered-table-cell/>
          <table:covered-table-cell/>
          <table:table-cell table:style-name="Dictionary.H135" table:number-columns-spanned="3" office:value-type="string">
            <text:p text:style-name="P9">Довкруги - </text:p>
            <text:p text:style-name="P4"><text:span text:style-name="T24">лише вітри з шпаркого </text:span><text:span text:style-name="T27">зимносходу</text:span><text:span text:style-name="T24">. </text:span><text:span text:style-name="T42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4" office:value-type="string">
            <text:h text:style-name="P44" text:outline-level="2"><text:span text:style-name="T95">з</text:span><text:span text:style-name="T112">и</text:span><text:span text:style-name="T19"></text:span><text:span text:style-name="T95">мно</text:span></text:h>
            <text:p text:style-name="P48"><text:span text:style-name="T74">I </text:span><text:span text:style-name="T80">розм.</text:span></text:p>
            <text:p text:style-name="P40"><text:span text:style-name="T73">1) Присл. до </text:span><text:a xlink:type="simple" xlink:href="http://www.lingvo.ua/uk/Translate/uk-uk/зимний"><text:span text:style-name="T89">зимний</text:span></text:a></text:p>
          </table:table-cell>
          <table:covered-table-cell/>
          <table:covered-table-cell/>
          <table:covered-table-cell/>
          <table:table-cell table:style-name="Dictionary.F136" table:number-columns-spanned="5" office:value-type="string">
            <text:h text:style-name="P43" text:outline-level="2">схо<text:span text:style-name="T16"></text:span>дити</text:h>
            <text:p text:style-name="P48"><text:span text:style-name="T74">I </text:span><text:span text:style-name="T83">схо</text:span><text:span text:style-name="T18"></text:span><text:span text:style-name="T83">дити</text:span></text:p>
            <text:p text:style-name="P32"><text:span text:style-name="T99">і рідше </text:span><text:span text:style-name="T98">зіходити, -джу, -диш, </text:span><text:span text:style-name="T99">недок.</text:span><text:span text:style-name="T98">, зійти, зійду, зійдеш, </text:span><text:span text:style-name="T99">док.</text:span></text:p>
            <text:p text:style-name="P35"><text:span text:style-name="T61">3) </text:span><text:span text:style-name="T78">перен.</text:span><text:span text:style-name="T61"> Наближатися, поширюючись, ніби опускаючись (про вечір, сутінки і т. ін.). || </text:span><text:span text:style-name="T71">на кого </text:span><text:span text:style-name="T61">– </text:span><text:span text:style-name="T71">що</text:span><text:span text:style-name="T61">, </text:span><text:span text:style-name="T78">розм.</text:span><text:span text:style-name="T61"> </text:span><text:span text:style-name="T71">кому до чого</text:span><text:span text:style-name="T61">, </text:span><text:span text:style-name="T78">книжн.</text:span><text:span text:style-name="T61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69</text:p>
          </table:table-cell>
          <table:table-cell table:style-name="Dictionary.B137" table:number-columns-spanned="3" office:value-type="string">
            <text:p text:style-name="P25">Знеголоснíл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37" table:number-columns-spanned="3" office:value-type="string">
            <text:p text:style-name="P4"><text:span text:style-name="T48">утворене суфіксальним способом, похідне від слова</text:span><text:span text:style-name="T34"> </text:span><text:span text:style-name="T37">знеголосніти </text:span><text:span text:style-name="T54">— позбавитися голосу</text:span></text:p>
          </table:table-cell>
          <table:covered-table-cell/>
          <table:covered-table-cell/>
          <table:table-cell table:style-name="Dictionary.H137" table:number-columns-spanned="3" office:value-type="string">
            <text:p text:style-name="P9">…це кождочасне поривання в смерть ,</text:p>
            <text:p text:style-name="P9">щоб з неї виринати в знавіснілий</text:p>
            <text:p text:style-name="P4"><text:span text:style-name="T24">хрипкий чи геть </text:span><text:span text:style-name="T27">знеголоснілий</text:span><text:span text:style-name="T24"> крик. </text:span><text:span text:style-name="T42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4"><text:span text:style-name="T37">Знеголосніти </text:span><text:span text:style-name="T54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0</text:p>
          </table:table-cell>
          <table:table-cell table:style-name="Dictionary.B139" table:number-columns-spanned="3" office:value-type="string">
            <text:p text:style-name="P25">Золотокíнв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139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oft-page-break/><text:span text:style-name="T37">золотий</text:span><text:span text:style-name="T34"> і </text:span><text:span text:style-name="T37">кíнва</text:span></text:p>
          </table:table-cell>
          <table:covered-table-cell/>
          <table:covered-table-cell/>
          <table:table-cell table:style-name="Dictionary.H139" table:number-columns-spanned="3" office:value-type="string">
            <text:p text:style-name="P4"><text:span text:style-name="T27">Золотокінва</text:span><text:span text:style-name="T24"> – пади-но,</text:span></text:p>
            <text:p text:style-name="P4"><text:span text:style-name="T24">спади з лиця в глиб-синь-серця. </text:span><text:span text:style-name="T42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4" office:value-type="string">
            <text:h text:style-name="P44" text:outline-level="2"><text:span text:style-name="T95">золот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2">4) Який своїм кольором нагадує золото; блискучо-жовтий, оранжевий.<text:span text:style-name="T120">Золота осінь</text:span>. <text:span text:style-name="T120">Золота рибка</text:span>.</text:p>
            <text:p text:style-name="P32">5) <text:span text:style-name="T99">перен.</text:span> Дуже цінний, вартий поваги (про людину, її характер і т. ін.). <text:span text:style-name="T120">Золоте серце</text:span>. <text:span text:style-name="T120">Золоті руки</text:span>.</text:p>
            <text:p text:style-name="P32">6) <text:span text:style-name="T99">перен.</text:span> Який дає людям радість, щастя; прекрасний, щасливий.<text:span text:style-name="T120">Золоте дитинство</text:span>.</text:p>
            <text:p text:style-name="P35"><text:span text:style-name="T61">7) </text:span><text:span text:style-name="T78">перен.</text:span><text:span text:style-name="T61"> Дорогий, любий (у </text:span><text:span text:style-name="T78">пестл.</text:span><text:span text:style-name="T61"> звертанні до кого-небудь).</text:span></text:p>
          </table:table-cell>
          <table:covered-table-cell/>
          <table:covered-table-cell/>
          <table:covered-table-cell/>
          <table:table-cell table:style-name="Dictionary.F140" table:number-columns-spanned="5" office:value-type="string">
            <text:h text:style-name="P43" text:outline-level="2">кінва<text:span text:style-name="T16"></text:span></text:h>
            <text:p text:style-name="P48"><text:span text:style-name="T74">II </text:span><text:span text:style-name="T83">кінва</text:span><text:span text:style-name="T86"></text:span></text:p>
            <text:p text:style-name="P32"><text:span text:style-name="T98">-и, </text:span><text:span text:style-name="T99">ж.</text:span><text:span text:style-name="T98">, </text:span><text:span text:style-name="T99">розм.</text:span></text:p>
            <text:p text:style-name="P40"><text:span text:style-name="T73">Збірн. до </text:span><text:a xlink:type="simple" xlink:href="http://www.lingvo.ua/uk/Translate/uk-uk/кінь"><text:span text:style-name="T140">кінь</text:span></text:a><text:span text:style-name="T8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1</text:p>
          </table:table-cell>
          <table:table-cell table:style-name="Dictionary.B141" table:number-columns-spanned="3" office:value-type="string">
            <text:p text:style-name="P4"><text:span text:style-name="T36">З-</text:span><text:span text:style-name="T5">понадсвíтній</text:span></text:p>
            <text:p text:style-name="P4"><text:span text:style-name="T23">-я, -є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41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з</text:span><text:span text:style-name="T54">-</text:span><text:span text:style-name="T37">понад</text:span><text:span text:style-name="T34"> і </text:span><text:span text:style-name="T37">світ</text:span></text:p>
          </table:table-cell>
          <table:covered-table-cell/>
          <table:covered-table-cell/>
          <table:table-cell table:style-name="Dictionary.H141" table:number-columns-spanned="3" office:value-type="string">
            <text:p text:style-name="P9">…аж сіла зірка на дроту й щебече</text:p>
            <text:p text:style-name="P4"><text:span text:style-name="T24">і сяє горлом – </text:span><text:span text:style-name="T27">з-понадсвітній</text:span><text:span text:style-name="T24"> спів. </text:span><text:span text:style-name="T42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4" office:value-type="string">
            <text:h text:style-name="P44" text:outline-level="2"><text:span text:style-name="T95">з-п</text:span><text:span text:style-name="T112">о</text:span><text:span text:style-name="T19"></text:span><text:span text:style-name="T95">над</text:span></text:h>
            <text:p text:style-name="P48"><text:span text:style-name="T80">прийм.</text:span><text:span text:style-name="T83">, </text:span><text:span text:style-name="T80">з род. в.</text:span></text:p>
            <text:p text:style-name="P35"><text:span text:style-name="T61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61">якась </text:span><text:soft-page-break/><text:span text:style-name="T61">дія.</text:span></text:p>
          </table:table-cell>
          <table:covered-table-cell/>
          <table:covered-table-cell/>
          <table:covered-table-cell/>
          <table:table-cell table:style-name="Dictionary.F142" table:number-columns-spanned="5" office:value-type="string">
            <text:p text:style-name="P4"><text:span text:style-name="T96">світ</text:span><text:span text:style-name="T118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2</text:p>
          </table:table-cell>
          <table:table-cell table:style-name="Dictionary.B143" table:number-columns-spanned="3" office:value-type="string">
            <text:p text:style-name="P25">Іспередлíт</text:p>
            <text:p text:style-name="P12">присл., інд.-авт.</text:p>
          </table:table-cell>
          <table:covered-table-cell/>
          <table:covered-table-cell/>
          <table:table-cell table:style-name="Dictionary.E143" table:number-columns-spanned="3" office:value-type="string">
            <text:p text:style-name="P16"><text:span text:style-name="T138">утворене способом основоскладання, похідне від слів:</text:span> <text:span text:style-name="T96">спе</text:span><text:span text:style-name="T97"></text:span><text:span text:style-name="T96">ред</text:span> і <text:span text:style-name="T96">літ</text:span>.</text:p>
          </table:table-cell>
          <table:covered-table-cell/>
          <table:covered-table-cell/>
          <table:table-cell table:style-name="Dictionary.H143" table:number-columns-spanned="3" office:value-type="string">
            <text:p text:style-name="P9">Ось твоя подоба</text:p>
            <text:p text:style-name="P4"><text:span text:style-name="T24">подвижництво людське – </text:span><text:span text:style-name="T27">іспередліт</text:span><text:span text:style-name="T24">. </text:span><text:span text:style-name="T42">(П‑2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4" office:value-type="string">
            <text:h text:style-name="P44" text:outline-level="2"><text:span text:style-name="T39">сп</text:span><text:span text:style-name="T113">е</text:span><text:span text:style-name="T19"></text:span><text:span text:style-name="T39">реду</text:span></text:h>
            <text:p text:style-name="P48"><text:span text:style-name="T72">3) </text:span><text:span text:style-name="T80">присл.</text:span><text:span text:style-name="T72">, </text:span><text:span text:style-name="T75">рідко</text:span><text:span text:style-name="T72">. Раніше, в минулому; перед цим.</text:span></text:p>
            <text:p text:style-name="P39"><text:span text:style-name="T59">4) </text:span><text:span text:style-name="T77">прийм.</text:span><text:span text:style-name="T59">, </text:span><text:span text:style-name="T70">з </text:span><text:span text:style-name="T77">род. в.</text:span><text:span text:style-name="T59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table-cell table:style-name="Dictionary.F144" table:number-columns-spanned="5" office:value-type="string">
            <text:h text:style-name="P44" text:outline-level="2"><text:span text:style-name="T95">літ</text:span><text:span text:style-name="T112">а</text:span><text:span text:style-name="T19"></text:span></text:h>
            <text:p text:style-name="P48"><text:span text:style-name="T83">літ, </text:span><text:span text:style-name="T80">мн.</text:span></text:p>
            <text:p text:style-name="P32">1) Період часу в кілька років; ро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3</text:p>
          </table:table-cell>
          <table:table-cell table:style-name="Dictionary.B145" table:number-columns-spanned="3" office:value-type="string">
            <text:p text:style-name="P25">Крайóкрай</text:p>
            <text:p text:style-name="P4"><text:span text:style-name="T23">крайóкраю, </text:span><text:span text:style-name="T24">ім., ч., інд.-авт.</text:span></text:p>
          </table:table-cell>
          <table:covered-table-cell/>
          <table:covered-table-cell/>
          <table:table-cell table:style-name="Dictionary.E145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край</text:span><text:span text:style-name="T34"> і </text:span><text:span text:style-name="T37">край</text:span></text:p>
          </table:table-cell>
          <table:covered-table-cell/>
          <table:covered-table-cell/>
          <table:table-cell table:style-name="Dictionary.H145" table:number-columns-spanned="3" office:value-type="string">
            <text:p text:style-name="P4"><text:span text:style-name="T24">З </text:span><text:span text:style-name="T27">крайокраю</text:span><text:span text:style-name="T24">, з цієї високості,</text:span></text:p>
            <text:p text:style-name="P4"><text:span text:style-name="T24">пади, згорнувши крила, до долин… </text:span><text:span text:style-name="T42">(П‑1, 40);</text:span></text:p>
            <text:p text:style-name="P4"><text:span text:style-name="T24">Єси ти за </text:span><text:span text:style-name="T27">крайокраєм</text:span><text:span text:style-name="T24">, чаїшся</text:span></text:p>
            <text:p text:style-name="P4"><text:span text:style-name="T24">од мого неоговтаного погляду… </text:span><text:span text:style-name="T42">(П‑1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43" text:outline-level="2">край</text:h>
            <text:p text:style-name="P48"><text:span text:style-name="T74">I </text:span><text:span text:style-name="T83">-ю, </text:span><text:span text:style-name="T80">ч.</text:span></text:p>
            <text:p text:style-name="P40"><text:span text:style-name="T73">1) Лінія, що обмежує поверхню чого-небудь, а також те, що прилягає до цієї лінії; кінець (</text:span><text:span text:style-name="T81">див.</text:span><text:span text:style-name="T73"> </text:span><text:a xlink:type="simple" xlink:href="http://www.lingvo.ua/uk/Translate/uk-uk/кінець"><text:span text:style-name="T89">кінець</text:span></text:a><text:span text:style-name="T73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2"><text:span text:style-name="T95">II </text:span><text:span text:style-name="T99">прийм.</text:span> <text:span text:style-name="T99">з род. в.</text:span></text:p>
            <text:p text:style-name="P32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4</text:p>
          </table:table-cell>
          <table:table-cell table:style-name="Dictionary.B147" table:number-columns-spanned="3" office:value-type="string">
            <text:p text:style-name="P25">Крайсебé</text:p>
            <text:p text:style-name="P4"><text:soft-page-break/><text:span text:style-name="T25">присл., </text:span><text:span text:style-name="T24">інд.-авт.</text:span></text:p>
          </table:table-cell>
          <table:covered-table-cell/>
          <table:covered-table-cell/>
          <table:table-cell table:style-name="Dictionary.E147" table:number-columns-spanned="3" office:value-type="string">
            <text:p text:style-name="P4"><text:span text:style-name="T48">утворене способом </text:span><text:soft-page-break/><text:span text:style-name="T48">зрощення, похідне від слів:</text:span><text:span text:style-name="T34"> </text:span><text:span text:style-name="T37">край</text:span><text:span text:style-name="T34"> і </text:span><text:span text:style-name="T37">себé</text:span></text:p>
          </table:table-cell>
          <table:covered-table-cell/>
          <table:covered-table-cell/>
          <table:table-cell table:style-name="Dictionary.H147" table:number-columns-spanned="3" office:value-type="string">
            <text:p text:style-name="P9">І не зайти за дальні далечі.</text:p>
            <text:p text:style-name="P4"><text:soft-page-break/><text:span text:style-name="T24">І за </text:span><text:span text:style-name="T27">крайсебе</text:span><text:span text:style-name="T24"> не зайти. </text:span><text:span text:style-name="T42">(П‑1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4" office:value-type="string">
            <text:p text:style-name="P4"><text:span text:style-name="T37">край </text:span><text:span text:style-name="T55">(див. 73)</text:span></text:p>
          </table:table-cell>
          <table:covered-table-cell/>
          <table:covered-table-cell/>
          <table:covered-table-cell/>
          <table:table-cell table:style-name="Dictionary.F148" table:number-columns-spanned="5" office:value-type="string">
            <text:h text:style-name="P44" text:outline-level="2"><text:span text:style-name="T95">себ</text:span><text:span text:style-name="T112">е</text:span><text:span text:style-name="T19"></text:span></text:h>
            <text:p text:style-name="P48"><text:span text:style-name="T80">наз. в.</text:span><text:span text:style-name="T72"> </text:span><text:span text:style-name="T80">нема</text:span><text:span text:style-name="T83">, </text:span><text:span text:style-name="T80">одн.</text:span><text:span text:style-name="T72"> </text:span><text:span text:style-name="T80">і мн.</text:span><text:span text:style-name="T83">, </text:span><text:span text:style-name="T80">займ.</text:span><text:span text:style-name="T72"> </text:span><text:span text:style-name="T80">зворотний</text:span><text:span text:style-name="T83">.</text:span></text:p>
            <text:p text:style-name="P32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5</text:p>
          </table:table-cell>
          <table:table-cell table:style-name="Dictionary.B149" table:number-columns-spanned="3" office:value-type="string">
            <text:p text:style-name="P25">Крайчáс</text:p>
            <text:p text:style-name="P4"><text:span text:style-name="T25">присл., </text:span><text:span text:style-name="T24">інд.-авт.</text:span></text:p>
          </table:table-cell>
          <table:covered-table-cell/>
          <table:covered-table-cell/>
          <table:table-cell table:style-name="Dictionary.E149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край</text:span><text:span text:style-name="T34"> і </text:span><text:span text:style-name="T37">час</text:span></text:p>
          </table:table-cell>
          <table:covered-table-cell/>
          <table:covered-table-cell/>
          <table:table-cell table:style-name="Dictionary.H149" table:number-columns-spanned="3" office:value-type="string">
            <text:p text:style-name="P9">Що б то нам</text:p>
            <text:p text:style-name="P9">посовгнути – ці межигони часу,</text:p>
            <text:p text:style-name="P9">марудні межигони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4"><text:span text:style-name="T24">І хочеться сягнути за </text:span><text:span text:style-name="T27">крайчасу</text:span><text:span text:style-name="T24">,</text:span></text:p>
            <text:p text:style-name="P4"><text:span text:style-name="T24">за прапервні.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4" office:value-type="string">
            <text:p text:style-name="P4"><text:span text:style-name="T37">край </text:span><text:span text:style-name="T55">(див. 73)</text:span></text:p>
          </table:table-cell>
          <table:covered-table-cell/>
          <table:covered-table-cell/>
          <table:covered-table-cell/>
          <table:table-cell table:style-name="Dictionary.F150" table:number-columns-spanned="5" office:value-type="string">
            <text:h text:style-name="P43" text:outline-level="2">час</text:h>
            <text:p text:style-name="P48"><text:span text:style-name="T83">-у, </text:span><text:span text:style-name="T80">ч.</text:span></text:p>
            <text:p text:style-name="P35"><text:span text:style-name="T61">1) </text:span><text:span text:style-name="T78">філос.</text:span><text:span text:style-name="T61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6</text:p>
          </table:table-cell>
          <table:table-cell table:style-name="Dictionary.B151" table:number-columns-spanned="3" office:value-type="string">
            <text:p text:style-name="P25">Криволéт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151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кривий</text:span><text:span text:style-name="T34"> і </text:span><text:span text:style-name="T37">лет</text:span></text:p>
          </table:table-cell>
          <table:covered-table-cell/>
          <table:covered-table-cell/>
          <table:table-cell table:style-name="Dictionary.H151" table:number-columns-spanned="3" office:value-type="string">
            <text:p text:style-name="P9">…ця колотнеча</text:p>
            <text:p text:style-name="P4"><text:span text:style-name="T24">надій і спроневіри, </text:span><text:span text:style-name="T27">криволет</text:span></text:p>
            <text:p text:style-name="P9">лякливих ауспіцій, що в безгуччі</text:p>
            <text:p text:style-name="P9">шершаваими крильми <text:soft-page-break/>прошерхотять </text:p>
            <text:p text:style-name="P4"><text:span text:style-name="T24">і всядуться на голові… </text:span><text:span text:style-name="T42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4" office:value-type="string">
            <text:h text:style-name="P44" text:outline-level="2"><text:span text:style-name="T95">крив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40"><text:span text:style-name="T73">6) </text:span><text:span text:style-name="T81">перен.</text:span><text:span text:style-name="T73">, </text:span><text:span text:style-name="T81">розм.</text:span><text:span text:style-name="T73"> Те саме, що </text:span><text:a xlink:type="simple" xlink:href="http://www.lingvo.ua/uk/Translate/uk-uk/хибний"><text:span text:style-name="T89">хибний</text:span></text:a><text:span text:style-name="T73">; неправильний (у 2 </text:span><text:span text:style-name="T81">знач.</text:span><text:span text:style-name="T73">), помилковий.</text:span></text:p>
          </table:table-cell>
          <table:covered-table-cell/>
          <table:covered-table-cell/>
          <table:covered-table-cell/>
          <table:table-cell table:style-name="Dictionary.F152" table:number-columns-spanned="5" office:value-type="string">
            <text:h text:style-name="P43" text:outline-level="2">лет</text:h>
            <text:p text:style-name="P48"><text:span text:style-name="T83">-у, </text:span><text:span text:style-name="T80">ч.</text:span><text:span text:style-name="T83">, </text:span><text:span text:style-name="T80">поет.</text:span></text:p>
            <text:p text:style-name="P40"><text:span text:style-name="T73">Дія за знач. </text:span><text:a xlink:type="simple" xlink:href="http://www.lingvo.ua/uk/Translate/uk-uk/літати"><text:span text:style-name="T89">літати</text:span></text:a><text:span text:style-name="T73"> і </text:span><text:a xlink:type="simple" xlink:href="http://www.lingvo.ua/uk/Translate/uk-uk/летіти"><text:span text:style-name="T89">летіти</text:span></text:a><text:span text:style-name="T73">; літ (</text:span><text:span text:style-name="T81">див.</text:span><text:span text:style-name="T73"> </text:span><text:a xlink:type="simple" xlink:href="http://www.lingvo.ua/uk/Translate/uk-uk/літ"><text:span text:style-name="T89">літ</text:span></text:a><text:span text:style-name="T73"> I). </text:span><text:span text:style-name="T76">Зриватися в лет</text:span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7</text:p>
          </table:table-cell>
          <table:table-cell table:style-name="Dictionary.B153" table:number-columns-spanned="3" office:value-type="string">
            <text:p text:style-name="P25">Крик-зелó</text:p>
            <text:p text:style-name="P4"><text:span text:style-name="T3">-</text:span><text:span text:style-name="T23">á, </text:span><text:span text:style-name="T24">ім., ч., інд.-авт.</text:span></text:p>
          </table:table-cell>
          <table:covered-table-cell/>
          <table:covered-table-cell/>
          <table:table-cell table:style-name="Dictionary.E153" table:number-columns-spanned="3" office:value-type="string">
            <text:p text:style-name="P22"><text:span text:style-name="T51">утворене способом словоскладання, похідне від слів:</text:span><text:span text:style-name="T34"> </text:span><text:span text:style-name="T37">крик</text:span><text:span text:style-name="T34"> і </text:span><text:span text:style-name="T37">зелó</text:span></text:p>
          </table:table-cell>
          <table:covered-table-cell/>
          <table:covered-table-cell/>
          <table:table-cell table:style-name="Dictionary.H153" table:number-columns-spanned="3" office:value-type="string">
            <text:p text:style-name="P9">Обміліла</text:p>
            <text:p text:style-name="P9">криниця. А верба пустила</text:p>
            <text:p text:style-name="P4"><text:span text:style-name="T24">гарячі брості – в </text:span><text:span text:style-name="T27">крик-зело.</text:span><text:span text:style-name="T24"> </text:span><text:span text:style-name="T42">(П‑1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4" office:value-type="string">
            <text:h text:style-name="P43" text:outline-level="2">крик</text:h>
            <text:p text:style-name="P48"><text:span text:style-name="T74">I </text:span><text:span text:style-name="T85">-у, </text:span><text:span text:style-name="T82">ч.</text:span></text:p>
            <text:p text:style-name="P32">1) Сильний різкий звук голосу; зойк. || Вигук (у 1 <text:span text:style-name="T99">знач.</text:span>), вигуки. || Поклик. || Гамір, галас. || Ґвалт, лемент. || Про різкі звуки тварин, птахів.</text:p>
            <text:p text:style-name="P32"><text:span text:style-name="T95">II </text:span><text:span text:style-name="T98">-у, </text:span><text:span text:style-name="T99">ч.</text:span></text:p>
            <text:p text:style-name="P32">Річка, що пересихає, або тимчасовий водоток в Австралії.</text:p>
          </table:table-cell>
          <table:covered-table-cell/>
          <table:covered-table-cell/>
          <table:covered-table-cell/>
          <table:table-cell table:style-name="Dictionary.F154" table:number-columns-spanned="5" office:value-type="string">
            <text:h text:style-name="P44" text:outline-level="2"><text:span text:style-name="T95">зел</text:span><text:span text:style-name="T112">о</text:span><text:span text:style-name="T19"></text:span></text:h>
            <text:p text:style-name="P48"><text:span text:style-name="T74">I </text:span><text:span text:style-name="T83">-а, </text:span><text:span text:style-name="T80">с.</text:span><text:span text:style-name="T83">, </text:span><text:span text:style-name="T80">заст.</text:span><text:span text:style-name="T83">, </text:span><text:span text:style-name="T80">поет.</text:span></text:p>
            <text:p text:style-name="P35"><text:span text:style-name="T61">Зелень (у 1 </text:span><text:span text:style-name="T78">знач.</text:span><text:span text:style-name="T61">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8</text:p>
          </table:table-cell>
          <table:table-cell table:style-name="Dictionary.B155" table:number-columns-spanned="3" office:value-type="string">
            <text:p text:style-name="P25">Крилатолéзо</text:p>
            <text:p text:style-name="P4"><text:span text:style-name="T25">присл., </text:span><text:span text:style-name="T24">інд.-авт.</text:span></text:p>
          </table:table-cell>
          <table:covered-table-cell/>
          <table:covered-table-cell/>
          <table:table-cell table:style-name="Dictionary.E15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крилáтий</text:span><text:span text:style-name="T34"> і </text:span><text:span text:style-name="T37">лéзо</text:span></text:p>
          </table:table-cell>
          <table:covered-table-cell/>
          <table:covered-table-cell/>
          <table:table-cell table:style-name="Dictionary.H155" table:number-columns-spanned="3" office:value-type="string">
            <text:p text:style-name="P9">Криваво рветься з нього вороння</text:p>
            <text:p text:style-name="P4"><text:span text:style-name="T24">майбутнього. Летить </text:span><text:span text:style-name="T27">крилатолезо</text:span></text:p>
            <text:p text:style-name="P4"><text:span text:style-name="T24">понад проваллям яру… </text:span><text:span text:style-name="T42">(П‑1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4" office:value-type="string">
            <text:h text:style-name="P44" text:outline-level="2"><text:span text:style-name="T95">крил</text:span><text:span text:style-name="T112">а</text:span><text:span text:style-name="T19"></text:span><text:span text:style-name="T95">тий</text:span></text:h>
            <text:p text:style-name="P48"><text:span text:style-name="T83">-а, -е.</text:span></text:p>
            <text:p text:style-name="P35"><text:span text:style-name="T61">1) Який має крила (у 1, 3, 4 </text:span><text:span text:style-name="T78">знач.</text:span><text:span text:style-name="T61">). || </text:span><text:span text:style-name="T78">перен.</text:span><text:span text:style-name="T61"> Який надихає, підносить. </text:span><text:span text:style-name="T71">Крилаті ідеї</text:span><text:span text:style-name="T61">.</text:span></text:p>
          </table:table-cell>
          <table:covered-table-cell/>
          <table:covered-table-cell/>
          <table:covered-table-cell/>
          <table:table-cell table:style-name="Dictionary.F156" table:number-columns-spanned="5" office:value-type="string">
            <text:h text:style-name="P44" text:outline-level="2"><text:span text:style-name="T95">л</text:span><text:span text:style-name="T112">е</text:span><text:span text:style-name="T19"></text:span><text:span text:style-name="T95">зо</text:span></text:h>
            <text:p text:style-name="P48"><text:span text:style-name="T83">-а, </text:span><text:span text:style-name="T80">с.</text:span></text:p>
            <text:p text:style-name="P35"><text:span text:style-name="T61">Гостра частина знаряддя, яким ріжуть, колють або рубають. || Уся різальна частина такого знаряддя. </text:span><text:span text:style-name="T71">Лезо бритви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79</text:p>
          </table:table-cell>
          <table:table-cell table:style-name="Dictionary.B157" table:number-columns-spanned="3" office:value-type="string">
            <text:p text:style-name="P25">Крихкокриця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157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крихкий</text:span><text:span text:style-name="T34"> і </text:span><text:span text:style-name="T37">криця</text:span></text:p>
          </table:table-cell>
          <table:covered-table-cell/>
          <table:covered-table-cell/>
          <table:table-cell table:style-name="Dictionary.H157" table:number-columns-spanned="3" office:value-type="string">
            <text:p text:style-name="P4"><text:span text:style-name="T24">І ти щербата доле </text:span><text:span text:style-name="T27">крихкокрице</text:span><text:span text:style-name="T24">,</text:span></text:p>
            <text:p text:style-name="P9">давно вже сонце перед нас зайшло,</text:p>
            <text:p text:style-name="P9">бо нашу путь пісками замело,</text:p>
            <text:p text:style-name="P4"><text:span text:style-name="T24">хто ж нам воздасть за битий шлях, сторице. </text:span><text:span text:style-name="T42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4" office:value-type="string">
            <text:h text:style-name="P44" text:outline-level="2"><text:span text:style-name="T95">крихк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2">1) Який легко кришиться, розсипається. || Який не відзначається міцністю; трухлявий (про дерево тощо). <text:span text:style-name="T120">Крихкий метал</text:span>.</text:p>
            <text:p text:style-name="P40"><text:span text:style-name="T73">2) </text:span><text:span text:style-name="T81">перен.</text:span><text:span text:style-name="T73"> Те саме, що </text:span><text:a xlink:type="simple" xlink:href="http://www.lingvo.ua/uk/Translate/uk-uk/крихкотілий"><text:span text:style-name="T89">крихкотілий</text:span></text:a><text:span text:style-name="T73">; тендітний.</text:span></text:p>
          </table:table-cell>
          <table:covered-table-cell/>
          <table:covered-table-cell/>
          <table:covered-table-cell/>
          <table:table-cell table:style-name="Dictionary.F158" table:number-columns-spanned="5" office:value-type="string">
            <text:h text:style-name="P44" text:outline-level="2"><text:span text:style-name="T95">кр</text:span><text:span text:style-name="T112">и</text:span><text:span text:style-name="T19"></text:span><text:span text:style-name="T95">ця</text:span></text:h>
            <text:p text:style-name="P48"><text:span text:style-name="T83">-і, </text:span><text:span text:style-name="T80">ж.</text:span></text:p>
            <text:p text:style-name="P40"><text:span text:style-name="T73">1) Те саме, що </text:span><text:a xlink:type="simple" xlink:href="http://www.lingvo.ua/uk/Translate/uk-uk/сталь"><text:span text:style-name="T89">сталь</text:span></text:a><text:span text:style-name="T73">. || Виріб із сталі.</text:span></text:p>
            <text:p text:style-name="P40"><text:span text:style-name="T73">3) </text:span><text:span text:style-name="T81">розм.</text:span><text:span text:style-name="T73">, </text:span><text:span text:style-name="T76">рідко</text:span><text:span text:style-name="T73">. Те саме, що </text:span><text:a xlink:type="simple" xlink:href="http://www.lingvo.ua/uk/Translate/uk-uk/кресало"><text:span text:style-name="T89">кресало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0</text:p>
          </table:table-cell>
          <table:table-cell table:style-name="Dictionary.B159" table:number-columns-spanned="3" office:value-type="string">
            <text:p text:style-name="P25">Марничити</text:p>
            <text:p text:style-name="P4"><text:span text:style-name="T23">-чу, -чиш, </text:span><text:span text:style-name="T25">дієсл., недо</text:span><text:span text:style-name="T24">к., перех., інд.-авт.</text:span></text:p>
          </table:table-cell>
          <table:covered-table-cell/>
          <table:covered-table-cell/>
          <table:table-cell table:style-name="Dictionary.E159" table:number-columns-spanned="3" office:value-type="string">
            <text:p text:style-name="P4"><text:span text:style-name="T48">утворене суфіксальним способом, похідне від слова</text:span><text:span text:style-name="T53"> </text:span><text:span text:style-name="T38">марний</text:span></text:p>
          </table:table-cell>
          <table:covered-table-cell/>
          <table:covered-table-cell/>
          <table:table-cell table:style-name="Dictionary.H159" table:number-columns-spanned="3" office:value-type="string">
            <text:p text:style-name="P9">І двері на замку,</text:p>
            <text:p text:style-name="P9">ні душечки – довкола,</text:p>
            <text:p text:style-name="P9">лиш зозулі – ку-ку! - </text:p>
            <text:p text:style-name="P4"><text:span text:style-name="T27">марничать</text:span><text:span text:style-name="T24"> і спроквола. </text:span><text:span text:style-name="T42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43" text:outline-level="2">марний</text:h>
            <text:p text:style-name="P48"><text:span text:style-name="T74">II </text:span><text:span text:style-name="T83">ма</text:span><text:span text:style-name="T87"></text:span><text:span text:style-name="T83">рни</text:span><text:span text:style-name="T87"></text:span><text:span text:style-name="T83">й</text:span></text:p>
            <text:p text:style-name="P32"><text:span text:style-name="T98">марна, марне, </text:span><text:span text:style-name="T99">розм.</text:span></text:p>
            <text:p text:style-name="P32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1</text:p>
          </table:table-cell>
          <table:table-cell table:style-name="Dictionary.B161" table:number-columns-spanned="3" office:value-type="string">
            <text:p text:style-name="P25">Межигóн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161" table:number-columns-spanned="3" office:value-type="string">
            <text:p text:style-name="P4"><text:span text:style-name="T13">утворене способом основоскладання, похідне від слів:</text:span><text:span text:style-name="T34"> </text:span><text:span text:style-name="T37">мéжи</text:span><text:span text:style-name="T34"> і </text:span><text:span text:style-name="T37">гін</text:span></text:p>
          </table:table-cell>
          <table:covered-table-cell/>
          <table:covered-table-cell/>
          <table:table-cell table:style-name="Dictionary.H161" table:number-columns-spanned="3" office:value-type="string">
            <text:p text:style-name="P9">Що б то нам</text:p>
            <text:p text:style-name="P4"><text:span text:style-name="T24">посовгнути – ці </text:span><text:span text:style-name="T27">межигони</text:span><text:span text:style-name="T24"> часу,</text:span></text:p>
            <text:p text:style-name="P4"><text:span text:style-name="T24">марудні </text:span><text:span text:style-name="T27">межигони</text:span><text:span text:style-name="T24"> живоття,</text:span>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крайчасу,</text:p>
            <text:p text:style-name="P4"><text:span text:style-name="T24">за прапервні.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4" office:value-type="string">
            <text:h text:style-name="P43" text:outline-level="2">Між (ме<text:span text:style-name="T15"></text:span>жи)</text:h>
            <text:p text:style-name="P48"><text:span text:style-name="T83">межи, меж, </text:span><text:span text:style-name="T80">прийм.</text:span><text:span text:style-name="T72"> </text:span><text:span text:style-name="T83">Уживається із </text:span><text:span text:style-name="T80">род.</text:span><text:span text:style-name="T83">, </text:span><text:span text:style-name="T80">знах.</text:span><text:span text:style-name="T72"> </text:span><text:span text:style-name="T83">і </text:span><text:span text:style-name="T80">оруд.</text:span><text:span text:style-name="T72"> </text:span><text:span text:style-name="T83">відмінками. Сполучення з між, межи, меж виражають: Просторові відношення:</text:span></text:p>
            <text:p text:style-name="P35"><text:span text:style-name="T61">1) </text:span><text:span text:style-name="T71">з </text:span><text:span text:style-name="T78">оруд.</text:span><text:span text:style-name="T61">, </text:span><text:span text:style-name="T71">рідше з </text:span><text:span text:style-name="T78">род. в.</text:span><text:span text:style-name="T61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table-cell table:style-name="Dictionary.F162" table:number-columns-spanned="5" office:value-type="string">
            <text:p text:style-name="P4"><text:span text:style-name="T96">гін </text:span><text:span text:style-name="T118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2</text:p>
          </table:table-cell>
          <table:table-cell table:style-name="Dictionary.B163" table:number-columns-spanned="3" office:value-type="string">
            <text:p text:style-name="P25">Межисвíтній</text:p>
            <text:p text:style-name="P4"><text:span text:style-name="T23">-я, -є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63" table:number-columns-spanned="3" office:value-type="string">
            <text:p text:style-name="P4"><text:span text:style-name="T48">утворене складносуфіксальним способом, похідне від слів:</text:span><text:span text:style-name="T43"> </text:span><text:span text:style-name="T45">ме</text:span><text:span text:style-name="T44"></text:span><text:span text:style-name="T45">жи</text:span><text:span text:style-name="T47"> і </text:span><text:span text:style-name="T45">світ</text:span></text:p>
          </table:table-cell>
          <table:covered-table-cell/>
          <table:covered-table-cell/>
          <table:table-cell table:style-name="Dictionary.H163" table:number-columns-spanned="3" office:value-type="string">
            <text:p text:style-name="P9">Ці сосни, вбрані в синій-синій іній,</text:p>
            <text:p text:style-name="P9">на взгір’я збіглі і завмерлі, мерехтом -</text:p>
            <text:p text:style-name="P4"><text:soft-page-break/><text:span text:style-name="T24">чи то цвинтарним ачи </text:span><text:span text:style-name="T27">межисвітнім</text:span><text:span text:style-name="T24"> -</text:span></text:p>
            <text:p text:style-name="P4"><text:span text:style-name="T24">мені відкрили візерунки душ… </text:span><text:span text:style-name="T42">(П‑1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4" office:value-type="string">
            <text:h text:style-name="P43" text:outline-level="2">межи <text:span text:style-name="T118">(див. 81)</text:span></text:h>
          </table:table-cell>
          <table:covered-table-cell/>
          <table:covered-table-cell/>
          <table:covered-table-cell/>
          <table:table-cell table:style-name="Dictionary.F164" table:number-columns-spanned="5" office:value-type="string">
            <text:p text:style-name="P27"><text:span text:style-name="T135">світ </text:span><text:span text:style-name="T118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3</text:p>
          </table:table-cell>
          <table:table-cell table:style-name="Dictionary.B165" table:number-columns-spanned="3" office:value-type="string">
            <text:p text:style-name="P25">Мертвокрил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65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мéртвий</text:span><text:span text:style-name="T34"> і </text:span><text:span text:style-name="T37">крилó</text:span></text:p>
          </table:table-cell>
          <table:covered-table-cell/>
          <table:covered-table-cell/>
          <table:table-cell table:style-name="Dictionary.H165" table:number-columns-spanned="3" office:value-type="string">
            <text:p text:style-name="P4"><text:span text:style-name="T24">А </text:span><text:span text:style-name="T27">мертвокрилі</text:span><text:span text:style-name="T24"> стугонять стимфали,</text:span></text:p>
            <text:p text:style-name="P9">напевну провіщаючи біду,</text:p>
            <text:p text:style-name="P9">що ослонила біле опахало</text:p>
            <text:p text:style-name="P4"><text:span text:style-name="T24">і по моєму нишпорить сліду. </text:span><text:span text:style-name="T42">(П‑2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4" office:value-type="string">
            <text:h text:style-name="P44" text:outline-level="2"><text:span text:style-name="T95">м</text:span><text:span text:style-name="T112">е</text:span><text:span text:style-name="T19"></text:span><text:span text:style-name="T95">ртвий</text:span></text:h>
            <text:p text:style-name="P48"><text:span text:style-name="T83">-а, -е.</text:span></text:p>
            <text:p text:style-name="P32">1) Такий, у якому припинилося життя; померлий; <text:span text:style-name="T99">прот.</text:span> живий. || <text:span text:style-name="T99">у знач.</text:span> <text:span text:style-name="T99">ім.</text:span> м<text:span text:style-name="T111">е</text:span>ртвий, -вого, <text:span text:style-name="T99">ч.</text:span>; м<text:span text:style-name="T111">е</text:span>ртва, -вої, <text:span text:style-name="T99">ж.</text:span> Мрець. || Про частини тіла мерця. || Засохлий, завмерлий, сухий (про рослинність). || <text:span text:style-name="T99">перен.</text:span>Надзвичайно схвильований, знесилений, стомлений (про людину).</text:p>
            <text:p text:style-name="P35"><text:span text:style-name="T61">3) </text:span><text:span text:style-name="T78">перен.</text:span><text:span text:style-name="T61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</text:span><text:soft-page-break/><text:span text:style-name="T61">все неживе на протилежність живому.</text:span></text:p>
          </table:table-cell>
          <table:covered-table-cell/>
          <table:covered-table-cell/>
          <table:covered-table-cell/>
          <table:table-cell table:style-name="Dictionary.F166" table:number-columns-spanned="5" office:value-type="string">
            <text:h text:style-name="P44" text:outline-level="2"><text:span text:style-name="T95">крил</text:span><text:span text:style-name="T112">о</text:span><text:span text:style-name="T19"></text:span></text:h>
            <text:p text:style-name="P48"><text:span text:style-name="T83">-а, </text:span><text:span text:style-name="T80">с.</text:span></text:p>
            <text:p text:style-name="P32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4</text:p>
          </table:table-cell>
          <table:table-cell table:style-name="Dictionary.B167" table:number-columns-spanned="3" office:value-type="string">
            <text:p text:style-name="P25">Молодощáст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167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молодий</text:span><text:span text:style-name="T34"> і </text:span><text:span text:style-name="T37">щáстя</text:span></text:p>
          </table:table-cell>
          <table:covered-table-cell/>
          <table:covered-table-cell/>
          <table:table-cell table:style-name="Dictionary.H167" table:number-columns-spanned="3" office:value-type="string">
            <text:p text:style-name="P9">Ти десь живеш на призабутім березі</text:p>
            <text:p text:style-name="P9">моїх змілілих пам’ятей. Блукаєш</text:p>
            <text:p text:style-name="P4"><text:span text:style-name="T24">пустелею моїх </text:span><text:span text:style-name="T27">молодощасть</text:span><text:span text:style-name="T24">,</text:span></text:p>
            <text:p text:style-name="P4"><text:span text:style-name="T24">як біла тінь суворої скорботи. </text:span><text:span text:style-name="T42">(П‑1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4" office:value-type="string">
            <text:p text:style-name="P4"><text:span text:style-name="T37">молодий </text:span><text:span text:style-name="T55">(див. 23)</text:span></text:p>
          </table:table-cell>
          <table:covered-table-cell/>
          <table:covered-table-cell/>
          <table:covered-table-cell/>
          <table:table-cell table:style-name="Dictionary.F168" table:number-columns-spanned="5" office:value-type="string">
            <text:h text:style-name="P44" text:outline-level="2"><text:span text:style-name="T95">щ</text:span><text:span text:style-name="T112">а</text:span><text:span text:style-name="T19"></text:span><text:span text:style-name="T95">стя</text:span></text:h>
            <text:p text:style-name="P48"><text:span text:style-name="T83">-я, </text:span><text:span text:style-name="T80">с.</text:span></text:p>
            <text:p text:style-name="P32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5</text:p>
          </table:table-cell>
          <table:table-cell table:style-name="Dictionary.B169" table:number-columns-spanned="3" office:value-type="string">
            <text:p text:style-name="P25">НÁдвищ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169" table:number-columns-spanned="3" office:value-type="string">
            <text:p text:style-name="P4"><text:span text:style-name="T48">утворене суфіксально-префіксальним способом, похідне від слів:</text:span><text:span text:style-name="T34"> </text:span><text:span text:style-name="T37">над</text:span><text:span text:style-name="T34"> і </text:span><text:span text:style-name="T37">вищий</text:span></text:p>
          </table:table-cell>
          <table:covered-table-cell/>
          <table:covered-table-cell/>
          <table:table-cell table:style-name="Dictionary.H169" table:number-columns-spanned="3" office:value-type="string">
            <text:p text:style-name="P4"><text:span text:style-name="T24">У небо, у </text:span><text:span text:style-name="T27">надвищ</text:span><text:span text:style-name="T24">, за хмари за чорні</text:span></text:p>
            <text:p text:style-name="P4"><text:span text:style-name="T24">до сонця, Ікаре, спрямовуй свій лет!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4" office:value-type="string">
            <text:h text:style-name="P43" text:outline-level="2">над</text:h>
            <text:p text:style-name="P48"><text:span text:style-name="T80">рідко </text:span><text:span text:style-name="T83">наді, надо, </text:span><text:span text:style-name="T80">прийм.</text:span><text:span text:style-name="T83">, </text:span><text:span text:style-name="T80">з оруд.</text:span><text:span text:style-name="T72"> </text:span><text:span text:style-name="T80">і знах. в.</text:span><text:span text:style-name="T72"> </text:span><text:span text:style-name="T83">Сполучення з над виражають: Просторові відношення:</text:span></text:p>
            <text:p text:style-name="P32">1) <text:span text:style-name="T120">з </text:span><text:span text:style-name="T99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2">2) <text:span text:style-name="T120">із </text:span><text:span text:style-name="T99">знах. в.</text:span> Уживається для позначення місця, куди спрямована дія. Об'єктні відношення:</text:p>
            <text:p text:style-name="P35"><text:span text:style-name="T61">5) </text:span><text:span text:style-name="T71">із </text:span><text:span text:style-name="T78">знах.</text:span><text:span text:style-name="T61">, </text:span><text:span text:style-name="T71">рідко з </text:span><text:span text:style-name="T78">оруд. в.</text:span><text:span text:style-name="T61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71">Над усе</text:span><text:span text:style-name="T61">.</text:span></text:p>
          </table:table-cell>
          <table:covered-table-cell/>
          <table:covered-table-cell/>
          <table:covered-table-cell/>
          <table:table-cell table:style-name="Dictionary.F170" table:number-columns-spanned="5" office:value-type="string">
            <text:h text:style-name="P44" text:outline-level="2"><text:span text:style-name="T95">в</text:span><text:span text:style-name="T112">и</text:span><text:span text:style-name="T19"></text:span><text:span text:style-name="T95">щий</text:span></text:h>
            <text:p text:style-name="P48"><text:span text:style-name="T83">-а, -е.</text:span></text:p>
            <text:p text:style-name="P40"><text:span text:style-name="T73">1) Вищ. ст. до </text:span><text:a xlink:type="simple" xlink:href="http://www.lingvo.ua/uk/Translate/uk-uk/високий"><text:span text:style-name="T89">високий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6</text:p>
          </table:table-cell>
          <table:table-cell table:style-name="Dictionary.B171" table:number-columns-spanned="3" office:value-type="string">
            <text:p text:style-name="P25">Наднéбо</text:p>
            <text:p text:style-name="P4"><text:span text:style-name="T23">-а, </text:span><text:span text:style-name="T24">ім., с., інд.-авт.</text:span></text:p>
          </table:table-cell>
          <table:covered-table-cell/>
          <table:covered-table-cell/>
          <table:table-cell table:style-name="Dictionary.E171" table:number-columns-spanned="3" office:value-type="string">
            <text:p text:style-name="P4"><text:span text:style-name="T48">утворене префіксальним способом, похідне </text:span><text:soft-page-break/><text:span text:style-name="T48">від слова</text:span><text:span text:style-name="T34"> </text:span><text:span text:style-name="T37">над</text:span><text:span text:style-name="T34"> і </text:span><text:span text:style-name="T37">нéбо</text:span></text:p>
          </table:table-cell>
          <table:covered-table-cell/>
          <table:covered-table-cell/>
          <table:table-cell table:style-name="Dictionary.H171" table:number-columns-spanned="3" office:value-type="string">
            <text:p text:style-name="P9">Були мої моління всує - </text:p>
            <text:p text:style-name="P9">Бог не почув і не простив,</text:p>
            <text:p text:style-name="P9">і вже її душа прямує</text:p>
            <text:p text:style-name="P4"><text:soft-page-break/><text:span text:style-name="T24">в </text:span><text:span text:style-name="T27">наднеба</text:span><text:span text:style-name="T24"> синь. </text:span><text:span text:style-name="T42">(П‑2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4" office:value-type="string">
            <text:p text:style-name="P4"><text:span text:style-name="T37">над </text:span><text:span text:style-name="T55">(див. 84)</text:span></text:p>
          </table:table-cell>
          <table:covered-table-cell/>
          <table:covered-table-cell/>
          <table:covered-table-cell/>
          <table:table-cell table:style-name="Dictionary.F172" table:number-columns-spanned="5" office:value-type="string">
            <text:h text:style-name="P43" text:outline-level="2">небо</text:h>
            <text:p text:style-name="P48"><text:span text:style-name="T74">I </text:span><text:span text:style-name="T83">не</text:span><text:span text:style-name="T86"></text:span><text:span text:style-name="T83">бо</text:span></text:p>
            <text:p text:style-name="P32"><text:span text:style-name="T98">-а, </text:span><text:span text:style-name="T99">с.</text:span></text:p>
            <text:p text:style-name="P32">1) Видимий над поверхнею землі повітряний простір у формі шатра.</text:p>
            <text:p text:style-name="P32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7</text:p>
          </table:table-cell>
          <table:table-cell table:style-name="Dictionary.B173" table:number-columns-spanned="3" office:value-type="string">
            <text:p text:style-name="P25">НадÓкруж</text:p>
            <text:p text:style-name="P12">незм., присл., інд.-авт.</text:p>
          </table:table-cell>
          <table:covered-table-cell/>
          <table:covered-table-cell/>
          <table:table-cell table:style-name="Dictionary.E173" table:number-columns-spanned="3" office:value-type="string">
            <text:p text:style-name="P4"><text:span text:style-name="T46">утворене префіксальним способом, похідне від слова</text:span><text:span text:style-name="T43"> </text:span><text:span text:style-name="T45">о</text:span><text:span text:style-name="T44"></text:span><text:span text:style-name="T45">круга</text:span></text:p>
          </table:table-cell>
          <table:covered-table-cell/>
          <table:covered-table-cell/>
          <table:table-cell table:style-name="Dictionary.H173" table:number-columns-spanned="3" office:value-type="string">
            <text:p text:style-name="P4"><text:span text:style-name="T24">А </text:span><text:span text:style-name="T27">надокруж</text:span><text:span text:style-name="T24"> – майстри заплічні</text:span></text:p>
            <text:p text:style-name="P4"><text:span text:style-name="T24">стежок – ганебних і величних. </text:span><text:span text:style-name="T42">(П‑2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4" office:value-type="string">
            <text:p text:style-name="P4"><text:span text:style-name="T37">над </text:span><text:span text:style-name="T55">(див. 84)</text:span></text:p>
          </table:table-cell>
          <table:covered-table-cell/>
          <table:covered-table-cell/>
          <table:covered-table-cell/>
          <table:table-cell table:style-name="Dictionary.F174" table:number-columns-spanned="5" office:value-type="string">
            <text:h text:style-name="P44" text:outline-level="2"><text:span text:style-name="T95">окр</text:span><text:span text:style-name="T112">у</text:span><text:span text:style-name="T19"></text:span><text:span text:style-name="T95">га</text:span></text:h>
            <text:p text:style-name="P48"><text:span text:style-name="T83">-и, </text:span><text:span text:style-name="T80">ж.</text:span></text:p>
            <text:p text:style-name="P32">1) Навколишня місцевіст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8</text:p>
          </table:table-cell>
          <table:table-cell table:style-name="Dictionary.B175" table:number-columns-spanned="3" office:value-type="string">
            <text:p text:style-name="P25">Надторóс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175" table:number-columns-spanned="3" office:value-type="string">
            <text:p text:style-name="P4"><text:span text:style-name="T48">утворене префіксальним способом, похідне від слів:</text:span><text:span text:style-name="T23"> </text:span><text:span text:style-name="T38">над</text:span><text:span text:style-name="T23"> і </text:span><text:span text:style-name="T36">торóси</text:span></text:p>
          </table:table-cell>
          <table:covered-table-cell/>
          <table:covered-table-cell/>
          <table:table-cell table:style-name="Dictionary.H175" table:number-columns-spanned="3" office:value-type="string">
            <text:p text:style-name="P9">…оце світіння полохких світань</text:p>
            <text:p text:style-name="P9">світів жертовних, що мене запалює</text:p>
            <text:p text:style-name="P9">всенепогасним і ламким, як крига,</text:p>
            <text:p text:style-name="P4"><text:span text:style-name="T24">огнем співучих </text:span><text:span text:style-name="T27">надторосів</text:span><text:span text:style-name="T24"> – криг. </text:span><text:span text:style-name="T42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4" office:value-type="string">
            <text:p text:style-name="P4"><text:span text:style-name="T37">над </text:span><text:span text:style-name="T55">(див. 84)</text:span></text:p>
          </table:table-cell>
          <table:covered-table-cell/>
          <table:covered-table-cell/>
          <table:covered-table-cell/>
          <table:table-cell table:style-name="Dictionary.F176" table:number-columns-spanned="5" office:value-type="string">
            <text:h text:style-name="P44" text:outline-level="2"><text:span text:style-name="T95">тор</text:span><text:span text:style-name="T112">о</text:span><text:span text:style-name="T19"></text:span><text:span text:style-name="T95">с</text:span></text:h>
            <text:p text:style-name="P48"><text:span text:style-name="T83">-а, </text:span><text:span text:style-name="T80">ч.</text:span></text:p>
            <text:p text:style-name="P32"><text:soft-page-break/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89</text:p>
          </table:table-cell>
          <table:table-cell table:style-name="Dictionary.B177" table:number-columns-spanned="3" office:value-type="string">
            <text:p text:style-name="P25">Нáкрик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177" table:number-columns-spanned="3" office:value-type="string">
            <text:p text:style-name="P4"><text:span text:style-name="T48">утворене префіксальним способом, похідне від слова</text:span><text:span text:style-name="T34"> </text:span><text:span text:style-name="T37">крик</text:span></text:p>
          </table:table-cell>
          <table:covered-table-cell/>
          <table:covered-table-cell/>
          <table:table-cell table:style-name="Dictionary.H177" table:number-columns-spanned="3" office:value-type="string">
            <text:p text:style-name="P9">Отой прощальний змах тонкоголосий</text:p>
            <text:p text:style-name="P4"><text:span text:style-name="T24">тремтливої руки, той голий </text:span><text:span text:style-name="T27">накрик</text:span><text:span text:style-name="T24"> - </text:span></text:p>
            <text:p text:style-name="P9">пункти рами – щербати й яр, той пагорб - </text:p>
            <text:p text:style-name="P4"><text:span text:style-name="T24">яким зигзагом путь тобі значив? </text:span><text:span text:style-name="T42">(П‑1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4"><text:span text:style-name="T37">крик </text:span><text:span text:style-name="T55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0</text:p>
          </table:table-cell>
          <table:table-cell table:style-name="Dictionary.B179" table:number-columns-spanned="3" office:value-type="string">
            <text:p text:style-name="P25">Нáмерз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179" table:number-columns-spanned="3" office:value-type="string">
            <text:p text:style-name="P4"><text:span text:style-name="T48">утворене нульсуфіксальним способом, похідне від слова</text:span><text:span text:style-name="T34"> </text:span><text:span text:style-name="T37">намерза</text:span><text:span text:style-name="T44"></text:span><text:span text:style-name="T37">ти</text:span></text:p>
          </table:table-cell>
          <table:covered-table-cell/>
          <table:covered-table-cell/>
          <table:table-cell table:style-name="Dictionary.H179" table:number-columns-spanned="3" office:value-type="string">
            <text:p text:style-name="P9">О скрипки тьмавий гуд – мов скапує живиця,</text:p>
            <text:p text:style-name="P4"><text:span text:style-name="T24">зникають </text:span><text:span text:style-name="T27">намерзи</text:span><text:span text:style-name="T24"> і вже хмеліє гін</text:span></text:p>
            <text:p text:style-name="P4"><text:span text:style-name="T24">дзвінкого дерева… </text:span><text:span text:style-name="T42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44" text:outline-level="2"><text:span text:style-name="T95">намерз</text:span><text:span text:style-name="T112">а</text:span><text:span text:style-name="T19"></text:span><text:span text:style-name="T95">ти</text:span></text:h>
            <text:p text:style-name="P48"><text:span text:style-name="T83">-ає, </text:span><text:span text:style-name="T80">недок.</text:span><text:span text:style-name="T83">, намерзнути </text:span><text:span text:style-name="T80">і </text:span><text:span text:style-name="T83">намерзти, -зне; </text:span><text:span text:style-name="T80">мин. ч.</text:span><text:span text:style-name="T72"> </text:span><text:span text:style-name="T83">намерз, -ла, -ло; </text:span><text:span text:style-name="T80">док.</text:span></text:p>
            <text:p text:style-name="P32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1</text:p>
          </table:table-cell>
          <table:table-cell table:style-name="Dictionary.B181" table:number-columns-spanned="3" office:value-type="string">
            <text:p text:style-name="P25">Напівбаж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181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напíв</text:span><text:span text:style-name="T34"> і </text:span><text:span text:style-name="T37">бажáння</text:span></text:p>
          </table:table-cell>
          <table:covered-table-cell/>
          <table:covered-table-cell/>
          <table:table-cell table:style-name="Dictionary.H181" table:number-columns-spanned="3" office:value-type="string">
            <text:p text:style-name="P9">Напівступою,</text:p>
            <text:p text:style-name="P9">як над собою винесений крок</text:p>
            <text:p text:style-name="P4"><text:span text:style-name="T24">задумався і скляк. </text:span><text:span text:style-name="T27">Напівбажання</text:span><text:span text:style-name="T24">,</text:span></text:p>
            <text:p text:style-name="P4"><text:span text:style-name="T24">на півваганні втяте.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4" office:value-type="string">
            <text:h text:style-name="P44" text:outline-level="2"><text:span text:style-name="T95">Наполов</text:span><text:span text:style-name="T112">и</text:span><text:span text:style-name="T19"></text:span><text:span text:style-name="T95">ну (напі</text:span><text:span text:style-name="T40"></text:span><text:span text:style-name="T95">в)</text:span></text:h>
            <text:p text:style-name="P48"><text:span text:style-name="T80">присл.</text:span></text:p>
            <text:p text:style-name="P32">1) У розмірі чи обсязі, що охоплює половину кого-, чого-небудь.</text:p>
            <text:p text:style-name="P32">2) Пополам з чим-небудь; з домішкою, з ознакою, з елементами чогось.</text:p>
            <text:p text:style-name="P32">3) Частково, не зовсім, не повністю або значною мірою.</text:p>
          </table:table-cell>
          <table:covered-table-cell/>
          <table:covered-table-cell/>
          <table:covered-table-cell/>
          <table:table-cell table:style-name="Dictionary.F182" table:number-columns-spanned="5" office:value-type="string">
            <text:h text:style-name="P44" text:outline-level="2"><text:span text:style-name="T95">баж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32">1) Прагнення, потяг до здійснення чого-небудь; хоті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2</text:p>
          </table:table-cell>
          <table:table-cell table:style-name="Dictionary.B183" table:number-columns-spanned="3" office:value-type="string">
            <text:p text:style-name="P26">Напівступá</text:p>
            <text:p text:style-name="P4"><text:span text:style-name="T123">-и</text:span><text:span text:style-name="T123">, </text:span><text:span text:style-name="T24">ім., </text:span><text:span text:style-name="T125">ж., інд.-авт.</text:span></text:p>
          </table:table-cell>
          <table:covered-table-cell/>
          <table:covered-table-cell/>
          <table:table-cell table:style-name="Dictionary.E183" table:number-columns-spanned="3" office:value-type="string">
            <text:p text:style-name="P4"><text:span text:style-name="T129">утворене префіксальним способом, похідне від слів:</text:span><text:span text:style-name="T127"> </text:span><text:span text:style-name="T37">напíв</text:span><text:span text:style-name="T127"> і </text:span><text:span text:style-name="T128">ступа</text:span><text:span text:style-name="T44"></text:span></text:p>
          </table:table-cell>
          <table:covered-table-cell/>
          <table:covered-table-cell/>
          <table:table-cell table:style-name="Dictionary.H183" table:number-columns-spanned="3" office:value-type="string">
            <text:p text:style-name="P4"><text:span text:style-name="T27">Напівступою</text:span><text:span text:style-name="T24">,</text:span></text:p>
            <text:p text:style-name="P9">як над собою винесений крок</text:p>
            <text:p text:style-name="P9">задумався і скляк. Напівбажання,</text:p>
            <text:p text:style-name="P4"><text:span text:style-name="T24">на півваганні втяте.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4" office:value-type="string">
            <text:h text:style-name="P44" text:outline-level="2"><text:span text:style-name="T95">напів </text:span>(див. 91)</text:h>
          </table:table-cell>
          <table:covered-table-cell/>
          <table:covered-table-cell/>
          <table:covered-table-cell/>
          <table:table-cell table:style-name="Dictionary.F184" table:number-columns-spanned="5" office:value-type="string">
            <text:h text:style-name="P43" text:outline-level="2">ступа</text:h>
            <text:p text:style-name="P48"><text:span text:style-name="T74">II </text:span><text:span text:style-name="T83">ступ`а</text:span></text:p>
            <text:p text:style-name="P32"><text:span text:style-name="T98">-и, </text:span><text:span text:style-name="T99">ж.</text:span><text:span text:style-name="T98">, </text:span><text:span text:style-name="T99">перев.</text:span> <text:span text:style-name="T99">з означ.</text:span></text:p>
            <text:p text:style-name="P32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3</text:p>
          </table:table-cell>
          <table:table-cell table:style-name="Dictionary.B185" table:number-columns-spanned="3" office:value-type="string">
            <text:p text:style-name="P25">Нáхлюп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185" table:number-columns-spanned="3" office:value-type="string">
            <text:p text:style-name="P4"><text:span text:style-name="T131">утворене префіксальним і нульсуфіксальним способом, похідне від слова</text:span><text:span text:style-name="T34"> </text:span><text:span text:style-name="T37">хлюпати</text:span></text:p>
          </table:table-cell>
          <table:covered-table-cell/>
          <table:covered-table-cell/>
          <table:table-cell table:style-name="Dictionary.H185" table:number-columns-spanned="3" office:value-type="string">
            <text:p text:style-name="P4"><text:span text:style-name="T24">Покірні вітру, </text:span><text:span text:style-name="T27">нахлюпи</text:span><text:span text:style-name="T24"> щедрот</text:span></text:p>
            <text:p text:style-name="P9">з убогого жебрацького бенкету,</text:p>
            <text:p text:style-name="P9">відвирувавши, котяться у Лету,</text:p>
            <text:p text:style-name="P4"><text:span text:style-name="T24">в таночок взявши кревних і заброд.</text:span><text:span text:style-name="T42">(П‑1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44" text:outline-level="2"><text:span text:style-name="T95">хл</text:span><text:span text:style-name="T112">ю</text:span><text:span text:style-name="T19"></text:span><text:span text:style-name="T95">пати</text:span></text:h>
            <text:p text:style-name="P48"><text:span text:style-name="T83">-аю, -аєш, </text:span><text:span text:style-name="T80">недок.</text:span></text:p>
            <text:p text:style-name="P32">1) <text:span text:style-name="T99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5"><text:span text:style-name="T61">2) </text:span><text:span text:style-name="T78">перех.</text:span><text:span text:style-name="T61"> </text:span><text:span text:style-name="T71">і </text:span><text:span text:style-name="T78">неперех.</text:span><text:span text:style-name="T61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61">хлипання.</text:span><text:span text:style-name="T71">Хлюпати носом</text:span><text:span text:style-name="T6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4</text:p>
          </table:table-cell>
          <table:table-cell table:style-name="Dictionary.B187" table:number-columns-spanned="3" office:value-type="string">
            <text:p text:style-name="P25">Обакрáй</text:p>
            <text:p text:style-name="P4"><text:span text:style-name="T23">-ю, </text:span><text:span text:style-name="T24">ім., ч., інд.-авт.</text:span></text:p>
          </table:table-cell>
          <table:covered-table-cell/>
          <table:covered-table-cell/>
          <table:table-cell table:style-name="Dictionary.E187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óба</text:span><text:span text:style-name="T34"> і </text:span><text:span text:style-name="T37">край</text:span></text:p>
          </table:table-cell>
          <table:covered-table-cell/>
          <table:covered-table-cell/>
          <table:table-cell table:style-name="Dictionary.H187" table:number-columns-spanned="3" office:value-type="string">
            <text:p text:style-name="P9">З ціложиттєвого ждання</text:p>
            <text:p text:style-name="P9">Ти смерть на кілька літ відтрутив,</text:p>
            <text:p text:style-name="P9">аби почути пахощ рути</text:p>
            <text:p text:style-name="P9">і в неї впасти навмання - </text:p>
            <text:p text:style-name="P4"><text:span text:style-name="T24">з усіх розлук – на </text:span><text:span text:style-name="T27">обакрай</text:span></text:p>
            <text:p text:style-name="P4"><text:span text:style-name="T24">Вітчизни – і яви, і мрії. </text:span><text:span text:style-name="T42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4" office:value-type="string">
            <text:h text:style-name="P44" text:outline-level="2"><text:span text:style-name="T95">Об</text:span><text:span text:style-name="T112">и</text:span><text:span text:style-name="T19"></text:span><text:span text:style-name="T95">два (</text:span><text:span text:style-name="T37">óба</text:span><text:span text:style-name="T95">)</text:span></text:h>
            <text:p text:style-name="P48"><text:span text:style-name="T83">обох, </text:span><text:span text:style-name="T80">ч.</text:span><text:span text:style-name="T72"> </text:span><text:span text:style-name="T80">і с.</text:span><text:span text:style-name="T83">, обидві, обох, </text:span><text:span text:style-name="T80">ж.</text:span><text:span text:style-name="T83">, </text:span><text:span text:style-name="T80">числ.</text:span><text:span text:style-name="T83">, </text:span><text:span text:style-name="T80">збірн.</text:span></text:p>
            <text:p text:style-name="P35"><text:span text:style-name="T61">Означає кожний із двох названих або відомих предметів; один і другий; і той, і другий. </text:span><text:span text:style-name="T71">В обидва кінці</text:span><text:span text:style-name="T61">.</text:span></text:p>
          </table:table-cell>
          <table:covered-table-cell/>
          <table:covered-table-cell/>
          <table:covered-table-cell/>
          <table:table-cell table:style-name="Dictionary.F188" table:number-columns-spanned="5" office:value-type="string">
            <text:p text:style-name="P4"><text:span text:style-name="T37">край </text:span><text:span text:style-name="T55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5</text:p>
          </table:table-cell>
          <table:table-cell table:style-name="Dictionary.B189" table:number-columns-spanned="3" office:value-type="string">
            <text:p text:style-name="P25">Обоюдожáл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189" table:number-columns-spanned="3" office:value-type="string">
            <text:p text:style-name="P4"><text:span text:style-name="T109">утворене складносуфіксальним способом, похідне від слів:</text:span><text:span text:style-name="T110"> </text:span><text:span text:style-name="T106">обою</text:span><text:span text:style-name="T44"></text:span><text:span text:style-name="T106">до</text:span><text:span text:style-name="T110"> і </text:span><text:soft-page-break/><text:span text:style-name="T106">жалі</text:span><text:span text:style-name="T44"></text:span><text:span text:style-name="T106">ти</text:span></text:p>
          </table:table-cell>
          <table:covered-table-cell/>
          <table:covered-table-cell/>
          <table:table-cell table:style-name="Dictionary.H189" table:number-columns-spanned="3" office:value-type="string">
            <text:p text:style-name="P9">Та мури, мов із мертвих всталі,</text:p>
            <text:p text:style-name="P9">похмуро мовили: чекай,</text:p>
            <text:p text:style-name="P9">ще обрадіє із печалі</text:p>
            <text:p text:style-name="P4"><text:span text:style-name="T24">твій </text:span><text:span text:style-name="T27">обоюдожалий</text:span><text:span text:style-name="T24"> край. </text:span><text:soft-page-break/><text:span text:style-name="T42">(П‑1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4" office:value-type="string">
            <text:p text:style-name="P4"><text:span text:style-name="T106">Обою</text:span><text:span text:style-name="T44"></text:span><text:span text:style-name="T106">до </text:span><text:span text:style-name="T108">(не подано у словнику)</text:span></text:p>
          </table:table-cell>
          <table:covered-table-cell/>
          <table:covered-table-cell/>
          <table:covered-table-cell/>
          <table:table-cell table:style-name="Dictionary.F190" table:number-columns-spanned="5" office:value-type="string">
            <text:h text:style-name="P44" text:outline-level="2"><text:span text:style-name="T95">жал</text:span><text:span text:style-name="T112">і</text:span><text:span text:style-name="T19"></text:span><text:span text:style-name="T95">ти</text:span></text:h>
            <text:p text:style-name="P48"><text:span text:style-name="T83">-ію, -ієш, </text:span><text:span text:style-name="T80">недок.</text:span></text:p>
            <text:p text:style-name="P32">1) <text:span text:style-name="T99">перех.</text:span> <text:span text:style-name="T120">і без додатка</text:span>. Відчувати жалість, співчуття до кого-небудь.</text:p>
            <text:p text:style-name="P32">2) <text:span text:style-name="T99">неперех.</text:span> Нарікати на що-небудь, уболівати за чимось, за щось; шкодувати, жалкувати.</text:p>
            <text:p text:style-name="P35"><text:span text:style-name="T61">3) </text:span><text:span text:style-name="T78">перех.</text:span><text:span text:style-name="T61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6</text:p>
          </table:table-cell>
          <table:table-cell table:style-name="Dictionary.B191" table:number-columns-spanned="3" office:value-type="string">
            <text:p text:style-name="P25">ОвÓгнений</text:p>
            <text:p text:style-name="P4"><text:span text:style-name="T23">-а, -е, </text:span><text:span text:style-name="T25">дієпр., інд.-авт.</text:span></text:p>
          </table:table-cell>
          <table:covered-table-cell/>
          <table:covered-table-cell/>
          <table:table-cell table:style-name="Dictionary.E191" table:number-columns-spanned="3" office:value-type="string">
            <text:p text:style-name="P4"><text:span text:style-name="T130">утворене суфіксально-префіксальним способом, похідне від </text:span><text:span text:style-name="T48">в</text:span><text:span text:style-name="T34">ід неіснуючого дієслова </text:span><text:span text:style-name="T37">овогнити</text:span></text:p>
          </table:table-cell>
          <table:covered-table-cell/>
          <table:covered-table-cell/>
          <table:table-cell table:style-name="Dictionary.H191" table:number-columns-spanned="3" office:value-type="string">
            <text:p text:style-name="P9">Та за тобою небо запалало,</text:p>
            <text:p text:style-name="P4"><text:span text:style-name="T27">овогнене</text:span><text:span text:style-name="T24"> грозою стожалів. </text:span><text:span text:style-name="T42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4"><text:span text:style-name="T37">Овогнити </text:span><text:span text:style-name="T54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7</text:p>
          </table:table-cell>
          <table:table-cell table:style-name="Dictionary.B193" table:number-columns-spanned="3" office:value-type="string">
            <text:p text:style-name="P25">Огрáння</text:p>
            <text:p text:style-name="P9">ім., с., інд.-авт.</text:p>
          </table:table-cell>
          <table:covered-table-cell/>
          <table:covered-table-cell/>
          <table:table-cell table:style-name="Dictionary.E193" table:number-columns-spanned="3" office:value-type="string">
            <text:p text:style-name="P4"><text:span text:style-name="T48">утворене суфіксальним способом, похідне від слова</text:span><text:span text:style-name="T43"> </text:span><text:span text:style-name="T38">огрáнювати</text:span></text:p>
          </table:table-cell>
          <table:covered-table-cell/>
          <table:covered-table-cell/>
          <table:table-cell table:style-name="Dictionary.H193" table:number-columns-spanned="3" office:value-type="string">
            <text:p text:style-name="P9">У зашморзі бід</text:p>
            <text:p text:style-name="P9">аж зайшовся кривий од волання борлак,</text:p>
            <text:p text:style-name="P4"><text:span text:style-name="T24">аж </text:span><text:span text:style-name="T27">огранням</text:span><text:span text:style-name="T24"> дзеркал заросилася кров! </text:span><text:span text:style-name="T42">(П‑1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44" text:outline-level="2"><text:span text:style-name="T95">Огран</text:span><text:span text:style-name="T112">о</text:span><text:span text:style-name="T19"></text:span><text:span text:style-name="T95">вувати (</text:span><text:span text:style-name="T38">огрáнювати</text:span><text:span text:style-name="T95">)</text:span></text:h>
            <text:p text:style-name="P48"><text:span text:style-name="T83">-ую, -уєш, </text:span><text:span text:style-name="T80">недок.</text:span><text:span text:style-name="T83">, огранувати, -ую, -уєш, </text:span><text:span text:style-name="T80">док.</text:span><text:span text:style-name="T83">, </text:span><text:span text:style-name="T80">перех.</text:span><text:span text:style-name="T83">, </text:span><text:span text:style-name="T80">спец.</text:span></text:p>
            <text:p text:style-name="P32">Шліфуючи поверхню чого-небудь, робити на ній грані.</text:p>
            <text:p text:style-name="P4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8</text:p>
          </table:table-cell>
          <table:table-cell table:style-name="Dictionary.B195" table:number-columns-spanned="3" office:value-type="string">
            <text:p text:style-name="P25">Озлíння</text:p>
            <text:p text:style-name="P4"><text:span text:style-name="T23">-я, </text:span><text:span text:style-name="T24">ім., ж., інд.-авт.</text:span></text:p>
          </table:table-cell>
          <table:covered-table-cell/>
          <table:covered-table-cell/>
          <table:table-cell table:style-name="Dictionary.E195" table:number-columns-spanned="3" office:value-type="string">
            <text:p text:style-name="P19"><text:span text:style-name="T52">утворене </text:span><text:span text:style-name="T52">суфіксальним способом, похідне від слова</text:span><text:span text:style-name="T23"> </text:span><text:span text:style-name="T38">озлитися</text:span></text:p>
          </table:table-cell>
          <table:covered-table-cell/>
          <table:covered-table-cell/>
          <table:table-cell table:style-name="Dictionary.H195" table:number-columns-spanned="3" office:value-type="string">
            <text:p text:style-name="P4"><text:span text:style-name="T24">А шал який! Яке </text:span><text:span text:style-name="T27">озління</text:span><text:span text:style-name="T24">!</text:span></text:p>
            <text:p text:style-name="P4"><text:span text:style-name="T24">О білий світе-блекота. </text:span><text:span text:style-name="T42">(П‑1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44" text:outline-level="2"><text:span text:style-name="T95">озл</text:span><text:span text:style-name="T112">и</text:span><text:span text:style-name="T19"></text:span><text:span text:style-name="T95">тися</text:span></text:h>
            <text:p text:style-name="P48"><text:span text:style-name="T83">-люся, -лишся, </text:span><text:span text:style-name="T80">док.</text:span></text:p>
            <text:p text:style-name="P32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99</text:p>
          </table:table-cell>
          <table:table-cell table:style-name="Dictionary.B197" table:number-columns-spanned="3" office:value-type="string">
            <text:p text:style-name="P25">Ошрóття</text:p>
            <text:p text:style-name="P4"><text:span text:style-name="T23">-я, </text:span><text:span text:style-name="T24">ім., збірн., інд.-авт.</text:span></text:p>
          </table:table-cell>
          <table:covered-table-cell/>
          <table:covered-table-cell/>
          <table:table-cell table:style-name="Dictionary.E197" table:number-columns-spanned="3" office:value-type="string">
            <text:p text:style-name="P4"><text:span text:style-name="T48">утворене суфіксально-префіксальним способом, похідне від слова</text:span> <text:span text:style-name="T96">шріт</text:span></text:p>
          </table:table-cell>
          <table:covered-table-cell/>
          <table:covered-table-cell/>
          <table:table-cell table:style-name="Dictionary.H197" table:number-columns-spanned="3" office:value-type="string">
            <text:p text:style-name="P9">І тінь біжить – поверхи давніх днів.</text:p>
            <text:p text:style-name="P4"><text:span text:style-name="T24">І заволока – на </text:span><text:span text:style-name="T27">ошроття</text:span><text:span text:style-name="T24"> часу. </text:span><text:span text:style-name="T42">(П‑1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43" text:outline-level="2">шріт</text:h>
            <text:p text:style-name="P48"><text:span text:style-name="T83">шроту, </text:span><text:span text:style-name="T80">ч.</text:span></text:p>
            <text:p text:style-name="P32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0</text:p>
          </table:table-cell>
          <table:table-cell table:style-name="Dictionary.B199" table:number-columns-spanned="3" office:value-type="string">
            <text:p text:style-name="P25">Пáверх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199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а</text:span><text:span text:style-name="T34">... (“подібний”) і </text:span><text:span text:style-name="T37">верх</text:span></text:p>
          </table:table-cell>
          <table:covered-table-cell/>
          <table:covered-table-cell/>
          <table:table-cell table:style-name="Dictionary.H199" table:number-columns-spanned="3" office:value-type="string">
            <text:p text:style-name="P4"><text:span text:style-name="T24">Тут </text:span><text:span text:style-name="T27">паверх</text:span><text:span text:style-name="T24">, паниз, пажиття і паскін,</text:span></text:p>
            <text:p text:style-name="P9">переступай лискуче лезо меж,</text:p>
            <text:p text:style-name="P9">і рідні лиця за порожні маски</text:p>
            <text:p text:style-name="P4"><text:span text:style-name="T24">тобі здадуться з понадгірних веж. </text:span><text:span text:style-name="T42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4" office:value-type="string">
            <text:p text:style-name="P4"><text:span text:style-name="T65">Па</text:span><text:span text:style-name="T67">... </text:span><text:span text:style-name="T68">(не подано у словнику)</text:span></text:p>
          </table:table-cell>
          <table:covered-table-cell/>
          <table:covered-table-cell/>
          <table:covered-table-cell/>
          <table:table-cell table:style-name="Dictionary.F200" table:number-columns-spanned="5" office:value-type="string">
            <text:h text:style-name="P43" text:outline-level="2">верх</text:h>
            <text:p text:style-name="P48"><text:span text:style-name="T83">-у, </text:span><text:span text:style-name="T80">ч.</text:span></text:p>
            <text:p text:style-name="P32"><text:soft-page-break/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1</text:p>
          </table:table-cell>
          <table:table-cell table:style-name="Dictionary.B201" table:number-columns-spanned="3" office:value-type="string">
            <text:p text:style-name="P25">Пажиття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01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а</text:span><text:span text:style-name="T34">... (“подібний”) і </text:span><text:span text:style-name="T37">життя</text:span></text:p>
          </table:table-cell>
          <table:covered-table-cell/>
          <table:covered-table-cell/>
          <table:table-cell table:style-name="Dictionary.H201" table:number-columns-spanned="3" office:value-type="string">
            <text:p text:style-name="P4"><text:span text:style-name="T24">Тут паверх, паниз, </text:span><text:span text:style-name="T27">пажиття</text:span><text:span text:style-name="T24"> і паскін,</text:span></text:p>
            <text:p text:style-name="P9">переступай лискуче лезо меж,</text:p>
            <text:p text:style-name="P9">і рідні лиця за порожні маски</text:p>
            <text:p text:style-name="P4"><text:span text:style-name="T24">тобі здадуться з понадгірних веж. </text:span><text:span text:style-name="T42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4"><text:span text:style-name="T37">життя </text:span><text:span text:style-name="T55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2</text:p>
          </table:table-cell>
          <table:table-cell table:style-name="Dictionary.B203" table:number-columns-spanned="3" office:value-type="string">
            <text:p text:style-name="P25">Пáниз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203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а</text:span><text:span text:style-name="T34">... (“подібний”) і </text:span><text:span text:style-name="T37">низ</text:span></text:p>
          </table:table-cell>
          <table:covered-table-cell/>
          <table:covered-table-cell/>
          <table:table-cell table:style-name="Dictionary.H203" table:number-columns-spanned="3" office:value-type="string">
            <text:p text:style-name="P4"><text:span text:style-name="T24">Тут паверх, </text:span><text:span text:style-name="T27">паниз</text:span><text:span text:style-name="T24">, пажиття і паскін,</text:span></text:p>
            <text:p text:style-name="P9">переступай лискуче лезо меж,</text:p>
            <text:p text:style-name="P9">і рідні лиця за порожні маски</text:p>
            <text:p text:style-name="P4"><text:span text:style-name="T24">тобі здадуться з понадгірних веж. </text:span><text:span text:style-name="T42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43" text:outline-level="2">низ</text:h>
            <text:p text:style-name="P48"><text:span text:style-name="T83">-у, </text:span><text:span text:style-name="T80">ч.</text:span></text:p>
            <text:p text:style-name="P40"><text:span text:style-name="T73">1) Нижня частина предмета. || </text:span><text:span text:style-name="T76">рідко</text:span><text:span text:style-name="T73">. Те саме, що </text:span><text:a xlink:type="simple" xlink:href="http://www.lingvo.ua/uk/Translate/uk-uk/виворіт"><text:span text:style-name="T89">виворіт</text:span></text:a><text:span text:style-name="T7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3</text:p>
          </table:table-cell>
          <table:table-cell table:style-name="Dictionary.B205" table:number-columns-spanned="3" office:value-type="string">
            <text:p text:style-name="P25">Парур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205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а</text:span><text:span text:style-name="T34">... (“подібний”) і </text:span><text:span text:style-name="T37">рýра</text:span></text:p>
          </table:table-cell>
          <table:covered-table-cell/>
          <table:covered-table-cell/>
          <table:table-cell table:style-name="Dictionary.H205" table:number-columns-spanned="3" office:value-type="string">
            <text:p text:style-name="P9">Те безмежжя сил,</text:p>
            <text:p text:style-name="P9">розбурханих од молодого болю,</text:p>
            <text:p text:style-name="P4"><text:span text:style-name="T24">ті </text:span><text:span text:style-name="T27">парури</text:span><text:span text:style-name="T24"> зусиль…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44" text:outline-level="2"><text:span text:style-name="T95">р</text:span><text:span text:style-name="T112">у</text:span><text:span text:style-name="T19"></text:span><text:span text:style-name="T95">ра</text:span></text:h>
            <text:p text:style-name="P48"><text:span text:style-name="T83">-и, </text:span><text:span text:style-name="T80">ж.</text:span></text:p>
            <text:p text:style-name="P40"><text:soft-page-break/><text:span text:style-name="T73">1) </text:span><text:span text:style-name="T81">зах.</text:span><text:span text:style-name="T73"> Те саме, що </text:span><text:a xlink:type="simple" xlink:href="http://www.lingvo.ua/uk/Translate/uk-uk/труба"><text:span text:style-name="T140">труба</text:span></text:a><text:span text:style-name="T8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4</text:p>
          </table:table-cell>
          <table:table-cell table:style-name="Dictionary.B207" table:number-columns-spanned="3" office:value-type="string">
            <text:p text:style-name="P25">Пáскін</text:p>
            <text:p text:style-name="P4"><text:span text:style-name="T23">пáскону, </text:span><text:span text:style-name="T24">ім., ч., інд.-авт.</text:span></text:p>
          </table:table-cell>
          <table:covered-table-cell/>
          <table:covered-table-cell/>
          <table:table-cell table:style-name="Dictionary.E207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а</text:span><text:span text:style-name="T34">... (“подібний”) і </text:span><text:span text:style-name="T37">скін</text:span></text:p>
          </table:table-cell>
          <table:covered-table-cell/>
          <table:covered-table-cell/>
          <table:table-cell table:style-name="Dictionary.H207" table:number-columns-spanned="3" office:value-type="string">
            <text:p text:style-name="P4"><text:span text:style-name="T24">Тут паверх, паниз, пажиття і </text:span><text:span text:style-name="T27">паскін</text:span><text:span text:style-name="T24">,</text:span></text:p>
            <text:p text:style-name="P9">переступай лискуче лезо меж,</text:p>
            <text:p text:style-name="P9">і рідні лиця за порожні маски</text:p>
            <text:p text:style-name="P4"><text:span text:style-name="T24">тобі здадуться з понадгірних веж. </text:span><text:span text:style-name="T42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43" text:outline-level="2">скін</text:h>
            <text:p text:style-name="P48"><text:span text:style-name="T83">скону, </text:span><text:span text:style-name="T80">ч.</text:span><text:span text:style-name="T83">, </text:span><text:span text:style-name="T80">уроч.</text:span></text:p>
            <text:p text:style-name="P40"><text:span text:style-name="T73">Те саме, що </text:span><text:a xlink:type="simple" xlink:href="http://www.lingvo.ua/uk/Translate/uk-uk/смерть"><text:span text:style-name="T89">смерть</text:span></text:a><text:span text:style-name="T73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5</text:p>
          </table:table-cell>
          <table:table-cell table:style-name="Dictionary.B209" table:number-columns-spanned="3" office:value-type="string">
            <text:p text:style-name="P25">Пекельнозóр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209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пекельний </text:span><text:span text:style-name="T34">і </text:span><text:span text:style-name="T37">зір</text:span></text:p>
          </table:table-cell>
          <table:covered-table-cell/>
          <table:covered-table-cell/>
          <table:table-cell table:style-name="Dictionary.H209" table:number-columns-spanned="3" office:value-type="string">
            <text:p text:style-name="P4"><text:span text:style-name="T24">Мигоче, мов відьмак, паркан </text:span><text:span text:style-name="T27">пекельнозорий</text:span><text:span text:style-name="T24">,</text:span></text:p>
            <text:p text:style-name="P4"><text:span text:style-name="T24">за голосом покори душа рушає вспак. </text:span><text:span text:style-name="T42">(П‑2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4" office:value-type="string">
            <text:p text:style-name="P4"><text:span text:style-name="T37">пекельний </text:span><text:span text:style-name="T54">(див. 37)</text:span></text:p>
          </table:table-cell>
          <table:covered-table-cell/>
          <table:covered-table-cell/>
          <table:covered-table-cell/>
          <table:table-cell table:style-name="Dictionary.F210" table:number-columns-spanned="5" office:value-type="string">
            <text:h text:style-name="P43" text:outline-level="2">зір</text:h>
            <text:p text:style-name="P48"><text:span text:style-name="T83">зору, </text:span><text:span text:style-name="T80">ч.</text:span></text:p>
            <text:p text:style-name="P32">1) Одне з п'яти почуттів, органом якого є око. || Здатність бачити.</text:p>
            <text:p text:style-name="P32">2) Спрямованість очей на кого-, що-небудь; погляд.</text:p>
            <text:p text:style-name="P40"><text:span text:style-name="T73">3) Те саме, що </text:span><text:a xlink:type="simple" xlink:href="http://www.lingvo.ua/uk/Translate/uk-uk/очі"><text:span text:style-name="T89">очі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6</text:p>
          </table:table-cell>
          <table:table-cell table:style-name="Dictionary.B211" table:number-columns-spanned="3" office:value-type="string">
            <text:p text:style-name="P25">Півваг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11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ів</text:span><text:span text:style-name="T34"> і </text:span><text:soft-page-break/><text:span text:style-name="T37">вагáння</text:span></text:p>
          </table:table-cell>
          <table:covered-table-cell/>
          <table:covered-table-cell/>
          <table:table-cell table:style-name="Dictionary.H211" table:number-columns-spanned="3" office:value-type="string">
            <text:p text:style-name="P9">Напівступою,</text:p>
            <text:p text:style-name="P9">як над собою винесений крок</text:p>
            <text:p text:style-name="P9">задумався і скляк. Напівбажання,</text:p>
            <text:p text:style-name="P4"><text:soft-page-break/><text:span text:style-name="T24">на </text:span><text:span text:style-name="T27">півваганні</text:span><text:span text:style-name="T24"> втяте.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4" office:value-type="string">
            <text:h text:style-name="P44" text:outline-level="2"><text:span text:style-name="T95">Полов</text:span><text:span text:style-name="T112">и</text:span><text:span text:style-name="T19"></text:span><text:span text:style-name="T95">на </text:span><text:span text:style-name="T136">(пів)</text:span></text:h>
            <text:p text:style-name="P48"><text:span text:style-name="T83">-и, </text:span><text:span text:style-name="T80">ж.</text:span></text:p>
            <text:p text:style-name="P32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32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table-cell table:style-name="Dictionary.F212" table:number-columns-spanned="5" office:value-type="string">
            <text:h text:style-name="P44" text:outline-level="2"><text:span text:style-name="T95">ваг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1) Дія за знач. </text:span><text:a xlink:type="simple" xlink:href="http://www.lingvo.ua/uk/Translate/uk-uk/вагатися"><text:span text:style-name="T89">вагатися</text:span></text:a><text:span text:style-name="T73">.</text:span></text:p>
            <text:p text:style-name="P32">2) Неспроможність відразу вирішити щось; роздумування.</text:p>
            <text:p text:style-name="P32">3) Непослідовність у поглядах, хит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7</text:p>
          </table:table-cell>
          <table:table-cell table:style-name="Dictionary.B213" table:number-columns-spanned="3" office:value-type="string">
            <text:p text:style-name="P25">Півдуші</text:p>
            <text:p text:style-name="P4"><text:span text:style-name="T23">півдýш, </text:span><text:span text:style-name="T24">ім., мн., інд.-авт.</text:span></text:p>
          </table:table-cell>
          <table:covered-table-cell/>
          <table:covered-table-cell/>
          <table:table-cell table:style-name="Dictionary.E213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ів</text:span><text:span text:style-name="T34"> і </text:span><text:span text:style-name="T37">душі</text:span></text:p>
          </table:table-cell>
          <table:covered-table-cell/>
          <table:covered-table-cell/>
          <table:table-cell table:style-name="Dictionary.H213" table:number-columns-spanned="3" office:value-type="string">
            <text:p text:style-name="P9">О царство півсерць, півнадій, півпричалів,</text:p>
            <text:p text:style-name="P4"><text:span text:style-name="T24">півзамірів царство, півзмаг і </text:span><text:span text:style-name="T27">півдуш</text:span><text:span text:style-name="T24">!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4" office:value-type="string">
            <text:p text:style-name="P4"><text:span text:style-name="T37">пів </text:span><text:span text:style-name="T55">(див. 106)</text:span></text:p>
          </table:table-cell>
          <table:covered-table-cell/>
          <table:covered-table-cell/>
          <table:covered-table-cell/>
          <table:table-cell table:style-name="Dictionary.F214" table:number-columns-spanned="5" office:value-type="string">
            <text:p text:style-name="P4"><text:span text:style-name="T37">душі </text:span><text:span text:style-name="T54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8</text:p>
          </table:table-cell>
          <table:table-cell table:style-name="Dictionary.B215" table:number-columns-spanned="3" office:value-type="string">
            <text:p text:style-name="P25">Півзáмір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215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ів</text:span><text:span text:style-name="T34"> і </text:span><text:span text:style-name="T37">зáміри</text:span></text:p>
          </table:table-cell>
          <table:covered-table-cell/>
          <table:covered-table-cell/>
          <table:table-cell table:style-name="Dictionary.H215" table:number-columns-spanned="3" office:value-type="string">
            <text:p text:style-name="P9">О царство півсерць, півнадій, півпричалів,</text:p>
            <text:p text:style-name="P4"><text:span text:style-name="T27">півзамірів</text:span><text:span text:style-name="T24"> царство, півзмаг і півдуш!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4" office:value-type="string">
            <text:p text:style-name="P4"><text:span text:style-name="T37">пів </text:span><text:span text:style-name="T55">(див. 106)</text:span></text:p>
          </table:table-cell>
          <table:covered-table-cell/>
          <table:covered-table-cell/>
          <table:covered-table-cell/>
          <table:table-cell table:style-name="Dictionary.F216" table:number-columns-spanned="5" office:value-type="string">
            <text:h text:style-name="P43" text:outline-level="2">замір</text:h>
            <text:p text:style-name="P48"><text:span text:style-name="T74">I </text:span><text:span text:style-name="T83">з`амір</text:span></text:p>
            <text:p text:style-name="P32"><text:span text:style-name="T98">-у, </text:span><text:span text:style-name="T99">ч.</text:span></text:p>
            <text:p text:style-name="P35"><text:span text:style-name="T61">Задум, бажання зробити щось; намір. || </text:span><text:span text:style-name="T78">перев.</text:span><text:span text:style-name="T61"> </text:span><text:span text:style-name="T78">мн.</text:span><text:span text:style-name="T61"> Таємні, підступні плани, </text:span><text:soft-page-break/><text:span text:style-name="T61">спрямовані проти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09</text:p>
          </table:table-cell>
          <table:table-cell table:style-name="Dictionary.B217" table:number-columns-spanned="3" office:value-type="string">
            <text:p text:style-name="P25">Півзмáги</text:p>
            <text:p text:style-name="P12">ім., мн., інд.-авт.</text:p>
          </table:table-cell>
          <table:covered-table-cell/>
          <table:covered-table-cell/>
          <table:table-cell table:style-name="Dictionary.E217" table:number-columns-spanned="3" office:value-type="string">
            <text:p text:style-name="P1"><text:span text:style-name="T133">утворене префіксальним і нульсуфіксальним способом, похідне від слів:</text:span><text:span text:style-name="T58"> </text:span><text:span text:style-name="T41">пів</text:span><text:span text:style-name="T58"> і </text:span><text:span text:style-name="T41">змагáння</text:span></text:p>
          </table:table-cell>
          <table:covered-table-cell/>
          <table:covered-table-cell/>
          <table:table-cell table:style-name="Dictionary.H217" table:number-columns-spanned="3" office:value-type="string">
            <text:p text:style-name="P9">О царство півсерць, півнадій, півпричалів,</text:p>
            <text:p text:style-name="P4"><text:span text:style-name="T24">півзамірів царство, </text:span><text:span text:style-name="T27">півзмаг</text:span><text:span text:style-name="T24"> і півдуш!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4" office:value-type="string">
            <text:p text:style-name="P4"><text:span text:style-name="T37">пів </text:span><text:span text:style-name="T55">(див. 106)</text:span></text:p>
          </table:table-cell>
          <table:covered-table-cell/>
          <table:covered-table-cell/>
          <table:covered-table-cell/>
          <table:table-cell table:style-name="Dictionary.F218" table:number-columns-spanned="5" office:value-type="string">
            <text:h text:style-name="P44" text:outline-level="2"><text:span text:style-name="T95">змаг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35"><text:span text:style-name="T61">1) Намагання перевершити, перемогти когось у чому-небудь, домагаючись кращих, ніж у когось, </text:span><text:span text:style-name="T61">результатів, показників.</text:span></text:p>
            <text:p text:style-name="P35"><text:span text:style-name="T61">3) </text:span><text:span text:style-name="T78">перен.</text:span><text:span text:style-name="T61"> Сутичка, боротьба двох протилежних або ворожих си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0</text:p>
          </table:table-cell>
          <table:table-cell table:style-name="Dictionary.B219" table:number-columns-spanned="3" office:value-type="string">
            <text:p text:style-name="P25">Півнадíї</text:p>
            <text:p text:style-name="P4"><text:span text:style-name="T23">півнадíй, </text:span><text:span text:style-name="T24">ім., мн., інд.-авт.</text:span></text:p>
          </table:table-cell>
          <table:covered-table-cell/>
          <table:covered-table-cell/>
          <table:table-cell table:style-name="Dictionary.E219" table:number-columns-spanned="3" office:value-type="string">
            <text:p text:style-name="P4"><text:span text:style-name="T48">утворене префіксальним способом, похідне </text:span><text:span text:style-name="T48">від слів:</text:span><text:span text:style-name="T34"> </text:span><text:span text:style-name="T37">пів</text:span><text:span text:style-name="T34"> і </text:span><text:span text:style-name="T37">надíї</text:span></text:p>
          </table:table-cell>
          <table:covered-table-cell/>
          <table:covered-table-cell/>
          <table:table-cell table:style-name="Dictionary.H219" table:number-columns-spanned="3" office:value-type="string">
            <text:p text:style-name="P4"><text:span text:style-name="T24">О царство півсерць, </text:span><text:span text:style-name="T27">півнадій</text:span><text:span text:style-name="T24">, півпричалів,</text:span></text:p>
            <text:p text:style-name="P4"><text:span text:style-name="T24">півзамірів царство, півзмаг і </text:span><text:span text:style-name="T24">півдуш!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4" office:value-type="string">
            <text:p text:style-name="P4"><text:span text:style-name="T37">пів (</text:span><text:span text:style-name="T55">див. 106)</text:span></text:p>
          </table:table-cell>
          <table:covered-table-cell/>
          <table:covered-table-cell/>
          <table:covered-table-cell/>
          <table:table-cell table:style-name="Dictionary.F220" table:number-columns-spanned="5" office:value-type="string">
            <text:h text:style-name="P44" text:outline-level="2"><text:span text:style-name="T95">над</text:span><text:span text:style-name="T112">і</text:span><text:span text:style-name="T19"></text:span><text:span text:style-name="T95">я</text:span></text:h>
            <text:p text:style-name="P48"><text:span text:style-name="T83">-ї, </text:span><text:span text:style-name="T80">ж.</text:span></text:p>
            <text:p text:style-name="P32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1</text:p>
          </table:table-cell>
          <table:table-cell table:style-name="Dictionary.B221" table:number-columns-spanned="3" office:value-type="string">
            <text:p text:style-name="P25">Півнебéс</text:p>
            <text:p text:style-name="P4"><text:span text:style-name="T23">півнебéс, </text:span><text:span text:style-name="T24">ім., мн., інд.-</text:span><text:soft-page-break/><text:span text:style-name="T24">авт.</text:span></text:p>
          </table:table-cell>
          <table:covered-table-cell/>
          <table:covered-table-cell/>
          <table:table-cell table:style-name="Dictionary.E221" table:number-columns-spanned="3" office:value-type="string">
            <text:p text:style-name="P4"><text:span text:style-name="T48">утворене префіксальним </text:span><text:soft-page-break/><text:span text:style-name="T48">способом, похідне від слів:</text:span><text:span text:style-name="T34"> </text:span><text:span text:style-name="T37">пів</text:span><text:span text:style-name="T34"> і </text:span><text:span text:style-name="T37">небесá</text:span></text:p>
          </table:table-cell>
          <table:covered-table-cell/>
          <table:covered-table-cell/>
          <table:table-cell table:style-name="Dictionary.H221" table:number-columns-spanned="3" office:value-type="string">
            <text:p text:style-name="P9">І з тих затятих здвоєних ночей</text:p>
            <text:p text:style-name="P4"><text:span text:style-name="T24">на </text:span><text:span text:style-name="T27">півнебес</text:span><text:span text:style-name="T24"> зажевріло б </text:span><text:soft-page-break/><text:span text:style-name="T24">іржання</text:span></text:p>
            <text:p text:style-name="P4"><text:span text:style-name="T24">чи сиваша чи привиду. </text:span><text:span text:style-name="T42">(П‑1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4" office:value-type="string">
            <text:p text:style-name="P4"><text:span text:style-name="T37">пів </text:span><text:span text:style-name="T55">(див. 106)</text:span></text:p>
          </table:table-cell>
          <table:covered-table-cell/>
          <table:covered-table-cell/>
          <table:covered-table-cell/>
          <table:table-cell table:style-name="Dictionary.F222" table:number-columns-spanned="5" office:value-type="string">
            <text:p text:style-name="P4"><text:span text:style-name="T37">небесá </text:span><text:span text:style-name="T54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2</text:p>
          </table:table-cell>
          <table:table-cell table:style-name="Dictionary.B223" table:number-columns-spanned="3" office:value-type="string">
            <text:p text:style-name="P25">Півпричáл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223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ів</text:span><text:span text:style-name="T34"> і </text:span><text:span text:style-name="T37">причáли</text:span></text:p>
          </table:table-cell>
          <table:covered-table-cell/>
          <table:covered-table-cell/>
          <table:table-cell table:style-name="Dictionary.H223" table:number-columns-spanned="3" office:value-type="string">
            <text:p text:style-name="P4"><text:span text:style-name="T24">О царство півсерць, півнадій, </text:span><text:span text:style-name="T27">півпричалів</text:span><text:span text:style-name="T24">,</text:span></text:p>
            <text:p text:style-name="P4"><text:span text:style-name="T24">півзамірів царство, півзмаг і півдуш!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4" office:value-type="string">
            <text:p text:style-name="P4"><text:span text:style-name="T37">пів </text:span><text:span text:style-name="T55">(див. 106)</text:span></text:p>
          </table:table-cell>
          <table:covered-table-cell/>
          <table:covered-table-cell/>
          <table:covered-table-cell/>
          <table:table-cell table:style-name="Dictionary.F224" table:number-columns-spanned="5" office:value-type="string">
            <text:h text:style-name="P44" text:outline-level="2"><text:span text:style-name="T95">прич</text:span><text:span text:style-name="T112">а</text:span><text:span text:style-name="T19"></text:span><text:span text:style-name="T95">л</text:span></text:h>
            <text:p text:style-name="P48"><text:span text:style-name="T83">-у, </text:span><text:span text:style-name="T80">ч.</text:span></text:p>
            <text:p text:style-name="P35"><text:span text:style-name="T61">2) </text:span><text:span text:style-name="T78">перен.</text:span><text:span text:style-name="T61"> Пристановище для кого-, чого-небудь; притулок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3</text:p>
          </table:table-cell>
          <table:table-cell table:style-name="Dictionary.B225" table:number-columns-spanned="3" office:value-type="string">
            <text:p text:style-name="P25">Повногóрл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25" table:number-columns-spanned="3" office:value-type="string">
            <text:p text:style-name="P4"><text:span text:style-name="T131">Утворене способом основоскладання і нульсуфіксальним, похідне від слів:</text:span><text:span text:style-name="T34"> </text:span><text:span text:style-name="T37">пóвний</text:span><text:span text:style-name="T34"> і </text:span><text:span text:style-name="T37">гóрло</text:span></text:p>
          </table:table-cell>
          <table:covered-table-cell/>
          <table:covered-table-cell/>
          <table:table-cell table:style-name="Dictionary.H225" table:number-columns-spanned="3" office:value-type="string">
            <text:p text:style-name="P4"><text:span text:style-name="T24">До гори, до рік, до </text:span><text:span text:style-name="T27">повногорля</text:span><text:span text:style-name="T24">,</text:span></text:p>
            <text:p text:style-name="P9">повногруддям зобов’яж мене.</text:p>
            <text:p text:style-name="P9">Кожним днем боліти, кожним днем</text:p>
            <text:p text:style-name="P4"><text:span text:style-name="T24">виповняти серце власним горем. </text:span><text:span text:style-name="T42">(П‑2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4" office:value-type="string">
            <text:h text:style-name="P44" text:outline-level="2"><text:span text:style-name="T95">п</text:span><text:span text:style-name="T112">о</text:span><text:span text:style-name="T19"></text:span><text:span text:style-name="T95">вний</text:span></text:h>
            <text:p text:style-name="P48"><text:span text:style-name="T83">повен, -вна, -вне.</text:span></text:p>
            <text:p text:style-name="P32">1) У якому немає вільного місця, заповнений до краю. || У якому є, міститься, вміщується порівняно багато кого-, чого-небудь. || <text:span text:style-name="T98">У</text:span><text:span text:style-name="T99">сполуч.</text:span> з деякими <text:span text:style-name="T99">ім.</text:span> вживається на означення великої міри вияву дії, ознаки і т. ін. || <text:soft-page-break/>Не порожній всередині (про зерно, плоди і т. ін.). || Який має велику кількість пелюсток (про квіти, цвіт і т. ін.). || <text:span text:style-name="T99">у знач.ім.</text:span> п<text:span text:style-name="T111">о</text:span><text:span text:style-name="T19"></text:span>вна, -ної, <text:span text:style-name="T99">ж.</text:span>, <text:span text:style-name="T99">розм.</text:span> Наповнена по вінця чарка.</text:p>
            <text:p text:style-name="P35"><text:span text:style-name="T61">2) </text:span><text:span text:style-name="T78">перен.</text:span><text:span text:style-name="T61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71">Повне життя</text:span><text:span text:style-name="T61">.</text:span></text:p>
          </table:table-cell>
          <table:covered-table-cell/>
          <table:covered-table-cell/>
          <table:covered-table-cell/>
          <table:table-cell table:style-name="Dictionary.F226" table:number-columns-spanned="5" office:value-type="string">
            <text:h text:style-name="P44" text:outline-level="2"><text:span text:style-name="T95">г</text:span><text:span text:style-name="T112">о</text:span><text:span text:style-name="T19"></text:span><text:span text:style-name="T95">рло</text:span></text:h>
            <text:p text:style-name="P48"><text:span text:style-name="T83">-а, </text:span><text:span text:style-name="T80">с.</text:span></text:p>
            <text:p text:style-name="P32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2"><text:soft-page-break/>2) Верхня звужена частина посуду.</text:p>
            <text:p text:style-name="P32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4</text:p>
          </table:table-cell>
          <table:table-cell table:style-name="Dictionary.B227" table:number-columns-spanned="3" office:value-type="string">
            <text:p text:style-name="P25">Позапрóстір</text:p>
            <text:p text:style-name="P4"><text:span text:style-name="T23">-стору, </text:span><text:span text:style-name="T24">ім., ч., інд.-авт.</text:span></text:p>
          </table:table-cell>
          <table:covered-table-cell/>
          <table:covered-table-cell/>
          <table:table-cell table:style-name="Dictionary.E227" table:number-columns-spanned="3" office:value-type="string">
            <text:p text:style-name="P4"><text:span text:style-name="T48">утворене </text:span><text:span text:style-name="T48">префіксальним способом, похідне від слів:</text:span><text:span text:style-name="T34"> </text:span><text:span text:style-name="T37">пóза</text:span><text:span text:style-name="T34"> і </text:span><text:span text:style-name="T37">прóстір</text:span></text:p>
          </table:table-cell>
          <table:covered-table-cell/>
          <table:covered-table-cell/>
          <table:table-cell table:style-name="Dictionary.H227" table:number-columns-spanned="3" office:value-type="string">
            <text:p text:style-name="P4"><text:span text:style-name="T24">Як вікна в </text:span><text:span text:style-name="T27">позапростір</text:span><text:span text:style-name="T24">, </text:span><text:span text:style-name="T24">позачас,</text:span></text:p>
            <text:p text:style-name="P9">за мури німоти і всепокори,</text:p>
            <text:p text:style-name="P9">так світяться свічада, світлом хорі,</text:p>
            <text:p text:style-name="P9">і пильно задивляються крізь нас</text:p>
            <text:p text:style-name="P4"><text:span text:style-name="T24">у сяйва… </text:span><text:span text:style-name="T42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4" office:value-type="string">
            <text:h text:style-name="P44" text:outline-level="2"><text:span text:style-name="T95">п</text:span><text:span text:style-name="T112">о</text:span><text:span text:style-name="T19"></text:span><text:span text:style-name="T95">за</text:span></text:h>
            <text:p text:style-name="P48"><text:span text:style-name="T74">II </text:span><text:span text:style-name="T80">прийм.</text:span><text:span text:style-name="T83">, </text:span><text:span text:style-name="T80">із знах.</text:span><text:span text:style-name="T72"> </text:span><text:span text:style-name="T80">і оруд. в.</text:span></text:p>
            <text:p text:style-name="P35"><text:span text:style-name="T61">4) </text:span><text:span text:style-name="T71">з </text:span><text:span text:style-name="T78">оруд. в.</text:span><text:span text:style-name="T61"> Указує на існування, наявність кого-, чого-небудь або перебування когось за межами того, </text:span><text:soft-page-break/><text:span text:style-name="T61">що названо іменником (займенником).</text:span></text:p>
          </table:table-cell>
          <table:covered-table-cell/>
          <table:covered-table-cell/>
          <table:covered-table-cell/>
          <table:table-cell table:style-name="Dictionary.F228" table:number-columns-spanned="5" office:value-type="string">
            <text:h text:style-name="P44" text:outline-level="2"><text:span text:style-name="T95">пр</text:span><text:span text:style-name="T112">о</text:span><text:span text:style-name="T19"></text:span><text:span text:style-name="T95">стір</text:span></text:h>
            <text:p text:style-name="P48"><text:span text:style-name="T83">простору, </text:span><text:span text:style-name="T80">ч.</text:span></text:p>
            <text:p text:style-name="P32">1) <text:span text:style-name="T120">тільки </text:span><text:span text:style-name="T99">одн.</text:span>, <text:span text:style-name="T99">філос.</text:span> Одна з основних об'єктивних форм існування матерії, яка характеризується протяжністю та <text:soft-page-break/>обсягом.</text:p>
            <text:p text:style-name="P35"><text:span text:style-name="T61">4) </text:span><text:span text:style-name="T78">перен.</text:span><text:span text:style-name="T61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5</text:p>
          </table:table-cell>
          <table:table-cell table:style-name="Dictionary.B229" table:number-columns-spanned="3" office:value-type="string">
            <text:p text:style-name="P25">Позачáс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229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óза</text:span><text:span text:style-name="T34"> і </text:span><text:span text:style-name="T37">час</text:span></text:p>
          </table:table-cell>
          <table:covered-table-cell/>
          <table:covered-table-cell/>
          <table:table-cell table:style-name="Dictionary.H229" table:number-columns-spanned="3" office:value-type="string">
            <text:p text:style-name="P4"><text:span text:style-name="T24">Як вікна в позапростір, </text:span><text:span text:style-name="T27">позачас</text:span><text:span text:style-name="T24">,</text:span></text:p>
            <text:p text:style-name="P9">за мури німоти і всепокори,</text:p>
            <text:p text:style-name="P9">так світяться свічада, світлом хорі,</text:p>
            <text:p text:style-name="P9">і пильно задивляються крізь нас</text:p>
            <text:p text:style-name="P4"><text:span text:style-name="T24">у сяйва… </text:span><text:span text:style-name="T42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4" office:value-type="string">
            <text:p text:style-name="P4"><text:span text:style-name="T37">пóза </text:span><text:span text:style-name="T54">(див. 114)</text:span></text:p>
          </table:table-cell>
          <table:covered-table-cell/>
          <table:covered-table-cell/>
          <table:covered-table-cell/>
          <table:table-cell table:style-name="Dictionary.F230" table:number-columns-spanned="5" office:value-type="string">
            <text:p text:style-name="P4"><text:span text:style-name="T37">час </text:span><text:span text:style-name="T54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6</text:p>
          </table:table-cell>
          <table:table-cell table:style-name="Dictionary.B231" table:number-columns-spanned="3" office:value-type="string">
            <text:p text:style-name="P25">Порожньосéрд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231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порóжній</text:span><text:span text:style-name="T34"> і </text:span><text:span text:style-name="T37">сéрце</text:span></text:p>
          </table:table-cell>
          <table:covered-table-cell/>
          <table:covered-table-cell/>
          <table:table-cell table:style-name="Dictionary.H231" table:number-columns-spanned="3" office:value-type="string">
            <text:p text:style-name="P4"><text:span text:style-name="T27">Порожньосердий</text:span><text:span text:style-name="T24"> вибільшився світ,</text:span></text:p>
            <text:p text:style-name="P4"><text:span text:style-name="T24">мов простору запрагло німування… </text:span><text:span text:style-name="T42">(П‑2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4" office:value-type="string">
            <text:h text:style-name="P44" text:outline-level="2"><text:span text:style-name="T95">пор</text:span><text:span text:style-name="T112">о</text:span><text:span text:style-name="T19"></text:span><text:span text:style-name="T95">жній</text:span></text:h>
            <text:p text:style-name="P48"><text:span text:style-name="T83">-я, -є.</text:span></text:p>
            <text:p text:style-name="P35"><text:span text:style-name="T61">3) </text:span><text:span text:style-name="T78">у сполуч.</text:span><text:span text:style-name="T61"> </text:span><text:span text:style-name="T71">зі </text:span><text:span text:style-name="T78">сл.</text:span><text:span text:style-name="T61"> життя, світ </text:span><text:span text:style-name="T71">і т. ін.</text:span><text:span text:style-name="T61">, </text:span><text:span text:style-name="T78">перен.</text:span><text:span text:style-name="T61"> Ні для кого не корисний; марний. || Позбавлений </text:span><text:span text:style-name="T61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table-cell table:style-name="Dictionary.F232" table:number-columns-spanned="5" office:value-type="string">
            <text:p text:style-name="P4"><text:span text:style-name="T37">сéрце </text:span><text:span text:style-name="T54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7</text:p>
          </table:table-cell>
          <table:table-cell table:style-name="Dictionary.B233" table:number-columns-spanned="3" office:value-type="string">
            <text:p text:style-name="P25">Потаймир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233" table:number-columns-spanned="3" office:value-type="string">
            <text:p text:style-name="P19"><text:span text:style-name="T134">Утворене способом зрощення або абревіатурним, </text:span><text:soft-page-break/><text:span text:style-name="T134">похідне від слів:</text:span><text:span text:style-name="T23"> </text:span><text:span text:style-name="T38">потаємний</text:span><text:span text:style-name="T23"> і </text:span><text:span text:style-name="T38">мир</text:span><text:span text:style-name="T23"> (можливо, </text:span><text:span text:style-name="T38">потай</text:span><text:span text:style-name="T23"> — скорочення від </text:span><text:span text:style-name="T38">потаємний</text:span><text:span text:style-name="T23">)</text:span></text:p>
          </table:table-cell>
          <table:covered-table-cell/>
          <table:covered-table-cell/>
          <table:table-cell table:style-name="Dictionary.H233" table:number-columns-spanned="3" office:value-type="string">
            <text:p text:style-name="P4"><text:span text:style-name="T24">І десь там гасне </text:span><text:span text:style-name="T27">потаймир</text:span><text:span text:style-name="T24">,</text:span></text:p>
            <text:p text:style-name="P9">а між торосами крижин</text:p>
            <text:p text:style-name="P4"><text:span text:style-name="T24">я сам-один і – враг-вражин… </text:span><text:soft-page-break/><text:span text:style-name="T42">(П‑2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4" office:value-type="string">
            <text:h text:style-name="P44" text:outline-level="2"><text:span text:style-name="T95">п</text:span><text:span text:style-name="T112">о</text:span><text:span text:style-name="T19"></text:span><text:span text:style-name="T95">тай</text:span></text:h>
            <text:p text:style-name="P48"><text:span text:style-name="T80">присл.</text:span><text:span text:style-name="T83">, </text:span><text:span text:style-name="T80">від кого</text:span><text:span text:style-name="T83">, </text:span><text:span text:style-name="T80">заст.</text:span><text:span text:style-name="T83">, </text:span><text:span text:style-name="T80">рідко кого і без додатка</text:span><text:span text:style-name="T83">.</text:span></text:p>
            <text:p text:style-name="P32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table-cell table:style-name="Dictionary.F234" table:number-columns-spanned="5" office:value-type="string">
            <text:h text:style-name="P43" text:outline-level="2">мир</text:h>
            <text:p text:style-name="P48"><text:span text:style-name="T74">II </text:span><text:span text:style-name="T83">-у, </text:span><text:span text:style-name="T80">ч.</text:span></text:p>
            <text:p text:style-name="P35"><text:span text:style-name="T61">1) </text:span><text:span text:style-name="T78">заст.</text:span><text:span text:style-name="T61"> Земля з усім, що на ній існує;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8</text:p>
          </table:table-cell>
          <table:table-cell table:style-name="Dictionary.B235" table:number-columns-spanned="3" office:value-type="string">
            <text:p text:style-name="P25">Пралітá</text:p>
            <text:p text:style-name="P4"><text:span text:style-name="T23">пралíт, </text:span><text:span text:style-name="T24">ім., мн., інд.-авт.</text:span></text:p>
          </table:table-cell>
          <table:covered-table-cell/>
          <table:covered-table-cell/>
          <table:table-cell table:style-name="Dictionary.E235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ра</text:span><text:span text:style-name="T34">... і </text:span><text:span text:style-name="T37">літá</text:span></text:p>
          </table:table-cell>
          <table:covered-table-cell/>
          <table:covered-table-cell/>
          <table:table-cell table:style-name="Dictionary.H235" table:number-columns-spanned="3" office:value-type="string">
            <text:p text:style-name="P9">Забудься. Стань. І зачекай мене</text:p>
            <text:p text:style-name="P9">на самоті в такому велелюдді,</text:p>
            <text:p text:style-name="P9">де спогади стовбичать, наче судді,</text:p>
            <text:p text:style-name="P4"><text:span text:style-name="T24">і пам’ять чвалом </text:span><text:span text:style-name="T27">праліта</text:span><text:span text:style-name="T24"> жене. </text:span><text:span text:style-name="T42">(П‑2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4" office:value-type="string">
            <text:h text:style-name="P44" text:outline-level="2"><text:span text:style-name="T95">д</text:span><text:span text:style-name="T112">а</text:span><text:span text:style-name="T19"></text:span><text:span text:style-name="T95">вній (пра...)</text:span></text:h>
            <text:p text:style-name="P48"><text:span text:style-name="T83">-я, -є.</text:span></text:p>
            <text:p text:style-name="P32">1) Який давно минув; колишній. || <text:soft-page-break/>Який застарів.</text:p>
            <text:p text:style-name="P32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table-cell table:style-name="Dictionary.F236" table:number-columns-spanned="5" office:value-type="string">
            <text:p text:style-name="P4"><text:span text:style-name="T37">літá </text:span><text:span text:style-name="T54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19</text:p>
          </table:table-cell>
          <table:table-cell table:style-name="Dictionary.B237" table:number-columns-spanned="3" office:value-type="string">
            <text:p text:style-name="P25">Прáпервні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237" table:number-columns-spanned="3" office:value-type="string">
            <text:p text:style-name="P4"><text:span text:style-name="T48">утворене префіксальним способом, похідне від слів:</text:span><text:span text:style-name="T34"> </text:span><text:span text:style-name="T37">пра</text:span><text:span text:style-name="T34">... і </text:span><text:span text:style-name="T38">пéрвень</text:span></text:p>
          </table:table-cell>
          <table:covered-table-cell/>
          <table:covered-table-cell/>
          <table:table-cell table:style-name="Dictionary.H237" table:number-columns-spanned="3" office:value-type="string">
            <text:p text:style-name="P9">Що б то нам</text:p>
            <text:p text:style-name="P9">посовгнути – ці межигони часу,</text:p>
            <text:p text:style-name="P9">марудні межигони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крайчасу,</text:p>
            <text:p text:style-name="P4"><text:span text:style-name="T24">за </text:span><text:span text:style-name="T27">прапервні</text:span><text:span text:style-name="T24">. </text:span><text:span text:style-name="T42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4" office:value-type="string">
            <text:p text:style-name="P4"><text:span text:style-name="T37">пра</text:span><text:span text:style-name="T34">.. </text:span><text:span text:style-name="T54">(див. 118)</text:span></text:p>
          </table:table-cell>
          <table:covered-table-cell/>
          <table:covered-table-cell/>
          <table:covered-table-cell/>
          <table:table-cell table:style-name="Dictionary.F238" table:number-columns-spanned="5" office:value-type="string">
            <text:p text:style-name="P4"><text:span text:style-name="T38">Пéрвень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0</text:p>
          </table:table-cell>
          <table:table-cell table:style-name="Dictionary.B239" table:number-columns-spanned="3" office:value-type="string">
            <text:p text:style-name="P25">Призáход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239" table:number-columns-spanned="3" office:value-type="string">
            <text:h text:style-name="P46" text:outline-level="2"><text:span text:style-name="T69">утворене префіксальним способом, похідне від слів:</text:span><text:span text:style-name="T61"> </text:span><text:span text:style-name="T63">при</text:span><text:span text:style-name="T61"> і </text:span><text:span text:style-name="T63">за</text:span><text:span text:style-name="T66"></text:span><text:span text:style-name="T63">хід</text:span></text:h>
          </table:table-cell>
          <table:covered-table-cell/>
          <table:covered-table-cell/>
          <table:table-cell table:style-name="Dictionary.H239" table:number-columns-spanned="3" office:value-type="string">
            <text:p text:style-name="P24">Прижухлий клониться пирій</text:p>
            <text:p text:style-name="P4"><text:span text:style-name="T125">на </text:span><text:span text:style-name="T126">призаходи</text:span><text:span text:style-name="T125"> дня</text:span><text:span text:style-name="T124">. </text:span><text:span text:style-name="T129">(П‑2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4" office:value-type="string">
            <text:h text:style-name="P43" text:outline-level="2">при</text:h>
            <text:p text:style-name="P48"><text:span text:style-name="T80">прийм.</text:span><text:span text:style-name="T83">, </text:span><text:span text:style-name="T80">з місц. в.</text:span><text:span text:style-name="T72"> </text:span><text:span text:style-name="T83">Сполучення з </text:span><text:span text:style-name="T80">прийм.</text:span><text:span text:style-name="T72"> </text:span><text:span text:style-name="T83">при виражають: Просторові відношення:</text:span></text:p>
            <text:p text:style-name="P35"><text:span text:style-name="T61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oft-page-break/><text:span text:style-name="T61">відбувається інша дія чи триває стан; г) моменту дії, пов'язаного з її </text:span><text:span text:style-name="T61">початком або кінцем. </text:span><text:span text:style-name="T71">Сказати при кінці</text:span><text:span text:style-name="T61">.</text:span></text:p>
          </table:table-cell>
          <table:covered-table-cell/>
          <table:covered-table-cell/>
          <table:covered-table-cell/>
          <table:table-cell table:style-name="Dictionary.F240" table:number-columns-spanned="5" office:value-type="string">
            <text:h text:style-name="P44" text:outline-level="2"><text:span text:style-name="T95">з</text:span><text:span text:style-name="T112">а</text:span><text:span text:style-name="T19"></text:span><text:span text:style-name="T95">х</text:span><text:span text:style-name="T112">і</text:span><text:span text:style-name="T19"></text:span><text:span text:style-name="T95">д</text:span></text:h>
            <text:p text:style-name="P48"><text:span text:style-name="T83">захо</text:span><text:span text:style-name="T18"></text:span><text:span text:style-name="T83">ду, </text:span><text:span text:style-name="T80">ч.</text:span></text:p>
            <text:p text:style-name="P32">2) Час, коли заходить сонц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1</text:p>
          </table:table-cell>
          <table:table-cell table:style-name="Dictionary.B241" table:number-columns-spanned="3" office:value-type="string">
            <text:p text:style-name="P25">Притінь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241" table:number-columns-spanned="3" office:value-type="string">
            <text:h text:style-name="P46" text:outline-level="2"><text:span text:style-name="T69">утворене префіксальним способом, похідне від слів:</text:span><text:span text:style-name="T61"> </text:span><text:span text:style-name="T63">при</text:span><text:span text:style-name="T61"> і </text:span><text:span text:style-name="T63">тінь</text:span></text:h>
          </table:table-cell>
          <table:covered-table-cell/>
          <table:covered-table-cell/>
          <table:table-cell table:style-name="Dictionary.H241" table:number-columns-spanned="3" office:value-type="string">
            <text:p text:style-name="P4"><text:span text:style-name="T24">Ти тінь. Ти </text:span><text:span text:style-name="T27">притінь</text:span><text:span text:style-name="T24">. Смерк і довгий гуд</text:span></text:p>
            <text:p text:style-name="P4"><text:span text:style-name="T24">і зелень бань… </text:span><text:span text:style-name="T42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4" office:value-type="string">
            <text:p text:style-name="P6">при <text:span text:style-name="T119">(див. 120)</text:span></text:p>
          </table:table-cell>
          <table:covered-table-cell/>
          <table:covered-table-cell/>
          <table:covered-table-cell/>
          <table:table-cell table:style-name="Dictionary.F242" table:number-columns-spanned="5" office:value-type="string">
            <text:h text:style-name="P43" text:outline-level="2">тінь</text:h>
            <text:p text:style-name="P48"><text:span text:style-name="T83">-і, </text:span><text:span text:style-name="T80">ж.</text:span></text:p>
            <text:p text:style-name="P32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20">кого</text:span>, <text:span text:style-name="T120">чия</text:span>, <text:span text:style-name="T99">перен.</text:span> Про того, хто ніколи не покидає іншого, завжди буває з ним разом.</text:p>
            <text:p text:style-name="P37"><text:span text:style-name="T60">6) </text:span><text:span text:style-name="T77">перен.</text:span><text:span text:style-name="T60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2</text:p>
          </table:table-cell>
          <table:table-cell table:style-name="Dictionary.B243" table:number-columns-spanned="3" office:value-type="string">
            <text:p text:style-name="P25">Прóростень</text:p>
            <text:p text:style-name="P4"><text:span text:style-name="T23">-стня, </text:span><text:span text:style-name="T24">ім., ч., інд.-авт.</text:span></text:p>
          </table:table-cell>
          <table:covered-table-cell/>
          <table:covered-table-cell/>
          <table:table-cell table:style-name="Dictionary.E243" table:number-columns-spanned="3" office:value-type="string">
            <text:p text:style-name="P4"><text:span text:style-name="T48">утворене суфіксальним способом, похідне від слова</text:span><text:span text:style-name="T43"> </text:span><text:soft-page-break/><text:span text:style-name="T38">проростáти</text:span></text:p>
          </table:table-cell>
          <table:covered-table-cell/>
          <table:covered-table-cell/>
          <table:table-cell table:style-name="Dictionary.H243" table:number-columns-spanned="3" office:value-type="string">
            <text:p text:style-name="P4"><text:span text:style-name="T24">І </text:span><text:span text:style-name="T27">проростень</text:span><text:span text:style-name="T24">, і бугила,</text:span></text:p>
            <text:p text:style-name="P9">і жалом жалощів тріпоче</text:p>
            <text:p text:style-name="P9">доба і не пустити хоче</text:p>
            <text:p text:style-name="P4"><text:span text:style-name="T24">стежина, терням поросла. </text:span><text:soft-page-break/><text:span text:style-name="T42">(П‑2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44" text:outline-level="2"><text:span text:style-name="T95">пророст</text:span><text:span text:style-name="T112">а</text:span><text:span text:style-name="T19"></text:span><text:span text:style-name="T95">ти</text:span></text:h>
            <text:p text:style-name="P48"><text:span text:style-name="T83">-ає, </text:span><text:span text:style-name="T80">недок.</text:span><text:span text:style-name="T83">, прорости, -те, </text:span><text:span text:style-name="T80">док.</text:span></text:p>
            <text:p text:style-name="P35"><text:span text:style-name="T61">3) </text:span><text:span text:style-name="T78">неперех.</text:span><text:span text:style-name="T61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3</text:p>
          </table:table-cell>
          <table:table-cell table:style-name="Dictionary.B245" table:number-columns-spanned="3" office:value-type="string">
            <text:p text:style-name="P4"><text:span text:style-name="T5">Протипотíк (</text:span><text:span text:style-name="T36">протипотóки</text:span><text:span text:style-name="T5">)</text:span></text:p>
            <text:p text:style-name="P4"><text:span text:style-name="T23">-тóку, </text:span><text:span text:style-name="T24">ім., ч., інд.-авт.</text:span></text:p>
          </table:table-cell>
          <table:covered-table-cell/>
          <table:covered-table-cell/>
          <table:table-cell table:style-name="Dictionary.E245" table:number-columns-spanned="3" office:value-type="string">
            <text:p text:style-name="P4"><text:span text:style-name="T48">утворене префіксальним способом, похідне </text:span><text:span text:style-name="T48">від слів:</text:span><text:span text:style-name="T34"> </text:span><text:span text:style-name="T37">прóти</text:span><text:span text:style-name="T34">... і </text:span><text:span text:style-name="T37">потíк</text:span></text:p>
          </table:table-cell>
          <table:covered-table-cell/>
          <table:covered-table-cell/>
          <table:table-cell table:style-name="Dictionary.H245" table:number-columns-spanned="3" office:value-type="string">
            <text:p text:style-name="P4"><text:span text:style-name="T24">Розбратані </text:span><text:span text:style-name="T27">протипотоки</text:span></text:p>
            <text:p text:style-name="P9">’дне одного наздоганяють,</text:p>
            <text:p text:style-name="P9">годують себе проминанням</text:p>
            <text:p text:style-name="P4"><text:span text:style-name="T24">заказаних долею стріч. </text:span><text:span text:style-name="T42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4" office:value-type="string">
            <text:h text:style-name="P44" text:outline-level="2"><text:span text:style-name="T95">пр</text:span><text:span text:style-name="T112">о</text:span><text:span text:style-name="T19"></text:span><text:span text:style-name="T95">ти</text:span></text:h>
            <text:p text:style-name="P50"><text:span text:style-name="T74">II </text:span><text:span text:style-name="T80">присл.</text:span></text:p>
            <text:p text:style-name="P42"><text:span text:style-name="T61">Не на підтримку, не на користь кого-, чого-небудь. || </text:span><text:span text:style-name="T78">у знач.</text:span><text:span text:style-name="T61"> </text:span><text:span text:style-name="T78">присудк. сл.</text:span><text:span text:style-name="T61"> || </text:span><text:span text:style-name="T78">у знач.</text:span><text:span text:style-name="T61"> </text:span><text:span text:style-name="T78">ім.</text:span><text:span text:style-name="T61">, </text:span><text:span text:style-name="T78">розм.</text:span><text:span text:style-name="T61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table-cell table:style-name="Dictionary.F246" table:number-columns-spanned="5" office:value-type="string">
            <text:h text:style-name="P44" text:outline-level="2"><text:span text:style-name="T95">пот</text:span><text:span text:style-name="T112">і</text:span><text:span text:style-name="T19"></text:span><text:span text:style-name="T95">к</text:span></text:h>
            <text:p text:style-name="P48"><text:span text:style-name="T83">-току, </text:span><text:span text:style-name="T80">ч.</text:span></text:p>
            <text:p text:style-name="P32">1) Річка (<text:span text:style-name="T99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20">чого</text:span>, <text:span text:style-name="T120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20">Магнітний потік</text:span>.</text:p>
            <text:p text:style-name="P35"><text:span text:style-name="T61">2) </text:span><text:span text:style-name="T71">кого</text:span><text:span text:style-name="T61">, </text:span><text:span text:style-name="T71">чого</text:span><text:span text:style-name="T61">, </text:span><text:span text:style-name="T71">який</text:span><text:span text:style-name="T61">, </text:span><text:span text:style-name="T78">перен.</text:span><text:span text:style-name="T61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124</text:p>
          </table:table-cell>
          <table:table-cell table:style-name="Dictionary.B247" table:number-columns-spanned="3" office:value-type="string">
            <text:p text:style-name="P25">Пружноголóс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247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прýжний</text:span><text:span text:style-name="T34"> і </text:span><text:span text:style-name="T37">гóлос</text:span></text:p>
          </table:table-cell>
          <table:covered-table-cell/>
          <table:covered-table-cell/>
          <table:table-cell table:style-name="Dictionary.H247" table:number-columns-spanned="3" office:value-type="string">
            <text:p text:style-name="P9">…янгольський мосянжний хор</text:p>
            <text:p text:style-name="P9">гучить на присілки і села</text:p>
            <text:p text:style-name="P9">і проста пісенька весела</text:p>
            <text:p text:style-name="P4"><text:span text:style-name="T27">пружноголосий</text:span><text:span text:style-name="T24"> барвить хор. </text:span><text:span text:style-name="T42">(П‑2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4" office:value-type="string">
            <text:h text:style-name="P44" text:outline-level="2"><text:span text:style-name="T95">пр</text:span><text:span text:style-name="T112">у</text:span><text:span text:style-name="T19"></text:span><text:span text:style-name="T95">жн</text:span><text:span text:style-name="T112">и</text:span><text:span text:style-name="T19"></text:span><text:span text:style-name="T95">й</text:span></text:h>
            <text:p text:style-name="P48"><text:span text:style-name="T83">пружна, пружне.</text:span></text:p>
            <text:p text:style-name="P35"><text:span text:style-name="T61">3) </text:span><text:span text:style-name="T78">перен.</text:span><text:span text:style-name="T61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table-cell table:style-name="Dictionary.F248" table:number-columns-spanned="5" office:value-type="string">
            <text:h text:style-name="P44" text:outline-level="2"><text:span text:style-name="T95">г</text:span><text:span text:style-name="T112">о</text:span><text:span text:style-name="T19"></text:span><text:span text:style-name="T95">лос</text:span></text:h>
            <text:p text:style-name="P48"><text:span text:style-name="T83">-у, </text:span><text:span text:style-name="T80">ч.</text:span></text:p>
            <text:p text:style-name="P32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5</text:p>
          </table:table-cell>
          <table:table-cell table:style-name="Dictionary.B249" table:number-columns-spanned="3" office:value-type="string">
            <text:p text:style-name="P25">Пург-сніги</text:p>
            <text:p text:style-name="P4"><text:span text:style-name="T23">-ів, </text:span><text:span text:style-name="T24">ім., мн., інд.-авт.</text:span></text:p>
          </table:table-cell>
          <table:covered-table-cell/>
          <table:covered-table-cell/>
          <table:table-cell table:style-name="Dictionary.E249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пургá</text:span><text:span text:style-name="T34"> і </text:span><text:span text:style-name="T37">сніги</text:span></text:p>
          </table:table-cell>
          <table:covered-table-cell/>
          <table:covered-table-cell/>
          <table:table-cell table:style-name="Dictionary.H249" table:number-columns-spanned="3" office:value-type="string">
            <text:p text:style-name="P4"><text:span text:style-name="T24">Лиш модрини</text:span><text:span text:style-name="T26"> </text:span><text:span text:style-name="T24">гудуть, гудуть мо-</text:span></text:p>
            <text:p text:style-name="P9">дрини,</text:p>
            <text:p text:style-name="P9">а вітри лекалами хуг</text:p>
            <text:p text:style-name="P9">піють,</text:p>
            <text:p text:style-name="P9">що заблуклий в сопках пестун</text:p>
            <text:p text:style-name="P9">скоро</text:p>
            <text:p text:style-name="P4"><text:span text:style-name="T24">без ведмедиці в </text:span><text:span text:style-name="T27">пург-снігах</text:span></text:p>
            <text:p text:style-name="P4"><text:span text:style-name="T24">згине. </text:span><text:span text:style-name="T42">(П‑2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4" office:value-type="string">
            <text:h text:style-name="P44" text:outline-level="2"><text:span text:style-name="T95">ург</text:span><text:span text:style-name="T112">а</text:span><text:span text:style-name="T19"></text:span></text:h>
            <text:p text:style-name="P48"><text:span text:style-name="T83">-и, </text:span><text:span text:style-name="T80">ж.</text:span></text:p>
            <text:p text:style-name="P32">1) Сильний вітер зі снігом; завірюха, хуртовина.</text:p>
          </table:table-cell>
          <table:covered-table-cell/>
          <table:covered-table-cell/>
          <table:covered-table-cell/>
          <table:table-cell table:style-name="Dictionary.F250" table:number-columns-spanned="5" office:value-type="string">
            <text:h text:style-name="P43" text:outline-level="2">сніг</text:h>
            <text:p text:style-name="P48"><text:span text:style-name="T83">-у, </text:span><text:span text:style-name="T80">ч.</text:span></text:p>
            <text:p text:style-name="P32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<text:soft-page-break/>небудь. || Холодний к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6</text:p>
          </table:table-cell>
          <table:table-cell table:style-name="Dictionary.B251" table:number-columns-spanned="3" office:value-type="string">
            <text:p text:style-name="P25">Рáдощі-жалí</text:p>
            <text:p text:style-name="P4"><text:span text:style-name="T23">рáдоще-жалíв, </text:span><text:span text:style-name="T24">ім., мн., інд.-авт.</text:span></text:p>
          </table:table-cell>
          <table:covered-table-cell/>
          <table:covered-table-cell/>
          <table:table-cell table:style-name="Dictionary.E251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рáдощі</text:span><text:span text:style-name="T34"> і </text:span><text:span text:style-name="T37">жалі</text:span></text:p>
          </table:table-cell>
          <table:covered-table-cell/>
          <table:covered-table-cell/>
          <table:table-cell table:style-name="Dictionary.H251" table:number-columns-spanned="3" office:value-type="string">
            <text:p text:style-name="P9">…де розкошує маячня</text:p>
            <text:p text:style-name="P9">моїх далеких недобутих марень</text:p>
            <text:p text:style-name="P4"><text:span text:style-name="T24">в калейдоскопі </text:span><text:span text:style-name="T27">радоще-жалів</text:span><text:span text:style-name="T24">… </text:span><text:span text:style-name="T42">(П‑1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4" office:value-type="string">
            <text:h text:style-name="P44" text:outline-level="2"><text:span text:style-name="T95">Р</text:span><text:span text:style-name="T112">а</text:span><text:span text:style-name="T19"></text:span><text:span text:style-name="T95">дість (</text:span><text:span text:style-name="T37">рáдощі</text:span><text:span text:style-name="T95">)</text:span></text:h>
            <text:p text:style-name="P48"><text:span text:style-name="T83">-дості, </text:span><text:span text:style-name="T80">ж.</text:span></text:p>
            <text:p text:style-name="P32">1) Почуття задоволення, втіха, приємність.</text:p>
          </table:table-cell>
          <table:covered-table-cell/>
          <table:covered-table-cell/>
          <table:covered-table-cell/>
          <table:table-cell table:style-name="Dictionary.F252" table:number-columns-spanned="5" office:value-type="string">
            <text:h text:style-name="P43" text:outline-level="2">жаль</text:h>
            <text:p text:style-name="P48"><text:span text:style-name="T74">I </text:span><text:span text:style-name="T83">жалю, </text:span><text:span text:style-name="T80">ч.</text:span></text:p>
            <text:p text:style-name="P32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7</text:p>
          </table:table-cell>
          <table:table-cell table:style-name="Dictionary.B253" table:number-columns-spanned="3" office:value-type="string">
            <text:p text:style-name="P25">РозбрÁтаний</text:p>
            <text:p text:style-name="P4"><text:span text:style-name="T23">-а, -е, </text:span><text:span text:style-name="T25">дієпр. пас. мин. ч., інд.-авт.</text:span></text:p>
          </table:table-cell>
          <table:covered-table-cell/>
          <table:covered-table-cell/>
          <table:table-cell table:style-name="Dictionary.E253" table:number-columns-spanned="3" office:value-type="string">
            <text:p text:style-name="P4"><text:span text:style-name="T48">утворене суфіксальним способом, похідне від слова </text:span><text:span text:style-name="T38">розбратáти</text:span></text:p>
          </table:table-cell>
          <table:covered-table-cell/>
          <table:covered-table-cell/>
          <table:table-cell table:style-name="Dictionary.H253" table:number-columns-spanned="3" office:value-type="string">
            <text:p text:style-name="P4"><text:span text:style-name="T27">Розбратані</text:span><text:span text:style-name="T24"> </text:span><text:span text:style-name="T31">протипотоки</text:span></text:p>
            <text:p text:style-name="P9">’дне одного наздоганяють,</text:p>
            <text:p text:style-name="P9">годують себе проминанням</text:p>
            <text:p text:style-name="P4"><text:span text:style-name="T24">заказаних долею стріч. </text:span><text:span text:style-name="T42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44" text:outline-level="2"><text:span text:style-name="T95">розбрат</text:span><text:span text:style-name="T112">а</text:span><text:span text:style-name="T19"></text:span><text:span text:style-name="T95">ти</text:span></text:h>
            <text:p text:style-name="P48"><text:span text:style-name="T83">-аю, -аєш, </text:span><text:span text:style-name="T80">док.</text:span><text:span text:style-name="T83">, </text:span><text:span text:style-name="T80">розм.</text:span></text:p>
            <text:p text:style-name="P32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8</text:p>
          </table:table-cell>
          <table:table-cell table:style-name="Dictionary.B255" table:number-columns-spanned="3" office:value-type="string">
            <text:p text:style-name="P25">Розпелюстити</text:p>
            <text:p text:style-name="P4"><text:span text:style-name="T23">-щу, -щиш, дієсл., </text:span><text:span text:style-name="T24">док., перех., інд.-авт.</text:span></text:p>
          </table:table-cell>
          <table:covered-table-cell/>
          <table:covered-table-cell/>
          <table:table-cell table:style-name="Dictionary.E255" table:number-columns-spanned="3" office:value-type="string">
            <text:p text:style-name="P4"><text:span text:style-name="T48">утворене суфіксально-префіксальним способом, похідне від слова</text:span><text:span text:style-name="T34"> </text:span><text:span text:style-name="T37">пелюстки</text:span></text:p>
          </table:table-cell>
          <table:covered-table-cell/>
          <table:covered-table-cell/>
          <table:table-cell table:style-name="Dictionary.H255" table:number-columns-spanned="3" office:value-type="string">
            <text:p text:style-name="P9">Треба щедро – серцем одним, устами</text:p>
            <text:p text:style-name="P4"><text:span text:style-name="T24">ледь розпуклими – </text:span><text:span text:style-name="T27">розпелюстити</text:span><text:span text:style-name="T24"> втіхи гін,</text:span></text:p>
            <text:p text:style-name="P4"><text:span text:style-name="T24">всевідради! Сонце бо йде – за нами. </text:span><text:span text:style-name="T42">(П‑1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44" text:outline-level="2"><text:span text:style-name="T95">пел</text:span><text:span text:style-name="T112">ю</text:span><text:span text:style-name="T19"></text:span><text:span text:style-name="T95">стка</text:span></text:h>
            <text:p text:style-name="P48"><text:soft-page-break/><text:span text:style-name="T83">-и, </text:span><text:span text:style-name="T80">ж.</text:span></text:p>
            <text:p text:style-name="P32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29</text:p>
          </table:table-cell>
          <table:table-cell table:style-name="Dictionary.B257" table:number-columns-spanned="3" office:value-type="string">
            <text:p text:style-name="P25">Рясночóл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257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рясний </text:span><text:span text:style-name="T34">і </text:span><text:span text:style-name="T37">чолó</text:span></text:p>
          </table:table-cell>
          <table:covered-table-cell/>
          <table:covered-table-cell/>
          <table:table-cell table:style-name="Dictionary.H257" table:number-columns-spanned="3" office:value-type="string">
            <text:p text:style-name="P9">Я, певне, яблуня була,</text:p>
            <text:p text:style-name="P9">паморочила світ довкола,</text:p>
            <text:p text:style-name="P4"><text:span text:style-name="T24">в рясному цвіті </text:span><text:span text:style-name="T27">рясночола</text:span></text:p>
            <text:p text:style-name="P4"><text:span text:style-name="T24">тужила, ніжилась, жила. </text:span><text:span text:style-name="T42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4" office:value-type="string">
            <text:h text:style-name="P44" text:outline-level="2"><text:span text:style-name="T95">рясн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2">2) Багатий, високий (про урожай). || <text:span text:style-name="T99">перен.</text:span> Плідний на що-небудь, чимсь.</text:p>
            <text:p text:style-name="P35"><text:span text:style-name="T61">5) </text:span><text:span text:style-name="T78">розм.</text:span><text:span text:style-name="T61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table-cell table:style-name="Dictionary.F258" table:number-columns-spanned="5" office:value-type="string">
            <text:h text:style-name="P44" text:outline-level="2"><text:span text:style-name="T95">чол</text:span><text:span text:style-name="T112">о</text:span><text:span text:style-name="T19"></text:span></text:h>
            <text:p text:style-name="P48"><text:span text:style-name="T83">-а, </text:span><text:span text:style-name="T80">с.</text:span></text:p>
            <text:p text:style-name="P35"><text:span text:style-name="T61">1) Верхня надочна частина обличчя людини; лоб. || </text:span><text:span text:style-name="T78">перен.</text:span><text:span text:style-name="T61"> Вершина гори, дерева і т. ін., верхівка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0</text:p>
          </table:table-cell>
          <table:table-cell table:style-name="Dictionary.B259" table:number-columns-spanned="3" office:value-type="string">
            <text:p text:style-name="P25">Самовивище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5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вивищення</text:span></text:p>
          </table:table-cell>
          <table:covered-table-cell/>
          <table:covered-table-cell/>
          <table:table-cell table:style-name="Dictionary.H259" table:number-columns-spanned="3" office:value-type="string">
            <text:p text:style-name="P9">Оце, життя, твої дороги</text:p>
            <text:p text:style-name="P4"><text:span text:style-name="T27">самовивищень</text:span><text:span text:style-name="T24">, як наруг. </text:span><text:span text:style-name="T42">(П‑2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4" office:value-type="string">
            <text:h text:style-name="P43" text:outline-level="2">сам</text:h>
            <text:p text:style-name="P48"><text:span text:style-name="T80">рідше </text:span><text:span text:style-name="T83">самий, сама, само </text:span><text:span text:style-name="T80">і </text:span><text:span text:style-name="T83">саме; </text:span><text:span text:style-name="T80">мн.</text:span><text:span text:style-name="T72"> </text:span><text:span text:style-name="T83">сами </text:span><text:span text:style-name="T80">і </text:span><text:span text:style-name="T83">самі; </text:span><text:span text:style-name="T80">займ.</text:span><text:span text:style-name="T72"> </text:span><text:span text:style-name="T80">означ.</text:span></text:p>
            <text:p text:style-name="P35"><text:span text:style-name="T61">1) Уживається з </text:span><text:span text:style-name="T78">ім.</text:span><text:span text:style-name="T61"> чи </text:span><text:span text:style-name="T78">особ.</text:span><text:span text:style-name="T61"> </text:span><text:span text:style-name="T78">займ.</text:span><text:span text:style-name="T61">, вказуючи на особу чи предмет, що безпосередньо є джерелом чи об'єктом дії, стану. || Уживається для більшої </text:span><text:soft-page-break/><text:span text:style-name="T61">конкретизації, вирізнення особи чи предмета; власне хтось; власне щось. || Уживається в </text:span><text:span text:style-name="T78">знач.</text:span><text:span text:style-name="T61"> не хто інший, як, хтось власною особою. || Уживається для підкреслення, що дія або стан поширюються й на визначувану особу чи предмет; теж, також, і (й). || </text:span><text:span text:style-name="T61">Уживається самостійно, заступаючи </text:span><text:span text:style-name="T78">ім.</text:span><text:span text:style-name="T61"> чи </text:span><text:span text:style-name="T78">особ.</text:span><text:span text:style-name="T61"> </text:span><text:span text:style-name="T78">займ.</text:span><text:span text:style-name="T61"> || Уживається на позначення відокремлення особи чи предмета від інших осіб або предметів (</text:span><text:span text:style-name="T78">перев.</text:span><text:span text:style-name="T61"> зі </text:span><text:span text:style-name="T78">спол.</text:span><text:span text:style-name="T61"> "а").</text:span></text:p>
          </table:table-cell>
          <table:covered-table-cell/>
          <table:covered-table-cell/>
          <table:covered-table-cell/>
          <table:table-cell table:style-name="Dictionary.F260" table:number-columns-spanned="5" office:value-type="string">
            <text:h text:style-name="P44" text:outline-level="2"><text:span text:style-name="T95">в</text:span><text:span text:style-name="T112">и</text:span><text:span text:style-name="T19"></text:span><text:span text:style-name="T95">вище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вивищувати"><text:span text:style-name="T89">вивищувати</text:span></text:a><text:span text:style-name="T73">, </text:span><text:a xlink:type="simple" xlink:href="http://www.lingvo.ua/uk/Translate/uk-uk/вивищуватися"><text:span text:style-name="T89">вивищуватися</text:span></text:a><text:span text:style-name="T73">, в</text:span><text:span text:style-name="T94">и</text:span><text:span text:style-name="T22"></text:span><text:span text:style-name="T73">вищити і в</text:span><text:span text:style-name="T94">и</text:span><text:span text:style-name="T22"></text:span><text:span text:style-name="T73">вищи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1</text:p>
          </table:table-cell>
          <table:table-cell table:style-name="Dictionary.B261" table:number-columns-spanned="3" office:value-type="string">
            <text:p text:style-name="P25">Самовóля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261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вóля</text:span></text:p>
          </table:table-cell>
          <table:covered-table-cell/>
          <table:covered-table-cell/>
          <table:table-cell table:style-name="Dictionary.H261" table:number-columns-spanned="3" office:value-type="string">
            <text:p text:style-name="P4"><text:span text:style-name="T24">Червона барка в чорноводді</text:span><text:span text:style-name="T26"> </text:span><text:span text:style-name="T24">доль</text:span></text:p>
            <text:p text:style-name="P9">загубиться. І фенікс довгоногий</text:p>
            <text:p text:style-name="P9">перенесе тебе в ясні чертоги</text:p>
            <text:p text:style-name="P4"><text:span text:style-name="T24">від </text:span><text:span text:style-name="T27">самоволь</text:span><text:span text:style-name="T24">, покори і сваволь. </text:span><text:span text:style-name="T42">(П‑1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62" table:number-columns-spanned="5" office:value-type="string">
            <text:h text:style-name="P44" text:outline-level="2"><text:span text:style-name="T95">в</text:span><text:span text:style-name="T112">о</text:span><text:span text:style-name="T19"></text:span><text:span text:style-name="T95">ля</text:span></text:h>
            <text:p text:style-name="P48"><text:span text:style-name="T83">-і, </text:span><text:span text:style-name="T80">ж.</text:span></text:p>
            <text:p text:style-name="P35"><text:span text:style-name="T61">5) Свобода, незалежність; </text:span><text:span text:style-name="T78">прот.</text:span><text:span text:style-name="T61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2</text:p>
          </table:table-cell>
          <table:table-cell table:style-name="Dictionary.B263" table:number-columns-spanned="3" office:value-type="string">
            <text:p text:style-name="P25">Самовоскресíння</text:p>
            <text:p text:style-name="P4"><text:soft-page-break/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63" table:number-columns-spanned="3" office:value-type="string">
            <text:p text:style-name="P4"><text:span text:style-name="T48">утворене способом </text:span><text:span text:style-name="T48">основословосклада</text:span><text:soft-page-break/><text:span text:style-name="T48">ння, похідне від слів:</text:span><text:span text:style-name="T34"> </text:span><text:span text:style-name="T37">сáмо</text:span><text:span text:style-name="T34">... і </text:span><text:span text:style-name="T37">воскресíння</text:span></text:p>
          </table:table-cell>
          <table:covered-table-cell/>
          <table:covered-table-cell/>
          <table:table-cell table:style-name="Dictionary.H263" table:number-columns-spanned="3" office:value-type="string">
            <text:p text:style-name="P4"><text:span text:style-name="T24">…перейде крізь страстотерпця </text:span><text:span text:style-name="T24">тіні</text:span></text:p>
            <text:p text:style-name="P9"><text:soft-page-break/>пророк, свого цураючись лиця,</text:p>
            <text:p text:style-name="P9">в передчуванні віщого кінця</text:p>
            <text:p text:style-name="P4"><text:span text:style-name="T24">самоофіри й </text:span><text:span text:style-name="T27">самовоскресіння</text:span><text:span text:style-name="T24">. </text:span><text:span text:style-name="T42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64" table:number-columns-spanned="5" office:value-type="string">
            <text:h text:style-name="P44" text:outline-level="2"><text:span text:style-name="T95">воскрес</text:span><text:span text:style-name="T112">і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Дія і стан за знач. </text:span><text:a xlink:type="simple" xlink:href="http://www.lingvo.ua/uk/Translate/uk-uk/воскреснути"><text:span text:style-name="T89">воскресну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3</text:p>
          </table:table-cell>
          <table:table-cell table:style-name="Dictionary.B265" table:number-columns-spanned="3" office:value-type="string">
            <text:p text:style-name="P25">Самовтéча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26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втéча</text:span></text:p>
          </table:table-cell>
          <table:covered-table-cell/>
          <table:covered-table-cell/>
          <table:table-cell table:style-name="Dictionary.H265" table:number-columns-spanned="3" office:value-type="string">
            <text:p text:style-name="P9">Доброму і злому</text:p>
            <text:p text:style-name="P9">кажи межу і позначи шляхи</text:p>
            <text:p text:style-name="P4"><text:span text:style-name="T24">для </text:span><text:span text:style-name="T27">самовтечі</text:span><text:span text:style-name="T24">. </text:span><text:span text:style-name="T42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66" table:number-columns-spanned="5" office:value-type="string">
            <text:p text:style-name="P4"><text:span text:style-name="T37">втéча </text:span><text:span text:style-name="T54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4</text:p>
          </table:table-cell>
          <table:table-cell table:style-name="Dictionary.B267" table:number-columns-spanned="3" office:value-type="string">
            <text:p text:style-name="P25">Самодóкíр</text:p>
            <text:p text:style-name="P4"><text:span text:style-name="T23">самодóкóру, </text:span><text:span text:style-name="T24">ім., ч., інд.-авт.</text:span></text:p>
          </table:table-cell>
          <table:covered-table-cell/>
          <table:covered-table-cell/>
          <table:table-cell table:style-name="Dictionary.E267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дóкíр</text:span></text:p>
          </table:table-cell>
          <table:covered-table-cell/>
          <table:covered-table-cell/>
          <table:table-cell table:style-name="Dictionary.H267" table:number-columns-spanned="3" office:value-type="string">
            <text:p text:style-name="P9">Не вір – ні долі, ні собі не вір,</text:p>
            <text:p text:style-name="P4"><text:span text:style-name="T24">а спроневіра і </text:span><text:span text:style-name="T27">самодокір</text:span></text:p>
            <text:p text:style-name="P9">і змерзлий крик, що грудкою у горлі</text:p>
            <text:p text:style-name="P9">засів мов кляп – то все неначе дріт</text:p>
            <text:p text:style-name="P4"><text:span text:style-name="T24">колючий. </text:span><text:span text:style-name="T42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68" table:number-columns-spanned="5" office:value-type="string">
            <text:h text:style-name="P44" text:outline-level="2"><text:span text:style-name="T95">д</text:span><text:span text:style-name="T112">о</text:span><text:span text:style-name="T19"></text:span><text:span text:style-name="T95">к</text:span><text:span text:style-name="T112">і</text:span><text:span text:style-name="T19"></text:span><text:span text:style-name="T95">р</text:span></text:h>
            <text:p text:style-name="P48"><text:span text:style-name="T83">до</text:span><text:span text:style-name="T18"></text:span><text:span text:style-name="T83">ко</text:span><text:span text:style-name="T18"></text:span><text:span text:style-name="T83">ру, </text:span><text:span text:style-name="T80">ч.</text:span></text:p>
            <text:p text:style-name="P32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5</text:p>
          </table:table-cell>
          <table:table-cell table:style-name="Dictionary.B269" table:number-columns-spanned="3" office:value-type="string">
            <text:p text:style-name="P25">Самодосáд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269" table:number-columns-spanned="3" office:value-type="string">
            <text:p text:style-name="P4"><text:span text:style-name="T48">утворене способом основословоскладання, похідне від </text:span><text:soft-page-break/><text:span text:style-name="T48">слів:</text:span><text:span text:style-name="T34"> </text:span><text:span text:style-name="T37">сáмо</text:span><text:span text:style-name="T34">... і </text:span><text:span text:style-name="T37">досáда</text:span></text:p>
          </table:table-cell>
          <table:covered-table-cell/>
          <table:covered-table-cell/>
          <table:table-cell table:style-name="Dictionary.H269" table:number-columns-spanned="3" office:value-type="string">
            <text:p text:style-name="P9">…в мить крутого самопочезання</text:p>
            <text:p text:style-name="P9">він надто пильно стежив шлях <text:soft-page-break/>утрат, - </text:p>
            <text:p text:style-name="P9">лиш так його спотворило дерзання</text:p>
            <text:p text:style-name="P9">тим виразом вибачливих жалів,</text:p>
            <text:p text:style-name="P4"><text:span text:style-name="T27">самодосад</text:span><text:span text:style-name="T24">… </text:span><text:span text:style-name="T42">(П‑1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70" table:number-columns-spanned="5" office:value-type="string">
            <text:h text:style-name="P44" text:outline-level="2"><text:span text:style-name="T95">дос</text:span><text:span text:style-name="T112">а</text:span><text:span text:style-name="T19"></text:span><text:span text:style-name="T95">да</text:span></text:h>
            <text:p text:style-name="P48"><text:span text:style-name="T83">-и, </text:span><text:span text:style-name="T80">ж.</text:span></text:p>
            <text:p text:style-name="P32">1) Почуття невдоволення, гіркоти, викликане чим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6</text:p>
          </table:table-cell>
          <table:table-cell table:style-name="Dictionary.B271" table:number-columns-spanned="3" office:value-type="string">
            <text:p text:style-name="P25">Самодохóдже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71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дохóдження</text:span></text:p>
          </table:table-cell>
          <table:covered-table-cell/>
          <table:covered-table-cell/>
          <table:table-cell table:style-name="Dictionary.H271" table:number-columns-spanned="3" office:value-type="string">
            <text:p text:style-name="P9">Там крила птаства рясно миготіли,</text:p>
            <text:p text:style-name="P9">мережилася зелень дивновзором,</text:p>
            <text:p text:style-name="P4"><text:span text:style-name="T24">а душу вже поймав </text:span><text:span text:style-name="T27">самодоходжень</text:span></text:p>
            <text:p text:style-name="P4"><text:span text:style-name="T24">зухвалий холод і зухвалий жах. </text:span><text:span text:style-name="T42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72" table:number-columns-spanned="5" office:value-type="string">
            <text:h text:style-name="P44" text:outline-level="2"><text:span text:style-name="T95">дох</text:span><text:span text:style-name="T112">о</text:span><text:span text:style-name="T19"></text:span><text:span text:style-name="T95">дже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доходити"><text:span text:style-name="T89">доходи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7</text:p>
          </table:table-cell>
          <table:table-cell table:style-name="Dictionary.B273" table:number-columns-spanned="3" office:value-type="string">
            <text:p text:style-name="P25">Самозаборóн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273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заборóна</text:span></text:p>
          </table:table-cell>
          <table:covered-table-cell/>
          <table:covered-table-cell/>
          <table:table-cell table:style-name="Dictionary.H273" table:number-columns-spanned="3" office:value-type="string">
            <text:p text:style-name="P9">Нам ряд утрачено. Раптових спроб</text:p>
            <text:p text:style-name="P9">назубрені шпилі – ото єдине,</text:p>
            <text:p text:style-name="P4"><text:span text:style-name="T24">що вирвалося з </text:span><text:span text:style-name="T27">самозаборон</text:span><text:span text:style-name="T24">,</text:span></text:p>
            <text:p text:style-name="P4"><text:span text:style-name="T24">які дарують небеса щедротні… </text:span><text:span text:style-name="T42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74" table:number-columns-spanned="5" office:value-type="string">
            <text:h text:style-name="P44" text:outline-level="2"><text:span text:style-name="T95">забор</text:span><text:span text:style-name="T112">о</text:span><text:span text:style-name="T19"></text:span><text:span text:style-name="T95">на</text:span></text:h>
            <text:p text:style-name="P48"><text:span text:style-name="T83">-и, </text:span><text:span text:style-name="T80">ж.</text:span></text:p>
            <text:p text:style-name="P32">1) Наказ не робити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8</text:p>
          </table:table-cell>
          <table:table-cell table:style-name="Dictionary.B275" table:number-columns-spanned="3" office:value-type="string">
            <text:p text:style-name="P25">Самонаближе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7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наближення</text:span></text:p>
          </table:table-cell>
          <table:covered-table-cell/>
          <table:covered-table-cell/>
          <table:table-cell table:style-name="Dictionary.H275" table:number-columns-spanned="3" office:value-type="string">
            <text:p text:style-name="P9">…весь той чар</text:p>
            <text:p text:style-name="P4"><text:span text:style-name="T27">самонаближень</text:span><text:span text:style-name="T24">, упізнань і врочень,</text:span></text:p>
            <text:p text:style-name="P9">що визріли у невіді душевній</text:p>
            <text:p text:style-name="P9">і стежать стежать стежать зизим оком,</text:p>
            <text:p text:style-name="P4"><text:span text:style-name="T24">ачи я втраплю на свою стежу… </text:span><text:span text:style-name="T42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76" table:number-columns-spanned="5" office:value-type="string">
            <text:h text:style-name="P44" text:outline-level="2"><text:span text:style-name="T95">набл</text:span><text:span text:style-name="T112">и</text:span><text:span text:style-name="T19"></text:span><text:span text:style-name="T95">же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наблизити"><text:span text:style-name="T89">наблизити</text:span></text:a><text:span text:style-name="T73">, </text:span><text:a xlink:type="simple" xlink:href="http://www.lingvo.ua/uk/Translate/uk-uk/наближати"><text:span text:style-name="T89">наближати</text:span></text:a><text:span text:style-name="T73"> і </text:span><text:a xlink:type="simple" xlink:href="http://www.lingvo.ua/uk/Translate/uk-uk/наблизитися"><text:span text:style-name="T89">наблизитися</text:span></text:a><text:span text:style-name="T73">, </text:span><text:a xlink:type="simple" xlink:href="http://www.lingvo.ua/uk/Translate/uk-uk/наближатися"><text:span text:style-name="T89">наближатися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39</text:p>
          </table:table-cell>
          <table:table-cell table:style-name="Dictionary.B277" table:number-columns-spanned="3" office:value-type="string">
            <text:p text:style-name="P25">Самонарік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77" table:number-columns-spanned="3" office:value-type="string">
            <text:p text:style-name="P4"><text:span text:style-name="T48">утворене способом основословосклада</text:span><text:span text:style-name="T48">ння, похідне від слів:</text:span><text:span text:style-name="T34"> </text:span><text:span text:style-name="T37">сáмо</text:span><text:span text:style-name="T34">... і </text:span><text:span text:style-name="T37">нарікáння</text:span></text:p>
          </table:table-cell>
          <table:covered-table-cell/>
          <table:covered-table-cell/>
          <table:table-cell table:style-name="Dictionary.H277" table:number-columns-spanned="3" office:value-type="string">
            <text:p text:style-name="P4"><text:span text:style-name="T24">Ні, не впадай у біль – до </text:span><text:span text:style-name="T27">самонаріканняи</text:span><text:span text:style-name="T24">.</text:span></text:p>
            <text:p text:style-name="P4"><text:span text:style-name="T24">О, не впадай у біль – його, як меч, піднось. </text:span><text:span text:style-name="T42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78" table:number-columns-spanned="5" office:value-type="string">
            <text:h text:style-name="P44" text:outline-level="2"><text:span text:style-name="T95">нарік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нарікати"><text:span text:style-name="T89">наріка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0</text:p>
          </table:table-cell>
          <table:table-cell table:style-name="Dictionary.B279" table:number-columns-spanned="3" office:value-type="string">
            <text:p text:style-name="P25">Самонарóдженн<text:soft-page-break/>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79" table:number-columns-spanned="3" office:value-type="string">
            <text:p text:style-name="P4"><text:span text:style-name="T48">утворене способом </text:span><text:soft-page-break/><text:span text:style-name="T48">основословоскладання, похідне від слів:</text:span><text:span text:style-name="T34"> </text:span><text:span text:style-name="T37">сáмо</text:span><text:span text:style-name="T34">... і </text:span><text:span text:style-name="T37">нарóдження</text:span></text:p>
          </table:table-cell>
          <table:covered-table-cell/>
          <table:covered-table-cell/>
          <table:table-cell table:style-name="Dictionary.H279" table:number-columns-spanned="3" office:value-type="string">
            <text:p text:style-name="P4"><text:span text:style-name="T24">Оце </text:span><text:span text:style-name="T27">самонародження</text:span><text:span text:style-name="T24"> твоє</text:span></text:p>
            <text:p text:style-name="P9"><text:soft-page-break/>то голос смерті: пристарайся, брате,</text:p>
            <text:p text:style-name="P9">бо вже заходить час твій вирушати,</text:p>
            <text:p text:style-name="P4"><text:span text:style-name="T24">пора і дописати житіє. </text:span><text:span text:style-name="T42">(П‑2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80" table:number-columns-spanned="5" office:value-type="string">
            <text:h text:style-name="P44" text:outline-level="2"><text:span text:style-name="T95">нар</text:span><text:span text:style-name="T112">о</text:span><text:span text:style-name="T19"></text:span><text:span text:style-name="T95">дження</text:span></text:h>
            <text:p text:style-name="P48"><text:span text:style-name="T83">-я, </text:span><text:span text:style-name="T80">с.</text:span></text:p>
            <text:p text:style-name="P40"><text:span text:style-name="T73">1) Дія за знач. </text:span><text:a xlink:type="simple" xlink:href="http://www.lingvo.ua/uk/Translate/uk-uk/народити"><text:span text:style-name="T89">народити</text:span></text:a><text:span text:style-name="T73">, </text:span><text:a xlink:type="simple" xlink:href="http://www.lingvo.ua/uk/Translate/uk-uk/народжувати"><text:span text:style-name="T89">народжувати</text:span></text:a><text:span text:style-name="T73"> і </text:span><text:a xlink:type="simple" xlink:href="http://www.lingvo.ua/uk/Translate/uk-uk/народитися"><text:span text:style-name="T89">народитися</text:span></text:a><text:span text:style-name="T73">, </text:span><text:a xlink:type="simple" xlink:href="http://www.lingvo.ua/uk/Translate/uk-uk/народжуватися"><text:span text:style-name="T89">народжуватися</text:span></text:a><text:span text:style-name="T73">. || Час появи на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1</text:p>
          </table:table-cell>
          <table:table-cell table:style-name="Dictionary.B281" table:number-columns-spanned="3" office:value-type="string">
            <text:p text:style-name="P25">Самонаростáти</text:p>
            <text:p text:style-name="P9">-áю, -áєш, дієсл., недок., перех., інд.-авт.</text:p>
          </table:table-cell>
          <table:covered-table-cell/>
          <table:covered-table-cell/>
          <table:table-cell table:style-name="Dictionary.E281" table:number-columns-spanned="3" office:value-type="string">
            <text:p text:style-name="P29"><text:span text:style-name="T141">Утворене способом основословоскладання, похідне від слів:</text:span> сáмо... і наростáти</text:p>
          </table:table-cell>
          <table:covered-table-cell/>
          <table:covered-table-cell/>
          <table:table-cell table:style-name="Dictionary.H281" table:number-columns-spanned="3" office:value-type="string">
            <text:p text:style-name="P9">Неначе дзвін – поезія. Гуде</text:p>
            <text:p text:style-name="P4"><text:span text:style-name="T24">і </text:span><text:span text:style-name="T27">самонаростає</text:span><text:span text:style-name="T24"> аж до повні… </text:span><text:span text:style-name="T42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82" table:number-columns-spanned="5" office:value-type="string">
            <text:h text:style-name="P44" text:outline-level="2"><text:span text:style-name="T95">нарост</text:span><text:span text:style-name="T112">а</text:span><text:span text:style-name="T19"></text:span><text:span text:style-name="T95">ти</text:span></text:h>
            <text:p text:style-name="P48"><text:span text:style-name="T83">-ає, </text:span><text:span text:style-name="T80">недок.</text:span><text:span text:style-name="T83">, нарости, -те; </text:span><text:span text:style-name="T80">мин. ч.</text:span><text:span text:style-name="T72"> </text:span><text:span text:style-name="T83">наріс, наросла, наросло; </text:span><text:span text:style-name="T80">док.</text:span></text:p>
            <text:p text:style-name="P35"><text:span text:style-name="T61">3) </text:span><text:span text:style-name="T78">перен.</text:span><text:span text:style-name="T61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2</text:p>
          </table:table-cell>
          <table:table-cell table:style-name="Dictionary.B283" table:number-columns-spanned="3" office:value-type="string">
            <text:p text:style-name="P25">Самоофíр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283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6">офíра</text:span></text:p>
          </table:table-cell>
          <table:covered-table-cell/>
          <table:covered-table-cell/>
          <table:table-cell table:style-name="Dictionary.H283" table:number-columns-spanned="3" office:value-type="string">
            <text:p text:style-name="P9">…перейде крізь страстотерпця тіні</text:p>
            <text:p text:style-name="P9">пророк, свого цураючись лиця,</text:p>
            <text:p text:style-name="P9">в передчуванні віщого кінця</text:p>
            <text:p text:style-name="P4"><text:soft-page-break/><text:span text:style-name="T27">самоофіри</text:span><text:span text:style-name="T24"> й самовоскресіння. </text:span><text:span text:style-name="T42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84" table:number-columns-spanned="5" office:value-type="string">
            <text:h text:style-name="P46" text:outline-level="2"><text:span text:style-name="T62">ж</text:span><text:span text:style-name="T91">е</text:span><text:span text:style-name="T21"></text:span><text:span text:style-name="T62">ртва (оф</text:span><text:span text:style-name="T91">і</text:span><text:span text:style-name="T21"></text:span><text:span text:style-name="T62">ра)</text:span></text:h>
            <text:p text:style-name="P48"><text:span text:style-name="T83">-и, </text:span><text:span text:style-name="T80">ж.</text:span></text:p>
            <text:p text:style-name="P32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3</text:p>
          </table:table-cell>
          <table:table-cell table:style-name="Dictionary.B285" table:number-columns-spanned="3" office:value-type="string">
            <text:p text:style-name="P25">Самопал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8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палáння</text:span></text:p>
          </table:table-cell>
          <table:covered-table-cell/>
          <table:covered-table-cell/>
          <table:table-cell table:style-name="Dictionary.H285" table:number-columns-spanned="3" office:value-type="string">
            <text:p text:style-name="P9">О як нестерпно хочеться подовжень</text:p>
            <text:p text:style-name="P4"><text:span text:style-name="T24">і невигасного </text:span><text:span text:style-name="T27">самопалання</text:span><text:span text:style-name="T24">! </text:span><text:span text:style-name="T42">(П‑2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86" table:number-columns-spanned="5" office:value-type="string">
            <text:h text:style-name="P44" text:outline-level="2"><text:span text:style-name="T95">пал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палати"><text:span text:style-name="T89">пала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4</text:p>
          </table:table-cell>
          <table:table-cell table:style-name="Dictionary.B287" table:number-columns-spanned="3" office:value-type="string">
            <text:p text:style-name="P25">Самопереростáння</text:p>
            <text:p text:style-name="P9">-я, ім., с., інд.-авт.</text:p>
          </table:table-cell>
          <table:covered-table-cell/>
          <table:covered-table-cell/>
          <table:table-cell table:style-name="Dictionary.E287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переростáння</text:span></text:p>
          </table:table-cell>
          <table:covered-table-cell/>
          <table:covered-table-cell/>
          <table:table-cell table:style-name="Dictionary.H287" table:number-columns-spanned="3" office:value-type="string">
            <text:p text:style-name="P9">Отак: живи – і скній, живи – і скній,</text:p>
            <text:p text:style-name="P4"><text:span text:style-name="T24">і як дійдеш </text:span><text:span text:style-name="T27">самопереростання</text:span><text:span text:style-name="T24">,</text:span></text:p>
            <text:p text:style-name="P9">і як збагнеш: ти власна жертва й кат,</text:p>
            <text:p text:style-name="P9">тоді збагнеш і смерть, як припадання</text:p>
            <text:p text:style-name="P4"><text:span text:style-name="T24">до обрію, як утрату всіх утрат. </text:span><text:span text:style-name="T42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88" table:number-columns-spanned="5" office:value-type="string">
            <text:h text:style-name="P44" text:outline-level="2"><text:span text:style-name="T95">перерост</text:span><text:span text:style-name="T112">а</text:span><text:span text:style-name="T19"></text:span><text:span text:style-name="T95">ння</text:span></text:h>
            <text:p text:style-name="P48"><text:soft-page-break/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переростати"><text:span text:style-name="T89">переростати</text:span></text:a><text:span text:style-name="T73">, </text:span><text:a xlink:type="simple" xlink:href="http://www.lingvo.ua/uk/Translate/uk-uk/перерости"><text:span text:style-name="T89">перерос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5</text:p>
          </table:table-cell>
          <table:table-cell table:style-name="Dictionary.B289" table:number-columns-spanned="3" office:value-type="string">
            <text:p text:style-name="P25">Самопідтвéрджувати</text:p>
            <text:p text:style-name="P4"><text:span text:style-name="T23">-ую, уєш, дієсл., </text:span><text:span text:style-name="T24">недок., перех., інд.-авт.</text:span></text:p>
          </table:table-cell>
          <table:covered-table-cell/>
          <table:covered-table-cell/>
          <table:table-cell table:style-name="Dictionary.E28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підтвéрджувати</text:span></text:p>
          </table:table-cell>
          <table:covered-table-cell/>
          <table:covered-table-cell/>
          <table:table-cell table:style-name="Dictionary.H289" table:number-columns-spanned="3" office:value-type="string">
            <text:p text:style-name="P9">Ще, слава Богу, тьмяний стовбур совісті</text:p>
            <text:p text:style-name="P9">признатись може весь до незбагненного,</text:p>
            <text:p text:style-name="P4"><text:span text:style-name="T24">котре </text:span><text:span text:style-name="T27">самопідтверджує</text:span><text:span text:style-name="T24"> її</text:span></text:p>
            <text:p text:style-name="P4"><text:span text:style-name="T24">і втаємничує… </text:span><text:span text:style-name="T42">(П‑2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90" table:number-columns-spanned="5" office:value-type="string">
            <text:h text:style-name="P44" text:outline-level="2"><text:span text:style-name="T95">підтв</text:span><text:span text:style-name="T112">е</text:span><text:span text:style-name="T19"></text:span><text:span text:style-name="T95">рджувати</text:span></text:h>
            <text:p text:style-name="P48"><text:span text:style-name="T83">-ую, -уєш, </text:span><text:span text:style-name="T80">недок.</text:span><text:span text:style-name="T83">, підтвердити, -джу, -диш, </text:span><text:span text:style-name="T80">док.</text:span><text:span text:style-name="T83">, </text:span><text:span text:style-name="T80">перех.</text:span><text:span text:style-name="T72"> </text:span><text:span text:style-name="T80">і без додатка</text:span><text:span text:style-name="T83">.</text:span></text:p>
            <text:p text:style-name="P32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6</text:p>
          </table:table-cell>
          <table:table-cell table:style-name="Dictionary.B291" table:number-columns-spanned="3" office:value-type="string">
            <text:p text:style-name="P25">Самопогиба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291" table:number-columns-spanned="3" office:value-type="string">
            <text:p text:style-name="P21"><text:span text:style-name="T57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погиба</text:span></text:p>
          </table:table-cell>
          <table:covered-table-cell/>
          <table:covered-table-cell/>
          <table:table-cell table:style-name="Dictionary.H291" table:number-columns-spanned="3" office:value-type="string">
            <text:p text:style-name="P24">Господи, Господи, о осторонь</text:p>
            <text:p text:style-name="P24">душі гулкі, що, заслухані в тугу,</text:p>
            <text:p text:style-name="P24">немочі власної люблять наругу,</text:p>
            <text:p text:style-name="P4"><text:span text:style-name="T126">самопогиби</text:span><text:span text:style-name="T125"> високий огонь</text:span><text:span text:style-name="T124">. </text:span><text:span text:style-name="T129">(П‑2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92" table:number-columns-spanned="5" office:value-type="string">
            <text:h text:style-name="P44" text:outline-level="2"><text:span text:style-name="T95">Пог</text:span><text:span text:style-name="T112">и</text:span><text:span text:style-name="T19"></text:span><text:span text:style-name="T95">бель (поги</text:span><text:span text:style-name="T40"></text:span><text:span text:style-name="T95">ба)</text:span></text:h>
            <text:p text:style-name="P48"><text:span text:style-name="T80">і рідко </text:span><text:span text:style-name="T83">погибіль, -і, </text:span><text:span text:style-name="T80">ж.</text:span></text:p>
            <text:p text:style-name="P35"><text:span text:style-name="T61">Передчасна, насильницька смерть; гибель. || Руйнування, занепад, </text:span><text:soft-page-break/><text:span text:style-name="T61">знищення чого-небудь. || </text:span><text:span text:style-name="T78">перен.</text:span><text:span text:style-name="T61"> Кінець існування чого-небудь; зникнення. </text:span><text:span text:style-name="T71">Згинати в три погибелі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7</text:p>
          </table:table-cell>
          <table:table-cell table:style-name="Dictionary.B293" table:number-columns-spanned="3" office:value-type="string">
            <text:p text:style-name="P26">Самоподóвжений</text:p>
            <text:p text:style-name="P4"><text:span text:style-name="T124">-а, -е, </text:span><text:span text:style-name="T25">прикм., </text:span><text:span text:style-name="T125">інд.-авт.</text:span></text:p>
          </table:table-cell>
          <table:covered-table-cell/>
          <table:covered-table-cell/>
          <table:table-cell table:style-name="Dictionary.E293" table:number-columns-spanned="3" office:value-type="string">
            <text:p text:style-name="P19"><text:span text:style-name="T123">утворене способом основословоскладання, похідне від слів:</text:span><text:span text:style-name="T23"> </text:span><text:span text:style-name="T38">сáмо</text:span><text:span text:style-name="T23">... і </text:span><text:span text:style-name="T38">подóвжений</text:span></text:p>
          </table:table-cell>
          <table:covered-table-cell/>
          <table:covered-table-cell/>
          <table:table-cell table:style-name="Dictionary.H293" table:number-columns-spanned="3" office:value-type="string">
            <text:p text:style-name="P9">Хто б збагнув</text:p>
            <text:p text:style-name="P9">оці дороги – без кінця і краю</text:p>
            <text:p text:style-name="P4"><text:span text:style-name="T27">самоподовжені</text:span><text:span text:style-name="T24">? </text:span><text:span text:style-name="T42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94" table:number-columns-spanned="5" office:value-type="string">
            <text:h text:style-name="P44" text:outline-level="2"><text:span text:style-name="T95">под</text:span><text:span text:style-name="T112">о</text:span><text:span text:style-name="T19"></text:span><text:span text:style-name="T95">вжений</text:span></text:h>
            <text:p text:style-name="P48"><text:span text:style-name="T83">-а, -е.</text:span></text:p>
            <text:p text:style-name="P40"><text:span text:style-name="T73">1) Дієприкм. пас. мин. ч. до </text:span><text:a xlink:type="simple" xlink:href="http://www.lingvo.ua/uk/Translate/uk-uk/подовжити"><text:span text:style-name="T89">подовжити</text:span></text:a><text:span text:style-name="T73">. || под</text:span><text:span text:style-name="T94">о</text:span><text:span text:style-name="T22"></text:span><text:span text:style-name="T73">вжено, </text:span><text:span text:style-name="T81">безос.</text:span><text:span text:style-name="T73"> </text:span><text:span text:style-name="T81">присудк. с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8</text:p>
          </table:table-cell>
          <table:table-cell table:style-name="Dictionary.B295" table:number-columns-spanned="3" office:value-type="string">
            <text:p text:style-name="P25">Самопомин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9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поминáння</text:span></text:p>
          </table:table-cell>
          <table:covered-table-cell/>
          <table:covered-table-cell/>
          <table:table-cell table:style-name="Dictionary.H295" table:number-columns-spanned="3" office:value-type="string">
            <text:p text:style-name="P24">Ти загубився в горі – не знайтись</text:p>
            <text:p text:style-name="P24">у чорноводді змовклого волання,</text:p>
            <text:p text:style-name="P4"><text:span text:style-name="T125">в ропі чекань і </text:span><text:span text:style-name="T126">самопоминання</text:span></text:p>
            <text:p text:style-name="P4"><text:span text:style-name="T125">і гуку, що доносить благовість</text:span><text:span text:style-name="T124">. </text:span><text:span text:style-name="T129">(П‑2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296" table:number-columns-spanned="5" office:value-type="string">
            <text:h text:style-name="P44" text:outline-level="2"><text:span text:style-name="T95">помин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1) Дія за знач. </text:span><text:a xlink:type="simple" xlink:href="http://www.lingvo.ua/uk/Translate/uk-uk/поминати"><text:span text:style-name="T89">помин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49</text:p>
          </table:table-cell>
          <table:table-cell table:style-name="Dictionary.B297" table:number-columns-spanned="3" office:value-type="string">
            <text:p text:style-name="P4"><text:span text:style-name="T5">Самопоста</text:span><text:span text:style-name="T6"></text:span><text:span text:style-name="T5">ння</text:span>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97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oft-page-break/><text:span text:style-name="T37">постання </text:span><text:span text:style-name="T47">(від </text:span><text:span text:style-name="T45">постава</text:span><text:span text:style-name="T44"></text:span><text:span text:style-name="T45">ти</text:span><text:span text:style-name="T47">)</text:span></text:p>
          </table:table-cell>
          <table:covered-table-cell/>
          <table:covered-table-cell/>
          <table:table-cell table:style-name="Dictionary.H297" table:number-columns-spanned="3" office:value-type="string">
            <text:p text:style-name="P9">По ліву руку – древній, аж до ер</text:p>
            <text:p text:style-name="P4"><text:span text:style-name="T27">самопостання</text:span><text:span text:style-name="T24">, гоном безберегим,</text:span></text:p>
            <text:p text:style-name="P9">щовбом смертельним, що наліг <text:soft-page-break/>на серце</text:p>
            <text:p text:style-name="P9">і наслухає втомлене буття - </text:p>
            <text:p text:style-name="P9">той древній світ – і радісний і тужний - </text:p>
            <text:p text:style-name="P4"><text:span text:style-name="T24">непам’яті. </text:span><text:span text:style-name="T42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5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covered-table-cell/>
          <table:table-cell table:style-name="Dictionary.G298" table:number-columns-spanned="4" office:value-type="string">
            <text:h text:style-name="P44" text:outline-level="2"><text:span text:style-name="T95">постав</text:span><text:span text:style-name="T112">а</text:span><text:span text:style-name="T19"></text:span><text:span text:style-name="T95">ти</text:span></text:h>
            <text:p text:style-name="P48"><text:span text:style-name="T74">I </text:span><text:span text:style-name="T83">-ає</text:span><text:span text:style-name="T18"></text:span><text:span text:style-name="T83">, </text:span><text:span text:style-name="T80">недок.</text:span><text:span text:style-name="T83">, поста</text:span><text:span text:style-name="T18"></text:span><text:span text:style-name="T83">ти, -а</text:span><text:span text:style-name="T18"></text:span><text:span text:style-name="T83">не, </text:span><text:span text:style-name="T80">док.</text:span></text:p>
            <text:p text:style-name="P32"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0</text:p>
          </table:table-cell>
          <table:table-cell table:style-name="Dictionary.B299" table:number-columns-spanned="3" office:value-type="string">
            <text:p text:style-name="P25">Самопромин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29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проминáння</text:span></text:p>
          </table:table-cell>
          <table:covered-table-cell/>
          <table:covered-table-cell/>
          <table:table-cell table:style-name="Dictionary.H299" table:number-columns-spanned="3" office:value-type="string">
            <text:p text:style-name="P4"><text:span text:style-name="T24">В дорозі довгих </text:span><text:span text:style-name="T27">самопроминань</text:span></text:p>
            <text:p text:style-name="P9">під знадою земного притягання</text:p>
            <text:p text:style-name="P4"><text:span text:style-name="T24">проносяться від ранку до смеркання. </text:span><text:span text:style-name="T42">(П‑1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300" table:number-columns-spanned="5" office:value-type="string">
            <text:h text:style-name="P44" text:outline-level="2"><text:span text:style-name="T95">промин</text:span><text:span text:style-name="T112">а</text:span><text:span text:style-name="T19"></text:span><text:span text:style-name="T95">ння</text:span></text:h>
            <text:p text:style-name="P48"><text:span text:style-name="T74">I </text:span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проминати"><text:span text:style-name="T89">промин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1</text:p>
          </table:table-cell>
          <table:table-cell table:style-name="Dictionary.B301" table:number-columns-spanned="3" office:value-type="string">
            <text:p text:style-name="P4"><text:span text:style-name="T5">Самопротистоя</text:span><text:span text:style-name="T6"></text:span><text:span text:style-name="T5">ння</text:span></text:p>
            <text:p text:style-name="P4"><text:span text:style-name="T3">-</text:span><text:span text:style-name="T23">я, </text:span><text:span text:style-name="T24">ім., с., інд.-авт.</text:span></text:p>
          </table:table-cell>
          <table:covered-table-cell/>
          <table:covered-table-cell/>
          <table:table-cell table:style-name="Dictionary.E301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oft-page-break/><text:span text:style-name="T37">протистояння</text:span></text:p>
          </table:table-cell>
          <table:covered-table-cell/>
          <table:covered-table-cell/>
          <table:table-cell table:style-name="Dictionary.H301" table:number-columns-spanned="3" office:value-type="string">
            <text:p text:style-name="P9">О вирвись, залишивши вирву</text:p>
            <text:p text:style-name="P9">у грудях, і роздмухай грань</text:p>
            <text:p text:style-name="P4"><text:span text:style-name="T24">моїх </text:span><text:span text:style-name="T27">самопротистоянь</text:span></text:p>
            <text:p text:style-name="P4"><text:span text:style-name="T24">і дай напитися з потиру. </text:span><text:soft-page-break/><text:span text:style-name="T42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302" table:number-columns-spanned="5" office:value-type="string">
            <text:h text:style-name="P44" text:outline-level="2"><text:span text:style-name="T95">протисто</text:span><text:span text:style-name="T112">я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1) Дія за знач. </text:span><text:a xlink:type="simple" xlink:href="http://www.lingvo.ua/uk/Translate/uk-uk/протистояти"><text:span text:style-name="T89">протистояти</text:span></text:a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2</text:p>
          </table:table-cell>
          <table:table-cell table:style-name="Dictionary.B303" table:number-columns-spanned="3" office:value-type="string">
            <text:p text:style-name="P25">Самострíл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303" table:number-columns-spanned="3" office:value-type="string">
            <text:p text:style-name="P4"><text:span text:style-name="T48">утворене способом основословосклада</text:span><text:span text:style-name="T48">ння, похідне від слів:</text:span><text:span text:style-name="T43"> </text:span><text:span text:style-name="T37">сáмо</text:span><text:span text:style-name="T34">... і </text:span><text:span text:style-name="T37">стріл</text:span></text:p>
          </table:table-cell>
          <table:covered-table-cell/>
          <table:covered-table-cell/>
          <table:table-cell table:style-name="Dictionary.H303" table:number-columns-spanned="3" office:value-type="string">
            <text:p text:style-name="P9">Як рура, кругла вулиця,</text:p>
            <text:p text:style-name="P9">гулка од гуду бджіл,</text:p>
            <text:p text:style-name="P9">маленький хлопчик щулиться,</text:p>
            <text:p text:style-name="P4"><text:span text:style-name="T24">бо ж сонце – </text:span><text:span text:style-name="T27">самостріл</text:span><text:span text:style-name="T24">. </text:span><text:span text:style-name="T42">(П‑2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304" table:number-columns-spanned="5" office:value-type="string">
            <text:h text:style-name="P44" text:outline-level="2"><text:span text:style-name="T95">П</text:span><text:span text:style-name="T112">о</text:span><text:span text:style-name="T19"></text:span><text:span text:style-name="T95">стріл (стріл)</text:span></text:h>
            <text:p text:style-name="P48"><text:span text:style-name="T83">-у, </text:span><text:span text:style-name="T80">ч.</text:span></text:p>
            <text:p text:style-name="P32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3</text:p>
          </table:table-cell>
          <table:table-cell table:style-name="Dictionary.B305" table:number-columns-spanned="3" office:value-type="string">
            <text:p text:style-name="P25">Самострумув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30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струмувáння</text:span></text:p>
          </table:table-cell>
          <table:covered-table-cell/>
          <table:covered-table-cell/>
          <table:table-cell table:style-name="Dictionary.H305" table:number-columns-spanned="3" office:value-type="string">
            <text:p text:style-name="P9">…аби в останньому пориві,</text:p>
            <text:p text:style-name="P4"><text:span text:style-name="T24">у плині </text:span><text:span text:style-name="T27">самострумувань</text:span></text:p>
            <text:p text:style-name="P9">ураз зайти за власну грань,</text:p>
            <text:p text:style-name="P4"><text:span text:style-name="T24">пірнути в смертні переливи. </text:span><text:span text:style-name="T42">(П‑1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306" table:number-columns-spanned="5" office:value-type="string">
            <text:h text:style-name="P44" text:outline-level="2"><text:span text:style-name="T95">струмув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oft-page-break/><text:span text:style-name="T73">Дія за знач. </text:span><text:a xlink:type="simple" xlink:href="http://www.lingvo.ua/uk/Translate/uk-uk/струмувати"><text:span text:style-name="T89">струмувати</text:span></text:a><text:span text:style-name="T73">. </text:span><text:span text:style-name="T76">Струмування повітр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4</text:p>
          </table:table-cell>
          <table:table-cell table:style-name="Dictionary.B307" table:number-columns-spanned="3" office:value-type="string">
            <text:p text:style-name="P25">Самотин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07" table:number-columns-spanned="3" office:value-type="string">
            <text:p text:style-name="P19"><text:span text:style-name="T52">утворене суфіксальним способом, похідне </text:span><text:span text:style-name="T52">від слова</text:span><text:span text:style-name="T23"> </text:span><text:span text:style-name="T38">самотина</text:span></text:p>
          </table:table-cell>
          <table:covered-table-cell/>
          <table:covered-table-cell/>
          <table:table-cell table:style-name="Dictionary.H307" table:number-columns-spanned="3" office:value-type="string">
            <text:p text:style-name="P4"><text:span text:style-name="T24">Спиваєш тугу </text:span><text:span text:style-name="T27">самотинну</text:span></text:p>
            <text:p text:style-name="P9">і душу, мов малу дитину,</text:p>
            <text:p text:style-name="P4"><text:span text:style-name="T24">до рання присипляєш: спи. </text:span><text:span text:style-name="T42">(П‑2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308" table:number-columns-spanned="5" office:value-type="string">
            <text:h text:style-name="P44" text:outline-level="2"><text:span text:style-name="T95">Самот</text:span><text:span text:style-name="T112">а</text:span><text:span text:style-name="T19"></text:span><text:span text:style-name="T112"> (</text:span><text:span text:style-name="T116">самоти</text:span><text:span text:style-name="T117"></text:span><text:span text:style-name="T116">на</text:span><text:span text:style-name="T117"></text:span><text:span text:style-name="T112">)</text:span></text:h>
            <text:p text:style-name="P48"><text:span text:style-name="T83">-и, </text:span><text:span text:style-name="T80">ж.</text:span></text:p>
            <text:p text:style-name="P40"><text:span text:style-name="T73">1) Стан за знач. </text:span><text:a xlink:type="simple" xlink:href="http://www.lingvo.ua/uk/Translate/uk-uk/самітний"><text:span text:style-name="T89">самітний</text:span></text:a><text:span text:style-name="T73">, </text:span><text:a xlink:type="simple" xlink:href="http://www.lingvo.ua/uk/Translate/uk-uk/самотній"><text:span text:style-name="T89">самотній</text:span></text:a><text:span text:style-name="T73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5</text:p>
          </table:table-cell>
          <table:table-cell table:style-name="Dictionary.B309" table:number-columns-spanned="3" office:value-type="string">
            <text:p text:style-name="P25">Самоуникáнн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30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áмо</text:span><text:span text:style-name="T34">... і </text:span><text:span text:style-name="T37">уникáння</text:span></text:p>
          </table:table-cell>
          <table:covered-table-cell/>
          <table:covered-table-cell/>
          <table:table-cell table:style-name="Dictionary.H309" table:number-columns-spanned="3" office:value-type="string">
            <text:p text:style-name="P4"><text:span text:style-name="T24">Коли спромога </text:span><text:span text:style-name="T27">самоуникань</text:span></text:p>
            <text:p text:style-name="P9">при узголів’ї спалахом прозріння</text:p>
            <text:p text:style-name="P9">відкриється тобі, як благостиня</text:p>
            <text:p text:style-name="P4"><text:span text:style-name="T24">прощень, опрощень, прощ і прощавань. </text:span><text:span text:style-name="T42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4" office:value-type="string">
            <text:p text:style-name="P4"><text:span text:style-name="T37">сáмо... </text:span><text:span text:style-name="T55">(див. 130)</text:span></text:p>
          </table:table-cell>
          <table:covered-table-cell/>
          <table:covered-table-cell/>
          <table:covered-table-cell/>
          <table:table-cell table:style-name="Dictionary.F310" table:number-columns-spanned="5" office:value-type="string">
            <text:h text:style-name="P44" text:outline-level="2"><text:span text:style-name="T95">уник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Дія за знач. </text:span><text:a xlink:type="simple" xlink:href="http://www.lingvo.ua/uk/Translate/uk-uk/уникати"><text:span text:style-name="T89">уник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6</text:p>
          </table:table-cell>
          <table:table-cell table:style-name="Dictionary.B311" table:number-columns-spanned="3" office:value-type="string">
            <text:p text:style-name="P4"><text:span text:style-name="T5">Світи-галаї</text:span><text:span text:style-name="T6"></text:span></text:p>
            <text:p text:style-name="P4"><text:span text:style-name="T23">світі</text:span><text:span text:style-name="T37"></text:span><text:span text:style-name="T23">в-галаї</text:span><text:span text:style-name="T37"></text:span><text:span text:style-name="T23">в, </text:span><text:span text:style-name="T24">ім., мн., інд.-авт.</text:span></text:p>
          </table:table-cell>
          <table:covered-table-cell/>
          <table:covered-table-cell/>
          <table:table-cell table:style-name="Dictionary.E311" table:number-columns-spanned="3" office:value-type="string">
            <text:p text:style-name="P19"><text:span text:style-name="T23">утворене способом словоскладання, похідне від слів: </text:span><text:span text:style-name="T38">світ</text:span><text:span text:style-name="T23"> і </text:span><text:span text:style-name="T38">галай </text:span><text:span text:style-name="T53">(від </text:span><text:span text:style-name="T38">галасвіта</text:span><text:span text:style-name="T53">)</text:span></text:p>
          </table:table-cell>
          <table:covered-table-cell/>
          <table:covered-table-cell/>
          <table:table-cell table:style-name="Dictionary.H311" table:number-columns-spanned="3" office:value-type="string">
            <text:p text:style-name="P4"><text:span text:style-name="T24">На тебе чатують </text:span><text:span text:style-name="T27">світи–галаї</text:span><text:span text:style-name="T24">.</text:span></text:p>
            <text:p text:style-name="P4"><text:span text:style-name="T24">Прощальний – як подим пожарищ – той спогад. </text:span><text:span text:style-name="T42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4" office:value-type="string">
            <text:p text:style-name="P4"><text:span text:style-name="T37">світ </text:span><text:span text:style-name="T55">(див. 67)</text:span></text:p>
          </table:table-cell>
          <table:covered-table-cell/>
          <table:covered-table-cell/>
          <table:covered-table-cell/>
          <table:table-cell table:style-name="Dictionary.F312" table:number-columns-spanned="5" office:value-type="string">
            <text:h text:style-name="P44" text:outline-level="2"><text:span text:style-name="T95">гал</text:span><text:span text:style-name="T112">а</text:span><text:span text:style-name="T19"></text:span><text:span text:style-name="T95">світа</text:span></text:h>
            <text:p text:style-name="P48"><text:span text:style-name="T80">присл.</text:span><text:span text:style-name="T83">, </text:span><text:span text:style-name="T80">діал.</text:span></text:p>
            <text:p text:style-name="P32">Невідомо куди; кудис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7</text:p>
          </table:table-cell>
          <table:table-cell table:style-name="Dictionary.B313" table:number-columns-spanned="3" office:value-type="string">
            <text:p text:style-name="P25">Себекрáй</text:p>
            <text:p text:style-name="P4"><text:span text:style-name="T23">-ю, </text:span><text:span text:style-name="T24">ім., ч., інд.-авт.</text:span></text:p>
          </table:table-cell>
          <table:covered-table-cell/>
          <table:covered-table-cell/>
          <table:table-cell table:style-name="Dictionary.E313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себé</text:span><text:span text:style-name="T34"> і </text:span><text:span text:style-name="T37">край</text:span></text:p>
          </table:table-cell>
          <table:covered-table-cell/>
          <table:covered-table-cell/>
          <table:table-cell table:style-name="Dictionary.H313" table:number-columns-spanned="3" office:value-type="string">
            <text:p text:style-name="P9">І все то – зá: дарунок сили</text:p>
            <text:p text:style-name="P4"><text:span text:style-name="T24">за </text:span><text:span text:style-name="T27">себекраєм</text:span><text:span text:style-name="T24">: на, візьми,</text:span></text:p>
            <text:p text:style-name="P9">аби дороги доль гуділи</text:p>
            <text:p text:style-name="P4"><text:span text:style-name="T24">всіма серцями і грудьми. </text:span><text:span text:style-name="T42">(П‑1, 100);</text:span></text:p>
            <text:p text:style-name="P4"><text:span text:style-name="T24">оця утеча геть за </text:span><text:span text:style-name="T27">себекрай</text:span><text:span text:style-name="T24"> - </text:span></text:p>
            <text:p text:style-name="P4"><text:span text:style-name="T24">то ніби виснений в дитинстві син… </text:span><text:span text:style-name="T42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4" office:value-type="string">
            <text:p text:style-name="P4"><text:span text:style-name="T37">себé </text:span><text:span text:style-name="T55">(див. 74)</text:span></text:p>
          </table:table-cell>
          <table:covered-table-cell/>
          <table:covered-table-cell/>
          <table:covered-table-cell/>
          <table:table-cell table:style-name="Dictionary.F314" table:number-columns-spanned="5" office:value-type="string">
            <text:p text:style-name="P4"><text:span text:style-name="T37">край </text:span><text:span text:style-name="T54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8</text:p>
          </table:table-cell>
          <table:table-cell table:style-name="Dictionary.B315" table:number-columns-spanned="3" office:value-type="string">
            <text:p text:style-name="P25">Семигóри</text:p>
            <text:p text:style-name="P4"><text:span text:style-name="T23">-гíр, </text:span><text:span text:style-name="T24">ім., мн., інд.-авт.</text:span></text:p>
          </table:table-cell>
          <table:covered-table-cell/>
          <table:covered-table-cell/>
          <table:table-cell table:style-name="Dictionary.E315" table:number-columns-spanned="3" office:value-type="string">
            <text:p text:style-name="P4"><text:span text:style-name="T48">утворене способом основоскладання, похідне від слів:</text:span><text:span text:style-name="T34"> </text:span><text:span text:style-name="T37">сім</text:span><text:span text:style-name="T34"> і </text:span><text:span text:style-name="T37">гóри</text:span></text:p>
          </table:table-cell>
          <table:covered-table-cell/>
          <table:covered-table-cell/>
          <table:table-cell table:style-name="Dictionary.H315" table:number-columns-spanned="3" office:value-type="string">
            <text:p text:style-name="P10">І що кигиче в мертвій цій пустелі?</text:p>
            <text:p text:style-name="P10">Киги-киги – мов чайка з-над Дніпра.</text:p>
            <text:p text:style-name="P4"><text:span text:style-name="T25">О </text:span><text:span text:style-name="T29">семигори</text:span><text:span text:style-name="T25"> горя, цвинтар велій,</text:span></text:p>
            <text:p text:style-name="P4"><text:span text:style-name="T25">і я тут згину, як прийде пора? </text:span><text:span text:style-name="T42">(П‑1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4" office:value-type="string">
            <text:h text:style-name="P43" text:outline-level="2">сім</text:h>
            <text:p text:style-name="P48"><text:span text:style-name="T74">I </text:span><text:span text:style-name="T83">семи </text:span><text:span text:style-name="T80">і </text:span><text:span text:style-name="T83">сімох, </text:span><text:span text:style-name="T80">числ.</text:span><text:span text:style-name="T72"> </text:span><text:span text:style-name="T80">кільк.</text:span></text:p>
            <text:p text:style-name="P35"><text:span text:style-name="T61">Назва числа і цифри 7. || </text:span><text:span text:style-name="T71">чого</text:span><text:span text:style-name="T61">. Кількість із 7 одиниць.</text:span></text:p>
          </table:table-cell>
          <table:covered-table-cell/>
          <table:covered-table-cell/>
          <table:covered-table-cell/>
          <table:table-cell table:style-name="Dictionary.F316" table:number-columns-spanned="5" office:value-type="string">
            <text:h text:style-name="P44" text:outline-level="2"><text:span text:style-name="T95">гор</text:span><text:span text:style-name="T112">а</text:span><text:span text:style-name="T19"></text:span></text:h>
            <text:p text:style-name="P48"><text:span text:style-name="T83">-и, </text:span><text:span text:style-name="T80">ж.</text:span></text:p>
            <text:p text:style-name="P32">1) Значне підвищення над навколишньою місцевістю або серед інших підвищень. || <text:span text:style-name="T120">тільки </text:span><text:span text:style-name="T99">мн.</text:span> Гориста місцевість, країна.</text:p>
            <text:p text:style-name="P35"><text:span text:style-name="T61">2) </text:span><text:span text:style-name="T71">чого</text:span><text:span text:style-name="T61">. Велика кількість чого-небудь </text:span><text:soft-page-break/><text:span text:style-name="T61">складеного в купу; багато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59</text:p>
          </table:table-cell>
          <table:table-cell table:style-name="Dictionary.B317" table:number-columns-spanned="3" office:value-type="string">
            <text:p text:style-name="P25">Серцеóк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17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сéрце</text:span><text:span text:style-name="T34"> і </text:span><text:span text:style-name="T37">óко</text:span></text:p>
          </table:table-cell>
          <table:covered-table-cell/>
          <table:covered-table-cell/>
          <table:table-cell table:style-name="Dictionary.H317" table:number-columns-spanned="3" office:value-type="string">
            <text:p text:style-name="P4"><text:span text:style-name="T25">Сто плах перейди, </text:span><text:span text:style-name="T29">серцеокий</text:span><text:span text:style-name="T25">,</text:span></text:p>
            <text:p text:style-name="P4"><text:span text:style-name="T25">сто плах, сто багать, сто голгоф… </text:span><text:span text:style-name="T42">(П‑1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4" office:value-type="string">
            <text:p text:style-name="P4"><text:span text:style-name="T37">сéрце </text:span><text:span text:style-name="T54">(див. 56)</text:span></text:p>
          </table:table-cell>
          <table:covered-table-cell/>
          <table:covered-table-cell/>
          <table:covered-table-cell/>
          <table:table-cell table:style-name="Dictionary.F318" table:number-columns-spanned="5" office:value-type="string">
            <text:p text:style-name="P4"><text:span text:style-name="T37">óко </text:span><text:span text:style-name="T54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0</text:p>
          </table:table-cell>
          <table:table-cell table:style-name="Dictionary.B319" table:number-columns-spanned="3" office:value-type="string">
            <text:p text:style-name="P25">Словотéча</text:p>
            <text:p text:style-name="P4"><text:span text:style-name="T23">-і, </text:span><text:span text:style-name="T24">ім., ж., інд.-авт.</text:span></text:p>
          </table:table-cell>
          <table:covered-table-cell/>
          <table:covered-table-cell/>
          <table:table-cell table:style-name="Dictionary.E319" table:number-columns-spanned="3" office:value-type="string">
            <text:p text:style-name="P4"><text:span text:style-name="T131">утворене способом основоскладання і нульсуфіксальним, похідне від слів:</text:span><text:span text:style-name="T34"> </text:span><text:span text:style-name="T37">слóво</text:span><text:span text:style-name="T34"> і </text:span><text:span text:style-name="T37">текти</text:span></text:p>
          </table:table-cell>
          <table:covered-table-cell/>
          <table:covered-table-cell/>
          <table:table-cell table:style-name="Dictionary.H319" table:number-columns-spanned="3" office:value-type="string">
            <text:p text:style-name="P4"><text:span text:style-name="T125">Слова, слова, слова – задосить </text:span><text:span text:style-name="T126">словотечі</text:span><text:span text:style-name="T125">,</text:span></text:p>
            <text:p text:style-name="P4"><text:span text:style-name="T125">німують бо предтечі, доба гряде нова. </text:span><text:span text:style-name="T129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4" office:value-type="string">
            <text:h text:style-name="P44" text:outline-level="2"><text:span text:style-name="T95">сл</text:span><text:span text:style-name="T112">о</text:span><text:span text:style-name="T19"></text:span><text:span text:style-name="T95">во</text:span></text:h>
            <text:p text:style-name="P48"><text:span text:style-name="T83">-а, </text:span><text:span text:style-name="T80">с.</text:span></text:p>
            <text:p text:style-name="P32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5"><text:span text:style-name="T61">4) Обіцянка виконати що-небудь. || Згода на шлюб. </text:span><text:span text:style-name="T71">Дотримати [свого] слова</text:span><text:span text:style-name="T61">.</text:span></text:p>
          </table:table-cell>
          <table:covered-table-cell/>
          <table:covered-table-cell/>
          <table:covered-table-cell/>
          <table:table-cell table:style-name="Dictionary.F320" table:number-columns-spanned="5" office:value-type="string">
            <text:h text:style-name="P44" text:outline-level="2"><text:span text:style-name="T95">тект</text:span><text:span text:style-name="T112">и</text:span><text:span text:style-name="T19"></text:span></text:h>
            <text:p text:style-name="P48"><text:span text:style-name="T83">тече; </text:span><text:span text:style-name="T80">мин. ч.</text:span><text:span text:style-name="T72"> </text:span><text:span text:style-name="T83">тік, текла, текло; </text:span><text:span text:style-name="T80">наказ. сп.</text:span><text:span text:style-name="T72"> </text:span><text:span text:style-name="T83">течи; </text:span><text:span text:style-name="T80">недок.</text:span></text:p>
            <text:p text:style-name="P35"><text:span text:style-name="T61">2) Струменіти, литися (про рідину). || </text:span><text:span text:style-name="T78">безос.</text:span><text:span text:style-name="T61"> || </text:span><text:span text:style-name="T78">перен.</text:span><text:span text:style-name="T61"> Поширюватися в повітрі (про світло, запах тощо). || </text:span><text:span text:style-name="T78">перен.</text:span><text:span text:style-name="T61"> Звучати плавно, рівно та безперервно (про звуки, слова тощо). || </text:span><text:span text:style-name="T78">перен.</text:span><text:span text:style-name="T61"> Виникати в певній послідовності, іти одна за одною (про думки). || </text:span><text:span text:style-name="T78">перен.</text:span><text:span text:style-name="T61"> Відбуватися (про розмову, бесіду). || </text:span><text:span text:style-name="T78">перен.</text:span><text:span text:style-name="T61"> Хвилеподібно спадати (про волосся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1</text:p>
          </table:table-cell>
          <table:table-cell table:style-name="Dictionary.B321" table:number-columns-spanned="3" office:value-type="string">
            <text:p text:style-name="P25">Смертеіснувáння</text:p>
            <text:p text:style-name="P4"><text:soft-page-break/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321" table:number-columns-spanned="3" office:value-type="string">
            <text:p text:style-name="P4"><text:span text:style-name="T48">утворене способом основословосклада</text:span><text:soft-page-break/><text:span text:style-name="T48">ння, похідне від слів:</text:span><text:span text:style-name="T34"> </text:span><text:span text:style-name="T37">смерть</text:span><text:span text:style-name="T34"> і </text:span><text:span text:style-name="T37">існувáння</text:span></text:p>
          </table:table-cell>
          <table:covered-table-cell/>
          <table:covered-table-cell/>
          <table:table-cell table:style-name="Dictionary.H321" table:number-columns-spanned="3" office:value-type="string">
            <text:p text:style-name="P10">Сховатися од долі – не судилось.</text:p>
            <text:p text:style-name="P10"><text:soft-page-break/>Ударив грім – і зразу шкереберть</text:p>
            <text:p text:style-name="P10">пішло життя. І ость ти – все, що снилось,</text:p>
            <text:p text:style-name="P4"><text:span text:style-name="T25">як </text:span><text:span text:style-name="T29">смертеіснування</text:span><text:span text:style-name="T25"> й життєсмерть. </text:span><text:span text:style-name="T42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4" office:value-type="string">
            <text:p text:style-name="P4"><text:span text:style-name="T37">смерть </text:span><text:span text:style-name="T54">(див. 65)</text:span></text:p>
          </table:table-cell>
          <table:covered-table-cell/>
          <table:covered-table-cell/>
          <table:covered-table-cell/>
          <table:table-cell table:style-name="Dictionary.F322" table:number-columns-spanned="5" office:value-type="string">
            <text:h text:style-name="P44" text:outline-level="2"><text:span text:style-name="T95">існув</text:span><text:span text:style-name="T112">а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32">1) <text:span text:style-name="T120">тільки </text:span><text:span text:style-name="T99">одн.</text:span> Буття; наявність кого-, чого-небудь у дійсності.</text:p>
            <text:p text:style-name="P32">2) Життя, спосіб жи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2</text:p>
          </table:table-cell>
          <table:table-cell table:style-name="Dictionary.B323" table:number-columns-spanned="3" office:value-type="string">
            <text:p text:style-name="P25">Снíння</text:p>
            <text:p text:style-name="P4"><text:span text:style-name="T23">-нь, </text:span><text:span text:style-name="T24">ім., мн., інд.-авт.</text:span></text:p>
          </table:table-cell>
          <table:covered-table-cell/>
          <table:covered-table-cell/>
          <table:table-cell table:style-name="Dictionary.E323" table:number-columns-spanned="3" office:value-type="string">
            <text:p text:style-name="P4"><text:span text:style-name="T48">утворене суфіксальним способом, похідне від слова</text:span> <text:span text:style-name="T96">сон</text:span></text:p>
          </table:table-cell>
          <table:covered-table-cell/>
          <table:covered-table-cell/>
          <table:table-cell table:style-name="Dictionary.H323" table:number-columns-spanned="3" office:value-type="string">
            <text:p text:style-name="P10">Немов рубін у чорнім адамашку,</text:p>
            <text:p text:style-name="P10">обачно критий білим німуванням,</text:p>
            <text:p text:style-name="P4"><text:span text:style-name="T25">так </text:span><text:span text:style-name="T29">снінь</text:span><text:span text:style-name="T25"> моїх озерце шарлатове</text:span></text:p>
            <text:p text:style-name="P4"><text:span text:style-name="T25">лямує обережок начувань… </text:span><text:span text:style-name="T42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43" text:outline-level="2">сон</text:h>
            <text:p text:style-name="P48"><text:span text:style-name="T74">I </text:span><text:span text:style-name="T83">сну, </text:span><text:span text:style-name="T80">ч.</text:span></text:p>
            <text:p text:style-name="P40"><text:span text:style-name="T73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89">спання</text:span></text:a><text:span text:style-name="T73">. || Те саме, що </text:span><text:a xlink:type="simple" xlink:href="http://www.lingvo.ua/uk/Translate/uk-uk/сплячка"><text:span text:style-name="T89">сплячка</text:span></text:a><text:span text:style-name="T73"> 1). || </text:span><text:span text:style-name="T81">спец.</text:span><text:span text:style-name="T73"> Стан рослини, за якого відбувається зміна в положенні </text:span><text:span text:style-name="T73">листя або пелюсток квітки під впливом зміни освітлення і температури. || Зимове завмирання рослин.</text:span></text:p>
            <text:p text:style-name="P35"><text:soft-page-break/><text:span text:style-name="T61">2) Те, що сниться; сновидіння. || </text:span><text:span text:style-name="T78">перен.</text:span><text:span text:style-name="T61"> Те, про що мріє людина; мрія. || </text:span><text:span text:style-name="T78">перен.</text:span><text:span text:style-name="T61"> Те, що сприймається як нереальне, примарне, </text:span><text:span text:style-name="T61">оманливе;</text:span><text:span text:style-name="T78">прот.</text:span><text:span text:style-name="T61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3</text:p>
          </table:table-cell>
          <table:table-cell table:style-name="Dictionary.B325" table:number-columns-spanned="3" office:value-type="string">
            <text:p text:style-name="P25">Солодкомолóка</text:p>
            <text:p text:style-name="P4"><text:span text:style-name="T23">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25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солóдкий</text:span><text:span text:style-name="T34"> і </text:span><text:span text:style-name="T37">молокó</text:span></text:p>
          </table:table-cell>
          <table:covered-table-cell/>
          <table:covered-table-cell/>
          <table:table-cell table:style-name="Dictionary.H325" table:number-columns-spanned="3" office:value-type="string">
            <text:p text:style-name="P10">Ти десь за край світу, як птаха моя білогруда,</text:p>
            <text:p text:style-name="P4"><text:span text:style-name="T29">солодкомолока</text:span><text:span text:style-name="T25">, два ока - мигдалі сумні. </text:span><text:span text:style-name="T42">(П‑2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4" office:value-type="string">
            <text:h text:style-name="P44" text:outline-level="2"><text:span text:style-name="T95">сол</text:span><text:span text:style-name="T112">о</text:span><text:span text:style-name="T19"></text:span><text:span text:style-name="T95">дкий</text:span></text:h>
            <text:p text:style-name="P48"><text:span text:style-name="T83">-а, -е.</text:span></text:p>
            <text:p text:style-name="P32">1) Який має приємний смак, <text:span text:style-name="T99">власт.</text:span> цукрові, медові і т. ін.; <text:span text:style-name="T99">прот.</text:span>гіркий, кислий, солоний. || Пригот. із цукром, медом, варенням і т. ін. (про їжу, питво). || <text:span text:style-name="T99">у знач.</text:span> <text:span text:style-name="T99">ім.</text:span> сол<text:span text:style-name="T111">о</text:span>дке, -кого, <text:span text:style-name="T99">с.</text:span> Їжа, яка має приємний смак, <text:span text:style-name="T99">власт.</text:span> цукрові, медові тощо, або пригот. із цукром, медом, варенням і т. ін. || <text:span text:style-name="T99">у знач.</text:span> <text:span text:style-name="T99">ім.</text:span> сол<text:span text:style-name="T111">о</text:span>дке, -кого, <text:span text:style-name="T99">с.</text:span> 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 <text:span text:style-name="T120">Солодкий перець</text:span>.</text:p>
            <text:p text:style-name="P35"><text:soft-page-break/><text:span text:style-name="T61">4) </text:span><text:span text:style-name="T78">перен.</text:span><text:span text:style-name="T61"> Який дає відчуття приємності або виражає задоволення, радість, насолоду (про </text:span><text:span text:style-name="T61">думки, почуття, </text:span><text:span text:style-name="T61">стан людини).</text:span></text:p>
          </table:table-cell>
          <table:covered-table-cell/>
          <table:covered-table-cell/>
          <table:covered-table-cell/>
          <table:table-cell table:style-name="Dictionary.F326" table:number-columns-spanned="5" office:value-type="string">
            <text:h text:style-name="P44" text:outline-level="2"><text:span text:style-name="T95">молок</text:span><text:span text:style-name="T112">о</text:span><text:span text:style-name="T19"></text:span></text:h>
            <text:p text:style-name="P48"><text:span text:style-name="T83">-а, </text:span><text:span text:style-name="T80">с.</text:span></text:p>
            <text:p text:style-name="P32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4</text:p>
          </table:table-cell>
          <table:table-cell table:style-name="Dictionary.B327" table:number-columns-spanned="3" office:value-type="string">
            <text:p text:style-name="P25">Сон-комишí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327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сон</text:span><text:span text:style-name="T34"> і </text:span><text:span text:style-name="T37">комиш</text:span></text:p>
          </table:table-cell>
          <table:covered-table-cell/>
          <table:covered-table-cell/>
          <table:table-cell table:style-name="Dictionary.H327" table:number-columns-spanned="3" office:value-type="string">
            <text:p text:style-name="P10">І в серця на споді, в осерді душі</text:p>
            <text:p text:style-name="P4"><text:span text:style-name="T25">ішли нашорошені </text:span><text:span text:style-name="T29">сон-комиші</text:span><text:span text:style-name="T25">. </text:span><text:span text:style-name="T42">(П‑2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4" office:value-type="string">
            <text:p text:style-name="P6">сон <text:span text:style-name="T119">(див. 162)</text:span></text:p>
          </table:table-cell>
          <table:covered-table-cell/>
          <table:covered-table-cell/>
          <table:covered-table-cell/>
          <table:table-cell table:style-name="Dictionary.F328" table:number-columns-spanned="5" office:value-type="string">
            <text:h text:style-name="P44" text:outline-level="2"><text:span text:style-name="T95">ком</text:span><text:span text:style-name="T112">и</text:span><text:span text:style-name="T19"></text:span><text:span text:style-name="T95">ш</text:span></text:h>
            <text:p text:style-name="P48"><text:span text:style-name="T83">-у, </text:span><text:span text:style-name="T80">ч.</text:span></text:p>
            <text:p text:style-name="P32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5</text:p>
          </table:table-cell>
          <table:table-cell table:style-name="Dictionary.B329" table:number-columns-spanned="3" office:value-type="string">
            <text:p text:style-name="P25">Сонцелéт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32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óнце </text:span><text:span text:style-name="T34">і </text:span><text:span text:style-name="T37">лет</text:span></text:p>
          </table:table-cell>
          <table:covered-table-cell/>
          <table:covered-table-cell/>
          <table:table-cell table:style-name="Dictionary.H329" table:number-columns-spanned="3" office:value-type="string">
            <text:p text:style-name="P10">Зворохобилися айстри</text:p>
            <text:p text:style-name="P4"><text:span text:style-name="T25">приосіннім </text:span><text:span text:style-name="T29">сонцелетом</text:span><text:span text:style-name="T25">,</text:span></text:p>
            <text:p text:style-name="P10">проминальною порою</text:p>
            <text:p text:style-name="P4"><text:span text:style-name="T25">падолистом деручким. </text:span><text:span text:style-name="T42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4" office:value-type="string">
            <text:h text:style-name="P44" text:outline-level="2"><text:span text:style-name="T95">с</text:span><text:span text:style-name="T112">о</text:span><text:span text:style-name="T19"></text:span><text:span text:style-name="T95">нце</text:span></text:h>
            <text:p text:style-name="P48"><text:span text:style-name="T83">-я, </text:span><text:span text:style-name="T80">с.</text:span></text:p>
            <text:p text:style-name="P32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table-cell table:style-name="Dictionary.F330" table:number-columns-spanned="5" office:value-type="string">
            <text:p text:style-name="P6">лет <text:span text:style-name="T119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6</text:p>
          </table:table-cell>
          <table:table-cell table:style-name="Dictionary.B331" table:number-columns-spanned="3" office:value-type="string">
            <text:p text:style-name="P25">Сонцепруг</text:p>
            <text:p text:style-name="P4"><text:span text:style-name="T23">-а, </text:span><text:span text:style-name="T24">ім., ч., інд.-авт.</text:span></text:p>
          </table:table-cell>
          <table:covered-table-cell/>
          <table:covered-table-cell/>
          <table:table-cell table:style-name="Dictionary.E331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óнце</text:span><text:span text:style-name="T34"> і </text:span><text:span text:style-name="T37">пруг</text:span></text:p>
          </table:table-cell>
          <table:covered-table-cell/>
          <table:covered-table-cell/>
          <table:table-cell table:style-name="Dictionary.H331" table:number-columns-spanned="3" office:value-type="string">
            <text:p text:style-name="P4"><text:span text:style-name="T25">Як боляче ряхкоче </text:span><text:span text:style-name="T29">сонцепруг</text:span><text:span text:style-name="T25">!</text:span></text:p>
            <text:p text:style-name="P4"><text:span text:style-name="T25">Як – далина! </text:span><text:span text:style-name="T42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4" office:value-type="string">
            <text:p text:style-name="P4"><text:span text:style-name="T37">сóнце </text:span><text:span text:style-name="T54">(див. 165)</text:span></text:p>
          </table:table-cell>
          <table:covered-table-cell/>
          <table:covered-table-cell/>
          <table:covered-table-cell/>
          <table:table-cell table:style-name="Dictionary.F332" table:number-columns-spanned="5" office:value-type="string">
            <text:h text:style-name="P43" text:outline-level="2">пруг</text:h>
            <text:p text:style-name="P48"><text:span text:style-name="T83">-а, </text:span><text:span text:style-name="T80">ч.</text:span><text:span text:style-name="T83">, </text:span><text:span text:style-name="T80">розм.</text:span></text:p>
            <text:p text:style-name="P35"><text:span text:style-name="T61">1) Край чого-небудь. || Поздовжній вузький край, бік якогось предмета; ребро. </text:span><text:span text:style-name="T71">Пруг дошки</text:span><text:span text:style-name="T61">. || Ребро гранчастого предмета. || Верхній край </text:span><text:span text:style-name="T61">(обріз) якої-небудь посудини (</text:span><text:span text:style-name="T78">перев.</text:span><text:span text:style-name="T61"> круглої форми); вінця. </text:span><text:span text:style-name="T71">Пруг відра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7</text:p>
          </table:table-cell>
          <table:table-cell table:style-name="Dictionary.B333" table:number-columns-spanned="3" office:value-type="string">
            <text:p text:style-name="P25">Спах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333" table:number-columns-spanned="3" office:value-type="string">
            <text:p text:style-name="P4"><text:span text:style-name="T48">утворене нульсуфіксальним способом, похідне від слова</text:span><text:span text:style-name="T43"> </text:span><text:span text:style-name="T38">спалáхувати </text:span><text:span text:style-name="T53">(від </text:span><text:span text:style-name="T38">спахáти)</text:span></text:p>
          </table:table-cell>
          <table:covered-table-cell/>
          <table:covered-table-cell/>
          <table:table-cell table:style-name="Dictionary.H333" table:number-columns-spanned="3" office:value-type="string">
            <text:p text:style-name="P10">По голубих лугах, мов голуб,</text:p>
            <text:p text:style-name="P4"><text:span text:style-name="T25">кошлатих сонць шугає </text:span><text:span text:style-name="T29">спах</text:span><text:span text:style-name="T25">. </text:span><text:span text:style-name="T42">(П‑1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44" text:outline-level="2"><text:span text:style-name="T95">спал</text:span><text:span text:style-name="T112">а</text:span><text:span text:style-name="T19"></text:span><text:span text:style-name="T95">хувати (</text:span><text:span text:style-name="T38">спахáти</text:span><text:span text:style-name="T95">)</text:span></text:h>
            <text:p text:style-name="P48"><text:span text:style-name="T83">-ую, -уєш, </text:span><text:span text:style-name="T80">недок.</text:span><text:span text:style-name="T83">, спалахнути, -ну, -неш, </text:span><text:span text:style-name="T80">док.</text:span></text:p>
            <text:p text:style-name="P40"><text:span text:style-name="T73">1) </text:span><text:span text:style-name="T76">тільки </text:span><text:span text:style-name="T73">3 </text:span><text:span text:style-name="T81">ос.</text:span><text:span text:style-name="T73">, </text:span><text:span text:style-name="T76">чим і без додатка</text:span><text:span text:style-name="T73">.Раптово і швидко загорятися яскравим полум'ям; займатися (</text:span><text:span text:style-name="T81">див.</text:span><text:span text:style-name="T73"> </text:span><text:a xlink:type="simple" xlink:href="http://www.lingvo.ua/uk/Translate/uk-uk/займатися"><text:span text:style-name="T89">займатися</text:span></text:a><text:span text:style-name="T73"> II). || </text:span><text:span text:style-name="T81">безос.</text:span><text:span text:style-name="T73"> || </text:span><text:span text:style-name="T76">також </text:span><text:span text:style-name="T81">у сполуч.</text:span><text:span text:style-name="T73"> </text:span><text:span text:style-name="T76">зі </text:span><text:span text:style-name="T81">сл.</text:span><text:span text:style-name="T73"> вогонь, полум'я, пожежа, іскра і т. ін. || </text:span><text:span text:style-name="T76">тільки </text:span><text:span text:style-name="T81">недок.</text:span><text:span text:style-name="T73">При млявому </text:span><text:span text:style-name="T73">або нерівному горінні час від часу розгорятися сильніше; займатися (</text:span><text:span text:style-name="T81">див.</text:span><text:span text:style-name="T73"> </text:span><text:a xlink:type="simple" xlink:href="http://www.lingvo.ua/uk/Translate/uk-uk/займатися"><text:span text:style-name="T89">займатися</text:span></text:a><text:span text:style-name="T73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8</text:p>
          </table:table-cell>
          <table:table-cell table:style-name="Dictionary.B335" table:number-columns-spanned="3" office:value-type="string">
            <text:p text:style-name="P25">Спередвікíв</text:p>
            <text:p text:style-name="P4"><text:span text:style-name="T24">незм., </text:span><text:span text:style-name="T25">присл., </text:span><text:span text:style-name="T24">інд.-авт.</text:span></text:p>
          </table:table-cell>
          <table:covered-table-cell/>
          <table:covered-table-cell/>
          <table:table-cell table:style-name="Dictionary.E335" table:number-columns-spanned="3" office:value-type="string">
            <text:p text:style-name="P4"><text:span text:style-name="T48">утворене способом зрощення, похідне від слів:</text:span><text:span text:style-name="T43"> </text:span><text:span text:style-name="T36">спе</text:span><text:span text:style-name="T37"></text:span><text:span text:style-name="T36">ред </text:span><text:span text:style-name="T53">і </text:span><text:span text:style-name="T36">вікі</text:span><text:span text:style-name="T37"></text:span><text:span text:style-name="T36">в</text:span></text:p>
          </table:table-cell>
          <table:covered-table-cell/>
          <table:covered-table-cell/>
          <table:table-cell table:style-name="Dictionary.H335" table:number-columns-spanned="3" office:value-type="string">
            <text:p text:style-name="P10">Ви вбивці, ви ненатлі нелюди</text:p>
            <text:p text:style-name="P4"><text:span text:style-name="T29">спередвіків</text:span><text:span text:style-name="T25">,</text:span></text:p>
            <text:p text:style-name="P10">а ми припізнені аеди,</text:p>
            <text:p text:style-name="P4"><text:span text:style-name="T25">наш злочин – спів. </text:span><text:span text:style-name="T42">(П‑2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4" office:value-type="string">
            <text:p text:style-name="P6"><text:span text:style-name="T56">сперед </text:span><text:span text:style-name="T52">(див. 72)</text:span></text:p>
          </table:table-cell>
          <table:covered-table-cell/>
          <table:covered-table-cell/>
          <table:covered-table-cell/>
          <table:table-cell table:style-name="Dictionary.F336" table:number-columns-spanned="5" office:value-type="string">
            <text:p text:style-name="P6">вік <text:span text:style-name="T119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69</text:p>
          </table:table-cell>
          <table:table-cell table:style-name="Dictionary.B337" table:number-columns-spanned="3" office:value-type="string">
            <text:p text:style-name="P25">Спередодня</text:p>
            <text:p text:style-name="P4"><text:span text:style-name="T24">незм., </text:span><text:span text:style-name="T25">присл.,</text:span><text:span text:style-name="T43"> </text:span><text:span text:style-name="T24">інд.-авт.</text:span></text:p>
          </table:table-cell>
          <table:covered-table-cell/>
          <table:covered-table-cell/>
          <table:table-cell table:style-name="Dictionary.E337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спéред</text:span><text:span text:style-name="T34"> і </text:span><text:span text:style-name="T37">день</text:span></text:p>
          </table:table-cell>
          <table:covered-table-cell/>
          <table:covered-table-cell/>
          <table:table-cell table:style-name="Dictionary.H337" table:number-columns-spanned="3" office:value-type="string">
            <text:p text:style-name="P4"><text:span text:style-name="T25">Було ж: </text:span><text:span text:style-name="T29">спередодня</text:span></text:p>
            <text:p text:style-name="P10">так довго трембітало,</text:p>
            <text:p text:style-name="P10">за тим світати стало - </text:p>
            <text:p text:style-name="P4"><text:span text:style-name="T25">прожогом, навмання. </text:span><text:span text:style-name="T42">(П‑1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4" office:value-type="string">
            <text:p text:style-name="P6"><text:span text:style-name="T56">сперед </text:span><text:span text:style-name="T52">(див. 72)</text:span></text:p>
          </table:table-cell>
          <table:covered-table-cell/>
          <table:covered-table-cell/>
          <table:covered-table-cell/>
          <table:table-cell table:style-name="Dictionary.F338" table:number-columns-spanned="5" office:value-type="string">
            <text:p text:style-name="P6"><text:span text:style-name="T34">день </text:span><text:span text:style-name="T54">(див. 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0</text:p>
          </table:table-cell>
          <table:table-cell table:style-name="Dictionary.B339" table:number-columns-spanned="3" office:value-type="string">
            <text:p text:style-name="P25">Ставітри</text:p>
            <text:p text:style-name="P4"><text:span text:style-name="T23">-íв, </text:span><text:span text:style-name="T24">ім., мн., інд.-авт.</text:span></text:p>
          </table:table-cell>
          <table:covered-table-cell/>
          <table:covered-table-cell/>
          <table:table-cell table:style-name="Dictionary.E339" table:number-columns-spanned="3" office:value-type="string">
            <text:p text:style-name="P4"><text:span text:style-name="T13">утворене способом основословоскладання, похідне від слів:</text:span><text:span text:style-name="T34"> </text:span><text:span text:style-name="T37">сто </text:span><text:span text:style-name="T34">і</text:span><text:span text:style-name="T37"> вітри</text:span></text:p>
          </table:table-cell>
          <table:covered-table-cell/>
          <table:covered-table-cell/>
          <table:table-cell table:style-name="Dictionary.H339" table:number-columns-spanned="3" office:value-type="string">
            <text:p text:style-name="P4"><text:span text:style-name="T25">На цих шалених </text:span><text:span text:style-name="T29">ставітрах</text:span><text:span text:style-name="T25">,</text:span></text:p>
            <text:p text:style-name="P10">де ні коня, ані дороги,</text:p>
            <text:p text:style-name="P10">звіряй свій крок за знаком Бога - </text:p>
            <text:p text:style-name="P4"><text:span text:style-name="T25">і попри смерть і попри жах. </text:span><text:span text:style-name="T42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4" office:value-type="string">
            <text:h text:style-name="P43" text:outline-level="2">сто</text:h>
            <text:p text:style-name="P48"><text:span text:style-name="T74">I </text:span><text:span text:style-name="T83">ста, </text:span><text:span text:style-name="T80">числ.</text:span><text:span text:style-name="T72"> </text:span><text:span text:style-name="T80">кільк.</text:span></text:p>
            <text:p text:style-name="P32">1) Назва числа 100 і його цифрового позначення. || <text:span text:style-name="T120">чого</text:span>. Кількість із 100 одиниць.</text:p>
            <text:p text:style-name="P35"><text:span text:style-name="T61">2) </text:span><text:span text:style-name="T78">розм.</text:span><text:span text:style-name="T61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table-cell table:style-name="Dictionary.F340" table:number-columns-spanned="5" office:value-type="string">
            <text:h text:style-name="P44" text:outline-level="2"><text:span text:style-name="T95">в</text:span><text:span text:style-name="T112">і</text:span><text:span text:style-name="T19"></text:span><text:span text:style-name="T95">тер</text:span></text:h>
            <text:p text:style-name="P48"><text:span text:style-name="T83">-тру, </text:span><text:span text:style-name="T80">ч.</text:span></text:p>
            <text:p text:style-name="P32">1) Рух потоку атмосферного повітря в горизонтальному напрям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1</text:p>
          </table:table-cell>
          <table:table-cell table:style-name="Dictionary.B341" table:number-columns-spanned="3" office:value-type="string">
            <text:p text:style-name="P25">Стасвіти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341" table:number-columns-spanned="3" office:value-type="string">
            <text:p text:style-name="P4"><text:span text:style-name="T48">утворене способом </text:span><text:span text:style-name="T48">основословоскладання, похідне від слів:</text:span><text:span text:style-name="T34"> </text:span><text:span text:style-name="T37">сто</text:span><text:span text:style-name="T34"> і </text:span><text:span text:style-name="T37">світи</text:span></text:p>
          </table:table-cell>
          <table:covered-table-cell/>
          <table:covered-table-cell/>
          <table:table-cell table:style-name="Dictionary.H341" table:number-columns-spanned="3" office:value-type="string">
            <text:p text:style-name="P4"><text:span text:style-name="T25">О те моє відьомське вариво, та </text:span><text:span text:style-name="T25">колотнеча </text:span><text:span text:style-name="T29">стасвітів</text:span><text:span text:style-name="T25">,</text:span></text:p>
            <text:p text:style-name="P10">о те чадне жагуче марево вгорнуло горло і до брів</text:p>
            <text:p text:style-name="P4"><text:span text:style-name="T25">сягнуло… </text:span><text:span text:style-name="T42">(П‑2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42" table:number-columns-spanned="5" office:value-type="string">
            <text:p text:style-name="P4"><text:span text:style-name="T37">світи </text:span><text:span text:style-name="T54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2</text:p>
          </table:table-cell>
          <table:table-cell table:style-name="Dictionary.B343" table:number-columns-spanned="3" office:value-type="string">
            <text:p text:style-name="P25">Стобагáття</text:p>
            <text:p text:style-name="P21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343" table:number-columns-spanned="3" office:value-type="string">
            <text:p text:style-name="P4"><text:span text:style-name="T48">утворене способом основословоскладання, похідне від </text:span><text:soft-page-break/><text:span text:style-name="T48">слів:</text:span><text:span text:style-name="T34"> </text:span><text:span text:style-name="T37">сто</text:span><text:span text:style-name="T34"> і </text:span><text:span text:style-name="T37">багáття</text:span></text:p>
          </table:table-cell>
          <table:covered-table-cell/>
          <table:covered-table-cell/>
          <table:table-cell table:style-name="Dictionary.H343" table:number-columns-spanned="3" office:value-type="string">
            <text:p text:style-name="P10">Я – незалежний, серце бо студене</text:p>
            <text:p text:style-name="P4"><text:span text:style-name="T25">згубило давній жар на </text:span><text:soft-page-break/><text:span text:style-name="T29">стобагатті</text:span><text:span text:style-name="T25"> мук. </text:span><text:span text:style-name="T42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4" office:value-type="string">
            <text:p text:style-name="P18">сто (див. 170)</text:p>
          </table:table-cell>
          <table:covered-table-cell/>
          <table:covered-table-cell/>
          <table:covered-table-cell/>
          <table:table-cell table:style-name="Dictionary.F344" table:number-columns-spanned="5" office:value-type="string">
            <text:h text:style-name="P44" text:outline-level="2"><text:span text:style-name="T95">баг</text:span><text:span text:style-name="T112">а</text:span><text:span text:style-name="T19"></text:span><text:span text:style-name="T95">ття</text:span></text:h>
            <text:p text:style-name="P48"><text:span text:style-name="T83">-я, </text:span><text:span text:style-name="T80">с.</text:span></text:p>
            <text:p text:style-name="P32">1) Купа дров, хмизу, ломаччя і т. ін., що горить; вогнищ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3</text:p>
          </table:table-cell>
          <table:table-cell table:style-name="Dictionary.B345" table:number-columns-spanned="3" office:value-type="string">
            <text:p text:style-name="P25">Стогóри</text:p>
            <text:p text:style-name="P4"><text:span text:style-name="T23">стогíр, </text:span><text:span text:style-name="T24">ім., мн., інд.-авт.</text:span></text:p>
          </table:table-cell>
          <table:covered-table-cell/>
          <table:covered-table-cell/>
          <table:table-cell table:style-name="Dictionary.E34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гóри</text:span></text:p>
          </table:table-cell>
          <table:covered-table-cell/>
          <table:covered-table-cell/>
          <table:table-cell table:style-name="Dictionary.H345" table:number-columns-spanned="3" office:value-type="string">
            <text:p text:style-name="P10">Я вийду в ніч, я позирну туди,</text:p>
            <text:p text:style-name="P4"><text:span text:style-name="T25">де захід за </text:span><text:span text:style-name="T29">стогорами</text:span><text:span text:style-name="T25"> палає. </text:span><text:span text:style-name="T42">(П‑2, 13);</text:span></text:p>
            <text:p text:style-name="P4"><text:span text:style-name="T25">Там, за кандзюбою </text:span><text:span text:style-name="T29">стогір</text:span><text:span text:style-name="T25">,</text:span></text:p>
            <text:p text:style-name="P10">за кайданами стриму</text:p>
            <text:p text:style-name="P10">збігає вік – наперекір</text:p>
            <text:p text:style-name="P4"><text:span text:style-name="T25">огню притомі диму. </text:span><text:span text:style-name="T42">(П‑2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46" table:number-columns-spanned="5" office:value-type="string">
            <text:p text:style-name="P4"><text:span text:style-name="T37">гóри </text:span><text:span text:style-name="T54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4</text:p>
          </table:table-cell>
          <table:table-cell table:style-name="Dictionary.B347" table:number-columns-spanned="3" office:value-type="string">
            <text:p text:style-name="P25">Стодум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47" table:number-columns-spanned="3" office:value-type="string">
            <text:p text:style-name="P4"><text:span text:style-name="T48">утворене складносуфіксальним способом, похідне від слів:</text:span><text:span text:style-name="T34"> </text:span><text:span text:style-name="T37">сто</text:span><text:span text:style-name="T34"> і </text:span><text:span text:style-name="T37">дýмати</text:span></text:p>
          </table:table-cell>
          <table:covered-table-cell/>
          <table:covered-table-cell/>
          <table:table-cell table:style-name="Dictionary.H347" table:number-columns-spanned="3" office:value-type="string">
            <text:p text:style-name="P4"><text:span text:style-name="T25">Як чорногуз при березі, </text:span><text:span text:style-name="T29">стодумний</text:span></text:p>
            <text:p text:style-name="P4"><text:span text:style-name="T25">став Пан-Господь і молиться…</text:span><text:span text:style-name="T42">(П‑2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48" table:number-columns-spanned="5" office:value-type="string">
            <text:h text:style-name="P44" text:outline-level="2"><text:span text:style-name="T95">д</text:span><text:span text:style-name="T112">у</text:span><text:span text:style-name="T19"></text:span><text:span text:style-name="T95">мати</text:span></text:h>
            <text:p text:style-name="P48"><text:span text:style-name="T83">-аю, -аєш, </text:span><text:span text:style-name="T80">недок.</text:span></text:p>
            <text:p text:style-name="P35"><text:span text:style-name="T61">1) </text:span><text:span text:style-name="T71">без додатка</text:span><text:span text:style-name="T61">. Розмірковувати над чим-небудь; мисл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5</text:p>
          </table:table-cell>
          <table:table-cell table:style-name="Dictionary.B349" table:number-columns-spanned="3" office:value-type="string">
            <text:p text:style-name="P25">Стожалí</text:p>
            <text:p text:style-name="P4"><text:span text:style-name="T23">-íв, </text:span><text:span text:style-name="T24">ім., мн., інд.-авт.</text:span></text:p>
          </table:table-cell>
          <table:covered-table-cell/>
          <table:covered-table-cell/>
          <table:table-cell table:style-name="Dictionary.E34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жалí</text:span></text:p>
          </table:table-cell>
          <table:covered-table-cell/>
          <table:covered-table-cell/>
          <table:table-cell table:style-name="Dictionary.H349" table:number-columns-spanned="3" office:value-type="string">
            <text:p text:style-name="P10">Та за тобою небо запалало,</text:p>
            <text:p text:style-name="P4"><text:span text:style-name="T25">овогнене грозою </text:span><text:span text:style-name="T29">стожалів</text:span><text:span text:style-name="T25">. </text:span><text:span text:style-name="T42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50" table:number-columns-spanned="5" office:value-type="string">
            <text:p text:style-name="P4"><text:span text:style-name="T37">жалí </text:span><text:span text:style-name="T54">(див. 12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176</text:p>
          </table:table-cell>
          <table:table-cell table:style-name="Dictionary.B351" table:number-columns-spanned="3" office:value-type="string">
            <text:p text:style-name="P25">Стожáло</text:p>
            <text:p text:style-name="P12">присл., інд.-авт.</text:p>
          </table:table-cell>
          <table:covered-table-cell/>
          <table:covered-table-cell/>
          <table:table-cell table:style-name="Dictionary.E351" table:number-columns-spanned="3" office:value-type="string">
            <text:p text:style-name="P4"><text:span text:style-name="T46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жáло</text:span></text:p>
          </table:table-cell>
          <table:covered-table-cell/>
          <table:covered-table-cell/>
          <table:table-cell table:style-name="Dictionary.H351" table:number-columns-spanned="3" office:value-type="string">
            <text:p text:style-name="P10">Тота сльоза тебе іспопелить,</text:p>
            <text:p text:style-name="P4"><text:span text:style-name="T25">і лютий зойк завруниться </text:span><text:span text:style-name="T29">стожало</text:span></text:p>
            <text:p text:style-name="P4"><text:span text:style-name="T25">ланами й луками. </text:span><text:span text:style-name="T42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52" table:number-columns-spanned="5" office:value-type="string">
            <text:h text:style-name="P44" text:outline-level="2"><text:span text:style-name="T95">ж</text:span><text:span text:style-name="T112">а</text:span><text:span text:style-name="T19"></text:span><text:span text:style-name="T95">л</text:span><text:span text:style-name="T112">о</text:span><text:span text:style-name="T19"></text:span></text:h>
            <text:p text:style-name="P48"><text:span text:style-name="T83">жа</text:span><text:span text:style-name="T18"></text:span><text:span text:style-name="T83">ла, </text:span><text:span text:style-name="T80">с.</text:span></text:p>
            <text:p text:style-name="P32">1) Гостра частина органа захисту або нападу деяких комах, якою вони жалять.</text:p>
            <text:p text:style-name="P32">2) Хоботок деяких комах (комара, овода і т. ін.), яким вони колють і всмоктують кров.</text:p>
            <text:p text:style-name="P32">3) Роздвоєний на кінчику язик змії, яким вона, як помилково вважається, жалить.</text:p>
            <text:p text:style-name="P32">4) <text:span text:style-name="T120">чого</text:span>, <text:span text:style-name="T99">перен.</text:span> Про щось дошкульне, різке.</text:p>
            <text:p text:style-name="P32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7</text:p>
          </table:table-cell>
          <table:table-cell table:style-name="Dictionary.B353" table:number-columns-spanned="3" office:value-type="string">
            <text:p text:style-name="P25">Стожáль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53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жáльний</text:span></text:p>
          </table:table-cell>
          <table:covered-table-cell/>
          <table:covered-table-cell/>
          <table:table-cell table:style-name="Dictionary.H353" table:number-columns-spanned="3" office:value-type="string">
            <text:p text:style-name="P10">Куріє руїна. Кривавим стікає потоком,</text:p>
            <text:p text:style-name="P4"><text:span text:style-name="T25">і сонце татарське – </text:span><text:span text:style-name="T29">стожальне</text:span><text:span text:style-name="T25"> – разить наповал. </text:span><text:span text:style-name="T42">(П‑1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54" table:number-columns-spanned="5" office:value-type="string">
            <text:h text:style-name="P44" text:outline-level="2"><text:span text:style-name="T95">ж</text:span><text:span text:style-name="T112">а</text:span><text:span text:style-name="T19"></text:span><text:span text:style-name="T95">льний</text:span></text:h>
            <text:p text:style-name="P48"><text:soft-page-break/><text:span text:style-name="T83">-а, -е, </text:span><text:span text:style-name="T80">рідко</text:span><text:span text:style-name="T83">.</text:span></text:p>
            <text:p text:style-name="P32">1) Який виражає тугу, печаль, смуток; жалібний, сумний.</text:p>
            <text:p text:style-name="P32">2) Який навіває смуток, журбу; журливий, сумовит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8</text:p>
          </table:table-cell>
          <table:table-cell table:style-name="Dictionary.B355" table:number-columns-spanned="3" office:value-type="string">
            <text:p text:style-name="P25">Стожáр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55" table:number-columns-spanned="3" office:value-type="string">
            <text:p text:style-name="P4"><text:span text:style-name="T48">утворене складносуфіксальним способом, похідне від слів:</text:span><text:span text:style-name="T34"> </text:span><text:span text:style-name="T37">сто</text:span><text:span text:style-name="T34"> і </text:span><text:span text:style-name="T37">жáрити</text:span></text:p>
          </table:table-cell>
          <table:covered-table-cell/>
          <table:covered-table-cell/>
          <table:table-cell table:style-name="Dictionary.H355" table:number-columns-spanned="3" office:value-type="string">
            <text:p text:style-name="P10">Сяде сонце на сопку, скаженіє бичарня,</text:p>
            <text:p text:style-name="P4"><text:span text:style-name="T25">заховайся в коробку там, де сонце </text:span><text:span text:style-name="T29">стожарне</text:span><text:span text:style-name="T25">… </text:span><text:span text:style-name="T42">(П‑2, 166-167);</text:span></text:p>
            <text:p text:style-name="P10">Паду в траву – на цей цвинтарний</text:p>
            <text:p text:style-name="P10">кульбабин зойк, кульбабин пух,</text:p>
            <text:p text:style-name="P4"><text:span text:style-name="T25">на розсип рос і на </text:span><text:span text:style-name="T29">стожарний</text:span></text:p>
            <text:p text:style-name="P4"><text:span text:style-name="T25">пожежний виквіт довгих скрух. </text:span><text:span text:style-name="T42">(П‑2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56" table:number-columns-spanned="5" office:value-type="string">
            <text:h text:style-name="P44" text:outline-level="2"><text:span text:style-name="T95">ж</text:span><text:span text:style-name="T112">а</text:span><text:span text:style-name="T19"></text:span><text:span text:style-name="T95">рити</text:span></text:h>
            <text:p text:style-name="P48"><text:span text:style-name="T83">-рю, -риш, </text:span><text:span text:style-name="T80">недок.</text:span></text:p>
            <text:p text:style-name="P32">1) <text:span text:style-name="T99">перех.</text:span> Готувати їжу з жиром на вогні, на жару без використання води; смажити. || <text:span text:style-name="T99">розм.</text:span> Підпікати кого-, що-небудь на вогні, на жару.</text:p>
            <text:p text:style-name="P35"><text:span text:style-name="T61">2) </text:span><text:span text:style-name="T78">неперех.</text:span><text:span text:style-name="T61">, </text:span><text:span text:style-name="T78">розм.</text:span><text:span text:style-name="T61"> Сильно гріти, пригрівати; пекти, палити (про сонце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79</text:p>
          </table:table-cell>
          <table:table-cell table:style-name="Dictionary.B357" table:number-columns-spanned="3" office:value-type="string">
            <text:p text:style-name="P25">Стожурбá</text:p>
            <text:p text:style-name="P4"><text:span text:style-name="T23">-и, </text:span><text:span text:style-name="T24">ім., ж., інд.-авт.</text:span></text:p>
          </table:table-cell>
          <table:covered-table-cell/>
          <table:covered-table-cell/>
          <table:table-cell table:style-name="Dictionary.E357" table:number-columns-spanned="3" office:value-type="string">
            <text:p text:style-name="P19"><text:span text:style-name="T103">утворене способом основословосклада</text:span><text:soft-page-break/><text:span text:style-name="T103">ння, похідне від слів:</text:span><text:span text:style-name="T23"> </text:span><text:span text:style-name="T38">сто</text:span><text:span text:style-name="T23"> і </text:span><text:span text:style-name="T38">журбá</text:span></text:p>
          </table:table-cell>
          <table:covered-table-cell/>
          <table:covered-table-cell/>
          <table:table-cell table:style-name="Dictionary.H357" table:number-columns-spanned="3" office:value-type="string">
            <text:p text:style-name="P10">Пропадіть, аеродроми,</text:p>
            <text:p text:style-name="P4"><text:span text:style-name="T25">спопеліться в </text:span><text:span text:style-name="T29">стожурбі</text:span><text:span text:style-name="T25">. </text:span><text:soft-page-break/><text:span text:style-name="T42">(П‑1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58" table:number-columns-spanned="5" office:value-type="string">
            <text:h text:style-name="P44" text:outline-level="2"><text:span text:style-name="T95">журб</text:span><text:span text:style-name="T112">а</text:span><text:span text:style-name="T19"></text:span></text:h>
            <text:p text:style-name="P48"><text:span text:style-name="T83">-и, </text:span><text:span text:style-name="T80">ж.</text:span></text:p>
            <text:p text:style-name="P32">1) Невеселий настрій, тяжкі почуття; печаль, смут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0</text:p>
          </table:table-cell>
          <table:table-cell table:style-name="Dictionary.B359" table:number-columns-spanned="3" office:value-type="string">
            <text:p text:style-name="P25">Стозлотопелюстки</text:p>
            <text:p text:style-name="P4"><text:span text:style-name="T23">-ів, </text:span><text:span text:style-name="T24">ім., мн., інд.-авт.</text:span></text:p>
          </table:table-cell>
          <table:covered-table-cell/>
          <table:covered-table-cell/>
          <table:table-cell table:style-name="Dictionary.E35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, золотий</text:span><text:span text:style-name="T34"> і </text:span><text:span text:style-name="T37">пелюстки</text:span></text:p>
          </table:table-cell>
          <table:covered-table-cell/>
          <table:covered-table-cell/>
          <table:table-cell table:style-name="Dictionary.H359" table:number-columns-spanned="3" office:value-type="string">
            <text:p text:style-name="P10">Як сонях сонце п’є</text:p>
            <text:p text:style-name="P4"><text:span text:style-name="T29">стозлотопелюстками</text:span><text:span text:style-name="T25">,</text:span></text:p>
            <text:p text:style-name="P10">де хата постає - </text:p>
            <text:p text:style-name="P4"><text:span text:style-name="T25">ковчегом над роками. </text:span><text:span text:style-name="T42">(П‑2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4"><text:span text:style-name="T37">золотий </text:span><text:span text:style-name="T54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4"><text:span text:style-name="T37">пелюстки </text:span><text:span text:style-name="T54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181</text:p>
          </table:table-cell>
          <table:table-cell table:style-name="Dictionary.B361" table:number-columns-spanned="3" office:value-type="string">
            <text:p text:style-name="P25">Стозмíй</text:p>
            <text:p text:style-name="P4"><text:span text:style-name="T23">-я, </text:span><text:span text:style-name="T24">ім., ч., інд.-авт.</text:span></text:p>
          </table:table-cell>
          <table:covered-table-cell/>
          <table:covered-table-cell/>
          <table:table-cell table:style-name="Dictionary.E361" table:number-columns-spanned="3" office:value-type="string">
            <text:p text:style-name="P4"><text:span text:style-name="T48">утворене способом </text:span><text:span text:style-name="T48">основословоскладання, похідне від слів:</text:span><text:span text:style-name="T34"> </text:span><text:span text:style-name="T37">сто</text:span><text:span text:style-name="T34"> і </text:span><text:span text:style-name="T37">змій</text:span></text:p>
          </table:table-cell>
          <table:covered-table-cell/>
          <table:covered-table-cell/>
          <table:table-cell table:style-name="Dictionary.H361" table:number-columns-spanned="3" office:value-type="string">
            <text:p text:style-name="P10">Коли докучили ці втеки - </text:p>
            <text:p text:style-name="P10">в лет, до вогненної пащеки.</text:p>
            <text:p text:style-name="P4"><text:span text:style-name="T25">Як він ощирився, </text:span><text:span text:style-name="T29">стозмій</text:span><text:span text:style-name="T25">! </text:span><text:span text:style-name="T42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62" table:number-columns-spanned="5" office:value-type="string">
            <text:h text:style-name="P43" text:outline-level="2">змій</text:h>
            <text:p text:style-name="P48"><text:span text:style-name="T83">-я, </text:span><text:span text:style-name="T80">ч.</text:span></text:p>
            <text:p text:style-name="P32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2</text:p>
          </table:table-cell>
          <table:table-cell table:style-name="Dictionary.B363" table:number-columns-spanned="3" office:value-type="string">
            <text:p text:style-name="P25">Стозóр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63" table:number-columns-spanned="3" office:value-type="string">
            <text:p text:style-name="P4"><text:span text:style-name="T48">утворене складнофлективним способом, похідне від слів:</text:span><text:span text:style-name="T34"> </text:span><text:span text:style-name="T37">сто</text:span><text:span text:style-name="T34"> і </text:span><text:span text:style-name="T37">зір</text:span></text:p>
          </table:table-cell>
          <table:covered-table-cell/>
          <table:covered-table-cell/>
          <table:table-cell table:style-name="Dictionary.H363" table:number-columns-spanned="3" office:value-type="string">
            <text:p text:style-name="P10">Тільки сіль, і вода, і житняк,</text:p>
            <text:p text:style-name="P4"><text:span text:style-name="T25">і світанок, і ніч, і </text:span><text:span text:style-name="T29">стозора</text:span></text:p>
            <text:p text:style-name="P10">небезпека, і сонна і хора</text:p>
            <text:p text:style-name="P4"><text:span text:style-name="T25">ця душа – вирушає успак! </text:span><text:span text:style-name="T42">(П‑1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64" table:number-columns-spanned="5" office:value-type="string">
            <text:p text:style-name="P6">зір <text:span text:style-name="T119">(див. 105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183</text:p>
          </table:table-cell>
          <table:table-cell table:style-name="Dictionary.B365" table:number-columns-spanned="3" office:value-type="string">
            <text:p text:style-name="P25">Стокóло</text:p>
            <text:p text:style-name="P4"><text:span text:style-name="T23">-а, </text:span><text:span text:style-name="T24">ім., с., інд.-авт.</text:span></text:p>
          </table:table-cell>
          <table:covered-table-cell/>
          <table:covered-table-cell/>
          <table:table-cell table:style-name="Dictionary.E36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кóло</text:span></text:p>
          </table:table-cell>
          <table:covered-table-cell/>
          <table:covered-table-cell/>
          <table:table-cell table:style-name="Dictionary.H365" table:number-columns-spanned="3" office:value-type="string">
            <text:p text:style-name="P10">Червоний біль од нагая</text:p>
            <text:p text:style-name="P4"><text:span text:style-name="T25">в очах розходиться </text:span><text:span text:style-name="T29">стоколом</text:span><text:span text:style-name="T25">,</text:span></text:p>
            <text:p text:style-name="P10">а світ несеться покотьолом,</text:p>
            <text:p text:style-name="P4"><text:span text:style-name="T25">за світом – настрибом – змія… </text:span><text:span text:style-name="T42">(П‑2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66" table:number-columns-spanned="5" office:value-type="string">
            <text:h text:style-name="P44" text:outline-level="2"><text:span text:style-name="T95">к</text:span><text:span text:style-name="T112">о</text:span><text:span text:style-name="T19"></text:span><text:span text:style-name="T95">ло</text:span></text:h>
            <text:p text:style-name="P48"><text:span text:style-name="T74">I </text:span><text:span text:style-name="T83">-а, </text:span><text:span text:style-name="T80">с.</text:span></text:p>
            <text:p text:style-name="P32">1) Замкнена крива, всі точки якої однаково віддалені від центра.</text:p>
            <text:p text:style-name="P35"><text:span text:style-name="T61">4) </text:span><text:span text:style-name="T78">у знач.</text:span><text:span text:style-name="T61"> </text:span><text:span text:style-name="T78">присл.</text:span><text:span text:style-name="T61"> к</text:span><text:span text:style-name="T90">о</text:span><text:span text:style-name="T61">лом. Утворюючи </text:span><text:span text:style-name="T61">таку крив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4</text:p>
          </table:table-cell>
          <table:table-cell table:style-name="Dictionary.B367" table:number-columns-spanned="3" office:value-type="string">
            <text:p text:style-name="P25">Стокрик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367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крик</text:span></text:p>
          </table:table-cell>
          <table:covered-table-cell/>
          <table:covered-table-cell/>
          <table:table-cell table:style-name="Dictionary.H367" table:number-columns-spanned="3" office:value-type="string">
            <text:p text:style-name="P10">…бо в горлі застуда, у грудях пітьма</text:p>
            <text:p text:style-name="P4"><text:span text:style-name="T25">і світ оступає </text:span><text:span text:style-name="T29">стокрик</text:span><text:span text:style-name="T25"> – Колима. </text:span><text:span text:style-name="T42">(П‑1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68" table:number-columns-spanned="5" office:value-type="string">
            <text:p text:style-name="P4"><text:span text:style-name="T96">крик </text:span><text:span text:style-name="T118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5</text:p>
          </table:table-cell>
          <table:table-cell table:style-name="Dictionary.B369" table:number-columns-spanned="3" office:value-type="string">
            <text:p text:style-name="P25">Стомежá</text:p>
            <text:p text:style-name="P4"><text:span text:style-name="T23">-і</text:span><text:span text:style-name="T37"></text:span><text:span text:style-name="T23">, </text:span><text:span text:style-name="T24">ім., ж., інд.-авт.</text:span></text:p>
          </table:table-cell>
          <table:covered-table-cell/>
          <table:covered-table-cell/>
          <table:table-cell table:style-name="Dictionary.E369" table:number-columns-spanned="3" office:value-type="string">
            <text:p text:style-name="P19"><text:span text:style-name="T23">утворене способом основословоскладання, похідне від слів: </text:span><text:span text:style-name="T38">сто</text:span><text:span text:style-name="T23"> і </text:span><text:span text:style-name="T38">межá</text:span></text:p>
          </table:table-cell>
          <table:covered-table-cell/>
          <table:covered-table-cell/>
          <table:table-cell table:style-name="Dictionary.H369" table:number-columns-spanned="3" office:value-type="string">
            <text:p text:style-name="P4"><text:span text:style-name="T25">Полон у полоні, межі </text:span><text:span text:style-name="T29">стомежа</text:span><text:span text:style-name="T25">,</text:span></text:p>
            <text:p text:style-name="P10">ти вся – за горбами-горбами</text:p>
            <text:p text:style-name="P10">натхнення і хорого серця ґанджа - </text:p>
            <text:p text:style-name="P4"><text:span text:style-name="T25">з синами, хрунями, рабами. </text:span><text:span text:style-name="T42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70" table:number-columns-spanned="5" office:value-type="string">
            <text:p text:style-name="P4"><text:span text:style-name="T37">межá </text:span><text:span text:style-name="T55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6</text:p>
          </table:table-cell>
          <table:table-cell table:style-name="Dictionary.B371" table:number-columns-spanned="3" office:value-type="string">
            <text:p text:style-name="P25">Сто-морóзи</text:p>
            <text:p text:style-name="P4"><text:span text:style-name="T23">-ів, </text:span><text:span text:style-name="T24">ім., мн., інд.-авт.</text:span></text:p>
          </table:table-cell>
          <table:covered-table-cell/>
          <table:covered-table-cell/>
          <table:table-cell table:style-name="Dictionary.E371" table:number-columns-spanned="3" office:value-type="string">
            <text:p text:style-name="P4"><text:span text:style-name="T48">утворене способом словоскладання, похідне від слів:</text:span><text:span text:style-name="T34"> </text:span><text:span text:style-name="T37">сто</text:span><text:span text:style-name="T34"> і </text:span><text:span text:style-name="T37">морóзи</text:span></text:p>
          </table:table-cell>
          <table:covered-table-cell/>
          <table:covered-table-cell/>
          <table:table-cell table:style-name="Dictionary.H371" table:number-columns-spanned="3" office:value-type="string">
            <text:p text:style-name="P10">Так стій і стій і стій і стій,</text:p>
            <text:p text:style-name="P4"><text:span text:style-name="T25">дубій на </text:span><text:span text:style-name="T29">сто-морозах</text:span><text:span text:style-name="T25">,</text:span></text:p>
            <text:p text:style-name="P10">о будь ти проклят, часе мій,</text:p>
            <text:p text:style-name="P4"><text:span text:style-name="T25">в усіх своїх погрозах. </text:span><text:span text:style-name="T42">(П‑2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72" table:number-columns-spanned="5" office:value-type="string">
            <text:h text:style-name="P44" text:outline-level="2"><text:span text:style-name="T95">мор</text:span><text:span text:style-name="T112">о</text:span><text:span text:style-name="T19"></text:span><text:span text:style-name="T95">з</text:span></text:h>
            <text:p text:style-name="P48"><text:span text:style-name="T83">-у, </text:span><text:span text:style-name="T80">ч.</text:span></text:p>
            <text:p text:style-name="P35"><text:span text:style-name="T61">Холод, коли температура повітря спадає нижче нуля. || Температура повітря нижче нуля. || Місце, де є такий холод. || </text:span><text:span text:style-name="T78">перев.</text:span><text:span text:style-name="T61"> </text:span><text:span text:style-name="T78">мн.</text:span><text:span text:style-name="T61"> Холодна зимова погода; холо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7</text:p>
          </table:table-cell>
          <table:table-cell table:style-name="Dictionary.B373" table:number-columns-spanned="3" office:value-type="string">
            <text:p text:style-name="P25">Стонастóрче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73" table:number-columns-spanned="3" office:value-type="string">
            <text:p text:style-name="P4"><text:span text:style-name="T48">утворене способом основословоскладання, похідне від </text:span><text:span text:style-name="T48">слів:</text:span><text:span text:style-name="T34"> </text:span><text:span text:style-name="T37">сто</text:span><text:span text:style-name="T34"> і </text:span><text:span text:style-name="T37">настóрчений</text:span></text:p>
          </table:table-cell>
          <table:covered-table-cell/>
          <table:covered-table-cell/>
          <table:table-cell table:style-name="Dictionary.H373" table:number-columns-spanned="3" office:value-type="string">
            <text:p text:style-name="P10">Кружеляє понад ними</text:p>
            <text:p text:style-name="P10">вечір, крила розкриливши,</text:p>
            <text:p text:style-name="P10">впав на горлицю із неба</text:p>
            <text:p text:style-name="P4"><text:span text:style-name="T29">стонасторчений</text:span><text:span text:style-name="T25"> коршак. </text:span><text:span text:style-name="T42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74" table:number-columns-spanned="5" office:value-type="string">
            <text:p text:style-name="P4"><text:span text:style-name="T37">настóрчений </text:span><text:span text:style-name="T54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88</text:p>
          </table:table-cell>
          <table:table-cell table:style-name="Dictionary.B375" table:number-columns-spanned="3" office:value-type="string">
            <text:p text:style-name="P25">Стопровáлл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375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провáлля</text:span></text:p>
          </table:table-cell>
          <table:covered-table-cell/>
          <table:covered-table-cell/>
          <table:table-cell table:style-name="Dictionary.H375" table:number-columns-spanned="3" office:value-type="string">
            <text:p text:style-name="P10">Якась лежить на нас печаль.</text:p>
            <text:p text:style-name="P10">І чим ми Бога прогнівили,</text:p>
            <text:p text:style-name="P10">Іване-брате? Скільки сили</text:p>
            <text:p text:style-name="P4"><text:span text:style-name="T25">втелющили до </text:span><text:span text:style-name="T29">стопроваль</text:span><text:span text:style-name="T25">. </text:span><text:span text:style-name="T42">(П‑2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76" table:number-columns-spanned="5" office:value-type="string">
            <text:h text:style-name="P44" text:outline-level="2"><text:span text:style-name="T95">пров</text:span><text:span text:style-name="T112">а</text:span><text:span text:style-name="T19"></text:span><text:span text:style-name="T95">лля</text:span></text:h>
            <text:p text:style-name="P48"><text:span text:style-name="T83">-я, </text:span><text:span text:style-name="T80">с.</text:span></text:p>
            <text:p text:style-name="P35"><text:span text:style-name="T61">1) Глибока яма, яр, западина, розколина на земній поверхні. || </text:span><text:span text:style-name="T71">чого</text:span><text:span text:style-name="T61">. Безмежний простір, безмірна глибина. || Проміжок, незаповнений простір між чим-небудь. || </text:span><text:span text:style-name="T78">перен.</text:span><text:span text:style-name="T61"> Про глибоке </text:span><text:span text:style-name="T61">розходження, незгоду між ким-небудь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189</text:p>
          </table:table-cell>
          <table:table-cell table:style-name="Dictionary.B377" table:number-columns-spanned="3" office:value-type="string">
            <text:p text:style-name="P25">Стопровáль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77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провáльний</text:span></text:p>
          </table:table-cell>
          <table:covered-table-cell/>
          <table:covered-table-cell/>
          <table:table-cell table:style-name="Dictionary.H377" table:number-columns-spanned="3" office:value-type="string">
            <text:p text:style-name="P10">Око ока ми,</text:p>
            <text:p text:style-name="P10">не навчені подосі видивляти</text:p>
            <text:p text:style-name="P10">довкіл і не обрушувати горя</text:p>
            <text:p text:style-name="P4"><text:span text:style-name="T25">сухі тороси в </text:span><text:span text:style-name="T29">стопровальний</text:span><text:span text:style-name="T25"> діл. </text:span><text:span text:style-name="T42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78" table:number-columns-spanned="5" office:value-type="string">
            <text:h text:style-name="P44" text:outline-level="2"><text:span text:style-name="T95">пров</text:span><text:span text:style-name="T112">а</text:span><text:span text:style-name="T19"></text:span><text:span text:style-name="T95">льний</text:span></text:h>
            <text:p text:style-name="P48"><text:span text:style-name="T83">-а, -е.</text:span></text:p>
            <text:p text:style-name="P35"><text:span text:style-name="T61">Стос. до провалу (у 2 </text:span><text:span text:style-name="T78">знач.</text:span><text:span text:style-name="T61">); утворений </text:span><text:span text:style-name="T61">унаслідок провалу (в ґрунті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0</text:p>
          </table:table-cell>
          <table:table-cell table:style-name="Dictionary.B379" table:number-columns-spanned="3" office:value-type="string">
            <text:p text:style-name="P25">Сторíки</text:p>
            <text:p text:style-name="P4"><text:span text:style-name="T23">сторíк, </text:span><text:span text:style-name="T24">ім., мн., інд.-авт.</text:span></text:p>
          </table:table-cell>
          <table:covered-table-cell/>
          <table:covered-table-cell/>
          <table:table-cell table:style-name="Dictionary.E379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ріки</text:span></text:p>
          </table:table-cell>
          <table:covered-table-cell/>
          <table:covered-table-cell/>
          <table:table-cell table:style-name="Dictionary.H379" table:number-columns-spanned="3" office:value-type="string">
            <text:p text:style-name="P10">Хай край святиться. За горою</text:p>
            <text:p text:style-name="P4"><text:span text:style-name="T29">сторіки</text:span><text:span text:style-name="T25"> чорної ропи. </text:span><text:span text:style-name="T42">(П‑2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80" table:number-columns-spanned="5" office:value-type="string">
            <text:h text:style-name="P44" text:outline-level="2"><text:span text:style-name="T95">рік</text:span><text:span text:style-name="T112">а</text:span><text:span text:style-name="T19"></text:span></text:h>
            <text:p text:style-name="P48"><text:span text:style-name="T83">-и</text:span><text:span text:style-name="T18"></text:span><text:span text:style-name="T83">, </text:span><text:span text:style-name="T80">ж.</text:span></text:p>
            <text:p text:style-name="P32">1) Водний потік, що живиться із джерела або стоком атмосферних опадів і тече по видовжених зниженнях рельєфу від верхів'я до гирла. || <text:span text:style-name="T120">чого</text:span>, <text:span text:style-name="T99">у сполуч.</text:span> <text:span text:style-name="T120">з </text:span><text:span text:style-name="T99">ім.</text:span> <text:span text:style-name="T120">у </text:span><text:span text:style-name="T99">род. в.</text:span> Уживається для образного позначення процесу, розвитку чого-небудь.</text:p>
            <text:p text:style-name="P35"><text:span text:style-name="T61">2) </text:span><text:span text:style-name="T71">чого</text:span><text:span text:style-name="T61">, </text:span><text:span text:style-name="T78">перен.</text:span><text:span text:style-name="T61"> Велика кількість чого-небудь такого, що тече, сиплеться і т. ін. || </text:span><text:span text:style-name="T71">кого</text:span><text:span text:style-name="T61">, </text:span><text:span text:style-name="T71">чого</text:span><text:span text:style-name="T61">, </text:span><text:span text:style-name="T71">яка</text:span><text:span text:style-name="T61">. Безперервний великий потік, маса кого-, чого-небудь, </text:span><text:soft-page-break/><text:span text:style-name="T61">що рухаєть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1</text:p>
          </table:table-cell>
          <table:table-cell table:style-name="Dictionary.B381" table:number-columns-spanned="3" office:value-type="string">
            <text:p text:style-name="P25">Сторозтриклят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81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розтриклятий</text:span></text:p>
          </table:table-cell>
          <table:covered-table-cell/>
          <table:covered-table-cell/>
          <table:table-cell table:style-name="Dictionary.H381" table:number-columns-spanned="3" office:value-type="string">
            <text:p text:style-name="P10">Аби лиш подолати гнів,</text:p>
            <text:p text:style-name="P4"><text:span text:style-name="T29">сторозтриклятий</text:span><text:span text:style-name="T25"> гнів здолати,</text:span></text:p>
            <text:p text:style-name="P10">я б поіменно міг назвати</text:p>
            <text:p text:style-name="P4"><text:span text:style-name="T25">усіх братів, усіх катів. </text:span><text:span text:style-name="T42">(П‑1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82" table:number-columns-spanned="5" office:value-type="string">
            <text:h text:style-name="P44" text:outline-level="2"><text:span text:style-name="T95">розпрокл</text:span><text:span text:style-name="T112">я</text:span><text:span text:style-name="T19"></text:span><text:span text:style-name="T95">тий</text:span></text:h>
            <text:p text:style-name="P48"><text:span text:style-name="T83">-а, -е, </text:span><text:span text:style-name="T80">розм.</text:span></text:p>
            <text:p text:style-name="P32">Якого клянуть, проклинають; огидний, ненавис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2</text:p>
          </table:table-cell>
          <table:table-cell table:style-name="Dictionary.B383" table:number-columns-spanned="3" office:value-type="string">
            <text:p text:style-name="P25">Стосиній</text:p>
            <text:p text:style-name="P4"><text:span text:style-name="T23">-я, -є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83" table:number-columns-spanned="3" office:value-type="string">
            <text:p text:style-name="P4"><text:span text:style-name="T48">утворене способом основословоскладання, похідне від слів:</text:span><text:span text:style-name="T34"> </text:span><text:span text:style-name="T37">сто</text:span><text:span text:style-name="T34"> і </text:span><text:span text:style-name="T37">синій</text:span></text:p>
          </table:table-cell>
          <table:covered-table-cell/>
          <table:covered-table-cell/>
          <table:table-cell table:style-name="Dictionary.H383" table:number-columns-spanned="3" office:value-type="string">
            <text:p text:style-name="P4"><text:span text:style-name="T25">Червоним вином заливає мій погляд </text:span><text:span text:style-name="T29">стосиній</text:span><text:span text:style-name="T25">,</text:span></text:p>
            <text:p text:style-name="P10">спустошені губи залито червоним вином,</text:p>
            <text:p text:style-name="P10">і видиться берег – далекий – у радісній піні,</text:p>
            <text:p text:style-name="P4"><text:span text:style-name="T25">і спокій приносить, і спокій обіцяний – бром. </text:span><text:span text:style-name="T42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4" office:value-type="string">
            <text:p text:style-name="P4"><text:span text:style-name="T37">сто </text:span><text:span text:style-name="T55">(див. 170)</text:span></text:p>
          </table:table-cell>
          <table:covered-table-cell/>
          <table:covered-table-cell/>
          <table:covered-table-cell/>
          <table:table-cell table:style-name="Dictionary.F384" table:number-columns-spanned="5" office:value-type="string">
            <text:h text:style-name="P44" text:outline-level="2"><text:span text:style-name="T95">с</text:span><text:span text:style-name="T112">и</text:span><text:span text:style-name="T19"></text:span><text:span text:style-name="T95">ній</text:span></text:h>
            <text:p text:style-name="P48"><text:span text:style-name="T83">-я, -є.</text:span></text:p>
            <text:p text:style-name="P35"><text:span text:style-name="T61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79">Зробл. </text:span><text:span text:style-name="T61">із квіток такого кольору. || Який кольором наближається до синього; який має </text:span><text:soft-page-break/><text:span text:style-name="T61">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3</text:p>
          </table:table-cell>
          <table:table-cell table:style-name="Dictionary.B385" table:number-columns-spanned="3" office:value-type="string">
            <text:p text:style-name="P25">Схриплокрóн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385" table:number-columns-spanned="3" office:value-type="string">
            <text:p text:style-name="P4"><text:span text:style-name="T48">утворене складносуфіксальним способом, похідне від слів:</text:span><text:span text:style-name="T34"> </text:span><text:span text:style-name="T37">схриплий</text:span><text:span text:style-name="T34"> і </text:span><text:span text:style-name="T37">крóна</text:span></text:p>
          </table:table-cell>
          <table:covered-table-cell/>
          <table:covered-table-cell/>
          <table:table-cell table:style-name="Dictionary.H385" table:number-columns-spanned="3" office:value-type="string">
            <text:p text:style-name="P10">Пожухле листя опадає з віт,</text:p>
            <text:p text:style-name="P4"><text:span text:style-name="T25">голосить голий стовбур </text:span><text:span text:style-name="T29">схриплокронний</text:span><text:span text:style-name="T25">. </text:span><text:span text:style-name="T42">(П‑1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4" office:value-type="string">
            <text:h text:style-name="P44" text:outline-level="2"><text:span text:style-name="T95">схр</text:span><text:span text:style-name="T112">и</text:span><text:span text:style-name="T19"></text:span><text:span text:style-name="T95">плий</text:span></text:h>
            <text:p text:style-name="P48"><text:span text:style-name="T83">-а, -е, </text:span><text:span text:style-name="T80">розм.</text:span></text:p>
            <text:p text:style-name="P40"><text:span text:style-name="T73">1) Дієприкм. акт. мин. ч. до </text:span><text:a xlink:type="simple" xlink:href="http://www.lingvo.ua/uk/Translate/uk-uk/схрипнути"><text:span text:style-name="T89">схрипнути</text:span></text:a><text:span text:style-name="T73">.</text:span></text:p>
            <text:p text:style-name="P35"><text:span text:style-name="T61">2) </text:span><text:span text:style-name="T78">у знач.</text:span><text:span text:style-name="T61"> </text:span><text:span text:style-name="T78">прикм.</text:span><text:span text:style-name="T61"> Який звучить хрипло, з хрипотою; хрипкий.</text:span></text:p>
          </table:table-cell>
          <table:covered-table-cell/>
          <table:covered-table-cell/>
          <table:covered-table-cell/>
          <table:table-cell table:style-name="Dictionary.F386" table:number-columns-spanned="5" office:value-type="string">
            <text:p text:style-name="P4"><text:span text:style-name="T37">крóна </text:span><text:span text:style-name="T54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4</text:p>
          </table:table-cell>
          <table:table-cell table:style-name="Dictionary.B387" table:number-columns-spanned="3" office:value-type="string">
            <text:p text:style-name="P25">Тамбíк</text:p>
            <text:p text:style-name="P4"><text:span text:style-name="T23">-бóку, </text:span><text:span text:style-name="T24">ім., ч., інд.-авт.</text:span></text:p>
          </table:table-cell>
          <table:covered-table-cell/>
          <table:covered-table-cell/>
          <table:table-cell table:style-name="Dictionary.E387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там</text:span><text:span text:style-name="T34"> і </text:span><text:span text:style-name="T37">бік</text:span><text:span text:style-name="T34">. На тому боці</text:span></text:p>
          </table:table-cell>
          <table:covered-table-cell/>
          <table:covered-table-cell/>
          <table:table-cell table:style-name="Dictionary.H387" table:number-columns-spanned="3" office:value-type="string">
            <text:p text:style-name="P10">А товщею, в кризі, в імлі,</text:p>
            <text:p text:style-name="P4"><text:span text:style-name="T25">за </text:span><text:span text:style-name="T29">тамбоком</text:span><text:span text:style-name="T25">,</text:span></text:p>
            <text:p text:style-name="P10">сяє срібне серце землі</text:p>
            <text:p text:style-name="P4"><text:span text:style-name="T25">скорбним оком. </text:span><text:span text:style-name="T42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4" office:value-type="string">
            <text:h text:style-name="P43" text:outline-level="2">там</text:h>
            <text:p text:style-name="P48"><text:span text:style-name="T72">1) </text:span><text:span text:style-name="T80">присл.</text:span><text:span text:style-name="T72"> Указує на місце більш віддалене порівняно з іншим, ближчим; у тому місці, у тих місцях; </text:span><text:span text:style-name="T80">прот.</text:span><text:span text:style-name="T72"> тут. || Уживається в поєднанні з </text:span><text:span text:style-name="T80">пит.</text:span><text:span text:style-name="T72"> </text:span><text:span text:style-name="T80">займ.</text:span><text:span text:style-name="T72"> хто, що. || Вживається у функції співвідносного слова в головному реченні, якому в підрядному реченні відповідають </text:span><text:soft-page-break/><text:span text:style-name="T72">сполучні </text:span><text:span text:style-name="T80">сл.</text:span><text:span text:style-name="T72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80">знач.вказ.</text:span><text:span text:style-name="T72"> </text:span><text:span text:style-name="T80">сл.</text:span><text:span text:style-name="T72">, що замінює відповідний йому член попереднього речення,</text:span><text:span text:style-name="T80">перев.</text:span><text:span text:style-name="T72"> обставину місця.</text:span></text:p>
          </table:table-cell>
          <table:covered-table-cell/>
          <table:covered-table-cell/>
          <table:covered-table-cell/>
          <table:table-cell table:style-name="Dictionary.F388" table:number-columns-spanned="5" office:value-type="string">
            <text:h text:style-name="P43" text:outline-level="2">бік</text:h>
            <text:p text:style-name="P48"><text:span text:style-name="T83">боку, </text:span><text:span text:style-name="T80">ч.</text:span></text:p>
            <text:p text:style-name="P32">4) Напрямок або місцевість, що лежить у цьому напрямк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5</text:p>
          </table:table-cell>
          <table:table-cell table:style-name="Dictionary.B389" table:number-columns-spanned="3" office:value-type="string">
            <text:p text:style-name="P25">Тихоплин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389" table:number-columns-spanned="3" office:value-type="string">
            <text:p text:style-name="P4"><text:span text:style-name="T48">утворене нульсуфіксальним способом, похідне від слова</text:span><text:span text:style-name="T43"> </text:span><text:span text:style-name="T38">тихоплинний</text:span></text:p>
          </table:table-cell>
          <table:covered-table-cell/>
          <table:covered-table-cell/>
          <table:table-cell table:style-name="Dictionary.H389" table:number-columns-spanned="3" office:value-type="string">
            <text:p text:style-name="P10">Земного болю брилу – підбився я на силу</text:p>
            <text:p text:style-name="P10">разком сліпучих днин. Ти знаєш чий ти син?</text:p>
            <text:p text:style-name="P10">Атож, запевне знаю. А душу проминаю - </text:p>
            <text:p text:style-name="P4"><text:span text:style-name="T25">і власну в </text:span><text:span text:style-name="T29">тихоплин</text:span><text:span text:style-name="T25">. </text:span><text:span text:style-name="T42">(П‑2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44" text:outline-level="2"><text:span text:style-name="T95">тихопл</text:span><text:span text:style-name="T112">и</text:span><text:span text:style-name="T19"></text:span><text:span text:style-name="T95">нний</text:span></text:h>
            <text:p text:style-name="P48"><text:span text:style-name="T83">-а, -е, </text:span><text:span text:style-name="T80">поет.</text:span></text:p>
            <text:p text:style-name="P35"><text:span text:style-name="T61">Який тихо плине. </text:span><text:span text:style-name="T71">Тихоплинна річка</text:span><text:span text:style-name="T61">. </text:span><text:span text:style-name="T71">Тихоплинні розмови</text:span><text:span text:style-name="T6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6</text:p>
          </table:table-cell>
          <table:table-cell table:style-name="Dictionary.B391" table:number-columns-spanned="3" office:value-type="string">
            <text:p text:style-name="P25">Тойящобáтько</text:p>
            <text:p text:style-name="P4"><text:span text:style-name="T23">-а, </text:span><text:span text:style-name="T24">ім., ч., інд.-авт.</text:span></text:p>
          </table:table-cell>
          <table:covered-table-cell/>
          <table:covered-table-cell/>
          <table:table-cell table:style-name="Dictionary.E391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той, я, що</text:span><text:span text:style-name="T34"> і </text:span><text:span text:style-name="T37">бáтько</text:span></text:p>
          </table:table-cell>
          <table:covered-table-cell/>
          <table:covered-table-cell/>
          <table:table-cell table:style-name="Dictionary.H391" table:number-columns-spanned="3" office:value-type="string">
            <text:p text:style-name="P10">Я тіло нагострив на чаї та акридах,</text:p>
            <text:p text:style-name="P10">а душу – пошукай. І не питай.</text:p>
            <text:p text:style-name="P10">Тойящосин не чує вже мене.</text:p>
            <text:p text:style-name="P4"><text:span text:style-name="T29">Тойящобатько</text:span><text:span text:style-name="T25"> вже не чую сина. </text:span><text:span text:style-name="T42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43" text:outline-level="2">той</text:h>
            <text:p text:style-name="P48"><text:span text:style-name="T74">I </text:span><text:span text:style-name="T83">того, </text:span><text:span text:style-name="T80">ч.</text:span><text:span text:style-name="T83">, та, </text:span><text:soft-page-break/><text:span text:style-name="T83">тієї, </text:span><text:span text:style-name="T80">рідко </text:span><text:span text:style-name="T83">тої, </text:span><text:span text:style-name="T80">заст.</text:span><text:span text:style-name="T72"> </text:span><text:span text:style-name="T83">тії, </text:span><text:span text:style-name="T80">ж.</text:span><text:span text:style-name="T83">, те, того, </text:span><text:span text:style-name="T80">с.</text:span><text:span text:style-name="T83">; </text:span><text:span text:style-name="T80">мн.</text:span><text:span text:style-name="T72"> </text:span><text:span text:style-name="T83">ті, тих; </text:span><text:span text:style-name="T80">займ.</text:span></text:p>
            <text:p text:style-name="P35"><text:span text:style-name="T61">4) </text:span><text:span text:style-name="T78">вказ.</text:span><text:span text:style-name="T61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78">у знач.</text:span><text:span text:style-name="T61"> </text:span><text:span text:style-name="T78">ім.</text:span><text:span text:style-name="T61"> той, тог</text:span><text:span text:style-name="T90">о</text:span><text:span text:style-name="T61">, </text:span><text:span text:style-name="T78">ч.</text:span><text:span text:style-name="T61">; та, ті</text:span><text:span text:style-name="T90">є</text:span><text:span text:style-name="T61">ї, </text:span><text:span text:style-name="T78">ж.</text:span><text:span text:style-name="T61">; те, тог</text:span><text:span text:style-name="T90">о</text:span><text:span text:style-name="T61">, </text:span><text:span text:style-name="T78">с.</text:span><text:span text:style-name="T61">; ті, </text:span><text:span text:style-name="T61">тих, </text:span><text:span text:style-name="T78">мн.</text:span><text:span text:style-name="T61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78">у знач.</text:span><text:span text:style-name="T61"> </text:span><text:span text:style-name="T78">ім.</text:span><text:span text:style-name="T61"> те, тог</text:span><text:span text:style-name="T90">о</text:span><text:span text:style-name="T61">, </text:span><text:span text:style-name="T78">с.</text:span><text:span text:style-name="T61"> </text:span><text:span text:style-name="T79">У </text:span><text:span text:style-name="T78">сполуч.</text:span><text:span text:style-name="T61"> з</text:span><text:soft-page-break/><text:span text:style-name="T61">і </text:span><text:span text:style-name="T78">сл.</text:span><text:span text:style-name="T61"> все вказує на </text:span><text:span text:style-name="T61">перелічувані предмети, виконуючи функцію узагальнюючого слова.</text:span></text:p>
          </table:table-cell>
          <table:table-cell table:style-name="Dictionary.C392" table:number-columns-spanned="3" office:value-type="string">
            <text:h text:style-name="P43" text:outline-level="2">я</text:h>
            <text:p text:style-name="P48"><text:span text:style-name="T74">II </text:span><text:span text:style-name="T83">мене, </text:span><text:span text:style-name="T80">займ.</text:span><text:span text:style-name="T72"> </text:span><text:span text:style-name="T80">особ</text:span><text:soft-page-break/><text:span text:style-name="T80">.</text:span><text:span text:style-name="T72"> </text:span><text:span text:style-name="T83">1 </text:span><text:span text:style-name="T80">ос.</text:span><text:span text:style-name="T72"> </text:span><text:span text:style-name="T80">одн.</text:span></text:p>
            <text:p text:style-name="P32">1) Уживається мовцем для називання самого себе.</text:p>
            <text:p text:style-name="P32">2) <text:span text:style-name="T99">у знач.</text:span> <text:span text:style-name="T99">ім.</text:span>, <text:span text:style-name="T99">невідм.</text:span>, <text:span text:style-name="T99">с.</text:span> Уживається для позначення усвідомлюваної людиною власної сутності, себе в навколишньому світі. || <text:span text:style-name="T99">філос.</text:span>Уживається для визначення суб'єкта.</text:p>
            <text:p text:style-name="P4"/>
          </table:table-cell>
          <table:covered-table-cell/>
          <table:covered-table-cell/>
          <table:table-cell table:style-name="Dictionary.F392" table:number-columns-spanned="4" office:value-type="string">
            <text:h text:style-name="P43" text:outline-level="2">що</text:h>
            <text:p text:style-name="P48"><text:span text:style-name="T74">II</text:span></text:p>
            <text:p text:style-name="P35"><text:soft-page-break/><text:span text:style-name="T61">1) </text:span><text:span text:style-name="T71">з'ясувальний</text:span><text:span text:style-name="T61">. </text:span><text:span text:style-name="T61">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covered-table-cell/>
          <table:table-cell table:style-name="Dictionary.J392" office:value-type="string">
            <text:h text:style-name="P44" text:outline-level="2"><text:span text:style-name="T95">б</text:span><text:span text:style-name="T112">а</text:span><text:span text:style-name="T19"></text:span><text:span text:style-name="T95">тько</text:span></text:h>
            <text:p text:style-name="P48"><text:span text:style-name="T83">-а, </text:span><text:span text:style-name="T80">ч.</text:span></text:p>
            <text:p text:style-name="P32"><text:soft-page-break/>1) Чоловік 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23">197</text:p>
          </table:table-cell>
          <table:table-cell table:style-name="Dictionary.B393" table:number-columns-spanned="3" office:value-type="string">
            <text:p text:style-name="P25">Тойящосин</text:p>
            <text:p text:style-name="P4"><text:span text:style-name="T23">-а, </text:span><text:span text:style-name="T24">ім., ч., інд.-авт.</text:span></text:p>
          </table:table-cell>
          <table:covered-table-cell/>
          <table:covered-table-cell/>
          <table:table-cell table:style-name="Dictionary.E393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той, я, що</text:span><text:span text:style-name="T34"> і </text:span><text:span text:style-name="T37">син</text:span></text:p>
          </table:table-cell>
          <table:covered-table-cell/>
          <table:covered-table-cell/>
          <table:table-cell table:style-name="Dictionary.H393" table:number-columns-spanned="3" office:value-type="string">
            <text:p text:style-name="P10">Я тіло нагострив на чаї та акридах,</text:p>
            <text:p text:style-name="P10">а душу – пошукай. І не питай.</text:p>
            <text:p text:style-name="P4"><text:span text:style-name="T29">Тойящосин</text:span><text:span text:style-name="T25"> не чує вже мене.</text:span></text:p>
            <text:p text:style-name="P4"><text:span text:style-name="T25">Тойящобатько вже не чую сина. </text:span><text:span text:style-name="T42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4"><text:span text:style-name="T37">той </text:span><text:span text:style-name="T54">(див. 196)</text:span></text:p>
          </table:table-cell>
          <table:table-cell table:style-name="Dictionary.C394" table:number-columns-spanned="3" office:value-type="string">
            <text:p text:style-name="P4"><text:span text:style-name="T37">я </text:span><text:span text:style-name="T54">(див. 196)</text:span></text:p>
          </table:table-cell>
          <table:covered-table-cell/>
          <table:covered-table-cell/>
          <table:table-cell table:style-name="Dictionary.F394" table:number-columns-spanned="4" office:value-type="string">
            <text:p text:style-name="P4"><text:span text:style-name="T37">що </text:span><text:span text:style-name="T54">(див. 196)</text:span></text:p>
          </table:table-cell>
          <table:covered-table-cell/>
          <table:covered-table-cell/>
          <table:covered-table-cell/>
          <table:table-cell table:style-name="Dictionary.J394" office:value-type="string">
            <text:h text:style-name="P45" text:outline-level="2">син</text:h>
            <text:p text:style-name="P48"><text:span text:style-name="T83">-а, </text:span><text:span text:style-name="T80">ч.</text:span></text:p>
            <text:p text:style-name="P35"><text:span text:style-name="T61">1) Особа чоловічої статі стосовно своїх батьків. || Ласкаве звертання батьків до сина. || </text:span><text:span text:style-name="T78">перев.</text:span><text:span text:style-name="T61"> </text:span><text:span text:style-name="T78">мн.</text:span><text:span text:style-name="T61">, </text:span><text:span text:style-name="T78">у сполуч.</text:span><text:span text:style-name="T61"> </text:span><text:span text:style-name="T71">зі </text:span><text:span text:style-name="T78">сл.</text:span><text:span text:style-name="T61"> сокіл, </text:span><text:span text:style-name="T61">орел, </text:span><text:span text:style-name="T78">нар.-поет.</text:span><text:span text:style-name="T61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23">198</text:p>
          </table:table-cell>
          <table:table-cell table:style-name="Dictionary.B395" table:number-columns-spanned="3" office:value-type="string">
            <text:p text:style-name="P25">Тонкожáло</text:p>
            <text:p text:style-name="P12">присл., інд.-авт.</text:p>
          </table:table-cell>
          <table:covered-table-cell/>
          <table:covered-table-cell/>
          <table:table-cell table:style-name="Dictionary.E395" table:number-columns-spanned="3" office:value-type="string">
            <text:p text:style-name="P4"><text:span text:style-name="T46">утворене способом </text:span><text:span text:style-name="T46">основословосклада</text:span><text:soft-page-break/><text:span text:style-name="T46">ння, похідне від слів:</text:span><text:span text:style-name="T34"> </text:span><text:span text:style-name="T37">тонкий</text:span><text:span text:style-name="T34"> і </text:span><text:span text:style-name="T37">жáло</text:span></text:p>
          </table:table-cell>
          <table:covered-table-cell/>
          <table:covered-table-cell/>
          <table:table-cell table:style-name="Dictionary.H395" table:number-columns-spanned="3" office:value-type="string">
            <text:p text:style-name="P4"><text:span text:style-name="T25">І буде ще щось. Буде ще щось. </text:span><text:span text:style-name="T25">День</text:span></text:p>
            <text:p text:style-name="P10"><text:soft-page-break/>стоїть – гінкий, неначе телевежа,</text:p>
            <text:p text:style-name="P4"><text:span text:style-name="T25">і все вивищується </text:span><text:span text:style-name="T29">тонкожало</text:span><text:span text:style-name="T25">… </text:span><text:span text:style-name="T42">(П‑2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4" office:value-type="string">
            <text:p text:style-name="P4"><text:span text:style-name="T37">тонкий </text:span><text:span text:style-name="T54">(див. 5)</text:span></text:p>
          </table:table-cell>
          <table:covered-table-cell/>
          <table:covered-table-cell/>
          <table:covered-table-cell/>
          <table:table-cell table:style-name="Dictionary.F396" table:number-columns-spanned="5" office:value-type="string">
            <text:p text:style-name="P4"><text:span text:style-name="T37">жáло </text:span><text:span text:style-name="T54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199</text:p>
          </table:table-cell>
          <table:table-cell table:style-name="Dictionary.B397" table:number-columns-spanned="3" office:value-type="string">
            <text:p text:style-name="P25">Тремт</text:p>
            <text:p text:style-name="P4"><text:span text:style-name="T23">-у, </text:span><text:span text:style-name="T24">ім., ч., інд.-авт.</text:span></text:p>
          </table:table-cell>
          <table:covered-table-cell/>
          <table:covered-table-cell/>
          <table:table-cell table:style-name="Dictionary.E397" table:number-columns-spanned="3" office:value-type="string">
            <text:p text:style-name="P4"><text:span text:style-name="T48">утворене нульсуфіксальним способом, похідне від слова</text:span><text:span text:style-name="T43"> </text:span><text:span text:style-name="T38">тремті</text:span><text:span text:style-name="T37"></text:span><text:span text:style-name="T38">ння</text:span></text:p>
          </table:table-cell>
          <table:covered-table-cell/>
          <table:covered-table-cell/>
          <table:table-cell table:style-name="Dictionary.H397" table:number-columns-spanned="3" office:value-type="string">
            <text:p text:style-name="P10">…опуст, розпадання</text:p>
            <text:p text:style-name="P10">материка, раптовий зсув і дляння,</text:p>
            <text:p text:style-name="P4"><text:span text:style-name="T25">і </text:span><text:span text:style-name="T29">трепет</text:span><text:span text:style-name="T25"> рук, і тремт повік німий. </text:span><text:span text:style-name="T42">(П‑1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44" text:outline-level="2"><text:span text:style-name="T95">тремт</text:span><text:span text:style-name="T112">і</text:span><text:span text:style-name="T19"></text:span><text:span text:style-name="T95">ння</text:span></text:h>
            <text:p text:style-name="P48"><text:span text:style-name="T83">-я, </text:span><text:span text:style-name="T80">с.</text:span></text:p>
            <text:p text:style-name="P40"><text:span text:style-name="T73">1) Дія за знач. </text:span><text:a xlink:type="simple" xlink:href="http://www.lingvo.ua/uk/Translate/uk-uk/тремтіти"><text:span text:style-name="T89">тремтіти</text:span></text:a><text:span text:style-name="T73"> 1-3).</text:span></text:p>
            <text:p text:style-name="P32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0</text:p>
          </table:table-cell>
          <table:table-cell table:style-name="Dictionary.B399" table:number-columns-spanned="3" office:value-type="string">
            <text:p text:style-name="P25">Уводноряд</text:p>
            <text:p text:style-name="P12">присл., інд.-авт.</text:p>
          </table:table-cell>
          <table:covered-table-cell/>
          <table:covered-table-cell/>
          <table:table-cell table:style-name="Dictionary.E399" table:number-columns-spanned="3" office:value-type="string">
            <text:p text:style-name="P4"><text:span text:style-name="T46">утворене способом зрощення, похідне від слів:</text:span><text:span text:style-name="T43"> </text:span><text:span text:style-name="T45">у</text:span><text:span text:style-name="T43">, </text:span><text:span text:style-name="T45">оди</text:span><text:span text:style-name="T44"></text:span><text:span text:style-name="T45">н</text:span><text:span text:style-name="T43"> і </text:span><text:span text:style-name="T45">ряд</text:span></text:p>
          </table:table-cell>
          <table:covered-table-cell/>
          <table:covered-table-cell/>
          <table:table-cell table:style-name="Dictionary.H399" table:number-columns-spanned="3" office:value-type="string">
            <text:p text:style-name="P10">Тепер ти сам, як вулій цей гулкий,</text:p>
            <text:p text:style-name="P4"><text:span text:style-name="T25">стаєш </text:span><text:span text:style-name="T29">уводноряд</text:span><text:span text:style-name="T25"> до цілосвіту,</text:span></text:p>
            <text:p text:style-name="P10">коли з грудей твоїх несамовитих</text:p>
            <text:p text:style-name="P4"><text:span text:style-name="T25">усі повийшли зашпори-голки. </text:span><text:span text:style-name="T42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43" text:outline-level="2">в</text:h>
            <text:p text:style-name="P48"><text:span text:style-name="T74">II </text:span><text:span text:style-name="T83">(у), </text:span><text:span text:style-name="T80">рідко </text:span><text:span text:style-name="T83">ув – </text:span><text:span text:style-name="T80">із знах.</text:span><text:span text:style-name="T83">, </text:span><text:span text:style-name="T80">місц.</text:span><text:span text:style-name="T72"> </text:span><text:span text:style-name="T80">і род.</text:span><text:span text:style-name="T72"> </text:span><text:span text:style-name="T80">відмінками</text:span><text:span text:style-name="T83">; </text:span><text:span text:style-name="T80">рідко </text:span><text:span text:style-name="T83">вві (уві), ві </text:span><text:soft-page-break/><text:span text:style-name="T83">– </text:span><text:span text:style-name="T80">іззнах.</text:span><text:span text:style-name="T72"> </text:span><text:span text:style-name="T80">і місц.</text:span><text:span text:style-name="T72"> </text:span><text:span text:style-name="T80">відмінками</text:span><text:span text:style-name="T83">; </text:span><text:span text:style-name="T80">прийм.</text:span><text:span text:style-name="T72"> </text:span><text:span text:style-name="T83">Сполучення з в (у) виражають: Просторові відношення:</text:span></text:p>
            <text:p text:style-name="P35"><text:span text:style-name="T61">1) </text:span><text:span text:style-name="T71">із </text:span><text:span text:style-name="T78">знах.</text:span><text:span text:style-name="T61"> </text:span><text:span text:style-name="T71">і </text:span><text:span text:style-name="T78">місц. в.</text:span><text:span text:style-name="T61"> Уживається на означення предмета, місця, простору: а) всередину якого, куди спрямована дія (</text:span><text:span text:style-name="T78">знах. в.</text:span><text:span text:style-name="T61">).</text:span></text:p>
          </table:table-cell>
          <table:covered-table-cell/>
          <table:covered-table-cell/>
          <table:table-cell table:style-name="Dictionary.E400" table:number-columns-spanned="4" office:value-type="string">
            <text:h text:style-name="P44" text:outline-level="2"><text:span text:style-name="T95">од</text:span><text:span text:style-name="T112">и</text:span><text:span text:style-name="T19"></text:span><text:span text:style-name="T95">н</text:span></text:h>
            <text:p text:style-name="P48"><text:span text:style-name="T83">одного, </text:span><text:span text:style-name="T80">ч.</text:span><text:span text:style-name="T83">; одна, однієї </text:span><text:span text:style-name="T80">і </text:span><text:span text:style-name="T83">одної, </text:span><text:span text:style-name="T80">ж.</text:span><text:span text:style-name="T83">; одно </text:span><text:span text:style-name="T80">і </text:span><text:span text:style-name="T83">одне, одного, </text:span><text:span text:style-name="T80">с.</text:span><text:span text:style-name="T72"> </text:span><text:span text:style-name="T83">(</text:span><text:span text:style-name="T80">мн.</text:span><text:span text:style-name="T72"> </text:span><text:span text:style-name="T83">одні, </text:span><text:soft-page-break/><text:span text:style-name="T83">одних), </text:span><text:span text:style-name="T80">числ.</text:span><text:span text:style-name="T72"> </text:span><text:span text:style-name="T80">кільк.</text:span></text:p>
            <text:p text:style-name="P35"><text:span text:style-name="T61">4) </text:span><text:span text:style-name="T78">у знач.</text:span><text:span text:style-name="T61"> </text:span><text:span text:style-name="T78">займ.</text:span><text:span text:style-name="T61"> </text:span><text:span text:style-name="T78">вказ.</text:span><text:span text:style-name="T61"> Той самий. || Однаковий, тотожний. || </text:span><text:span text:style-name="T78">у знач.ім.</text:span><text:span text:style-name="T61"> одн</text:span><text:span text:style-name="T90">о</text:span><text:span text:style-name="T21"></text:span><text:span text:style-name="T90"> </text:span><text:span text:style-name="T61">(одн</text:span><text:span text:style-name="T90">е</text:span><text:span text:style-name="T21"></text:span><text:span text:style-name="T61">), одног</text:span><text:span text:style-name="T90">о</text:span><text:span text:style-name="T21"></text:span><text:span text:style-name="T61">, </text:span><text:span text:style-name="T78">с.</text:span><text:span text:style-name="T61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43" text:outline-level="2">ряд</text:h>
            <text:p text:style-name="P48"><text:span text:style-name="T83">-у, </text:span><text:span text:style-name="T80">ч.</text:span></text:p>
            <text:p text:style-name="P40"><text:span text:style-name="T73">1) Сукупність однорідних предметів або живих </text:span><text:soft-page-break/><text:span text:style-name="T73">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89">гряда</text:span></text:a><text:span text:style-name="T73">. || </text:span><text:span text:style-name="T81">у знач.</text:span><text:span text:style-name="T73"> </text:span><text:span text:style-name="T81">присл.</text:span><text:span text:style-name="T73"> р</text:span><text:span text:style-name="T94">я</text:span><text:span text:style-name="T73">дом, ряд</text:span><text:span text:style-name="T94">а</text:span><text:span text:style-name="T73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3">201</text:p>
          </table:table-cell>
          <table:table-cell table:style-name="Dictionary.B401" table:number-columns-spanned="3" office:value-type="string">
            <text:p text:style-name="P25">Усеблаги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01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усé</text:span><text:span text:style-name="T34"> і </text:span><text:span text:style-name="T37">благий</text:span></text:p>
          </table:table-cell>
          <table:covered-table-cell/>
          <table:covered-table-cell/>
          <table:table-cell table:style-name="Dictionary.H401" table:number-columns-spanned="3" office:value-type="string">
            <text:p text:style-name="P10">І снився Кар – зажурений такий,</text:p>
            <text:p text:style-name="P10">немов отетерілий од докуки,</text:p>
            <text:p text:style-name="P10">допоки мати заламає руки,</text:p>
            <text:p text:style-name="P4"><text:span text:style-name="T25">наш гріх відпустить Бог </text:span><text:span text:style-name="T29">усеблагий</text:span><text:span text:style-name="T25">. </text:span><text:span text:style-name="T42">(П‑2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4" office:value-type="string">
            <text:h text:style-name="P43" text:outline-level="2">все</text:h>
            <text:p text:style-name="P48"><text:span text:style-name="T74">II </text:span><text:span text:style-name="T83">(усе), </text:span><text:span text:style-name="T80">присл.</text:span><text:span text:style-name="T83">, </text:span><text:span text:style-name="T80">розм.</text:span></text:p>
            <text:p text:style-name="P32">1) Постійно, завжди. || Досить довго.</text:p>
            <text:p text:style-name="P32">2) Скрізь, усюди.</text:p>
          </table:table-cell>
          <table:covered-table-cell/>
          <table:covered-table-cell/>
          <table:covered-table-cell/>
          <table:table-cell table:style-name="Dictionary.F402" table:number-columns-spanned="5" office:value-type="string">
            <text:h text:style-name="P44" text:outline-level="2"><text:span text:style-name="T95">благ</text:span><text:span text:style-name="T112">и</text:span><text:span text:style-name="T19"></text:span><text:span text:style-name="T95">й</text:span></text:h>
            <text:p text:style-name="P48"><text:span text:style-name="T83">-а, -е.</text:span></text:p>
            <text:p text:style-name="P32">2) <text:span text:style-name="T99">заст.</text:span> Добрий, добросердий, лагід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2</text:p>
          </table:table-cell>
          <table:table-cell table:style-name="Dictionary.B403" table:number-columns-spanned="3" office:value-type="string">
            <text:p text:style-name="P25">Усевитóнчува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03" table:number-columns-spanned="3" office:value-type="string">
            <text:p text:style-name="P4"><text:span text:style-name="T48">утворене способом </text:span><text:span text:style-name="T48">зрощення, похідне від слів:</text:span><text:span text:style-name="T34"> </text:span><text:span text:style-name="T37">усé</text:span><text:span text:style-name="T34"> і </text:span><text:span text:style-name="T37">витóнчуваний </text:span><text:span text:style-name="T54">(від </text:span><text:span text:style-name="T37">витóнчувати</text:span><text:span text:style-name="T54">)</text:span></text:p>
          </table:table-cell>
          <table:covered-table-cell/>
          <table:covered-table-cell/>
          <table:table-cell table:style-name="Dictionary.H403" table:number-columns-spanned="3" office:value-type="string">
            <text:p text:style-name="P4"><text:span text:style-name="T29">Усевитончуваний</text:span><text:span text:style-name="T25"> зойк,</text:span></text:p>
            <text:p text:style-name="P10">крик крику, крику крик.</text:p>
            <text:p text:style-name="P10">Задосить. Спекайся морок,</text:p>
            <text:p text:style-name="P4"><text:span text:style-name="T25">хоч як до них і звик. </text:span><text:span text:style-name="T42">(П‑2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4" office:value-type="string">
            <text:p text:style-name="P4"><text:span text:style-name="T37">усé </text:span><text:span text:style-name="T55">(див. 6)</text:span></text:p>
          </table:table-cell>
          <table:covered-table-cell/>
          <table:covered-table-cell/>
          <table:covered-table-cell/>
          <table:table-cell table:style-name="Dictionary.F404" table:number-columns-spanned="5" office:value-type="string">
            <text:h text:style-name="P44" text:outline-level="2"><text:span text:style-name="T95">вит</text:span><text:span text:style-name="T112">о</text:span><text:span text:style-name="T19"></text:span><text:span text:style-name="T95">нчувати</text:span></text:h>
            <text:p text:style-name="P48"><text:span text:style-name="T83">-ую, -уєш, </text:span><text:span text:style-name="T80">недок.</text:span><text:span text:style-name="T83">, витончити, -чу, -чиш, </text:span><text:span text:style-name="T80">док.</text:span><text:span text:style-name="T83">, </text:span><text:span text:style-name="T80">перех.</text:span></text:p>
            <text:p text:style-name="P32">1) Робити тоншим.</text:p>
            <text:p text:style-name="P32">2) Робити розвиненішим, гостріши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3</text:p>
          </table:table-cell>
          <table:table-cell table:style-name="Dictionary.B405" table:number-columns-spanned="3" office:value-type="string">
            <text:p text:style-name="P25">Усевладуще</text:p>
            <text:p text:style-name="P4"><text:span text:style-name="T23">-щого, </text:span><text:span text:style-name="T24">ім., с., інд.-авт.</text:span></text:p>
          </table:table-cell>
          <table:covered-table-cell/>
          <table:covered-table-cell/>
          <table:table-cell table:style-name="Dictionary.E405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усé</text:span><text:span text:style-name="T34"> і </text:span><text:span text:style-name="T37">владýще</text:span><text:span text:style-name="T34"> (від </text:span><text:span text:style-name="T37">владущий</text:span><text:span text:style-name="T34">)</text:span></text:p>
          </table:table-cell>
          <table:covered-table-cell/>
          <table:covered-table-cell/>
          <table:table-cell table:style-name="Dictionary.H405" table:number-columns-spanned="3" office:value-type="string">
            <text:p text:style-name="P10">Коли прищухло довкруги, поближнє</text:p>
            <text:p text:style-name="P4"><text:span text:style-name="T29">усевладуще</text:span><text:span text:style-name="T25"> ревом так реве,</text:span></text:p>
            <text:p text:style-name="P10">ану збагни – суворе ачи ніжне</text:p>
            <text:p text:style-name="P4"><text:span text:style-name="T25">те, що тебе всевладно так зове. </text:span><text:span text:style-name="T42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4" office:value-type="string">
            <text:p text:style-name="P4"><text:span text:style-name="T37">усé </text:span><text:span text:style-name="T55">(див. 6)</text:span></text:p>
          </table:table-cell>
          <table:covered-table-cell/>
          <table:covered-table-cell/>
          <table:covered-table-cell/>
          <table:table-cell table:style-name="Dictionary.F406" table:number-columns-spanned="5" office:value-type="string">
            <text:h text:style-name="P44" text:outline-level="2"><text:span text:style-name="T95">влад</text:span><text:span text:style-name="T112">у</text:span><text:span text:style-name="T19"></text:span><text:span text:style-name="T95">щий</text:span></text:h>
            <text:p text:style-name="P48"><text:span text:style-name="T83">-а, -е.</text:span></text:p>
            <text:p text:style-name="P35"><text:span text:style-name="T61">Який має владу; панівний. </text:span><text:span text:style-name="T71">Владущий клас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4</text:p>
          </table:table-cell>
          <table:table-cell table:style-name="Dictionary.B407" table:number-columns-spanned="3" office:value-type="string">
            <text:p text:style-name="P25">Усенестéрп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07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усé</text:span><text:span text:style-name="T34"> і </text:span><text:span text:style-name="T37">нестéрпний</text:span></text:p>
          </table:table-cell>
          <table:covered-table-cell/>
          <table:covered-table-cell/>
          <table:table-cell table:style-name="Dictionary.H407" table:number-columns-spanned="3" office:value-type="string">
            <text:p text:style-name="P10">Народжені мої бажання,</text:p>
            <text:p text:style-name="P4"><text:span text:style-name="T29">усенестерпні</text:span><text:span text:style-name="T25">, всеголодні,</text:span></text:p>
            <text:p text:style-name="P10">такі вітри зняли довкола,</text:p>
            <text:p text:style-name="P4"><text:span text:style-name="T25">що все несеться шкереберть. </text:span><text:span text:style-name="T42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4" office:value-type="string">
            <text:p text:style-name="P4"><text:span text:style-name="T37">усé </text:span><text:span text:style-name="T54">(див. 201)</text:span></text:p>
          </table:table-cell>
          <table:covered-table-cell/>
          <table:covered-table-cell/>
          <table:covered-table-cell/>
          <table:table-cell table:style-name="Dictionary.F408" table:number-columns-spanned="5" office:value-type="string">
            <text:h text:style-name="P44" text:outline-level="2"><text:span text:style-name="T95">нест</text:span><text:span text:style-name="T112">е</text:span><text:span text:style-name="T19"></text:span><text:span text:style-name="T95">рпний</text:span></text:h>
            <text:p text:style-name="P48"><text:span text:style-name="T83">-а, -е.</text:span></text:p>
            <text:p text:style-name="P32"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3">205</text:p>
          </table:table-cell>
          <table:table-cell table:style-name="Dictionary.B409" table:number-columns-spanned="3" office:value-type="string">
            <text:p text:style-name="P4"><text:span text:style-name="T5">Усепокóра</text:span><text:span text:style-name="T23"> (всепокóра)</text:span></text:p>
            <text:p text:style-name="P4"><text:span text:style-name="T23">-и, </text:span><text:span text:style-name="T24">ім., ж., інд.-авт.</text:span></text:p>
          </table:table-cell>
          <table:covered-table-cell/>
          <table:covered-table-cell/>
          <table:table-cell table:style-name="Dictionary.E409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усé</text:span><text:span text:style-name="T34"> і </text:span><text:span text:style-name="T37">покóра</text:span></text:p>
          </table:table-cell>
          <table:covered-table-cell/>
          <table:covered-table-cell/>
          <table:table-cell table:style-name="Dictionary.H409" table:number-columns-spanned="3" office:value-type="string">
            <text:p text:style-name="P10">В квадратах жертв – чистописом журби - </text:p>
            <text:p text:style-name="P4"><text:span text:style-name="T29">усепокора</text:span><text:span text:style-name="T25">, майже невідпорна.</text:span></text:p>
            <text:p text:style-name="P10">Свічадо спить. У ньому спить свіча,</text:p>
            <text:p text:style-name="P4"><text:span text:style-name="T25">розплатана метеликом, акантом. </text:span><text:span text:style-name="T42">(П‑1, 59);</text:span></text:p>
            <text:p text:style-name="P10">Як вікна в позапростір, позачас,</text:p>
            <text:p text:style-name="P4"><text:span text:style-name="T25">за мури німоти і </text:span><text:span text:style-name="T29">всепокори</text:span><text:span text:style-name="T25">,</text:span></text:p>
            <text:p text:style-name="P10">так світяться свічада, світлом хорі,</text:p>
            <text:p text:style-name="P10">і пильно задивляються крізь нас</text:p>
            <text:p text:style-name="P4"><text:span text:style-name="T25">у сяйва… </text:span><text:span text:style-name="T42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4" office:value-type="string">
            <text:p text:style-name="P4"><text:span text:style-name="T37">усé </text:span><text:span text:style-name="T55">(див. 6)</text:span></text:p>
          </table:table-cell>
          <table:covered-table-cell/>
          <table:covered-table-cell/>
          <table:covered-table-cell/>
          <table:table-cell table:style-name="Dictionary.F410" table:number-columns-spanned="5" office:value-type="string">
            <text:h text:style-name="P44" text:outline-level="2"><text:span text:style-name="T95">пок</text:span><text:span text:style-name="T112">о</text:span><text:span text:style-name="T19"></text:span><text:span text:style-name="T95">ра</text:span></text:h>
            <text:p text:style-name="P48"><text:span text:style-name="T83">-и, </text:span><text:span text:style-name="T80">ж.</text:span></text:p>
            <text:p text:style-name="P35"><text:span text:style-name="T61">Беззаперечна готовність виконувати чужі накази, розпорядження, вимоги і т. ін.; шаноблива підлеглість. || Поступливість, слухняність, </text:span><text:span text:style-name="T61">покірливість. || Непротивлення долі; смиренність. </text:span><text:span text:style-name="T71">Тримати в покорі</text:span><text:span text:style-name="T6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6</text:p>
          </table:table-cell>
          <table:table-cell table:style-name="Dictionary.B411" table:number-columns-spanned="3" office:value-type="string">
            <text:p text:style-name="P25">Усестрімки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11" table:number-columns-spanned="3" office:value-type="string">
            <text:p text:style-name="P4"><text:span text:style-name="T48">утворене способом зрощення, похідне від слів:</text:span><text:span text:style-name="T34"> </text:span><text:span text:style-name="T37">усé</text:span><text:span text:style-name="T34"> і </text:span><text:span text:style-name="T37">стрімкий</text:span></text:p>
          </table:table-cell>
          <table:covered-table-cell/>
          <table:covered-table-cell/>
          <table:table-cell table:style-name="Dictionary.H411" table:number-columns-spanned="3" office:value-type="string">
            <text:p text:style-name="P10">Ескорт і почет, кожен челядин</text:p>
            <text:p text:style-name="P10">не помічає ні ночей ні днин,</text:p>
            <text:p text:style-name="P4"><text:span text:style-name="T25">спинився час – в </text:span><text:span text:style-name="T29">усестрімкому</text:span><text:span text:style-name="T25"> леті. </text:span><text:span text:style-name="T42">(П‑2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4" office:value-type="string">
            <text:p text:style-name="P4"><text:span text:style-name="T37">усé </text:span><text:span text:style-name="T54">(див. 201)</text:span></text:p>
          </table:table-cell>
          <table:covered-table-cell/>
          <table:covered-table-cell/>
          <table:covered-table-cell/>
          <table:table-cell table:style-name="Dictionary.F412" table:number-columns-spanned="5" office:value-type="string">
            <text:h text:style-name="P44" text:outline-level="2"><text:span text:style-name="T95">стрімк</text:span><text:span text:style-name="T112">и</text:span><text:span text:style-name="T19"></text:span><text:span text:style-name="T95">й</text:span></text:h>
            <text:p text:style-name="P48"><text:soft-page-break/><text:span text:style-name="T83">-а, -е.</text:span></text:p>
            <text:p text:style-name="P35"><text:span text:style-name="T61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61">т. ін. чого-небудь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7</text:p>
          </table:table-cell>
          <table:table-cell table:style-name="Dictionary.B413" table:number-columns-spanned="3" office:value-type="string">
            <text:p text:style-name="P25">Ціложиттєв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13" table:number-columns-spanned="3" office:value-type="string">
            <text:p text:style-name="P19"><text:span text:style-name="T52">утворене способом основословоскладання, похідне від слів:</text:span><text:span text:style-name="T23"> </text:span><text:span text:style-name="T38">цíлий</text:span><text:span text:style-name="T23"> і </text:span><text:span text:style-name="T38">життєвий</text:span></text:p>
          </table:table-cell>
          <table:covered-table-cell/>
          <table:covered-table-cell/>
          <table:table-cell table:style-name="Dictionary.H413" table:number-columns-spanned="3" office:value-type="string">
            <text:p text:style-name="P22"><text:span text:style-name="T25">З </text:span><text:span text:style-name="T29">ціложиттєвого</text:span><text:span text:style-name="T25"> ждання</text:span></text:p>
            <text:p text:style-name="P15">Ти смерть на кілька літ відтрутив,</text:p>
            <text:p text:style-name="P15">аби почути пахощ рути</text:p>
            <text:p text:style-name="P15">і в неї впасти навмання - </text:p>
            <text:p text:style-name="P15">з усіх розлук – на обакрай</text:p>
            <text:p text:style-name="P22"><text:span text:style-name="T25">Вітчизни – і яви, і мрії. </text:span><text:span text:style-name="T42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4" office:value-type="string">
            <text:h text:style-name="P44" text:outline-level="2"><text:span text:style-name="T30">ц</text:span><text:span text:style-name="T115">і</text:span><text:span text:style-name="T20"></text:span><text:span text:style-name="T30">лий</text:span></text:h>
            <text:p text:style-name="P48"><text:span text:style-name="T83">-а, -е.</text:span></text:p>
            <text:p text:style-name="P35"><text:span text:style-name="T61">1) Такий, від якого нічого не </text:span><text:span text:style-name="T61">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</text:span><text:soft-page-break/><text:span text:style-name="T61">(про певний проміжок часу). || Узятий повністю (про предмети, явища, простір і т. ін.). || </text:span><text:span text:style-name="T78">діал.</text:span><text:span text:style-name="T61"> Увесь (про людину). || </text:span><text:span text:style-name="T78">у сполуч.</text:span><text:span text:style-name="T61"> </text:span><text:span text:style-name="T71">з </text:span><text:span text:style-name="T78">ім.</text:span><text:span text:style-name="T61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table-cell table:style-name="Dictionary.F414" table:number-columns-spanned="5" office:value-type="string">
            <text:h text:style-name="P44" text:outline-level="2"><text:span text:style-name="T95">житт</text:span><text:span text:style-name="T112">є</text:span><text:span text:style-name="T19"></text:span><text:span text:style-name="T95">вий</text:span></text:h>
            <text:p text:style-name="P48"><text:span text:style-name="T83">-а, -е, життьовий, -а, -е.</text:span></text:p>
            <text:p text:style-name="P40"><text:span text:style-name="T73">1) Прикм. до </text:span><text:a xlink:type="simple" xlink:href="http://www.lingvo.ua/uk/Translate/uk-uk/життя"><text:span text:style-name="T89">життя</text:span></text:a><text:span text:style-name="T73"> 2), 3). || Характерний для щоденного, буденного життя; повсякденний.</text:span></text:p>
            <text:p text:style-name="P32">2) <text:span text:style-name="T99">перен.</text:span> Дуже важливий у житті, для життя; основ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8</text:p>
          </table:table-cell>
          <table:table-cell table:style-name="Dictionary.B415" table:number-columns-spanned="3" office:value-type="string">
            <text:p text:style-name="P25">Цілосвíт</text:p>
            <text:p text:style-name="P4"><text:span text:style-name="T23">-у, </text:span><text:span text:style-name="T25">ім., ч., інд.-авт.</text:span></text:p>
          </table:table-cell>
          <table:covered-table-cell/>
          <table:covered-table-cell/>
          <table:table-cell table:style-name="Dictionary.E415" table:number-columns-spanned="3" office:value-type="string">
            <text:p text:style-name="P4"><text:span text:style-name="T49">утворене способом основословоскладання, похідне від слів:</text:span><text:span text:style-name="T34"> </text:span><text:span text:style-name="T37">цíлий</text:span><text:span text:style-name="T34"> і </text:span><text:span text:style-name="T37">світ</text:span></text:p>
          </table:table-cell>
          <table:covered-table-cell/>
          <table:covered-table-cell/>
          <table:table-cell table:style-name="Dictionary.H415" table:number-columns-spanned="3" office:value-type="string">
            <text:p text:style-name="P12">Тепер ти сам, як вулій цей гулкий,</text:p>
            <text:p text:style-name="P12">стаєш уводноряд до цілосвіту,</text:p>
            <text:p text:style-name="P12">коли з грудей твоїх несамовитих</text:p>
            <text:p text:style-name="P12">усі повийшли зашпори-голки. <text:span text:style-name="T137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4" office:value-type="string">
            <text:p text:style-name="P4"><text:span text:style-name="T37">цíлий </text:span><text:span text:style-name="T54">(див. 207)</text:span></text:p>
          </table:table-cell>
          <table:covered-table-cell/>
          <table:covered-table-cell/>
          <table:covered-table-cell/>
          <table:table-cell table:style-name="Dictionary.F416" table:number-columns-spanned="5" office:value-type="string">
            <text:p text:style-name="P4"><text:span text:style-name="T37">світ </text:span><text:span text:style-name="T55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09</text:p>
          </table:table-cell>
          <table:table-cell table:style-name="Dictionary.B417" table:number-columns-spanned="3" office:value-type="string">
            <text:p text:style-name="P25">Чорновóддя</text:p>
            <text:p text:style-name="P4"><text:span text:style-name="T23">-я, </text:span><text:span text:style-name="T24">ім., с., інд.-авт.</text:span></text:p>
          </table:table-cell>
          <table:covered-table-cell/>
          <table:covered-table-cell/>
          <table:table-cell table:style-name="Dictionary.E417" table:number-columns-spanned="3" office:value-type="string">
            <text:p text:style-name="P4"><text:span text:style-name="T131">утворене способом основоскладання і нульсуфіксальним, похідне від слів:</text:span><text:span text:style-name="T34"> </text:span><text:span text:style-name="T37">чóрний</text:span><text:span text:style-name="T34"> і </text:span><text:span text:style-name="T37">вóддя</text:span><text:span text:style-name="T34"> (від </text:span><text:span text:style-name="T37">водá</text:span><text:span text:style-name="T34">)</text:span></text:p>
          </table:table-cell>
          <table:covered-table-cell/>
          <table:covered-table-cell/>
          <table:table-cell table:style-name="Dictionary.H417" table:number-columns-spanned="3" office:value-type="string">
            <text:p text:style-name="P4"><text:span text:style-name="T25">Червона барка в </text:span><text:span text:style-name="T29">чорноводді </text:span><text:span text:style-name="T25">доль</text:span></text:p>
            <text:p text:style-name="P10">загубиться. І фенікс довгоногий</text:p>
            <text:p text:style-name="P10">перенесе тебе в ясні чертоги</text:p>
            <text:p text:style-name="P4"><text:span text:style-name="T25">від самоволь, покори і сваволь. </text:span><text:span text:style-name="T42">(П‑1, 56);</text:span></text:p>
            <text:p text:style-name="P4"><text:span text:style-name="T25">…Підтале </text:span><text:span text:style-name="T29">чорноводдя</text:span><text:span text:style-name="T25"> зелен-криги</text:span></text:p>
            <text:p text:style-name="P4"><text:soft-page-break/><text:span text:style-name="T25">займається світанням на щоці. </text:span><text:span text:style-name="T42">(П‑1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4" office:value-type="string">
            <text:h text:style-name="P44" text:outline-level="2"><text:span text:style-name="T95">ч</text:span><text:span text:style-name="T112">о</text:span><text:span text:style-name="T19"></text:span><text:span text:style-name="T95">рний</text:span></text:h>
            <text:p text:style-name="P48"><text:span text:style-name="T83">-а, -е.</text:span></text:p>
            <text:p text:style-name="P32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2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table-cell table:style-name="Dictionary.F418" table:number-columns-spanned="5" office:value-type="string">
            <text:h text:style-name="P44" text:outline-level="2"><text:span text:style-name="T95">вод</text:span><text:span text:style-name="T112">а</text:span><text:span text:style-name="T19"></text:span></text:h>
            <text:p text:style-name="P48"><text:span text:style-name="T83">-и, </text:span><text:span text:style-name="T80">ж.</text:span></text:p>
            <text:p text:style-name="P32">2) <text:span text:style-name="T99">перев.</text:span> <text:span text:style-name="T99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3">210</text:p>
          </table:table-cell>
          <table:table-cell table:style-name="Dictionary.B419" table:number-columns-spanned="3" office:value-type="string">
            <text:p text:style-name="P25">ЯСНОДЖЕРÉЛЬНИЙ</text:p>
            <text:p text:style-name="P4"><text:span text:style-name="T23">-а, -е, </text:span><text:span text:style-name="T25">прикм., </text:span><text:span text:style-name="T24">інд.-авт.</text:span></text:p>
          </table:table-cell>
          <table:covered-table-cell/>
          <table:covered-table-cell/>
          <table:table-cell table:style-name="Dictionary.E419" table:number-columns-spanned="3" office:value-type="string">
            <text:p text:style-name="P4"><text:span text:style-name="T48">утворене способом основословосклада</text:span><text:span text:style-name="T48">ння, похідне від слів:</text:span><text:span text:style-name="T34"> </text:span><text:span text:style-name="T37">ясний</text:span><text:span text:style-name="T34"> і </text:span><text:span text:style-name="T37">джерéльний</text:span></text:p>
          </table:table-cell>
          <table:covered-table-cell/>
          <table:covered-table-cell/>
          <table:table-cell table:style-name="Dictionary.H419" table:number-columns-spanned="3" office:value-type="string">
            <text:p text:style-name="P10">Там буриться похмурий амарант</text:p>
            <text:p text:style-name="P10">і айстри у покірній непокорі</text:p>
            <text:p text:style-name="P10">останні долітовують прозорі</text:p>
            <text:p text:style-name="P4"><text:span text:style-name="T25">дні вересня – </text:span><text:span text:style-name="T29">ясноджерельний</text:span><text:span text:style-name="T25"> кант. </text:span><text:span text:style-name="T42">(П‑1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4" office:value-type="string">
            <text:h text:style-name="P44" text:outline-level="2"><text:span text:style-name="T112">я</text:span><text:span text:style-name="T19"></text:span><text:span text:style-name="T95">сн</text:span><text:span text:style-name="T112">и</text:span><text:span text:style-name="T19"></text:span><text:span text:style-name="T95">й</text:span></text:h>
            <text:p text:style-name="P48"><text:span text:style-name="T83">ясна, ясне.</text:span></text:p>
            <text:p text:style-name="P40"><text:span text:style-name="T73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89">погожий</text:span></text:a><text:span text:style-name="T73"> 1). || Безхмарний (про </text:span><text:soft-page-break/><text:span text:style-name="T73">небо). || Чистий, прозорий, не каламутний (про рідину).</text:span></text:p>
            <text:p text:style-name="P35"><text:span text:style-name="T61">3) </text:span><text:span text:style-name="T78">перен.</text:span><text:span text:style-name="T61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pan text:style-name="T61">ін.).</text:span></text:p>
          </table:table-cell>
          <table:covered-table-cell/>
          <table:covered-table-cell/>
          <table:covered-table-cell/>
          <table:table-cell table:style-name="Dictionary.F420" table:number-columns-spanned="5" office:value-type="string">
            <text:h text:style-name="P44" text:outline-level="2"><text:span text:style-name="T95">джер</text:span><text:span text:style-name="T112">е</text:span><text:span text:style-name="T19"></text:span><text:span text:style-name="T95">льний</text:span></text:h>
            <text:p text:style-name="P48"><text:span text:style-name="T83">-а, -е.</text:span></text:p>
            <text:p text:style-name="P40"><text:span text:style-name="T73">Прикм. до </text:span><text:a xlink:type="simple" xlink:href="http://www.lingvo.ua/uk/Translate/uk-uk/джерело"><text:span text:style-name="T89">джерело</text:span></text:a><text:span text:style-name="T73"> 1). || Який виходить із джерела. || </text:span><text:span text:style-name="T84">Власт. </text:span><text:span text:style-name="T73">джерелу; прохолодний, освіжн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23">211</text:p>
          </table:table-cell>
          <table:table-cell table:style-name="Dictionary.B421" table:number-columns-spanned="2" office:value-type="string">
            <text:p text:style-name="P4"/>
          </table:table-cell>
          <table:covered-table-cell/>
          <table:table-cell table:style-name="Dictionary.D421" office:value-type="string">
            <text:p text:style-name="P4"/>
          </table:table-cell>
          <table:table-cell table:style-name="Dictionary.E421" table:number-columns-spanned="3" office:value-type="string">
            <text:p text:style-name="P4"/>
          </table:table-cell>
          <table:covered-table-cell/>
          <table:covered-table-cell/>
          <table:table-cell table:style-name="Dictionary.H42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23"/>
          </table:table-cell>
          <table:table-cell table:style-name="Dictionary.B42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02:13:44</dc:date>
    <meta:editing-duration>PT19H41M40S</meta:editing-duration>
    <meta:editing-cycles>197</meta:editing-cycles>
    <meta:generator>LibreOffice/3.4$Linux LibreOffice_project/340m1$Build-402</meta:generator>
    <meta:document-statistic meta:table-count="1" meta:image-count="0" meta:object-count="0" meta:page-count="105" meta:paragraph-count="2579" meta:word-count="15385" meta:character-count="93567" meta:non-whitespace-character-count="81572"/>
  </office:meta>
</office:document-meta>
</file>